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1.96mm"/>
    </style:style>
    <style:style style:name="co3" style:family="table-column">
      <style:table-column-properties fo:break-before="auto" style:column-width="10.48mm"/>
    </style:style>
    <style:style style:name="co4" style:family="table-column">
      <style:table-column-properties fo:break-before="auto" style:column-width="13.48mm"/>
    </style:style>
    <style:style style:name="co5" style:family="table-column">
      <style:table-column-properties fo:break-before="auto" style:column-width="14.71mm"/>
    </style:style>
    <style:style style:name="co6" style:family="table-column">
      <style:table-column-properties fo:break-before="auto" style:column-width="18.19mm"/>
    </style:style>
    <style:style style:name="co7" style:family="table-column">
      <style:table-column-properties fo:break-before="auto" style:column-width="28.42mm"/>
    </style:style>
    <style:style style:name="co8" style:family="table-column">
      <style:table-column-properties fo:break-before="auto" style:column-width="29.6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92mm" fo:break-before="auto" style:use-optimal-row-height="false"/>
    </style:style>
    <style:style style:name="ro3" style:family="table-row">
      <style:table-row-properties style:row-height="6.63mm" fo:break-before="auto" style:use-optimal-row-height="false"/>
    </style:style>
    <style:style style:name="ro4" style:family="table-row">
      <style:table-row-properties style:row-height="7.2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order="4.51pt double #000000" style:border-line-width="0.53mm 0.53mm 0.53mm" style:vertical-align="middle"/>
      <style:paragraph-properties fo:text-align="center" fo:margin-left="0mm"/>
    </style:style>
    <style:style style:name="ce3" style:family="table-cell" style:parent-style-name="Default">
      <style:table-cell-properties fo:border-bottom="none" style:text-align-source="fix" style:repeat-content="false" fo:border-left="4.51pt double #000000" style:border-line-width-left="0.53mm 0.53mm 0.53mm" fo:border-right="4.51pt double #000000" style:border-line-width-right="0.53mm 0.53mm 0.53mm" fo:border-top="none" style:vertical-align="middl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5" style:family="table-cell" style:parent-style-name="Default">
      <style:table-cell-properties fo:border-bottom="4.51pt double #000000" style:border-line-width-bottom="0.53mm 0.53mm 0.53mm" style:text-align-source="fix" style:repeat-content="false" fo:border-left="none" fo:border-right="none" fo:border-top="4.51pt double #000000" style:border-line-width-top="0.53mm 0.53mm 0.53mm" style:vertical-align="middle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 fo:border="2.61pt double #000000" style:border-line-width="0.3mm 0.3mm 0.3mm" style:vertical-align="middle"/>
      <style:paragraph-properties fo:text-align="center" fo:margin-left="0mm"/>
    </style:style>
    <style:style style:name="ce12" style:family="table-cell" style:parent-style-name="Default">
      <style:table-cell-properties fo:border-bottom="none" style:text-align-source="fix" style:repeat-content="false" fo:border-left="2.61pt double #000000" style:border-line-width-left="0.3mm 0.3mm 0.3mm" fo:border-right="2.61pt double #000000" style:border-line-width-right="0.3mm 0.3mm 0.3mm" fo:border-top="none" style:vertical-align="middle"/>
      <style:paragraph-properties fo:text-align="center" fo:margin-left="0mm"/>
    </style:style>
    <style:style style:name="ce13" style:family="table-cell" style:parent-style-name="Default">
      <style:table-cell-properties fo:border-bottom="2.61pt double #000000" style:border-line-width-bottom="0.3mm 0.3mm 0.3mm" style:text-align-source="fix" style:repeat-content="false" fo:border-left="none" fo:border-right="none" fo:border-top="2.61pt double #000000" style:border-line-width-top="0.3mm 0.3mm 0.3mm" style:vertical-align="middle"/>
      <style:paragraph-properties fo:text-align="center" fo:margin-left="0mm"/>
    </style:style>
    <style:style style:name="ce1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1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7" style:family="table-cell" style:parent-style-name="Default">
      <style:text-properties fo:color="#c9211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olourHistogram" table:style-name="ta1">
        <table:shapes>
          <draw:frame draw:z-index="0" draw:style-name="gr1" draw:text-style-name="P1" svg:width="213.09mm" svg:height="119.86mm" svg:x="438.9mm" svg:y="28.62mm">
            <draw:object draw:notify-on-update-of-ranges="colourHistogram.Z5:colourHistogram.Z31 colourHistogram.AA5:colourHistogram.AA3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2" table:number-columns-repeated="20" table:default-cell-style-name="Default"/>
        <table:table-column table:style-name="co1" table:number-columns-repeated="4" table:default-cell-style-name="Default"/>
        <table:table-row table:style-name="ro1">
          <table:table-cell table:number-columns-repeated="28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3"/>
          <table:table-cell table:number-columns-repeated="23"/>
        </table:table-row>
        <table:table-row table:style-name="ro1">
          <table:table-cell table:number-columns-repeated="28"/>
        </table:table-row>
        <table:table-row table:style-name="ro1">
          <table:table-cell/>
          <table:table-cell office:value-type="string" calcext:value-type="string">
            <text:p>map</text:p>
          </table:table-cell>
          <table:table-cell office:value-type="float" office:value="0.126" calcext:value-type="float">
            <text:p>0.126</text:p>
          </table:table-cell>
          <table:table-cell table:number-columns-repeated="22"/>
          <table:table-cell office:value-type="string" calcext:value-type="string">
            <text:p>n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std dev</text:p>
          </table:table-cell>
        </table:table-row>
        <table:table-row table:style-name="ro1">
          <table:table-cell/>
          <table:table-cell office:value-type="string" calcext:value-type="string">
            <text:p>std dev</text:p>
          </table:table-cell>
          <table:table-cell office:value-type="float" office:value="0.1002" calcext:value-type="float">
            <text:p>0.1002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office:value-type="float" office:value="0.1204" calcext:value-type="float">
            <text:p>0.1204</text:p>
          </table:table-cell>
          <table:table-cell office:value-type="float" office:value="0.2118" calcext:value-type="float">
            <text:p>0.2118</text:p>
          </table:table-cell>
        </table:table-row>
        <table:table-row table:style-name="ro1">
          <table:table-cell table:number-columns-repeated="25"/>
          <table:table-cell office:value-type="float" office:value="2" calcext:value-type="float">
            <text:p>2</text:p>
          </table:table-cell>
          <table:table-cell office:value-type="float" office:value="0.126" calcext:value-type="float">
            <text:p>0.126</text:p>
          </table:table-cell>
          <table:table-cell office:value-type="float" office:value="0.1002" calcext:value-type="float">
            <text:p>0.1002</text:p>
          </table:table-cell>
        </table:table-row>
        <table:table-row table:style-name="ro1">
          <table:table-cell/>
          <table:table-cell office:value-type="string" calcext:value-type="string">
            <text:p>avg prec</text:p>
          </table:table-cell>
          <table:table-cell office:value-type="string" calcext:value-type="string">
            <text:p>avg recall</text:p>
          </table:table-cell>
          <table:table-cell table:number-columns-repeated="22"/>
          <table:table-cell office:value-type="float" office:value="3" calcext:value-type="float">
            <text:p>3</text:p>
          </table:table-cell>
          <table:table-cell office:value-type="float" office:value="0.1049" calcext:value-type="float">
            <text:p>0.1049</text:p>
          </table:table-cell>
          <table:table-cell office:value-type="float" office:value="0.0678" calcext:value-type="float">
            <text:p>0.0678</text:p>
          </table:table-cell>
        </table:table-row>
        <table:table-row table:style-name="ro1">
          <table:table-cell/>
          <table:table-cell office:value-type="float" office:value="0.35" calcext:value-type="float">
            <text:p>0.35</text:p>
          </table:table-cell>
          <table:table-cell office:value-type="float" office:value="0.0124075059244571" calcext:value-type="float">
            <text:p>0.012407505924457</text:p>
          </table:table-cell>
          <table:table-cell/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04" calcext:value-type="float">
            <text:p>0.00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126" calcext:value-type="float">
            <text:p>0.126</text:p>
          </table:table-cell>
          <table:table-cell office:value-type="float" office:value="0.1002" calcext:value-type="float">
            <text:p>0.1002</text:p>
          </table:table-cell>
        </table:table-row>
        <table:table-row table:style-name="ro1">
          <table:table-cell/>
          <table:table-cell office:value-type="float" office:value="0.3" calcext:value-type="float">
            <text:p>0.3</text:p>
          </table:table-cell>
          <table:table-cell office:value-type="float" office:value="0.021692822943367" calcext:value-type="float">
            <text:p>0.02169282294336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6" calcext:value-type="float">
            <text:p>0.00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8" calcext:value-type="float">
            <text:p>0.008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1446" calcext:value-type="float">
            <text:p>0.1446</text:p>
          </table:table-cell>
          <table:table-cell office:value-type="float" office:value="0.1034" calcext:value-type="float">
            <text:p>0.1034</text:p>
          </table:table-cell>
        </table:table-row>
        <table:table-row table:style-name="ro1">
          <table:table-cell/>
          <table:table-cell office:value-type="float" office:value="0.283333333333333" calcext:value-type="float">
            <text:p>0.283333333333333</text:p>
          </table:table-cell>
          <table:table-cell office:value-type="float" office:value="0.0306520530057552" calcext:value-type="float">
            <text:p>0.030652053005755</text:p>
          </table:table-cell>
          <table:table-cell/>
          <table:table-cell office:value-type="float" office:value="0.006" calcext:value-type="float">
            <text:p>0.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14" calcext:value-type="float">
            <text:p>0.14</text:p>
          </table:table-cell>
          <table:table-cell office:value-type="float" office:value="0.1209" calcext:value-type="float">
            <text:p>0.1209</text:p>
          </table:table-cell>
        </table:table-row>
        <table:table-row table:style-name="ro1">
          <table:table-cell/>
          <table:table-cell office:value-type="float" office:value="0.25" calcext:value-type="float">
            <text:p>0.25</text:p>
          </table:table-cell>
          <table:table-cell office:value-type="float" office:value="0.0358244667988586" calcext:value-type="float">
            <text:p>0.035824466798859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4" calcext:value-type="float">
            <text:p>0.0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.002" calcext:value-type="float">
            <text:p>0.00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1381" calcext:value-type="float">
            <text:p>0.1381</text:p>
          </table:table-cell>
          <table:table-cell office:value-type="float" office:value="0.1193" calcext:value-type="float">
            <text:p>0.1193</text:p>
          </table:table-cell>
        </table:table-row>
        <table:table-row table:style-name="ro1">
          <table:table-cell/>
          <table:table-cell office:value-type="float" office:value="0.24" calcext:value-type="float">
            <text:p>0.24</text:p>
          </table:table-cell>
          <table:table-cell office:value-type="float" office:value="0.0431707936354404" calcext:value-type="float">
            <text:p>0.04317079363544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4" calcext:value-type="float">
            <text:p>0.004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6" calcext:value-type="float">
            <text:p>0.006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124" calcext:value-type="float">
            <text:p>0.124</text:p>
          </table:table-cell>
          <table:table-cell office:value-type="float" office:value="0.1127" calcext:value-type="float">
            <text:p>0.1127</text:p>
          </table:table-cell>
        </table:table-row>
        <table:table-row table:style-name="ro1">
          <table:table-cell/>
          <table:table-cell office:value-type="float" office:value="0.225" calcext:value-type="float">
            <text:p>0.225</text:p>
          </table:table-cell>
          <table:table-cell office:value-type="float" office:value="0.0487929825409876" calcext:value-type="float">
            <text:p>0.04879298254098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8" calcext:value-type="float">
            <text:p>0.008</text:p>
          </table:table-cell>
          <table:table-cell table:number-columns-repeated="2"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014" calcext:value-type="float">
            <text:p>0.0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1235" calcext:value-type="float">
            <text:p>0.1235</text:p>
          </table:table-cell>
          <table:table-cell office:value-type="float" office:value="0.1166" calcext:value-type="float">
            <text:p>0.1166</text:p>
          </table:table-cell>
        </table:table-row>
        <table:table-row table:style-name="ro1">
          <table:table-cell/>
          <table:table-cell office:value-type="float" office:value="0.214285714285714" calcext:value-type="float">
            <text:p>0.214285714285714</text:p>
          </table:table-cell>
          <table:table-cell office:value-type="float" office:value="0.0542061850306518" calcext:value-type="float">
            <text:p>0.054206185030652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float" office:value="0.006" calcext:value-type="float">
            <text:p>0.0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2" calcext:value-type="float">
            <text:p>0.0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2" calcext:value-type="float">
            <text:p>0.00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132" calcext:value-type="float">
            <text:p>0.132</text:p>
          </table:table-cell>
          <table:table-cell office:value-type="float" office:value="0.1241" calcext:value-type="float">
            <text:p>0.1241</text:p>
          </table:table-cell>
        </table:table-row>
        <table:table-row table:style-name="ro1">
          <table:table-cell/>
          <table:table-cell office:value-type="float" office:value="0.20625" calcext:value-type="float">
            <text:p>0.20625</text:p>
          </table:table-cell>
          <table:table-cell office:value-type="float" office:value="0.0598283739361991" calcext:value-type="float">
            <text:p>0.059828373936199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6" calcext:value-type="float">
            <text:p>0.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136" calcext:value-type="float">
            <text:p>0.136</text:p>
          </table:table-cell>
          <table:table-cell office:value-type="float" office:value="0.122" calcext:value-type="float">
            <text:p>0.122</text:p>
          </table:table-cell>
        </table:table-row>
        <table:table-row table:style-name="ro1">
          <table:table-cell/>
          <table:table-cell office:value-type="float" office:value="0.188888888888889" calcext:value-type="float">
            <text:p>0.188888888888889</text:p>
          </table:table-cell>
          <table:table-cell office:value-type="float" office:value="0.0615525118672335" calcext:value-type="float">
            <text:p>0.06155251186723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012" calcext:value-type="float">
            <text:p>0.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float" office:value="0.018" calcext:value-type="float">
            <text:p>0.018</text:p>
          </table:table-cell>
          <table:table-cell table:number-columns-repeated="3" office:value-type="float" office:value="0.002" calcext:value-type="float">
            <text:p>0.00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1288" calcext:value-type="float">
            <text:p>0.1288</text:p>
          </table:table-cell>
          <table:table-cell office:value-type="float" office:value="0.1171" calcext:value-type="float">
            <text:p>0.1171</text:p>
          </table:table-cell>
        </table:table-row>
        <table:table-row table:style-name="ro1">
          <table:table-cell/>
          <table:table-cell office:value-type="float" office:value="0.18" calcext:value-type="float">
            <text:p>0.18</text:p>
          </table:table-cell>
          <table:table-cell office:value-type="float" office:value="0.0650007877293025" calcext:value-type="float">
            <text:p>0.06500078772930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8" calcext:value-type="float">
            <text:p>0.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2" calcext:value-type="float">
            <text:p>0.0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1265" calcext:value-type="float">
            <text:p>0.1265</text:p>
          </table:table-cell>
          <table:table-cell office:value-type="float" office:value="0.1161" calcext:value-type="float">
            <text:p>0.1161</text:p>
          </table:table-cell>
        </table:table-row>
        <table:table-row table:style-name="ro1">
          <table:table-cell/>
          <table:table-cell office:value-type="float" office:value="0.168181818181818" calcext:value-type="float">
            <text:p>0.168181818181818</text:p>
          </table:table-cell>
          <table:table-cell office:value-type="float" office:value="0.066724925660337" calcext:value-type="float">
            <text:p>0.06672492566033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0.016" calcext:value-type="float">
            <text:p>0.0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4" calcext:value-type="float">
            <text:p>0.00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1299" calcext:value-type="float">
            <text:p>0.1299</text:p>
          </table:table-cell>
          <table:table-cell office:value-type="float" office:value="0.1136" calcext:value-type="float">
            <text:p>0.1136</text:p>
          </table:table-cell>
        </table:table-row>
        <table:table-row table:style-name="ro1">
          <table:table-cell/>
          <table:table-cell office:value-type="float" office:value="0.1625" calcext:value-type="float">
            <text:p>0.1625</text:p>
          </table:table-cell>
          <table:table-cell office:value-type="float" office:value="0.0706229766348497" calcext:value-type="float">
            <text:p>0.07062297663485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1303" calcext:value-type="float">
            <text:p>0.1303</text:p>
          </table:table-cell>
          <table:table-cell office:value-type="float" office:value="0.1105" calcext:value-type="float">
            <text:p>0.1105</text:p>
          </table:table-cell>
        </table:table-row>
        <table:table-row table:style-name="ro1">
          <table:table-cell/>
          <table:table-cell office:value-type="float" office:value="0.153846153846154" calcext:value-type="float">
            <text:p>0.153846153846154</text:p>
          </table:table-cell>
          <table:table-cell office:value-type="float" office:value="0.0723471145658842" calcext:value-type="float">
            <text:p>0.072347114565884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8" calcext:value-type="float">
            <text:p>0.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4" calcext:value-type="float">
            <text:p>0.00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1234" calcext:value-type="float">
            <text:p>0.1234</text:p>
          </table:table-cell>
          <table:table-cell office:value-type="float" office:value="0.117" calcext:value-type="float">
            <text:p>0.117</text:p>
          </table:table-cell>
        </table:table-row>
        <table:table-row table:style-name="ro1">
          <table:table-cell/>
          <table:table-cell office:value-type="float" office:value="0.15" calcext:value-type="float">
            <text:p>0.15</text:p>
          </table:table-cell>
          <table:table-cell office:value-type="float" office:value="0.076245165540397" calcext:value-type="float">
            <text:p>0.076245165540397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1" calcext:value-type="float">
            <text:p>0.01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table:number-columns-repeated="2" office:value-type="float" office:value="0.004" calcext:value-type="float">
            <text:p>0.004</text:p>
          </table:table-cell>
          <table:table-cell table:number-columns-repeated="2" office:value-type="float" office:value="0.006" calcext:value-type="float">
            <text:p>0.006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1264" calcext:value-type="float">
            <text:p>0.1264</text:p>
          </table:table-cell>
          <table:table-cell office:value-type="float" office:value="0.1148" calcext:value-type="float">
            <text:p>0.1148</text:p>
          </table:table-cell>
        </table:table-row>
        <table:table-row table:style-name="ro1">
          <table:table-cell/>
          <table:table-cell office:value-type="float" office:value="0.143333333333333" calcext:value-type="float">
            <text:p>0.143333333333333</text:p>
          </table:table-cell>
          <table:table-cell office:value-type="float" office:value="0.0779693034714314" calcext:value-type="float">
            <text:p>0.07796930347143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12" calcext:value-type="float">
            <text:p>0.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" calcext:value-type="float">
            <text:p>0.016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1131" calcext:value-type="float">
            <text:p>0.1131</text:p>
          </table:table-cell>
          <table:table-cell office:value-type="float" office:value="0.107" calcext:value-type="float">
            <text:p>0.107</text:p>
          </table:table-cell>
        </table:table-row>
        <table:table-row table:style-name="ro1">
          <table:table-cell/>
          <table:table-cell office:value-type="float" office:value="0.146875" calcext:value-type="float">
            <text:p>0.146875</text:p>
          </table:table-cell>
          <table:table-cell office:value-type="float" office:value="0.0846568687796864" calcext:value-type="float">
            <text:p>0.084656868779686</text:p>
          </table:table-cell>
          <table:table-cell/>
          <table:table-cell office:value-type="float" office:value="0.004" calcext:value-type="float">
            <text:p>0.004</text:p>
          </table:table-cell>
          <table:table-cell table:number-columns-repeated="3" office:value-type="float" office:value="0.002" calcext:value-type="float">
            <text:p>0.002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8" calcext:value-type="float">
            <text:p>0.00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04" calcext:value-type="float">
            <text:p>0.004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1186" calcext:value-type="float">
            <text:p>0.1186</text:p>
          </table:table-cell>
          <table:table-cell office:value-type="float" office:value="0.1158" calcext:value-type="float">
            <text:p>0.1158</text:p>
          </table:table-cell>
        </table:table-row>
        <table:table-row table:style-name="ro1">
          <table:table-cell/>
          <table:table-cell office:value-type="float" office:value="0.15" calcext:value-type="float">
            <text:p>0.15</text:p>
          </table:table-cell>
          <table:table-cell office:value-type="float" office:value="0.0914421857985963" calcext:value-type="float">
            <text:p>0.09144218579859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0.012" calcext:value-type="float">
            <text:p>0.0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1203" calcext:value-type="float">
            <text:p>0.1203</text:p>
          </table:table-cell>
          <table:table-cell office:value-type="float" office:value="0.1135" calcext:value-type="float">
            <text:p>0.1135</text:p>
          </table:table-cell>
        </table:table-row>
        <table:table-row table:style-name="ro1">
          <table:table-cell/>
          <table:table-cell office:value-type="float" office:value="0.147222222222222" calcext:value-type="float">
            <text:p>0.147222222222222</text:p>
          </table:table-cell>
          <table:table-cell office:value-type="float" office:value="0.0948904616606653" calcext:value-type="float">
            <text:p>0.094890461660665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4" calcext:value-type="float">
            <text:p>0.004</text:p>
          </table:table-cell>
          <table:table-cell table:number-columns-repeated="2"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1113" calcext:value-type="float">
            <text:p>0.1113</text:p>
          </table:table-cell>
          <table:table-cell office:value-type="float" office:value="0.0981" calcext:value-type="float">
            <text:p>0.0981</text:p>
          </table:table-cell>
        </table:table-row>
        <table:table-row table:style-name="ro1">
          <table:table-cell/>
          <table:table-cell office:value-type="float" office:value="0.144736842105263" calcext:value-type="float">
            <text:p>0.144736842105263</text:p>
          </table:table-cell>
          <table:table-cell office:value-type="float" office:value="0.0983387375227342" calcext:value-type="float">
            <text:p>0.098338737522734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4" calcext:value-type="float">
            <text:p>0.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1098" calcext:value-type="float">
            <text:p>0.1098</text:p>
          </table:table-cell>
          <table:table-cell office:value-type="float" office:value="0.0963" calcext:value-type="float">
            <text:p>0.0963</text:p>
          </table:table-cell>
        </table:table-row>
        <table:table-row table:style-name="ro1">
          <table:table-cell/>
          <table:table-cell office:value-type="float" office:value="0.1425" calcext:value-type="float">
            <text:p>0.1425</text:p>
          </table:table-cell>
          <table:table-cell office:value-type="float" office:value="0.101675778679575" calcext:value-type="float">
            <text:p>0.10167577867957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1049" calcext:value-type="float">
            <text:p>0.1049</text:p>
          </table:table-cell>
          <table:table-cell office:value-type="float" office:value="0.0969" calcext:value-type="float">
            <text:p>0.0969</text:p>
          </table:table-cell>
        </table:table-row>
        <table:table-row table:style-name="ro1">
          <table:table-cell table:number-columns-repeated="25"/>
          <table:table-cell office:value-type="float" office:value="32" calcext:value-type="float">
            <text:p>32</text:p>
          </table:table-cell>
          <table:table-cell office:value-type="float" office:value="0.1015" calcext:value-type="float">
            <text:p>0.1015</text:p>
          </table:table-cell>
          <table:table-cell office:value-type="float" office:value="0.0914" calcext:value-type="float">
            <text:p>0.0914</text:p>
          </table:table-cell>
        </table:table-row>
        <table:table-row table:style-name="ro1">
          <table:table-cell table:number-columns-repeated="25"/>
          <table:table-cell office:value-type="float" office:value="34" calcext:value-type="float">
            <text:p>34</text:p>
          </table:table-cell>
          <table:table-cell office:value-type="float" office:value="0.0998" calcext:value-type="float">
            <text:p>0.0998</text:p>
          </table:table-cell>
          <table:table-cell office:value-type="float" office:value="0.0932" calcext:value-type="float">
            <text:p>0.0932</text:p>
          </table:table-cell>
        </table:table-row>
        <table:table-row table:style-name="ro1">
          <table:table-cell table:style-name="ce1"/>
          <table:table-cell table:style-name="ce1" office:value-type="float" office:value="4" calcext:value-type="float">
            <text:p>4</text:p>
          </table:table-cell>
          <table:table-cell table:number-columns-repeated="23"/>
          <table:table-cell office:value-type="float" office:value="36" calcext:value-type="float">
            <text:p>36</text:p>
          </table:table-cell>
          <table:table-cell office:value-type="float" office:value="0.1028" calcext:value-type="float">
            <text:p>0.1028</text:p>
          </table:table-cell>
          <table:table-cell office:value-type="float" office:value="0.0924" calcext:value-type="float">
            <text:p>0.0924</text:p>
          </table:table-cell>
        </table:table-row>
        <table:table-row table:style-name="ro1">
          <table:table-cell table:number-columns-repeated="25"/>
          <table:table-cell office:value-type="float" office:value="38" calcext:value-type="float">
            <text:p>38</text:p>
          </table:table-cell>
          <table:table-cell office:value-type="float" office:value="0.1008" calcext:value-type="float">
            <text:p>0.1008</text:p>
          </table:table-cell>
          <table:table-cell office:value-type="float" office:value="0.0884" calcext:value-type="float">
            <text:p>0.0884</text:p>
          </table:table-cell>
        </table:table-row>
        <table:table-row table:style-name="ro1">
          <table:table-cell/>
          <table:table-cell office:value-type="string" calcext:value-type="string">
            <text:p>map</text:p>
          </table:table-cell>
          <table:table-cell office:value-type="float" office:value="0.126" calcext:value-type="float">
            <text:p>0.126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std dev</text:p>
          </table:table-cell>
          <table:table-cell office:value-type="float" office:value="0.1002" calcext:value-type="float">
            <text:p>0.1002</text:p>
          </table:table-cell>
          <table:table-cell table:number-columns-repeated="25"/>
        </table:table-row>
        <table:table-row table:style-name="ro1">
          <table:table-cell table:number-columns-repeated="26"/>
          <table:table-cell table:formula="of:=MIN([.AA5:.AA31])" office:value-type="float" office:value="0.0998" calcext:value-type="float">
            <text:p>0.099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vg prec</text:p>
          </table:table-cell>
          <table:table-cell office:value-type="string" calcext:value-type="string">
            <text:p>avg recall</text:p>
          </table:table-cell>
          <table:table-cell table:number-columns-repeated="25"/>
        </table:table-row>
        <table:table-row table:style-name="ro1">
          <table:table-cell/>
          <table:table-cell office:value-type="float" office:value="0.35" calcext:value-type="float">
            <text:p>0.35</text:p>
          </table:table-cell>
          <table:table-cell office:value-type="float" office:value="0.0124075059244571" calcext:value-type="float">
            <text:p>0.012407505924457</text:p>
          </table:table-cell>
          <table:table-cell/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04" calcext:value-type="float">
            <text:p>0.0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3" calcext:value-type="float">
            <text:p>0.3</text:p>
          </table:table-cell>
          <table:table-cell office:value-type="float" office:value="0.021692822943367" calcext:value-type="float">
            <text:p>0.02169282294336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6" calcext:value-type="float">
            <text:p>0.00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8" calcext:value-type="float">
            <text:p>0.008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83333333333333" calcext:value-type="float">
            <text:p>0.283333333333333</text:p>
          </table:table-cell>
          <table:table-cell office:value-type="float" office:value="0.0306520530057552" calcext:value-type="float">
            <text:p>0.030652053005755</text:p>
          </table:table-cell>
          <table:table-cell/>
          <table:table-cell office:value-type="float" office:value="0.006" calcext:value-type="float">
            <text:p>0.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5" calcext:value-type="float">
            <text:p>0.25</text:p>
          </table:table-cell>
          <table:table-cell office:value-type="float" office:value="0.0358244667988586" calcext:value-type="float">
            <text:p>0.035824466798859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4" calcext:value-type="float">
            <text:p>0.0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.002" calcext:value-type="float">
            <text:p>0.0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4" calcext:value-type="float">
            <text:p>0.24</text:p>
          </table:table-cell>
          <table:table-cell office:value-type="float" office:value="0.0431707936354404" calcext:value-type="float">
            <text:p>0.04317079363544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4" calcext:value-type="float">
            <text:p>0.004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6" calcext:value-type="float">
            <text:p>0.006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25" calcext:value-type="float">
            <text:p>0.225</text:p>
          </table:table-cell>
          <table:table-cell office:value-type="float" office:value="0.0487929825409876" calcext:value-type="float">
            <text:p>0.04879298254098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8" calcext:value-type="float">
            <text:p>0.008</text:p>
          </table:table-cell>
          <table:table-cell table:number-columns-repeated="2"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014" calcext:value-type="float">
            <text:p>0.0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14285714285714" calcext:value-type="float">
            <text:p>0.214285714285714</text:p>
          </table:table-cell>
          <table:table-cell office:value-type="float" office:value="0.0542061850306518" calcext:value-type="float">
            <text:p>0.054206185030652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float" office:value="0.006" calcext:value-type="float">
            <text:p>0.0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2" calcext:value-type="float">
            <text:p>0.0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2" calcext:value-type="float">
            <text:p>0.0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0625" calcext:value-type="float">
            <text:p>0.20625</text:p>
          </table:table-cell>
          <table:table-cell office:value-type="float" office:value="0.0598283739361991" calcext:value-type="float">
            <text:p>0.059828373936199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6" calcext:value-type="float">
            <text:p>0.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88888888888889" calcext:value-type="float">
            <text:p>0.188888888888889</text:p>
          </table:table-cell>
          <table:table-cell office:value-type="float" office:value="0.0615525118672335" calcext:value-type="float">
            <text:p>0.06155251186723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012" calcext:value-type="float">
            <text:p>0.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float" office:value="0.018" calcext:value-type="float">
            <text:p>0.018</text:p>
          </table:table-cell>
          <table:table-cell table:number-columns-repeated="3" office:value-type="float" office:value="0.002" calcext:value-type="float">
            <text:p>0.00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8" calcext:value-type="float">
            <text:p>0.18</text:p>
          </table:table-cell>
          <table:table-cell office:value-type="float" office:value="0.0650007877293025" calcext:value-type="float">
            <text:p>0.06500078772930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8" calcext:value-type="float">
            <text:p>0.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2" calcext:value-type="float">
            <text:p>0.0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68181818181818" calcext:value-type="float">
            <text:p>0.168181818181818</text:p>
          </table:table-cell>
          <table:table-cell office:value-type="float" office:value="0.066724925660337" calcext:value-type="float">
            <text:p>0.06672492566033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0.016" calcext:value-type="float">
            <text:p>0.0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4" calcext:value-type="float">
            <text:p>0.0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625" calcext:value-type="float">
            <text:p>0.1625</text:p>
          </table:table-cell>
          <table:table-cell office:value-type="float" office:value="0.0706229766348497" calcext:value-type="float">
            <text:p>0.07062297663485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53846153846154" calcext:value-type="float">
            <text:p>0.153846153846154</text:p>
          </table:table-cell>
          <table:table-cell office:value-type="float" office:value="0.0723471145658842" calcext:value-type="float">
            <text:p>0.072347114565884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8" calcext:value-type="float">
            <text:p>0.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4" calcext:value-type="float">
            <text:p>0.00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5" calcext:value-type="float">
            <text:p>0.15</text:p>
          </table:table-cell>
          <table:table-cell office:value-type="float" office:value="0.076245165540397" calcext:value-type="float">
            <text:p>0.076245165540397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1" calcext:value-type="float">
            <text:p>0.01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table:number-columns-repeated="2" office:value-type="float" office:value="0.004" calcext:value-type="float">
            <text:p>0.004</text:p>
          </table:table-cell>
          <table:table-cell table:number-columns-repeated="2" office:value-type="float" office:value="0.006" calcext:value-type="float">
            <text:p>0.006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43333333333333" calcext:value-type="float">
            <text:p>0.143333333333333</text:p>
          </table:table-cell>
          <table:table-cell office:value-type="float" office:value="0.0779693034714314" calcext:value-type="float">
            <text:p>0.07796930347143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12" calcext:value-type="float">
            <text:p>0.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" calcext:value-type="float">
            <text:p>0.016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46875" calcext:value-type="float">
            <text:p>0.146875</text:p>
          </table:table-cell>
          <table:table-cell office:value-type="float" office:value="0.0846568687796864" calcext:value-type="float">
            <text:p>0.084656868779686</text:p>
          </table:table-cell>
          <table:table-cell/>
          <table:table-cell office:value-type="float" office:value="0.004" calcext:value-type="float">
            <text:p>0.004</text:p>
          </table:table-cell>
          <table:table-cell table:number-columns-repeated="3" office:value-type="float" office:value="0.002" calcext:value-type="float">
            <text:p>0.002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8" calcext:value-type="float">
            <text:p>0.00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04" calcext:value-type="float">
            <text:p>0.0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5" calcext:value-type="float">
            <text:p>0.15</text:p>
          </table:table-cell>
          <table:table-cell office:value-type="float" office:value="0.0914421857985963" calcext:value-type="float">
            <text:p>0.09144218579859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0.012" calcext:value-type="float">
            <text:p>0.0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47222222222222" calcext:value-type="float">
            <text:p>0.147222222222222</text:p>
          </table:table-cell>
          <table:table-cell office:value-type="float" office:value="0.0948904616606653" calcext:value-type="float">
            <text:p>0.094890461660665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4" calcext:value-type="float">
            <text:p>0.004</text:p>
          </table:table-cell>
          <table:table-cell table:number-columns-repeated="2"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44736842105263" calcext:value-type="float">
            <text:p>0.144736842105263</text:p>
          </table:table-cell>
          <table:table-cell office:value-type="float" office:value="0.0983387375227342" calcext:value-type="float">
            <text:p>0.098338737522734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4" calcext:value-type="float">
            <text:p>0.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425" calcext:value-type="float">
            <text:p>0.1425</text:p>
          </table:table-cell>
          <table:table-cell office:value-type="float" office:value="0.101675778679575" calcext:value-type="float">
            <text:p>0.10167577867957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table:number-columns-repeated="4"/>
        </table:table-row>
        <table:table-row table:style-name="ro1" table:number-rows-repeated="2">
          <table:table-cell table:number-columns-repeated="2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26"/>
        </table:table-row>
        <table:table-row table:style-name="ro1">
          <table:table-cell table:number-columns-repeated="28"/>
        </table:table-row>
        <table:table-row table:style-name="ro1">
          <table:table-cell/>
          <table:table-cell office:value-type="string" calcext:value-type="string">
            <text:p>map</text:p>
          </table:table-cell>
          <table:table-cell office:value-type="float" office:value="0.1131" calcext:value-type="float">
            <text:p>0.1131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std dev</text:p>
          </table:table-cell>
          <table:table-cell office:value-type="float" office:value="0.107" calcext:value-type="float">
            <text:p>0.107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/>
          <table:table-cell office:value-type="string" calcext:value-type="string">
            <text:p>avg prec</text:p>
          </table:table-cell>
          <table:table-cell office:value-type="string" calcext:value-type="string">
            <text:p>avg recall</text:p>
          </table:table-cell>
          <table:table-cell table:number-columns-repeated="25"/>
        </table:table-row>
        <table:table-row table:style-name="ro1">
          <table:table-cell/>
          <table:table-cell office:value-type="float" office:value="0.25" calcext:value-type="float">
            <text:p>0.25</text:p>
          </table:table-cell>
          <table:table-cell office:value-type="float" office:value="0.00862068965517241" calcext:value-type="float">
            <text:p>0.008620689655172</text:p>
          </table:table-cell>
          <table:table-cell/>
          <table:table-cell office:value-type="float" office:value="0.006" calcext:value-type="float">
            <text:p>0.0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8" calcext:value-type="float">
            <text:p>0.00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2" calcext:value-type="float">
            <text:p>0.0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325" calcext:value-type="float">
            <text:p>0.325</text:p>
          </table:table-cell>
          <table:table-cell office:value-type="float" office:value="0.0224137931034483" calcext:value-type="float">
            <text:p>0.022413793103448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float" office:value="0.014" calcext:value-type="float">
            <text:p>0.014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2" calcext:value-type="float">
            <text:p>0.0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83333333333333" calcext:value-type="float">
            <text:p>0.283333333333333</text:p>
          </table:table-cell>
          <table:table-cell office:value-type="float" office:value="0.0293103448275862" calcext:value-type="float">
            <text:p>0.029310344827586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" calcext:value-type="float">
            <text:p>0.016</text:p>
          </table:table-cell>
          <table:table-cell office:value-type="float" office:value="0.002" calcext:value-type="float">
            <text:p>0.0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5" calcext:value-type="float">
            <text:p>0.25</text:p>
          </table:table-cell>
          <table:table-cell office:value-type="float" office:value="0.0351473859844271" calcext:value-type="float">
            <text:p>0.03514738598442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" calcext:value-type="float">
            <text:p>0.01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8" calcext:value-type="float">
            <text:p>0.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2" calcext:value-type="float">
            <text:p>0.0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2" calcext:value-type="float">
            <text:p>0.22</text:p>
          </table:table-cell>
          <table:table-cell office:value-type="float" office:value="0.0385956618464961" calcext:value-type="float">
            <text:p>0.038595661846496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02" calcext:value-type="float">
            <text:p>0.0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02" calcext:value-type="float">
            <text:p>0.0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91666666666667" calcext:value-type="float">
            <text:p>0.191666666666667</text:p>
          </table:table-cell>
          <table:table-cell office:value-type="float" office:value="0.0403197997775306" calcext:value-type="float">
            <text:p>0.04031979977753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8" calcext:value-type="float">
            <text:p>0.00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4" calcext:value-type="float">
            <text:p>0.0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85714285714286" calcext:value-type="float">
            <text:p>0.185714285714286</text:p>
          </table:table-cell>
          <table:table-cell office:value-type="float" office:value="0.045492213570634" calcext:value-type="float">
            <text:p>0.045492213570634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6" calcext:value-type="float">
            <text:p>0.006</text:p>
          </table:table-cell>
          <table:table-cell table:number-columns-repeated="2" office:value-type="float" office:value="0.012" calcext:value-type="float">
            <text:p>0.01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04" calcext:value-type="float">
            <text:p>0.0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8125" calcext:value-type="float">
            <text:p>0.18125</text:p>
          </table:table-cell>
          <table:table-cell office:value-type="float" office:value="0.0506646273637375" calcext:value-type="float">
            <text:p>0.050664627363738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0.016" calcext:value-type="float">
            <text:p>0.016</text:p>
          </table:table-cell>
          <table:table-cell office:value-type="float" office:value="0.024" calcext:value-type="float">
            <text:p>0.0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66666666666667" calcext:value-type="float">
            <text:p>0.166666666666667</text:p>
          </table:table-cell>
          <table:table-cell office:value-type="float" office:value="0.052388765294772" calcext:value-type="float">
            <text:p>0.052388765294772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1" calcext:value-type="float">
            <text:p>0.01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" calcext:value-type="float">
            <text:p>0.018</text:p>
          </table:table-cell>
          <table:table-cell office:value-type="float" office:value="0.002" calcext:value-type="float">
            <text:p>0.0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55" calcext:value-type="float">
            <text:p>0.155</text:p>
          </table:table-cell>
          <table:table-cell office:value-type="float" office:value="0.0541129032258065" calcext:value-type="float">
            <text:p>0.05411290322580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8" calcext:value-type="float">
            <text:p>0.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6" calcext:value-type="float">
            <text:p>0.00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2" calcext:value-type="float">
            <text:p>0.0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5" calcext:value-type="float">
            <text:p>0.15</text:p>
          </table:table-cell>
          <table:table-cell office:value-type="float" office:value="0.0575611790878754" calcext:value-type="float">
            <text:p>0.05756117908787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4" calcext:value-type="float">
            <text:p>0.00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8" calcext:value-type="float">
            <text:p>0.008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2" calcext:value-type="float">
            <text:p>0.0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45833333333333" calcext:value-type="float">
            <text:p>0.145833333333333</text:p>
          </table:table-cell>
          <table:table-cell office:value-type="float" office:value="0.0610094549499444" calcext:value-type="float">
            <text:p>0.061009454949944</text:p>
          </table:table-cell>
          <table:table-cell/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4" calcext:value-type="float">
            <text:p>0.00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4" calcext:value-type="float">
            <text:p>0.0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42307692307692" calcext:value-type="float">
            <text:p>0.142307692307692</text:p>
          </table:table-cell>
          <table:table-cell office:value-type="float" office:value="0.0644577308120134" calcext:value-type="float">
            <text:p>0.064457730812013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2" calcext:value-type="float">
            <text:p>0.0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35714285714286" calcext:value-type="float">
            <text:p>0.135714285714286</text:p>
          </table:table-cell>
          <table:table-cell office:value-type="float" office:value="0.0661818687430478" calcext:value-type="float">
            <text:p>0.06618186874304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26666666666667" calcext:value-type="float">
            <text:p>0.126666666666667</text:p>
          </table:table-cell>
          <table:table-cell office:value-type="float" office:value="0.0661818687430478" calcext:value-type="float">
            <text:p>0.066181868743048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4" calcext:value-type="float">
            <text:p>0.0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25" calcext:value-type="float">
            <text:p>0.125</text:p>
          </table:table-cell>
          <table:table-cell office:value-type="float" office:value="0.0696301446051168" calcext:value-type="float">
            <text:p>0.06963014460511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2" calcext:value-type="float">
            <text:p>0.0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23529411764706" calcext:value-type="float">
            <text:p>0.123529411764706</text:p>
          </table:table-cell>
          <table:table-cell office:value-type="float" office:value="0.0729671857619577" calcext:value-type="float">
            <text:p>0.07296718576195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6" calcext:value-type="float">
            <text:p>0.0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4" calcext:value-type="float">
            <text:p>0.00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02" calcext:value-type="float">
            <text:p>0.0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22222222222222" calcext:value-type="float">
            <text:p>0.122222222222222</text:p>
          </table:table-cell>
          <table:table-cell office:value-type="float" office:value="0.0764154616240267" calcext:value-type="float">
            <text:p>0.076415461624027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2" calcext:value-type="float">
            <text:p>0.0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21052631578947" calcext:value-type="float">
            <text:p>0.121052631578947</text:p>
          </table:table-cell>
          <table:table-cell office:value-type="float" office:value="0.0798637374860957" calcext:value-type="float">
            <text:p>0.079863737486096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2" calcext:value-type="float">
            <text:p>0.02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25" calcext:value-type="float">
            <text:p>0.125</text:p>
          </table:table-cell>
          <table:table-cell office:value-type="float" office:value="0.0867602892102336" calcext:value-type="float">
            <text:p>0.086760289210234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" calcext:value-type="float">
            <text:p>0.016</text:p>
          </table:table-cell>
          <table:table-cell office:value-type="float" office:value="0.002" calcext:value-type="float">
            <text:p>0.002</text:p>
          </table:table-cell>
          <table:table-cell table:number-columns-repeated="4"/>
        </table:table-row>
      </table:table>
      <table:table table:name="spatialColour" table:style-name="ta1">
        <table:table-column table:style-name="co3" table:default-cell-style-name="ce4"/>
        <table:table-column table:style-name="co4" table:number-columns-repeated="20" table:default-cell-style-name="ce4"/>
        <table:table-column table:style-name="co1" table:number-columns-repeated="43" table:default-cell-style-name="ce4"/>
        <table:table-row table:style-name="ro2"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43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0.110330083954908" calcext:value-type="float">
            <text:p>0.110330083954908</text:p>
          </table:table-cell>
          <table:table-cell office:value-type="float" office:value="0.107947831438832" calcext:value-type="float">
            <text:p>0.107947831438832</text:p>
          </table:table-cell>
          <table:table-cell office:value-type="float" office:value="0.134471610245759" calcext:value-type="float">
            <text:p>0.134471610245759</text:p>
          </table:table-cell>
          <table:table-cell office:value-type="float" office:value="0.134248908354344" calcext:value-type="float">
            <text:p>0.134248908354344</text:p>
          </table:table-cell>
          <table:table-cell office:value-type="float" office:value="0.133690847794665" calcext:value-type="float">
            <text:p>0.133690847794665</text:p>
          </table:table-cell>
          <table:table-cell office:value-type="float" office:value="0.136319541484346" calcext:value-type="float">
            <text:p>0.136319541484346</text:p>
          </table:table-cell>
          <table:table-cell office:value-type="float" office:value="0.133617845221567" calcext:value-type="float">
            <text:p>0.133617845221567</text:p>
          </table:table-cell>
          <table:table-cell office:value-type="float" office:value="0.133949721516496" calcext:value-type="float">
            <text:p>0.133949721516496</text:p>
          </table:table-cell>
          <table:table-cell office:value-type="float" office:value="0.132567918570782" calcext:value-type="float">
            <text:p>0.132567918570782</text:p>
          </table:table-cell>
          <table:table-cell office:value-type="float" office:value="0.131937283900045" calcext:value-type="float">
            <text:p>0.131937283900045</text:p>
          </table:table-cell>
          <table:table-cell office:value-type="float" office:value="0.131917697774937" calcext:value-type="float">
            <text:p>0.131917697774937</text:p>
          </table:table-cell>
          <table:table-cell office:value-type="float" office:value="0.133681800708332" calcext:value-type="float">
            <text:p>0.133681800708332</text:p>
          </table:table-cell>
          <table:table-cell office:value-type="float" office:value="0.131837621844508" calcext:value-type="float">
            <text:p>0.131837621844508</text:p>
          </table:table-cell>
          <table:table-cell office:value-type="float" office:value="0.131514686859722" calcext:value-type="float">
            <text:p>0.131514686859722</text:p>
          </table:table-cell>
          <table:table-cell office:value-type="float" office:value="0.133808448445113" calcext:value-type="float">
            <text:p>0.133808448445113</text:p>
          </table:table-cell>
          <table:table-cell office:value-type="float" office:value="0.131416801165404" calcext:value-type="float">
            <text:p>0.131416801165404</text:p>
          </table:table-cell>
          <table:table-cell office:value-type="float" office:value="0.131441056712505" calcext:value-type="float">
            <text:p>0.131441056712505</text:p>
          </table:table-cell>
          <table:table-cell office:value-type="float" office:value="0.133287523593938" calcext:value-type="float">
            <text:p>0.133287523593938</text:p>
          </table:table-cell>
          <table:table-cell office:value-type="float" office:value="0.131340628689656" calcext:value-type="float">
            <text:p>0.131340628689656</text:p>
          </table:table-cell>
          <table:table-cell office:value-type="float" office:value="0.132807587890696" calcext:value-type="float">
            <text:p>0.132807587890696</text:p>
          </table:table-cell>
          <table:table-cell table:number-columns-repeated="43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office:value-type="float" office:value="0.121310072901447" calcext:value-type="float">
            <text:p>0.121310072901447</text:p>
          </table:table-cell>
          <table:table-cell office:value-type="float" office:value="0.117942131086733" calcext:value-type="float">
            <text:p>0.117942131086733</text:p>
          </table:table-cell>
          <table:table-cell office:value-type="float" office:value="0.142393964378744" calcext:value-type="float">
            <text:p>0.142393964378744</text:p>
          </table:table-cell>
          <table:table-cell office:value-type="float" office:value="0.155099887245219" calcext:value-type="float">
            <text:p>0.155099887245219</text:p>
          </table:table-cell>
          <table:table-cell office:value-type="float" office:value="0.152650235676804" calcext:value-type="float">
            <text:p>0.152650235676804</text:p>
          </table:table-cell>
          <table:table-cell office:value-type="float" office:value="0.153675631521656" calcext:value-type="float">
            <text:p>0.153675631521656</text:p>
          </table:table-cell>
          <table:table-cell office:value-type="float" office:value="0.154665826092069" calcext:value-type="float">
            <text:p>0.154665826092069</text:p>
          </table:table-cell>
          <table:table-cell office:value-type="float" office:value="0.153760050245861" calcext:value-type="float">
            <text:p>0.153760050245861</text:p>
          </table:table-cell>
          <table:table-cell office:value-type="float" office:value="0.151945784135663" calcext:value-type="float">
            <text:p>0.151945784135663</text:p>
          </table:table-cell>
          <table:table-cell office:value-type="float" office:value="0.151001882964687" calcext:value-type="float">
            <text:p>0.151001882964687</text:p>
          </table:table-cell>
          <table:table-cell office:value-type="float" office:value="0.151052018816639" calcext:value-type="float">
            <text:p>0.151052018816639</text:p>
          </table:table-cell>
          <table:table-cell office:value-type="float" office:value="0.151861821011478" calcext:value-type="float">
            <text:p>0.151861821011478</text:p>
          </table:table-cell>
          <table:table-cell office:value-type="float" office:value="0.152407541564619" calcext:value-type="float">
            <text:p>0.152407541564619</text:p>
          </table:table-cell>
          <table:table-cell office:value-type="float" office:value="0.151043264326986" calcext:value-type="float">
            <text:p>0.151043264326986</text:p>
          </table:table-cell>
          <table:table-cell office:value-type="float" office:value="0.150727016561527" calcext:value-type="float">
            <text:p>0.150727016561527</text:p>
          </table:table-cell>
          <table:table-cell office:value-type="float" office:value="0.151551000304875" calcext:value-type="float">
            <text:p>0.151551000304875</text:p>
          </table:table-cell>
          <table:table-cell office:value-type="float" office:value="0.151842160857398" calcext:value-type="float">
            <text:p>0.151842160857398</text:p>
          </table:table-cell>
          <table:table-cell office:value-type="float" office:value="0.152779616222647" calcext:value-type="float">
            <text:p>0.152779616222647</text:p>
          </table:table-cell>
          <table:table-cell office:value-type="float" office:value="0.151125859140818" calcext:value-type="float">
            <text:p>0.151125859140818</text:p>
          </table:table-cell>
          <table:table-cell office:value-type="float" office:value="0.152779425997864" calcext:value-type="float">
            <text:p>0.152779425997864</text:p>
          </table:table-cell>
          <table:table-cell table:number-columns-repeated="43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office:value-type="float" office:value="0.130954135545726" calcext:value-type="float">
            <text:p>0.130954135545726</text:p>
          </table:table-cell>
          <table:table-cell office:value-type="float" office:value="0.11225608332869" calcext:value-type="float">
            <text:p>0.11225608332869</text:p>
          </table:table-cell>
          <table:table-cell office:value-type="float" office:value="0.140067002468674" calcext:value-type="float">
            <text:p>0.140067002468674</text:p>
          </table:table-cell>
          <table:table-cell office:value-type="float" office:value="0.146946691965426" calcext:value-type="float">
            <text:p>0.146946691965426</text:p>
          </table:table-cell>
          <table:table-cell office:value-type="float" office:value="0.148017457847031" calcext:value-type="float">
            <text:p>0.148017457847031</text:p>
          </table:table-cell>
          <table:table-cell office:value-type="float" office:value="0.147698086078691" calcext:value-type="float">
            <text:p>0.147698086078691</text:p>
          </table:table-cell>
          <table:table-cell office:value-type="float" office:value="0.151313288484416" calcext:value-type="float">
            <text:p>0.151313288484416</text:p>
          </table:table-cell>
          <table:table-cell office:value-type="float" office:value="0.149523919986805" calcext:value-type="float">
            <text:p>0.149523919986805</text:p>
          </table:table-cell>
          <table:table-cell office:value-type="float" office:value="0.149340947019168" calcext:value-type="float">
            <text:p>0.149340947019168</text:p>
          </table:table-cell>
          <table:table-cell office:value-type="float" office:value="0.149851780521781" calcext:value-type="float">
            <text:p>0.149851780521781</text:p>
          </table:table-cell>
          <table:table-cell office:value-type="float" office:value="0.148160193664809" calcext:value-type="float">
            <text:p>0.148160193664809</text:p>
          </table:table-cell>
          <table:table-cell office:value-type="float" office:value="0.148763940732466" calcext:value-type="float">
            <text:p>0.148763940732466</text:p>
          </table:table-cell>
          <table:table-cell office:value-type="float" office:value="0.148845370730216" calcext:value-type="float">
            <text:p>0.148845370730216</text:p>
          </table:table-cell>
          <table:table-cell office:value-type="float" office:value="0.14720268998572" calcext:value-type="float">
            <text:p>0.14720268998572</text:p>
          </table:table-cell>
          <table:table-cell office:value-type="float" office:value="0.148490222828593" calcext:value-type="float">
            <text:p>0.148490222828593</text:p>
          </table:table-cell>
          <table:table-cell office:value-type="float" office:value="0.145992012652253" calcext:value-type="float">
            <text:p>0.145992012652253</text:p>
          </table:table-cell>
          <table:table-cell office:value-type="float" office:value="0.145565234368709" calcext:value-type="float">
            <text:p>0.145565234368709</text:p>
          </table:table-cell>
          <table:table-cell office:value-type="float" office:value="0.147517952054732" calcext:value-type="float">
            <text:p>0.147517952054732</text:p>
          </table:table-cell>
          <table:table-cell office:value-type="float" office:value="0.144819171019913" calcext:value-type="float">
            <text:p>0.144819171019913</text:p>
          </table:table-cell>
          <table:table-cell office:value-type="float" office:value="0.147033471609384" calcext:value-type="float">
            <text:p>0.147033471609384</text:p>
          </table:table-cell>
          <table:table-cell table:number-columns-repeated="43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office:value-type="float" office:value="0.137728195156797" calcext:value-type="float">
            <text:p>0.137728195156797</text:p>
          </table:table-cell>
          <table:table-cell office:value-type="float" office:value="0.125381150772844" calcext:value-type="float">
            <text:p>0.125381150772844</text:p>
          </table:table-cell>
          <table:table-cell office:value-type="float" office:value="0.14975732284121" calcext:value-type="float">
            <text:p>0.14975732284121</text:p>
          </table:table-cell>
          <table:table-cell office:value-type="float" office:value="0.154349692122739" calcext:value-type="float">
            <text:p>0.154349692122739</text:p>
          </table:table-cell>
          <table:table-cell office:value-type="float" office:value="0.153990651871702" calcext:value-type="float">
            <text:p>0.153990651871702</text:p>
          </table:table-cell>
          <table:table-cell office:value-type="float" office:value="0.155039551780283" calcext:value-type="float">
            <text:p>0.155039551780283</text:p>
          </table:table-cell>
          <table:table-cell office:value-type="float" office:value="0.154510388084842" calcext:value-type="float">
            <text:p>0.154510388084842</text:p>
          </table:table-cell>
          <table:table-cell office:value-type="float" office:value="0.154169829835518" calcext:value-type="float">
            <text:p>0.154169829835518</text:p>
          </table:table-cell>
          <table:table-cell office:value-type="float" office:value="0.153716669638272" calcext:value-type="float">
            <text:p>0.153716669638272</text:p>
          </table:table-cell>
          <table:table-cell office:value-type="float" office:value="0.15364323169979" calcext:value-type="float">
            <text:p>0.15364323169979</text:p>
          </table:table-cell>
          <table:table-cell office:value-type="float" office:value="0.152971637127578" calcext:value-type="float">
            <text:p>0.152971637127578</text:p>
          </table:table-cell>
          <table:table-cell office:value-type="float" office:value="0.152895684585397" calcext:value-type="float">
            <text:p>0.152895684585397</text:p>
          </table:table-cell>
          <table:table-cell office:value-type="float" office:value="0.152153816708249" calcext:value-type="float">
            <text:p>0.152153816708249</text:p>
          </table:table-cell>
          <table:table-cell office:value-type="float" office:value="0.151577325548044" calcext:value-type="float">
            <text:p>0.151577325548044</text:p>
          </table:table-cell>
          <table:table-cell office:value-type="float" office:value="0.153278680788399" calcext:value-type="float">
            <text:p>0.153278680788399</text:p>
          </table:table-cell>
          <table:table-cell office:value-type="float" office:value="0.15245379774371" calcext:value-type="float">
            <text:p>0.15245379774371</text:p>
          </table:table-cell>
          <table:table-cell office:value-type="float" office:value="0.151009658381165" calcext:value-type="float">
            <text:p>0.151009658381165</text:p>
          </table:table-cell>
          <table:table-cell office:value-type="float" office:value="0.152393505759653" calcext:value-type="float">
            <text:p>0.152393505759653</text:p>
          </table:table-cell>
          <table:table-cell office:value-type="float" office:value="0.151937054307097" calcext:value-type="float">
            <text:p>0.151937054307097</text:p>
          </table:table-cell>
          <table:table-cell office:value-type="float" office:value="0.151945879689818" calcext:value-type="float">
            <text:p>0.151945879689818</text:p>
          </table:table-cell>
          <table:table-cell table:number-columns-repeated="43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office:value-type="float" office:value="0.136642366975245" calcext:value-type="float">
            <text:p>0.136642366975245</text:p>
          </table:table-cell>
          <table:table-cell office:value-type="float" office:value="0.126414540985562" calcext:value-type="float">
            <text:p>0.126414540985562</text:p>
          </table:table-cell>
          <table:table-cell office:value-type="float" office:value="0.150527071412059" calcext:value-type="float">
            <text:p>0.150527071412059</text:p>
          </table:table-cell>
          <table:table-cell office:value-type="float" office:value="0.154017938962308" calcext:value-type="float">
            <text:p>0.154017938962308</text:p>
          </table:table-cell>
          <table:table-cell office:value-type="float" office:value="0.151599632217418" calcext:value-type="float">
            <text:p>0.151599632217418</text:p>
          </table:table-cell>
          <table:table-cell office:value-type="float" office:value="0.149351533523573" calcext:value-type="float">
            <text:p>0.149351533523573</text:p>
          </table:table-cell>
          <table:table-cell office:value-type="float" office:value="0.151527791175483" calcext:value-type="float">
            <text:p>0.151527791175483</text:p>
          </table:table-cell>
          <table:table-cell office:value-type="float" office:value="0.149708109554885" calcext:value-type="float">
            <text:p>0.149708109554885</text:p>
          </table:table-cell>
          <table:table-cell office:value-type="float" office:value="0.148535523396727" calcext:value-type="float">
            <text:p>0.148535523396727</text:p>
          </table:table-cell>
          <table:table-cell office:value-type="float" office:value="0.14989657902213" calcext:value-type="float">
            <text:p>0.14989657902213</text:p>
          </table:table-cell>
          <table:table-cell office:value-type="float" office:value="0.149106652392449" calcext:value-type="float">
            <text:p>0.149106652392449</text:p>
          </table:table-cell>
          <table:table-cell office:value-type="float" office:value="0.149626194105242" calcext:value-type="float">
            <text:p>0.149626194105242</text:p>
          </table:table-cell>
          <table:table-cell office:value-type="float" office:value="0.14859856069475" calcext:value-type="float">
            <text:p>0.14859856069475</text:p>
          </table:table-cell>
          <table:table-cell office:value-type="float" office:value="0.148723968308099" calcext:value-type="float">
            <text:p>0.148723968308099</text:p>
          </table:table-cell>
          <table:table-cell office:value-type="float" office:value="0.148101130422433" calcext:value-type="float">
            <text:p>0.148101130422433</text:p>
          </table:table-cell>
          <table:table-cell office:value-type="float" office:value="0.148748322246689" calcext:value-type="float">
            <text:p>0.148748322246689</text:p>
          </table:table-cell>
          <table:table-cell office:value-type="float" office:value="0.147208286912463" calcext:value-type="float">
            <text:p>0.147208286912463</text:p>
          </table:table-cell>
          <table:table-cell office:value-type="float" office:value="0.147556693238436" calcext:value-type="float">
            <text:p>0.147556693238436</text:p>
          </table:table-cell>
          <table:table-cell office:value-type="float" office:value="0.147177221265955" calcext:value-type="float">
            <text:p>0.147177221265955</text:p>
          </table:table-cell>
          <table:table-cell office:value-type="float" office:value="0.147263060366535" calcext:value-type="float">
            <text:p>0.147263060366535</text:p>
          </table:table-cell>
          <table:table-cell table:number-columns-repeated="43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office:value-type="float" office:value="0.133783423405085" calcext:value-type="float">
            <text:p>0.133783423405085</text:p>
          </table:table-cell>
          <table:table-cell office:value-type="float" office:value="0.123299097169232" calcext:value-type="float">
            <text:p>0.123299097169232</text:p>
          </table:table-cell>
          <table:table-cell office:value-type="float" office:value="0.144258798914017" calcext:value-type="float">
            <text:p>0.144258798914017</text:p>
          </table:table-cell>
          <table:table-cell office:value-type="float" office:value="0.155174626208017" calcext:value-type="float">
            <text:p>0.155174626208017</text:p>
          </table:table-cell>
          <table:table-cell office:value-type="float" office:value="0.150712824805772" calcext:value-type="float">
            <text:p>0.150712824805772</text:p>
          </table:table-cell>
          <table:table-cell office:value-type="float" office:value="0.150866935499326" calcext:value-type="float">
            <text:p>0.150866935499326</text:p>
          </table:table-cell>
          <table:table-cell office:value-type="float" office:value="0.149320483220845" calcext:value-type="float">
            <text:p>0.149320483220845</text:p>
          </table:table-cell>
          <table:table-cell office:value-type="float" office:value="0.14781256518566" calcext:value-type="float">
            <text:p>0.14781256518566</text:p>
          </table:table-cell>
          <table:table-cell office:value-type="float" office:value="0.148218052044012" calcext:value-type="float">
            <text:p>0.148218052044012</text:p>
          </table:table-cell>
          <table:table-cell office:value-type="float" office:value="0.14901222512403" calcext:value-type="float">
            <text:p>0.14901222512403</text:p>
          </table:table-cell>
          <table:table-cell office:value-type="float" office:value="0.147248615461457" calcext:value-type="float">
            <text:p>0.147248615461457</text:p>
          </table:table-cell>
          <table:table-cell office:value-type="float" office:value="0.146650508714225" calcext:value-type="float">
            <text:p>0.146650508714225</text:p>
          </table:table-cell>
          <table:table-cell office:value-type="float" office:value="0.14667103127625" calcext:value-type="float">
            <text:p>0.14667103127625</text:p>
          </table:table-cell>
          <table:table-cell office:value-type="float" office:value="0.147415328416321" calcext:value-type="float">
            <text:p>0.147415328416321</text:p>
          </table:table-cell>
          <table:table-cell office:value-type="float" office:value="0.145888574703736" calcext:value-type="float">
            <text:p>0.145888574703736</text:p>
          </table:table-cell>
          <table:table-cell office:value-type="float" office:value="0.146000362630374" calcext:value-type="float">
            <text:p>0.146000362630374</text:p>
          </table:table-cell>
          <table:table-cell office:value-type="float" office:value="0.146790957354724" calcext:value-type="float">
            <text:p>0.146790957354724</text:p>
          </table:table-cell>
          <table:table-cell office:value-type="float" office:value="0.146947635339497" calcext:value-type="float">
            <text:p>0.146947635339497</text:p>
          </table:table-cell>
          <table:table-cell office:value-type="float" office:value="0.146342269456611" calcext:value-type="float">
            <text:p>0.146342269456611</text:p>
          </table:table-cell>
          <table:table-cell office:value-type="float" office:value="0.146178750553519" calcext:value-type="float">
            <text:p>0.146178750553519</text:p>
          </table:table-cell>
          <table:table-cell table:number-columns-repeated="43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office:value-type="float" office:value="0.136643517097824" calcext:value-type="float">
            <text:p>0.136643517097824</text:p>
          </table:table-cell>
          <table:table-cell office:value-type="float" office:value="0.124645947355451" calcext:value-type="float">
            <text:p>0.124645947355451</text:p>
          </table:table-cell>
          <table:table-cell office:value-type="float" office:value="0.147326128761943" calcext:value-type="float">
            <text:p>0.147326128761943</text:p>
          </table:table-cell>
          <table:table-cell office:value-type="float" office:value="0.153137723357615" calcext:value-type="float">
            <text:p>0.153137723357615</text:p>
          </table:table-cell>
          <table:table-cell office:value-type="float" office:value="0.152188766882675" calcext:value-type="float">
            <text:p>0.152188766882675</text:p>
          </table:table-cell>
          <table:table-cell office:value-type="float" office:value="0.15157422126607" calcext:value-type="float">
            <text:p>0.15157422126607</text:p>
          </table:table-cell>
          <table:table-cell office:value-type="float" office:value="0.151195252460448" calcext:value-type="float">
            <text:p>0.151195252460448</text:p>
          </table:table-cell>
          <table:table-cell office:value-type="float" office:value="0.150502717947987" calcext:value-type="float">
            <text:p>0.150502717947987</text:p>
          </table:table-cell>
          <table:table-cell office:value-type="float" office:value="0.148305445346251" calcext:value-type="float">
            <text:p>0.148305445346251</text:p>
          </table:table-cell>
          <table:table-cell office:value-type="float" office:value="0.149343787303102" calcext:value-type="float">
            <text:p>0.149343787303102</text:p>
          </table:table-cell>
          <table:table-cell office:value-type="float" office:value="0.148048554652311" calcext:value-type="float">
            <text:p>0.148048554652311</text:p>
          </table:table-cell>
          <table:table-cell office:value-type="float" office:value="0.148269408110649" calcext:value-type="float">
            <text:p>0.148269408110649</text:p>
          </table:table-cell>
          <table:table-cell office:value-type="float" office:value="0.147520269471908" calcext:value-type="float">
            <text:p>0.147520269471908</text:p>
          </table:table-cell>
          <table:table-cell office:value-type="float" office:value="0.146933412873344" calcext:value-type="float">
            <text:p>0.146933412873344</text:p>
          </table:table-cell>
          <table:table-cell office:value-type="float" office:value="0.146866801514308" calcext:value-type="float">
            <text:p>0.146866801514308</text:p>
          </table:table-cell>
          <table:table-cell office:value-type="float" office:value="0.147816441516844" calcext:value-type="float">
            <text:p>0.147816441516844</text:p>
          </table:table-cell>
          <table:table-cell office:value-type="float" office:value="0.147634869512887" calcext:value-type="float">
            <text:p>0.147634869512887</text:p>
          </table:table-cell>
          <table:table-cell office:value-type="float" office:value="0.147051626236945" calcext:value-type="float">
            <text:p>0.147051626236945</text:p>
          </table:table-cell>
          <table:table-cell office:value-type="float" office:value="0.147218658180477" calcext:value-type="float">
            <text:p>0.147218658180477</text:p>
          </table:table-cell>
          <table:table-cell office:value-type="float" office:value="0.146549507015004" calcext:value-type="float">
            <text:p>0.146549507015004</text:p>
          </table:table-cell>
          <table:table-cell table:number-columns-repeated="43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office:value-type="float" office:value="0.137670034963085" calcext:value-type="float">
            <text:p>0.137670034963085</text:p>
          </table:table-cell>
          <table:table-cell office:value-type="float" office:value="0.126693693767266" calcext:value-type="float">
            <text:p>0.126693693767266</text:p>
          </table:table-cell>
          <table:table-cell office:value-type="float" office:value="0.14679935356494" calcext:value-type="float">
            <text:p>0.14679935356494</text:p>
          </table:table-cell>
          <table:table-cell office:value-type="float" office:value="0.153475758372596" calcext:value-type="float">
            <text:p>0.153475758372596</text:p>
          </table:table-cell>
          <table:table-cell office:value-type="float" office:value="0.149818020628436" calcext:value-type="float">
            <text:p>0.149818020628436</text:p>
          </table:table-cell>
          <table:table-cell office:value-type="float" office:value="0.150584584025475" calcext:value-type="float">
            <text:p>0.150584584025475</text:p>
          </table:table-cell>
          <table:table-cell office:value-type="float" office:value="0.152087306248262" calcext:value-type="float">
            <text:p>0.152087306248262</text:p>
          </table:table-cell>
          <table:table-cell office:value-type="float" office:value="0.149864609279767" calcext:value-type="float">
            <text:p>0.149864609279767</text:p>
          </table:table-cell>
          <table:table-cell office:value-type="float" office:value="0.149447150044953" calcext:value-type="float">
            <text:p>0.149447150044953</text:p>
          </table:table-cell>
          <table:table-cell office:value-type="float" office:value="0.148645345415803" calcext:value-type="float">
            <text:p>0.148645345415803</text:p>
          </table:table-cell>
          <table:table-cell office:value-type="float" office:value="0.149479811911657" calcext:value-type="float">
            <text:p>0.149479811911657</text:p>
          </table:table-cell>
          <table:table-cell office:value-type="float" office:value="0.148643704697414" calcext:value-type="float">
            <text:p>0.148643704697414</text:p>
          </table:table-cell>
          <table:table-cell office:value-type="float" office:value="0.147351021166125" calcext:value-type="float">
            <text:p>0.147351021166125</text:p>
          </table:table-cell>
          <table:table-cell office:value-type="float" office:value="0.14853996821382" calcext:value-type="float">
            <text:p>0.14853996821382</text:p>
          </table:table-cell>
          <table:table-cell office:value-type="float" office:value="0.147075556485706" calcext:value-type="float">
            <text:p>0.147075556485706</text:p>
          </table:table-cell>
          <table:table-cell office:value-type="float" office:value="0.147007005535185" calcext:value-type="float">
            <text:p>0.147007005535185</text:p>
          </table:table-cell>
          <table:table-cell office:value-type="float" office:value="0.147497742799866" calcext:value-type="float">
            <text:p>0.147497742799866</text:p>
          </table:table-cell>
          <table:table-cell office:value-type="float" office:value="0.147342512966822" calcext:value-type="float">
            <text:p>0.147342512966822</text:p>
          </table:table-cell>
          <table:table-cell office:value-type="float" office:value="0.146568940187809" calcext:value-type="float">
            <text:p>0.146568940187809</text:p>
          </table:table-cell>
          <table:table-cell office:value-type="float" office:value="0.146239245189382" calcext:value-type="float">
            <text:p>0.146239245189382</text:p>
          </table:table-cell>
          <table:table-cell table:number-columns-repeated="43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office:value-type="float" office:value="0.137846763703493" calcext:value-type="float">
            <text:p>0.137846763703493</text:p>
          </table:table-cell>
          <table:table-cell office:value-type="float" office:value="0.127763323940894" calcext:value-type="float">
            <text:p>0.127763323940894</text:p>
          </table:table-cell>
          <table:table-cell office:value-type="float" office:value="0.148132346134015" calcext:value-type="float">
            <text:p>0.148132346134015</text:p>
          </table:table-cell>
          <table:table-cell office:value-type="float" office:value="0.15455274857915" calcext:value-type="float">
            <text:p>0.15455274857915</text:p>
          </table:table-cell>
          <table:table-cell office:value-type="float" office:value="0.150735793935566" calcext:value-type="float">
            <text:p>0.150735793935566</text:p>
          </table:table-cell>
          <table:table-cell office:value-type="float" office:value="0.152364120414049" calcext:value-type="float">
            <text:p>0.152364120414049</text:p>
          </table:table-cell>
          <table:table-cell office:value-type="float" office:value="0.154330215173473" calcext:value-type="float">
            <text:p>0.154330215173473</text:p>
          </table:table-cell>
          <table:table-cell office:value-type="float" office:value="0.151424492601636" calcext:value-type="float">
            <text:p>0.151424492601636</text:p>
          </table:table-cell>
          <table:table-cell office:value-type="float" office:value="0.150883747498189" calcext:value-type="float">
            <text:p>0.150883747498189</text:p>
          </table:table-cell>
          <table:table-cell office:value-type="float" office:value="0.149896725401303" calcext:value-type="float">
            <text:p>0.149896725401303</text:p>
          </table:table-cell>
          <table:table-cell office:value-type="float" office:value="0.151043929239461" calcext:value-type="float">
            <text:p>0.151043929239461</text:p>
          </table:table-cell>
          <table:table-cell office:value-type="float" office:value="0.149312804215428" calcext:value-type="float">
            <text:p>0.149312804215428</text:p>
          </table:table-cell>
          <table:table-cell office:value-type="float" office:value="0.149235042349757" calcext:value-type="float">
            <text:p>0.149235042349757</text:p>
          </table:table-cell>
          <table:table-cell office:value-type="float" office:value="0.149478530195656" calcext:value-type="float">
            <text:p>0.149478530195656</text:p>
          </table:table-cell>
          <table:table-cell office:value-type="float" office:value="0.148076374956108" calcext:value-type="float">
            <text:p>0.148076374956108</text:p>
          </table:table-cell>
          <table:table-cell office:value-type="float" office:value="0.148794189429453" calcext:value-type="float">
            <text:p>0.148794189429453</text:p>
          </table:table-cell>
          <table:table-cell office:value-type="float" office:value="0.147746296516144" calcext:value-type="float">
            <text:p>0.147746296516144</text:p>
          </table:table-cell>
          <table:table-cell office:value-type="float" office:value="0.148053504791892" calcext:value-type="float">
            <text:p>0.148053504791892</text:p>
          </table:table-cell>
          <table:table-cell office:value-type="float" office:value="0.148037785087022" calcext:value-type="float">
            <text:p>0.148037785087022</text:p>
          </table:table-cell>
          <table:table-cell office:value-type="float" office:value="0.148209875455863" calcext:value-type="float">
            <text:p>0.148209875455863</text:p>
          </table:table-cell>
          <table:table-cell table:number-columns-repeated="43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office:value-type="float" office:value="0.139157433419111" calcext:value-type="float">
            <text:p>0.139157433419111</text:p>
          </table:table-cell>
          <table:table-cell office:value-type="float" office:value="0.128205104018736" calcext:value-type="float">
            <text:p>0.128205104018736</text:p>
          </table:table-cell>
          <table:table-cell office:value-type="float" office:value="0.147862802860834" calcext:value-type="float">
            <text:p>0.147862802860834</text:p>
          </table:table-cell>
          <table:table-cell office:value-type="float" office:value="0.153178606844555" calcext:value-type="float">
            <text:p>0.153178606844555</text:p>
          </table:table-cell>
          <table:table-cell office:value-type="float" office:value="0.151262278703191" calcext:value-type="float">
            <text:p>0.151262278703191</text:p>
          </table:table-cell>
          <table:table-cell office:value-type="float" office:value="0.150990716926921" calcext:value-type="float">
            <text:p>0.150990716926921</text:p>
          </table:table-cell>
          <table:table-cell office:value-type="float" office:value="0.151297688454258" calcext:value-type="float">
            <text:p>0.151297688454258</text:p>
          </table:table-cell>
          <table:table-cell office:value-type="float" office:value="0.150215409873343" calcext:value-type="float">
            <text:p>0.150215409873343</text:p>
          </table:table-cell>
          <table:table-cell office:value-type="float" office:value="0.14905760898785" calcext:value-type="float">
            <text:p>0.14905760898785</text:p>
          </table:table-cell>
          <table:table-cell office:value-type="float" office:value="0.148702730163785" calcext:value-type="float">
            <text:p>0.148702730163785</text:p>
          </table:table-cell>
          <table:table-cell office:value-type="float" office:value="0.148358380169825" calcext:value-type="float">
            <text:p>0.148358380169825</text:p>
          </table:table-cell>
          <table:table-cell office:value-type="float" office:value="0.14857195760502" calcext:value-type="float">
            <text:p>0.14857195760502</text:p>
          </table:table-cell>
          <table:table-cell office:value-type="float" office:value="0.14694194856481" calcext:value-type="float">
            <text:p>0.14694194856481</text:p>
          </table:table-cell>
          <table:table-cell office:value-type="float" office:value="0.146940282969412" calcext:value-type="float">
            <text:p>0.146940282969412</text:p>
          </table:table-cell>
          <table:table-cell office:value-type="float" office:value="0.147109792205132" calcext:value-type="float">
            <text:p>0.147109792205132</text:p>
          </table:table-cell>
          <table:table-cell office:value-type="float" office:value="0.147620350729479" calcext:value-type="float">
            <text:p>0.147620350729479</text:p>
          </table:table-cell>
          <table:table-cell office:value-type="float" office:value="0.148050392875271" calcext:value-type="float">
            <text:p>0.148050392875271</text:p>
          </table:table-cell>
          <table:table-cell office:value-type="float" office:value="0.147768072184167" calcext:value-type="float">
            <text:p>0.147768072184167</text:p>
          </table:table-cell>
          <table:table-cell office:value-type="float" office:value="0.147017960855284" calcext:value-type="float">
            <text:p>0.147017960855284</text:p>
          </table:table-cell>
          <table:table-cell office:value-type="float" office:value="0.146694510149122" calcext:value-type="float">
            <text:p>0.146694510149122</text:p>
          </table:table-cell>
          <table:table-cell table:number-columns-repeated="43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office:value-type="float" office:value="0.140371037929076" calcext:value-type="float">
            <text:p>0.140371037929076</text:p>
          </table:table-cell>
          <table:table-cell office:value-type="float" office:value="0.12900109845524" calcext:value-type="float">
            <text:p>0.12900109845524</text:p>
          </table:table-cell>
          <table:table-cell office:value-type="float" office:value="0.148430589135946" calcext:value-type="float">
            <text:p>0.148430589135946</text:p>
          </table:table-cell>
          <table:table-cell office:value-type="float" office:value="0.154682379332924" calcext:value-type="float">
            <text:p>0.154682379332924</text:p>
          </table:table-cell>
          <table:table-cell office:value-type="float" office:value="0.151642246560149" calcext:value-type="float">
            <text:p>0.151642246560149</text:p>
          </table:table-cell>
          <table:table-cell office:value-type="float" office:value="0.15470624446996" calcext:value-type="float">
            <text:p>0.15470624446996</text:p>
          </table:table-cell>
          <table:table-cell office:value-type="float" office:value="0.152829323891463" calcext:value-type="float">
            <text:p>0.152829323891463</text:p>
          </table:table-cell>
          <table:table-cell office:value-type="float" office:value="0.151025337022861" calcext:value-type="float">
            <text:p>0.151025337022861</text:p>
          </table:table-cell>
          <table:table-cell office:value-type="float" office:value="0.1503700264318" calcext:value-type="float">
            <text:p>0.1503700264318</text:p>
          </table:table-cell>
          <table:table-cell office:value-type="float" office:value="0.148017284238161" calcext:value-type="float">
            <text:p>0.148017284238161</text:p>
          </table:table-cell>
          <table:table-cell office:value-type="float" office:value="0.149719406582043" calcext:value-type="float">
            <text:p>0.149719406582043</text:p>
          </table:table-cell>
          <table:table-cell office:value-type="float" office:value="0.148519558148108" calcext:value-type="float">
            <text:p>0.148519558148108</text:p>
          </table:table-cell>
          <table:table-cell office:value-type="float" office:value="0.148600271853771" calcext:value-type="float">
            <text:p>0.148600271853771</text:p>
          </table:table-cell>
          <table:table-cell office:value-type="float" office:value="0.148945952947321" calcext:value-type="float">
            <text:p>0.148945952947321</text:p>
          </table:table-cell>
          <table:table-cell office:value-type="float" office:value="0.147445442875697" calcext:value-type="float">
            <text:p>0.147445442875697</text:p>
          </table:table-cell>
          <table:table-cell office:value-type="float" office:value="0.147618821513126" calcext:value-type="float">
            <text:p>0.147618821513126</text:p>
          </table:table-cell>
          <table:table-cell office:value-type="float" office:value="0.147490176319291" calcext:value-type="float">
            <text:p>0.147490176319291</text:p>
          </table:table-cell>
          <table:table-cell office:value-type="float" office:value="0.147852006804485" calcext:value-type="float">
            <text:p>0.147852006804485</text:p>
          </table:table-cell>
          <table:table-cell office:value-type="float" office:value="0.147358370912949" calcext:value-type="float">
            <text:p>0.147358370912949</text:p>
          </table:table-cell>
          <table:table-cell office:value-type="float" office:value="0.146142018666508" calcext:value-type="float">
            <text:p>0.146142018666508</text:p>
          </table:table-cell>
          <table:table-cell table:number-columns-repeated="43"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office:value-type="float" office:value="0.139589261086944" calcext:value-type="float">
            <text:p>0.139589261086944</text:p>
          </table:table-cell>
          <table:table-cell office:value-type="float" office:value="0.129384923788763" calcext:value-type="float">
            <text:p>0.129384923788763</text:p>
          </table:table-cell>
          <table:table-cell office:value-type="float" office:value="0.149152134790868" calcext:value-type="float">
            <text:p>0.149152134790868</text:p>
          </table:table-cell>
          <table:table-cell office:value-type="float" office:value="0.155948615982916" calcext:value-type="float">
            <text:p>0.155948615982916</text:p>
          </table:table-cell>
          <table:table-cell office:value-type="float" office:value="0.152874202951023" calcext:value-type="float">
            <text:p>0.152874202951023</text:p>
          </table:table-cell>
          <table:table-cell office:value-type="float" office:value="0.1541705181003" calcext:value-type="float">
            <text:p>0.1541705181003</text:p>
          </table:table-cell>
          <table:table-cell office:value-type="float" office:value="0.152151366427327" calcext:value-type="float">
            <text:p>0.152151366427327</text:p>
          </table:table-cell>
          <table:table-cell office:value-type="float" office:value="0.1514114081078" calcext:value-type="float">
            <text:p>0.1514114081078</text:p>
          </table:table-cell>
          <table:table-cell office:value-type="float" office:value="0.151341722929931" calcext:value-type="float">
            <text:p>0.151341722929931</text:p>
          </table:table-cell>
          <table:table-cell office:value-type="float" office:value="0.148923529254947" calcext:value-type="float">
            <text:p>0.148923529254947</text:p>
          </table:table-cell>
          <table:table-cell office:value-type="float" office:value="0.148778940771643" calcext:value-type="float">
            <text:p>0.148778940771643</text:p>
          </table:table-cell>
          <table:table-cell office:value-type="float" office:value="0.148376118842694" calcext:value-type="float">
            <text:p>0.148376118842694</text:p>
          </table:table-cell>
          <table:table-cell office:value-type="float" office:value="0.148067535867431" calcext:value-type="float">
            <text:p>0.148067535867431</text:p>
          </table:table-cell>
          <table:table-cell office:value-type="float" office:value="0.147982241776974" calcext:value-type="float">
            <text:p>0.147982241776974</text:p>
          </table:table-cell>
          <table:table-cell office:value-type="float" office:value="0.14695543510479" calcext:value-type="float">
            <text:p>0.14695543510479</text:p>
          </table:table-cell>
          <table:table-cell office:value-type="float" office:value="0.147054253497466" calcext:value-type="float">
            <text:p>0.147054253497466</text:p>
          </table:table-cell>
          <table:table-cell office:value-type="float" office:value="0.148024413735766" calcext:value-type="float">
            <text:p>0.148024413735766</text:p>
          </table:table-cell>
          <table:table-cell office:value-type="float" office:value="0.146996288030128" calcext:value-type="float">
            <text:p>0.146996288030128</text:p>
          </table:table-cell>
          <table:table-cell office:value-type="float" office:value="0.146486029257712" calcext:value-type="float">
            <text:p>0.146486029257712</text:p>
          </table:table-cell>
          <table:table-cell office:value-type="float" office:value="0.147377047200792" calcext:value-type="float">
            <text:p>0.147377047200792</text:p>
          </table:table-cell>
          <table:table-cell table:number-columns-repeated="43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office:value-type="float" office:value="0.141000181483839" calcext:value-type="float">
            <text:p>0.141000181483839</text:p>
          </table:table-cell>
          <table:table-cell office:value-type="float" office:value="0.128672048470579" calcext:value-type="float">
            <text:p>0.128672048470579</text:p>
          </table:table-cell>
          <table:table-cell office:value-type="float" office:value="0.149629182962762" calcext:value-type="float">
            <text:p>0.149629182962762</text:p>
          </table:table-cell>
          <table:table-cell office:value-type="float" office:value="0.154509490413749" calcext:value-type="float">
            <text:p>0.154509490413749</text:p>
          </table:table-cell>
          <table:table-cell office:value-type="float" office:value="0.152748975068901" calcext:value-type="float">
            <text:p>0.152748975068901</text:p>
          </table:table-cell>
          <table:table-cell office:value-type="float" office:value="0.153528019956348" calcext:value-type="float">
            <text:p>0.153528019956348</text:p>
          </table:table-cell>
          <table:table-cell office:value-type="float" office:value="0.151579338210232" calcext:value-type="float">
            <text:p>0.151579338210232</text:p>
          </table:table-cell>
          <table:table-cell office:value-type="float" office:value="0.151212598027359" calcext:value-type="float">
            <text:p>0.151212598027359</text:p>
          </table:table-cell>
          <table:table-cell office:value-type="float" office:value="0.150362829560456" calcext:value-type="float">
            <text:p>0.150362829560456</text:p>
          </table:table-cell>
          <table:table-cell office:value-type="float" office:value="0.148781953599699" calcext:value-type="float">
            <text:p>0.148781953599699</text:p>
          </table:table-cell>
          <table:table-cell office:value-type="float" office:value="0.149322436323681" calcext:value-type="float">
            <text:p>0.149322436323681</text:p>
          </table:table-cell>
          <table:table-cell office:value-type="float" office:value="0.149740766911665" calcext:value-type="float">
            <text:p>0.149740766911665</text:p>
          </table:table-cell>
          <table:table-cell office:value-type="float" office:value="0.147437792383529" calcext:value-type="float">
            <text:p>0.147437792383529</text:p>
          </table:table-cell>
          <table:table-cell office:value-type="float" office:value="0.147360457413831" calcext:value-type="float">
            <text:p>0.147360457413831</text:p>
          </table:table-cell>
          <table:table-cell office:value-type="float" office:value="0.146758014068436" calcext:value-type="float">
            <text:p>0.146758014068436</text:p>
          </table:table-cell>
          <table:table-cell office:value-type="float" office:value="0.147086035655349" calcext:value-type="float">
            <text:p>0.147086035655349</text:p>
          </table:table-cell>
          <table:table-cell office:value-type="float" office:value="0.147050692566303" calcext:value-type="float">
            <text:p>0.147050692566303</text:p>
          </table:table-cell>
          <table:table-cell office:value-type="float" office:value="0.146584838664615" calcext:value-type="float">
            <text:p>0.146584838664615</text:p>
          </table:table-cell>
          <table:table-cell office:value-type="float" office:value="0.14613953000876" calcext:value-type="float">
            <text:p>0.14613953000876</text:p>
          </table:table-cell>
          <table:table-cell office:value-type="float" office:value="0.146188054491019" calcext:value-type="float">
            <text:p>0.146188054491019</text:p>
          </table:table-cell>
          <table:table-cell table:number-columns-repeated="43"/>
        </table:table-row>
        <table:table-row table:style-name="ro2">
          <table:table-cell table:style-name="ce3" office:value-type="float" office:value="14" calcext:value-type="float">
            <text:p>14</text:p>
          </table:table-cell>
          <table:table-cell office:value-type="float" office:value="0.140330199800551" calcext:value-type="float">
            <text:p>0.140330199800551</text:p>
          </table:table-cell>
          <table:table-cell office:value-type="float" office:value="0.129275081172417" calcext:value-type="float">
            <text:p>0.129275081172417</text:p>
          </table:table-cell>
          <table:table-cell office:value-type="float" office:value="0.147865394308764" calcext:value-type="float">
            <text:p>0.147865394308764</text:p>
          </table:table-cell>
          <table:table-cell office:value-type="float" office:value="0.155959433442382" calcext:value-type="float">
            <text:p>0.155959433442382</text:p>
          </table:table-cell>
          <table:table-cell office:value-type="float" office:value="0.15399174143579" calcext:value-type="float">
            <text:p>0.15399174143579</text:p>
          </table:table-cell>
          <table:table-cell office:value-type="float" office:value="0.153561787182677" calcext:value-type="float">
            <text:p>0.153561787182677</text:p>
          </table:table-cell>
          <table:table-cell office:value-type="float" office:value="0.151791120455721" calcext:value-type="float">
            <text:p>0.151791120455721</text:p>
          </table:table-cell>
          <table:table-cell office:value-type="float" office:value="0.151279610659878" calcext:value-type="float">
            <text:p>0.151279610659878</text:p>
          </table:table-cell>
          <table:table-cell office:value-type="float" office:value="0.150662616776707" calcext:value-type="float">
            <text:p>0.150662616776707</text:p>
          </table:table-cell>
          <table:table-cell office:value-type="float" office:value="0.147661691880681" calcext:value-type="float">
            <text:p>0.147661691880681</text:p>
          </table:table-cell>
          <table:table-cell office:value-type="float" office:value="0.147488036706387" calcext:value-type="float">
            <text:p>0.147488036706387</text:p>
          </table:table-cell>
          <table:table-cell office:value-type="float" office:value="0.148560609393612" calcext:value-type="float">
            <text:p>0.148560609393612</text:p>
          </table:table-cell>
          <table:table-cell office:value-type="float" office:value="0.147278409409547" calcext:value-type="float">
            <text:p>0.147278409409547</text:p>
          </table:table-cell>
          <table:table-cell office:value-type="float" office:value="0.14761176786606" calcext:value-type="float">
            <text:p>0.14761176786606</text:p>
          </table:table-cell>
          <table:table-cell office:value-type="float" office:value="0.145706963004869" calcext:value-type="float">
            <text:p>0.145706963004869</text:p>
          </table:table-cell>
          <table:table-cell office:value-type="float" office:value="0.147080248047546" calcext:value-type="float">
            <text:p>0.147080248047546</text:p>
          </table:table-cell>
          <table:table-cell office:value-type="float" office:value="0.147044074011497" calcext:value-type="float">
            <text:p>0.147044074011497</text:p>
          </table:table-cell>
          <table:table-cell office:value-type="float" office:value="0.146284664504126" calcext:value-type="float">
            <text:p>0.146284664504126</text:p>
          </table:table-cell>
          <table:table-cell office:value-type="float" office:value="0.146014433732863" calcext:value-type="float">
            <text:p>0.146014433732863</text:p>
          </table:table-cell>
          <table:table-cell office:value-type="float" office:value="0.145025907998156" calcext:value-type="float">
            <text:p>0.145025907998156</text:p>
          </table:table-cell>
          <table:table-cell table:number-columns-repeated="43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office:value-type="float" office:value="0.141322579507303" calcext:value-type="float">
            <text:p>0.141322579507303</text:p>
          </table:table-cell>
          <table:table-cell office:value-type="float" office:value="0.131192301460776" calcext:value-type="float">
            <text:p>0.131192301460776</text:p>
          </table:table-cell>
          <table:table-cell office:value-type="float" office:value="0.149429000240877" calcext:value-type="float">
            <text:p>0.149429000240877</text:p>
          </table:table-cell>
          <table:table-cell office:value-type="float" office:value="0.155713317522048" calcext:value-type="float">
            <text:p>0.155713317522048</text:p>
          </table:table-cell>
          <table:table-cell office:value-type="float" office:value="0.151542889278148" calcext:value-type="float">
            <text:p>0.151542889278148</text:p>
          </table:table-cell>
          <table:table-cell office:value-type="float" office:value="0.15028478040775" calcext:value-type="float">
            <text:p>0.15028478040775</text:p>
          </table:table-cell>
          <table:table-cell office:value-type="float" office:value="0.149952966119435" calcext:value-type="float">
            <text:p>0.149952966119435</text:p>
          </table:table-cell>
          <table:table-cell office:value-type="float" office:value="0.148916279326739" calcext:value-type="float">
            <text:p>0.148916279326739</text:p>
          </table:table-cell>
          <table:table-cell office:value-type="float" office:value="0.149488679362299" calcext:value-type="float">
            <text:p>0.149488679362299</text:p>
          </table:table-cell>
          <table:table-cell office:value-type="float" office:value="0.146392719942311" calcext:value-type="float">
            <text:p>0.146392719942311</text:p>
          </table:table-cell>
          <table:table-cell office:value-type="float" office:value="0.147425723779591" calcext:value-type="float">
            <text:p>0.147425723779591</text:p>
          </table:table-cell>
          <table:table-cell office:value-type="float" office:value="0.147063805682225" calcext:value-type="float">
            <text:p>0.147063805682225</text:p>
          </table:table-cell>
          <table:table-cell office:value-type="float" office:value="0.145718833357971" calcext:value-type="float">
            <text:p>0.145718833357971</text:p>
          </table:table-cell>
          <table:table-cell office:value-type="float" office:value="0.145510939529752" calcext:value-type="float">
            <text:p>0.145510939529752</text:p>
          </table:table-cell>
          <table:table-cell office:value-type="float" office:value="0.144574253844193" calcext:value-type="float">
            <text:p>0.144574253844193</text:p>
          </table:table-cell>
          <table:table-cell office:value-type="float" office:value="0.144304667168337" calcext:value-type="float">
            <text:p>0.144304667168337</text:p>
          </table:table-cell>
          <table:table-cell office:value-type="float" office:value="0.145567454734387" calcext:value-type="float">
            <text:p>0.145567454734387</text:p>
          </table:table-cell>
          <table:table-cell office:value-type="float" office:value="0.146231547653283" calcext:value-type="float">
            <text:p>0.146231547653283</text:p>
          </table:table-cell>
          <table:table-cell office:value-type="float" office:value="0.144506170742613" calcext:value-type="float">
            <text:p>0.144506170742613</text:p>
          </table:table-cell>
          <table:table-cell office:value-type="float" office:value="0.144131561814915" calcext:value-type="float">
            <text:p>0.144131561814915</text:p>
          </table:table-cell>
          <table:table-cell table:number-columns-repeated="43"/>
        </table:table-row>
        <table:table-row table:style-name="ro2">
          <table:table-cell table:style-name="ce3" office:value-type="float" office:value="16" calcext:value-type="float">
            <text:p>16</text:p>
          </table:table-cell>
          <table:table-cell office:value-type="float" office:value="0.14125257952522" calcext:value-type="float">
            <text:p>0.14125257952522</text:p>
          </table:table-cell>
          <table:table-cell office:value-type="float" office:value="0.129313742755604" calcext:value-type="float">
            <text:p>0.129313742755604</text:p>
          </table:table-cell>
          <table:table-cell office:value-type="float" office:value="0.148685120276849" calcext:value-type="float">
            <text:p>0.148685120276849</text:p>
          </table:table-cell>
          <table:table-cell office:value-type="float" office:value="0.154344797145029" calcext:value-type="float">
            <text:p>0.154344797145029</text:p>
          </table:table-cell>
          <table:table-cell office:value-type="float" office:value="0.151414773332775" calcext:value-type="float">
            <text:p>0.151414773332775</text:p>
          </table:table-cell>
          <table:table-cell office:value-type="float" office:value="0.151178934012464" calcext:value-type="float">
            <text:p>0.151178934012464</text:p>
          </table:table-cell>
          <table:table-cell office:value-type="float" office:value="0.149578519134096" calcext:value-type="float">
            <text:p>0.149578519134096</text:p>
          </table:table-cell>
          <table:table-cell office:value-type="float" office:value="0.148474198086389" calcext:value-type="float">
            <text:p>0.148474198086389</text:p>
          </table:table-cell>
          <table:table-cell office:value-type="float" office:value="0.148509044240488" calcext:value-type="float">
            <text:p>0.148509044240488</text:p>
          </table:table-cell>
          <table:table-cell office:value-type="float" office:value="0.146443629235562" calcext:value-type="float">
            <text:p>0.146443629235562</text:p>
          </table:table-cell>
          <table:table-cell office:value-type="float" office:value="0.146782120838595" calcext:value-type="float">
            <text:p>0.146782120838595</text:p>
          </table:table-cell>
          <table:table-cell office:value-type="float" office:value="0.147017354118487" calcext:value-type="float">
            <text:p>0.147017354118487</text:p>
          </table:table-cell>
          <table:table-cell office:value-type="float" office:value="0.145496974625659" calcext:value-type="float">
            <text:p>0.145496974625659</text:p>
          </table:table-cell>
          <table:table-cell office:value-type="float" office:value="0.146638388174469" calcext:value-type="float">
            <text:p>0.146638388174469</text:p>
          </table:table-cell>
          <table:table-cell office:value-type="float" office:value="0.144770451285038" calcext:value-type="float">
            <text:p>0.144770451285038</text:p>
          </table:table-cell>
          <table:table-cell office:value-type="float" office:value="0.145177467710965" calcext:value-type="float">
            <text:p>0.145177467710965</text:p>
          </table:table-cell>
          <table:table-cell office:value-type="float" office:value="0.145326708296348" calcext:value-type="float">
            <text:p>0.145326708296348</text:p>
          </table:table-cell>
          <table:table-cell office:value-type="float" office:value="0.145180840278017" calcext:value-type="float">
            <text:p>0.145180840278017</text:p>
          </table:table-cell>
          <table:table-cell office:value-type="float" office:value="0.145179739041262" calcext:value-type="float">
            <text:p>0.145179739041262</text:p>
          </table:table-cell>
          <table:table-cell office:value-type="float" office:value="0.143835162146153" calcext:value-type="float">
            <text:p>0.143835162146153</text:p>
          </table:table-cell>
          <table:table-cell table:number-columns-repeated="43"/>
        </table:table-row>
        <table:table-row table:style-name="ro2">
          <table:table-cell table:style-name="ce3" office:value-type="float" office:value="17" calcext:value-type="float">
            <text:p>17</text:p>
          </table:table-cell>
          <table:table-cell office:value-type="float" office:value="0.141314827788595" calcext:value-type="float">
            <text:p>0.141314827788595</text:p>
          </table:table-cell>
          <table:table-cell office:value-type="float" office:value="0.128942751903812" calcext:value-type="float">
            <text:p>0.128942751903812</text:p>
          </table:table-cell>
          <table:table-cell office:value-type="float" office:value="0.147512213794792" calcext:value-type="float">
            <text:p>0.147512213794792</text:p>
          </table:table-cell>
          <table:table-cell office:value-type="float" office:value="0.154641165558914" calcext:value-type="float">
            <text:p>0.154641165558914</text:p>
          </table:table-cell>
          <table:table-cell office:value-type="float" office:value="0.150761889143936" calcext:value-type="float">
            <text:p>0.150761889143936</text:p>
          </table:table-cell>
          <table:table-cell office:value-type="float" office:value="0.152129342492727" calcext:value-type="float">
            <text:p>0.152129342492727</text:p>
          </table:table-cell>
          <table:table-cell office:value-type="float" office:value="0.148965207416915" calcext:value-type="float">
            <text:p>0.148965207416915</text:p>
          </table:table-cell>
          <table:table-cell office:value-type="float" office:value="0.148467652264198" calcext:value-type="float">
            <text:p>0.148467652264198</text:p>
          </table:table-cell>
          <table:table-cell office:value-type="float" office:value="0.148955501783885" calcext:value-type="float">
            <text:p>0.148955501783885</text:p>
          </table:table-cell>
          <table:table-cell office:value-type="float" office:value="0.145908010747509" calcext:value-type="float">
            <text:p>0.145908010747509</text:p>
          </table:table-cell>
          <table:table-cell office:value-type="float" office:value="0.146365248741797" calcext:value-type="float">
            <text:p>0.146365248741797</text:p>
          </table:table-cell>
          <table:table-cell office:value-type="float" office:value="0.146462763850689" calcext:value-type="float">
            <text:p>0.146462763850689</text:p>
          </table:table-cell>
          <table:table-cell office:value-type="float" office:value="0.144360936575463" calcext:value-type="float">
            <text:p>0.144360936575463</text:p>
          </table:table-cell>
          <table:table-cell office:value-type="float" office:value="0.146614154611608" calcext:value-type="float">
            <text:p>0.146614154611608</text:p>
          </table:table-cell>
          <table:table-cell office:value-type="float" office:value="0.143600178158865" calcext:value-type="float">
            <text:p>0.143600178158865</text:p>
          </table:table-cell>
          <table:table-cell office:value-type="float" office:value="0.145304813490363" calcext:value-type="float">
            <text:p>0.145304813490363</text:p>
          </table:table-cell>
          <table:table-cell office:value-type="float" office:value="0.145073326140478" calcext:value-type="float">
            <text:p>0.145073326140478</text:p>
          </table:table-cell>
          <table:table-cell office:value-type="float" office:value="0.14402239841806" calcext:value-type="float">
            <text:p>0.14402239841806</text:p>
          </table:table-cell>
          <table:table-cell office:value-type="float" office:value="0.14470439399954" calcext:value-type="float">
            <text:p>0.14470439399954</text:p>
          </table:table-cell>
          <table:table-cell office:value-type="float" office:value="0.143375281721607" calcext:value-type="float">
            <text:p>0.143375281721607</text:p>
          </table:table-cell>
          <table:table-cell table:number-columns-repeated="43"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office:value-type="float" office:value="0.140826753501823" calcext:value-type="float">
            <text:p>0.140826753501823</text:p>
          </table:table-cell>
          <table:table-cell office:value-type="float" office:value="0.128824713225908" calcext:value-type="float">
            <text:p>0.128824713225908</text:p>
          </table:table-cell>
          <table:table-cell office:value-type="float" office:value="0.147943213046325" calcext:value-type="float">
            <text:p>0.147943213046325</text:p>
          </table:table-cell>
          <table:table-cell office:value-type="float" office:value="0.153845715882313" calcext:value-type="float">
            <text:p>0.153845715882313</text:p>
          </table:table-cell>
          <table:table-cell office:value-type="float" office:value="0.151276768337175" calcext:value-type="float">
            <text:p>0.151276768337175</text:p>
          </table:table-cell>
          <table:table-cell office:value-type="float" office:value="0.150873168501967" calcext:value-type="float">
            <text:p>0.150873168501967</text:p>
          </table:table-cell>
          <table:table-cell office:value-type="float" office:value="0.149083353328121" calcext:value-type="float">
            <text:p>0.149083353328121</text:p>
          </table:table-cell>
          <table:table-cell office:value-type="float" office:value="0.147931458025292" calcext:value-type="float">
            <text:p>0.147931458025292</text:p>
          </table:table-cell>
          <table:table-cell office:value-type="float" office:value="0.148115557888158" calcext:value-type="float">
            <text:p>0.148115557888158</text:p>
          </table:table-cell>
          <table:table-cell office:value-type="float" office:value="0.145391531239123" calcext:value-type="float">
            <text:p>0.145391531239123</text:p>
          </table:table-cell>
          <table:table-cell office:value-type="float" office:value="0.14565665772079" calcext:value-type="float">
            <text:p>0.14565665772079</text:p>
          </table:table-cell>
          <table:table-cell office:value-type="float" office:value="0.14553972612834" calcext:value-type="float">
            <text:p>0.14553972612834</text:p>
          </table:table-cell>
          <table:table-cell office:value-type="float" office:value="0.145187303377757" calcext:value-type="float">
            <text:p>0.145187303377757</text:p>
          </table:table-cell>
          <table:table-cell office:value-type="float" office:value="0.144925310828798" calcext:value-type="float">
            <text:p>0.144925310828798</text:p>
          </table:table-cell>
          <table:table-cell office:value-type="float" office:value="0.143900831809618" calcext:value-type="float">
            <text:p>0.143900831809618</text:p>
          </table:table-cell>
          <table:table-cell office:value-type="float" office:value="0.145472767926518" calcext:value-type="float">
            <text:p>0.145472767926518</text:p>
          </table:table-cell>
          <table:table-cell office:value-type="float" office:value="0.145101914984625" calcext:value-type="float">
            <text:p>0.145101914984625</text:p>
          </table:table-cell>
          <table:table-cell office:value-type="float" office:value="0.143757141832245" calcext:value-type="float">
            <text:p>0.143757141832245</text:p>
          </table:table-cell>
          <table:table-cell office:value-type="float" office:value="0.143837792895105" calcext:value-type="float">
            <text:p>0.143837792895105</text:p>
          </table:table-cell>
          <table:table-cell office:value-type="float" office:value="0.143295948822266" calcext:value-type="float">
            <text:p>0.143295948822266</text:p>
          </table:table-cell>
          <table:table-cell table:number-columns-repeated="43"/>
        </table:table-row>
        <table:table-row table:style-name="ro2">
          <table:table-cell table:style-name="ce3" office:value-type="float" office:value="19" calcext:value-type="float">
            <text:p>19</text:p>
          </table:table-cell>
          <table:table-cell office:value-type="float" office:value="0.139695814212708" calcext:value-type="float">
            <text:p>0.139695814212708</text:p>
          </table:table-cell>
          <table:table-cell office:value-type="float" office:value="0.129259191394681" calcext:value-type="float">
            <text:p>0.129259191394681</text:p>
          </table:table-cell>
          <table:table-cell office:value-type="float" office:value="0.146114407044337" calcext:value-type="float">
            <text:p>0.146114407044337</text:p>
          </table:table-cell>
          <table:table-cell office:value-type="float" office:value="0.15449968439488" calcext:value-type="float">
            <text:p>0.15449968439488</text:p>
          </table:table-cell>
          <table:table-cell office:value-type="float" office:value="0.149619502044306" calcext:value-type="float">
            <text:p>0.149619502044306</text:p>
          </table:table-cell>
          <table:table-cell office:value-type="float" office:value="0.150716802833792" calcext:value-type="float">
            <text:p>0.150716802833792</text:p>
          </table:table-cell>
          <table:table-cell office:value-type="float" office:value="0.149209999719133" calcext:value-type="float">
            <text:p>0.149209999719133</text:p>
          </table:table-cell>
          <table:table-cell office:value-type="float" office:value="0.147353388947783" calcext:value-type="float">
            <text:p>0.147353388947783</text:p>
          </table:table-cell>
          <table:table-cell office:value-type="float" office:value="0.147548666681851" calcext:value-type="float">
            <text:p>0.147548666681851</text:p>
          </table:table-cell>
          <table:table-cell office:value-type="float" office:value="0.145157858837133" calcext:value-type="float">
            <text:p>0.145157858837133</text:p>
          </table:table-cell>
          <table:table-cell office:value-type="float" office:value="0.144671789689999" calcext:value-type="float">
            <text:p>0.144671789689999</text:p>
          </table:table-cell>
          <table:table-cell office:value-type="float" office:value="0.144850914149176" calcext:value-type="float">
            <text:p>0.144850914149176</text:p>
          </table:table-cell>
          <table:table-cell office:value-type="float" office:value="0.143856340576998" calcext:value-type="float">
            <text:p>0.143856340576998</text:p>
          </table:table-cell>
          <table:table-cell office:value-type="float" office:value="0.145350327035511" calcext:value-type="float">
            <text:p>0.145350327035511</text:p>
          </table:table-cell>
          <table:table-cell office:value-type="float" office:value="0.143078312799347" calcext:value-type="float">
            <text:p>0.143078312799347</text:p>
          </table:table-cell>
          <table:table-cell office:value-type="float" office:value="0.144806342892978" calcext:value-type="float">
            <text:p>0.144806342892978</text:p>
          </table:table-cell>
          <table:table-cell office:value-type="float" office:value="0.144724375648525" calcext:value-type="float">
            <text:p>0.144724375648525</text:p>
          </table:table-cell>
          <table:table-cell office:value-type="float" office:value="0.144259632960909" calcext:value-type="float">
            <text:p>0.144259632960909</text:p>
          </table:table-cell>
          <table:table-cell office:value-type="float" office:value="0.143969373862682" calcext:value-type="float">
            <text:p>0.143969373862682</text:p>
          </table:table-cell>
          <table:table-cell office:value-type="float" office:value="0.142420918192191" calcext:value-type="float">
            <text:p>0.142420918192191</text:p>
          </table:table-cell>
          <table:table-cell table:number-columns-repeated="43"/>
        </table:table-row>
        <table:table-row table:style-name="ro2">
          <table:table-cell table:style-name="ce3" office:value-type="float" office:value="20" calcext:value-type="float">
            <text:p>20</text:p>
          </table:table-cell>
          <table:table-cell office:value-type="float" office:value="0.140892360493774" calcext:value-type="float">
            <text:p>0.140892360493774</text:p>
          </table:table-cell>
          <table:table-cell office:value-type="float" office:value="0.128961045948464" calcext:value-type="float">
            <text:p>0.128961045948464</text:p>
          </table:table-cell>
          <table:table-cell office:value-type="float" office:value="0.148517493027903" calcext:value-type="float">
            <text:p>0.148517493027903</text:p>
          </table:table-cell>
          <table:table-cell office:value-type="float" office:value="0.154905475297529" calcext:value-type="float">
            <text:p>0.154905475297529</text:p>
          </table:table-cell>
          <table:table-cell office:value-type="float" office:value="0.149509154445717" calcext:value-type="float">
            <text:p>0.149509154445717</text:p>
          </table:table-cell>
          <table:table-cell office:value-type="float" office:value="0.150316425826822" calcext:value-type="float">
            <text:p>0.150316425826822</text:p>
          </table:table-cell>
          <table:table-cell office:value-type="float" office:value="0.148608103939562" calcext:value-type="float">
            <text:p>0.148608103939562</text:p>
          </table:table-cell>
          <table:table-cell office:value-type="float" office:value="0.147456279856878" calcext:value-type="float">
            <text:p>0.147456279856878</text:p>
          </table:table-cell>
          <table:table-cell office:value-type="float" office:value="0.147144502440616" calcext:value-type="float">
            <text:p>0.147144502440616</text:p>
          </table:table-cell>
          <table:table-cell office:value-type="float" office:value="0.145360348870858" calcext:value-type="float">
            <text:p>0.145360348870858</text:p>
          </table:table-cell>
          <table:table-cell office:value-type="float" office:value="0.145096556033656" calcext:value-type="float">
            <text:p>0.145096556033656</text:p>
          </table:table-cell>
          <table:table-cell office:value-type="float" office:value="0.145569289820894" calcext:value-type="float">
            <text:p>0.145569289820894</text:p>
          </table:table-cell>
          <table:table-cell office:value-type="float" office:value="0.144181544818228" calcext:value-type="float">
            <text:p>0.144181544818228</text:p>
          </table:table-cell>
          <table:table-cell office:value-type="float" office:value="0.146300905370411" calcext:value-type="float">
            <text:p>0.146300905370411</text:p>
          </table:table-cell>
          <table:table-cell office:value-type="float" office:value="0.142898349135316" calcext:value-type="float">
            <text:p>0.142898349135316</text:p>
          </table:table-cell>
          <table:table-cell office:value-type="float" office:value="0.145867857541922" calcext:value-type="float">
            <text:p>0.145867857541922</text:p>
          </table:table-cell>
          <table:table-cell office:value-type="float" office:value="0.143931937266784" calcext:value-type="float">
            <text:p>0.143931937266784</text:p>
          </table:table-cell>
          <table:table-cell office:value-type="float" office:value="0.144193920275925" calcext:value-type="float">
            <text:p>0.144193920275925</text:p>
          </table:table-cell>
          <table:table-cell office:value-type="float" office:value="0.144498243229845" calcext:value-type="float">
            <text:p>0.144498243229845</text:p>
          </table:table-cell>
          <table:table-cell office:value-type="float" office:value="0.143727507405655" calcext:value-type="float">
            <text:p>0.143727507405655</text:p>
          </table:table-cell>
          <table:table-cell table:number-columns-repeated="43"/>
        </table:table-row>
        <table:table-row table:style-name="ro1" table:number-rows-repeated="104855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patialTexture" table:style-name="ta1">
        <table:shapes>
          <draw:frame draw:z-index="0" draw:style-name="gr1" draw:text-style-name="P1" svg:width="159.99mm" svg:height="89.99mm" svg:x="63.46mm" svg:y="110.41mm">
            <draw:object draw:notify-on-update-of-ranges="spatialTexture.A4:spatialTexture.A22 spatialTexture.B4:spatialTexture.B2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59.99mm" svg:height="89.99mm" svg:x="198.95mm" svg:y="11.46mm">
            <draw:object draw:notify-on-update-of-ranges="spatialTexture.D4:spatialTexture.D23 spatialTexture.E4:spatialTexture.E2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5" table:default-cell-style-name="ce4"/>
        <table:table-column table:style-name="co5" table:number-columns-repeated="21" table:default-cell-style-name="ce4"/>
        <table:table-column table:style-name="co1" table:number-columns-repeated="998" table:default-cell-style-name="ce4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4x4</text:p>
          </table:table-cell>
          <table:table-cell table:number-columns-repeated="2"/>
          <table:table-cell office:value-type="string" calcext:value-type="string">
            <text:p>4x4, 7</text:p>
          </table:table-cell>
          <table:table-cell table:number-columns-repeated="2"/>
          <table:table-cell office:value-type="string" calcext:value-type="string">
            <text:p>4x4, 7, 0.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ins</text:p>
          </table:table-cell>
          <table:table-cell office:value-type="string" calcext:value-type="string">
            <text:p>MAP</text:p>
          </table:table-cell>
          <table:table-cell/>
          <table:table-cell office:value-type="string" calcext:value-type="string">
            <text:p>Threshold</text:p>
          </table:table-cell>
          <table:table-cell office:value-type="string" calcext:value-type="string">
            <text:p>MAP</text:p>
          </table:table-cell>
          <table:table-cell/>
          <table:table-cell office:value-type="string" calcext:value-type="string">
            <text:p>MAP</text:p>
          </table:table-cell>
          <table:table-cell office:value-type="float" office:value="0.2137" calcext:value-type="float">
            <text:p>0.2137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20121612787363" calcext:value-type="float">
            <text:p>0.120121612787363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0.18985682428527" calcext:value-type="float">
            <text:p>0.18985682428527</text:p>
          </table:table-cell>
          <table:table-cell/>
          <table:table-cell office:value-type="string" calcext:value-type="string">
            <text:p>STD dev</text:p>
          </table:table-cell>
          <table:table-cell office:value-type="float" office:value="0.1294" calcext:value-type="float">
            <text:p>0.1294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734595457652872" calcext:value-type="float">
            <text:p>0.073459545765287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0.189268386112103" calcext:value-type="float">
            <text:p>0.189268386112103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37105994540046" calcext:value-type="float">
            <text:p>0.137105994540046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195716094612265" calcext:value-type="float">
            <text:p>0.195716094612265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88302864365869" calcext:value-type="float">
            <text:p>0.088302864365869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0.199705483485795" calcext:value-type="float">
            <text:p>0.199705483485795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72151770112695" calcext:value-type="float">
            <text:p>0.172151770112695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204658550865377" calcext:value-type="float">
            <text:p>0.204658550865377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4998888259061" calcext:value-type="float">
            <text:p>0.14998888259061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0.208754277347306" calcext:value-type="float">
            <text:p>0.208754277347306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10093460567691" calcext:value-type="float">
            <text:p>0.210093460567691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0.210587796721644" calcext:value-type="float">
            <text:p>0.210587796721644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62156396921991" calcext:value-type="float">
            <text:p>0.162156396921991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0.210093460567691" calcext:value-type="float">
            <text:p>0.210093460567691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06009694752591" calcext:value-type="float">
            <text:p>0.206009694752591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0.213698282978194" calcext:value-type="float">
            <text:p>0.213698282978194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94782674348264" calcext:value-type="float">
            <text:p>0.194782674348264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211207820949002" calcext:value-type="float">
            <text:p>0.211207820949002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206066108376681" calcext:value-type="float">
            <text:p>0.206066108376681</text:p>
          </table:table-cell>
          <table:table-cell/>
          <table:table-cell office:value-type="float" office:value="0.11" calcext:value-type="float">
            <text:p>0.11</text:p>
          </table:table-cell>
          <table:table-cell office:value-type="float" office:value="0.206204389914809" calcext:value-type="float">
            <text:p>0.206204389914809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89001310736172" calcext:value-type="float">
            <text:p>0.189001310736172</text:p>
          </table:table-cell>
          <table:table-cell/>
          <table:table-cell office:value-type="float" office:value="0.12" calcext:value-type="float">
            <text:p>0.12</text:p>
          </table:table-cell>
          <table:table-cell office:value-type="float" office:value="0.206638535733983" calcext:value-type="float">
            <text:p>0.206638535733983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97542351307939" calcext:value-type="float">
            <text:p>0.197542351307939</text:p>
          </table:table-cell>
          <table:table-cell/>
          <table:table-cell office:value-type="float" office:value="0.13" calcext:value-type="float">
            <text:p>0.13</text:p>
          </table:table-cell>
          <table:table-cell office:value-type="float" office:value="0.205510397479482" calcext:value-type="float">
            <text:p>0.205510397479482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95175092615052" calcext:value-type="float">
            <text:p>0.195175092615052</text:p>
          </table:table-cell>
          <table:table-cell/>
          <table:table-cell office:value-type="float" office:value="0.14" calcext:value-type="float">
            <text:p>0.14</text:p>
          </table:table-cell>
          <table:table-cell office:value-type="float" office:value="0.202220674247699" calcext:value-type="float">
            <text:p>0.202220674247699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95737901374382" calcext:value-type="float">
            <text:p>0.195737901374382</text:p>
          </table:table-cell>
          <table:table-cell/>
          <table:table-cell office:value-type="float" office:value="0.15" calcext:value-type="float">
            <text:p>0.15</text:p>
          </table:table-cell>
          <table:table-cell office:value-type="float" office:value="0.197337774746488" calcext:value-type="float">
            <text:p>0.197337774746488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9353860783673" calcext:value-type="float">
            <text:p>0.19353860783673</text:p>
          </table:table-cell>
          <table:table-cell/>
          <table:table-cell office:value-type="float" office:value="0.16" calcext:value-type="float">
            <text:p>0.16</text:p>
          </table:table-cell>
          <table:table-cell office:value-type="float" office:value="0.189248007756157" calcext:value-type="float">
            <text:p>0.189248007756157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187667548384295" calcext:value-type="float">
            <text:p>0.187667548384295</text:p>
          </table:table-cell>
          <table:table-cell/>
          <table:table-cell office:value-type="float" office:value="0.17" calcext:value-type="float">
            <text:p>0.17</text:p>
          </table:table-cell>
          <table:table-cell office:value-type="float" office:value="0.188943385411632" calcext:value-type="float">
            <text:p>0.188943385411632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189931186482027" calcext:value-type="float">
            <text:p>0.189931186482027</text:p>
          </table:table-cell>
          <table:table-cell/>
          <table:table-cell office:value-type="float" office:value="0.18" calcext:value-type="float">
            <text:p>0.18</text:p>
          </table:table-cell>
          <table:table-cell office:value-type="float" office:value="0.187477382445339" calcext:value-type="float">
            <text:p>0.187477382445339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18756204416172" calcext:value-type="float">
            <text:p>0.18756204416172</text:p>
          </table:table-cell>
          <table:table-cell/>
          <table:table-cell office:value-type="float" office:value="0.19" calcext:value-type="float">
            <text:p>0.19</text:p>
          </table:table-cell>
          <table:table-cell office:value-type="float" office:value="0.184106288977242" calcext:value-type="float">
            <text:p>0.184106288977242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87087405897001" calcext:value-type="float">
            <text:p>0.187087405897001</text:p>
          </table:table-cell>
          <table:table-cell table:number-columns-repeated="1022"/>
        </table:table-row>
        <table:table-row table:style-name="ro1" table:number-rows-repeated="24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N=7, thres=0.09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1"/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1010"/>
        </table:table-row>
        <table:table-row table:style-name="ro3">
          <table:table-cell table:number-columns-repeated="5"/>
          <table:table-cell table:style-name="ce12" office:value-type="float" office:value="1" calcext:value-type="float">
            <text:p>1</text:p>
          </table:table-cell>
          <table:table-cell office:value-type="float" office:value="0.163708924420646" calcext:value-type="float">
            <text:p>0.163708924420646</text:p>
          </table:table-cell>
          <table:table-cell office:value-type="float" office:value="0.168786041095455" calcext:value-type="float">
            <text:p>0.168786041095455</text:p>
          </table:table-cell>
          <table:table-cell office:value-type="float" office:value="0.183624159897743" calcext:value-type="float">
            <text:p>0.183624159897743</text:p>
          </table:table-cell>
          <table:table-cell office:value-type="float" office:value="0.162961654897764" calcext:value-type="float">
            <text:p>0.162961654897764</text:p>
          </table:table-cell>
          <table:table-cell office:value-type="float" office:value="0.166852666008016" calcext:value-type="float">
            <text:p>0.166852666008016</text:p>
          </table:table-cell>
          <table:table-cell office:value-type="float" office:value="0.156992611387929" calcext:value-type="float">
            <text:p>0.156992611387929</text:p>
          </table:table-cell>
          <table:table-cell office:value-type="float" office:value="0.148829083164892" calcext:value-type="float">
            <text:p>0.148829083164892</text:p>
          </table:table-cell>
          <table:table-cell office:value-type="float" office:value="0.141047526358936" calcext:value-type="float">
            <text:p>0.141047526358936</text:p>
          </table:table-cell>
          <table:table-cell table:number-columns-repeated="1010"/>
        </table:table-row>
        <table:table-row table:style-name="ro3">
          <table:table-cell table:number-columns-repeated="5"/>
          <table:table-cell table:style-name="ce12" office:value-type="float" office:value="2" calcext:value-type="float">
            <text:p>2</text:p>
          </table:table-cell>
          <table:table-cell office:value-type="float" office:value="0.188120713681852" calcext:value-type="float">
            <text:p>0.188120713681852</text:p>
          </table:table-cell>
          <table:table-cell office:value-type="float" office:value="0.19282129266811" calcext:value-type="float">
            <text:p>0.19282129266811</text:p>
          </table:table-cell>
          <table:table-cell office:value-type="float" office:value="0.218206171535889" calcext:value-type="float">
            <text:p>0.218206171535889</text:p>
          </table:table-cell>
          <table:table-cell office:value-type="float" office:value="0.198171958374763" calcext:value-type="float">
            <text:p>0.198171958374763</text:p>
          </table:table-cell>
          <table:table-cell office:value-type="float" office:value="0.192206486051231" calcext:value-type="float">
            <text:p>0.192206486051231</text:p>
          </table:table-cell>
          <table:table-cell office:value-type="float" office:value="0.181664387632563" calcext:value-type="float">
            <text:p>0.181664387632563</text:p>
          </table:table-cell>
          <table:table-cell office:value-type="float" office:value="0.16948241384017" calcext:value-type="float">
            <text:p>0.16948241384017</text:p>
          </table:table-cell>
          <table:table-cell office:value-type="float" office:value="0.163839133167014" calcext:value-type="float">
            <text:p>0.163839133167014</text:p>
          </table:table-cell>
          <table:table-cell table:number-columns-repeated="1010"/>
        </table:table-row>
        <table:table-row table:style-name="ro3">
          <table:table-cell table:number-columns-repeated="5"/>
          <table:table-cell table:style-name="ce12" office:value-type="float" office:value="3" calcext:value-type="float">
            <text:p>3</text:p>
          </table:table-cell>
          <table:table-cell office:value-type="float" office:value="0.194610096115299" calcext:value-type="float">
            <text:p>0.194610096115299</text:p>
          </table:table-cell>
          <table:table-cell office:value-type="float" office:value="0.20838560406208" calcext:value-type="float">
            <text:p>0.20838560406208</text:p>
          </table:table-cell>
          <table:table-cell office:value-type="float" office:value="0.220277064696227" calcext:value-type="float">
            <text:p>0.220277064696227</text:p>
          </table:table-cell>
          <table:table-cell office:value-type="float" office:value="0.203105453508598" calcext:value-type="float">
            <text:p>0.203105453508598</text:p>
          </table:table-cell>
          <table:table-cell office:value-type="float" office:value="0.19536116491931" calcext:value-type="float">
            <text:p>0.19536116491931</text:p>
          </table:table-cell>
          <table:table-cell office:value-type="float" office:value="0.190848359187779" calcext:value-type="float">
            <text:p>0.190848359187779</text:p>
          </table:table-cell>
          <table:table-cell office:value-type="float" office:value="0.177235874700777" calcext:value-type="float">
            <text:p>0.177235874700777</text:p>
          </table:table-cell>
          <table:table-cell office:value-type="float" office:value="0.177197033417558" calcext:value-type="float">
            <text:p>0.177197033417558</text:p>
          </table:table-cell>
          <table:table-cell table:number-columns-repeated="1010"/>
        </table:table-row>
        <table:table-row table:style-name="ro3">
          <table:table-cell table:number-columns-repeated="5"/>
          <table:table-cell table:style-name="ce12" office:value-type="float" office:value="4" calcext:value-type="float">
            <text:p>4</text:p>
          </table:table-cell>
          <table:table-cell office:value-type="float" office:value="0.188557515305966" calcext:value-type="float">
            <text:p>0.188557515305966</text:p>
          </table:table-cell>
          <table:table-cell office:value-type="float" office:value="0.212114955527005" calcext:value-type="float">
            <text:p>0.212114955527005</text:p>
          </table:table-cell>
          <table:table-cell office:value-type="float" office:value="0.23077798625658" calcext:value-type="float">
            <text:p>0.23077798625658</text:p>
          </table:table-cell>
          <table:table-cell office:value-type="float" office:value="0.213698282978194" calcext:value-type="float">
            <text:p>0.213698282978194</text:p>
          </table:table-cell>
          <table:table-cell office:value-type="float" office:value="0.198647651327931" calcext:value-type="float">
            <text:p>0.198647651327931</text:p>
          </table:table-cell>
          <table:table-cell office:value-type="float" office:value="0.195433028912815" calcext:value-type="float">
            <text:p>0.195433028912815</text:p>
          </table:table-cell>
          <table:table-cell office:value-type="float" office:value="0.188898670862643" calcext:value-type="float">
            <text:p>0.188898670862643</text:p>
          </table:table-cell>
          <table:table-cell office:value-type="float" office:value="0.183567813680648" calcext:value-type="float">
            <text:p>0.183567813680648</text:p>
          </table:table-cell>
          <table:table-cell table:number-columns-repeated="1010"/>
        </table:table-row>
        <table:table-row table:style-name="ro3">
          <table:table-cell table:number-columns-repeated="5"/>
          <table:table-cell table:style-name="ce12" office:value-type="float" office:value="5" calcext:value-type="float">
            <text:p>5</text:p>
          </table:table-cell>
          <table:table-cell office:value-type="float" office:value="0.198205562980248" calcext:value-type="float">
            <text:p>0.198205562980248</text:p>
          </table:table-cell>
          <table:table-cell office:value-type="float" office:value="0.207630038488785" calcext:value-type="float">
            <text:p>0.207630038488785</text:p>
          </table:table-cell>
          <table:table-cell office:value-type="float" office:value="0.217647431783143" calcext:value-type="float">
            <text:p>0.217647431783143</text:p>
          </table:table-cell>
          <table:table-cell office:value-type="float" office:value="0.20328352975743" calcext:value-type="float">
            <text:p>0.20328352975743</text:p>
          </table:table-cell>
          <table:table-cell office:value-type="float" office:value="0.191125566009884" calcext:value-type="float">
            <text:p>0.191125566009884</text:p>
          </table:table-cell>
          <table:table-cell office:value-type="float" office:value="0.183121031322389" calcext:value-type="float">
            <text:p>0.183121031322389</text:p>
          </table:table-cell>
          <table:table-cell office:value-type="float" office:value="0.176524573590725" calcext:value-type="float">
            <text:p>0.176524573590725</text:p>
          </table:table-cell>
          <table:table-cell office:value-type="float" office:value="0.165591036002646" calcext:value-type="float">
            <text:p>0.165591036002646</text:p>
          </table:table-cell>
          <table:table-cell table:number-columns-repeated="1010"/>
        </table:table-row>
        <table:table-row table:style-name="ro3">
          <table:table-cell table:number-columns-repeated="5"/>
          <table:table-cell table:style-name="ce12" office:value-type="float" office:value="6" calcext:value-type="float">
            <text:p>6</text:p>
          </table:table-cell>
          <table:table-cell office:value-type="float" office:value="0.17922803577762" calcext:value-type="float">
            <text:p>0.17922803577762</text:p>
          </table:table-cell>
          <table:table-cell office:value-type="float" office:value="0.195702485747592" calcext:value-type="float">
            <text:p>0.195702485747592</text:p>
          </table:table-cell>
          <table:table-cell office:value-type="float" office:value="0.213751118595017" calcext:value-type="float">
            <text:p>0.213751118595017</text:p>
          </table:table-cell>
          <table:table-cell office:value-type="float" office:value="0.188506079017607" calcext:value-type="float">
            <text:p>0.188506079017607</text:p>
          </table:table-cell>
          <table:table-cell office:value-type="float" office:value="0.179927011387398" calcext:value-type="float">
            <text:p>0.179927011387398</text:p>
          </table:table-cell>
          <table:table-cell office:value-type="float" office:value="0.177448990980069" calcext:value-type="float">
            <text:p>0.177448990980069</text:p>
          </table:table-cell>
          <table:table-cell office:value-type="float" office:value="0.16537458610843" calcext:value-type="float">
            <text:p>0.16537458610843</text:p>
          </table:table-cell>
          <table:table-cell office:value-type="float" office:value="0.159513696218287" calcext:value-type="float">
            <text:p>0.159513696218287</text:p>
          </table:table-cell>
          <table:table-cell table:number-columns-repeated="1010"/>
        </table:table-row>
        <table:table-row table:style-name="ro3">
          <table:table-cell table:number-columns-repeated="5"/>
          <table:table-cell table:style-name="ce12" office:value-type="float" office:value="7" calcext:value-type="float">
            <text:p>7</text:p>
          </table:table-cell>
          <table:table-cell office:value-type="float" office:value="0.208558955739972" calcext:value-type="float">
            <text:p>0.208558955739972</text:p>
          </table:table-cell>
          <table:table-cell office:value-type="float" office:value="0.218229988918556" calcext:value-type="float">
            <text:p>0.218229988918556</text:p>
          </table:table-cell>
          <table:table-cell office:value-type="float" office:value="0.226213392322972" calcext:value-type="float">
            <text:p>0.226213392322972</text:p>
          </table:table-cell>
          <table:table-cell office:value-type="float" office:value="0.201917376788367" calcext:value-type="float">
            <text:p>0.201917376788367</text:p>
          </table:table-cell>
          <table:table-cell office:value-type="float" office:value="0.193518910499497" calcext:value-type="float">
            <text:p>0.193518910499497</text:p>
          </table:table-cell>
          <table:table-cell office:value-type="float" office:value="0.181953404902833" calcext:value-type="float">
            <text:p>0.181953404902833</text:p>
          </table:table-cell>
          <table:table-cell office:value-type="float" office:value="0.169411189037903" calcext:value-type="float">
            <text:p>0.169411189037903</text:p>
          </table:table-cell>
          <table:table-cell office:value-type="float" office:value="0.161357308330293" calcext:value-type="float">
            <text:p>0.161357308330293</text:p>
          </table:table-cell>
          <table:table-cell table:number-columns-repeated="1010"/>
        </table:table-row>
        <table:table-row table:style-name="ro3">
          <table:table-cell table:number-columns-repeated="5"/>
          <table:table-cell table:style-name="ce12" office:value-type="float" office:value="8" calcext:value-type="float">
            <text:p>8</text:p>
          </table:table-cell>
          <table:table-cell office:value-type="float" office:value="0.199886866175129" calcext:value-type="float">
            <text:p>0.199886866175129</text:p>
          </table:table-cell>
          <table:table-cell office:value-type="float" office:value="0.210227692025191" calcext:value-type="float">
            <text:p>0.210227692025191</text:p>
          </table:table-cell>
          <table:table-cell office:value-type="float" office:value="0.217892588225874" calcext:value-type="float">
            <text:p>0.217892588225874</text:p>
          </table:table-cell>
          <table:table-cell office:value-type="float" office:value="0.200311588875839" calcext:value-type="float">
            <text:p>0.200311588875839</text:p>
          </table:table-cell>
          <table:table-cell office:value-type="float" office:value="0.183853269737719" calcext:value-type="float">
            <text:p>0.183853269737719</text:p>
          </table:table-cell>
          <table:table-cell office:value-type="float" office:value="0.181804884257826" calcext:value-type="float">
            <text:p>0.181804884257826</text:p>
          </table:table-cell>
          <table:table-cell office:value-type="float" office:value="0.165805665744334" calcext:value-type="float">
            <text:p>0.165805665744334</text:p>
          </table:table-cell>
          <table:table-cell office:value-type="float" office:value="0.156267231262792" calcext:value-type="float">
            <text:p>0.156267231262792</text:p>
          </table:table-cell>
          <table:table-cell table:number-columns-repeated="1010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atialColourTexture" table:style-name="ta1">
        <table:table-column table:style-name="co6" table:number-columns-repeated="9" table:default-cell-style-name="ce1"/>
        <table:table-column table:style-name="co1" table:number-columns-repeated="1015" table:default-cell-style-name="ce1"/>
        <table:table-row table:style-name="ro4">
          <table:table-cell table:style-name="ce11"/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1015"/>
        </table:table-row>
        <table:table-row table:style-name="ro4">
          <table:table-cell table:style-name="ce12" office:value-type="float" office:value="1" calcext:value-type="float">
            <text:p>1</text:p>
          </table:table-cell>
          <table:table-cell table:style-name="ce4" office:value-type="float" office:value="0.161642340456172" calcext:value-type="float">
            <text:p>0.161642340456172</text:p>
          </table:table-cell>
          <table:table-cell table:style-name="ce4" office:value-type="float" office:value="0.14886657329612" calcext:value-type="float">
            <text:p>0.14886657329612</text:p>
          </table:table-cell>
          <table:table-cell table:style-name="ce4" office:value-type="float" office:value="0.180725528795773" calcext:value-type="float">
            <text:p>0.180725528795773</text:p>
          </table:table-cell>
          <table:table-cell table:style-name="ce4" office:value-type="float" office:value="0.179711737109463" calcext:value-type="float">
            <text:p>0.179711737109463</text:p>
          </table:table-cell>
          <table:table-cell table:style-name="ce4" office:value-type="float" office:value="0.17923182329424" calcext:value-type="float">
            <text:p>0.17923182329424</text:p>
          </table:table-cell>
          <table:table-cell table:style-name="ce4" office:value-type="float" office:value="0.177140841794706" calcext:value-type="float">
            <text:p>0.177140841794706</text:p>
          </table:table-cell>
          <table:table-cell table:style-name="ce4" office:value-type="float" office:value="0.175637196186075" calcext:value-type="float">
            <text:p>0.175637196186075</text:p>
          </table:table-cell>
          <table:table-cell table:style-name="ce4" office:value-type="float" office:value="0.174419985238637" calcext:value-type="float">
            <text:p>0.174419985238637</text:p>
          </table:table-cell>
          <table:table-cell table:number-columns-repeated="1015"/>
        </table:table-row>
        <table:table-row table:style-name="ro4">
          <table:table-cell table:style-name="ce12" office:value-type="float" office:value="2" calcext:value-type="float">
            <text:p>2</text:p>
          </table:table-cell>
          <table:table-cell table:style-name="ce4" office:value-type="float" office:value="0.198142173889198" calcext:value-type="float">
            <text:p>0.198142173889198</text:p>
          </table:table-cell>
          <table:table-cell table:style-name="ce4" office:value-type="float" office:value="0.184825412568014" calcext:value-type="float">
            <text:p>0.184825412568014</text:p>
          </table:table-cell>
          <table:table-cell table:style-name="ce4" office:value-type="float" office:value="0.210991940952182" calcext:value-type="float">
            <text:p>0.210991940952182</text:p>
          </table:table-cell>
          <table:table-cell table:style-name="ce4" office:value-type="float" office:value="0.212459182843932" calcext:value-type="float">
            <text:p>0.212459182843932</text:p>
          </table:table-cell>
          <table:table-cell table:style-name="ce4" office:value-type="float" office:value="0.205155743372752" calcext:value-type="float">
            <text:p>0.205155743372752</text:p>
          </table:table-cell>
          <table:table-cell table:style-name="ce4" office:value-type="float" office:value="0.202066748854385" calcext:value-type="float">
            <text:p>0.202066748854385</text:p>
          </table:table-cell>
          <table:table-cell table:style-name="ce4" office:value-type="float" office:value="0.199672213613915" calcext:value-type="float">
            <text:p>0.199672213613915</text:p>
          </table:table-cell>
          <table:table-cell table:style-name="ce4" office:value-type="float" office:value="0.192826363382161" calcext:value-type="float">
            <text:p>0.192826363382161</text:p>
          </table:table-cell>
          <table:table-cell table:number-columns-repeated="1015"/>
        </table:table-row>
        <table:table-row table:style-name="ro4">
          <table:table-cell table:style-name="ce12" office:value-type="float" office:value="3" calcext:value-type="float">
            <text:p>3</text:p>
          </table:table-cell>
          <table:table-cell table:style-name="ce4" office:value-type="float" office:value="0.200810273848103" calcext:value-type="float">
            <text:p>0.200810273848103</text:p>
          </table:table-cell>
          <table:table-cell table:style-name="ce4" office:value-type="float" office:value="0.18814211206654" calcext:value-type="float">
            <text:p>0.18814211206654</text:p>
          </table:table-cell>
          <table:table-cell table:style-name="ce4" office:value-type="float" office:value="0.210156448073683" calcext:value-type="float">
            <text:p>0.210156448073683</text:p>
          </table:table-cell>
          <table:table-cell table:style-name="ce4" office:value-type="float" office:value="0.214637297764859" calcext:value-type="float">
            <text:p>0.214637297764859</text:p>
          </table:table-cell>
          <table:table-cell table:style-name="ce4" office:value-type="float" office:value="0.204656309487746" calcext:value-type="float">
            <text:p>0.204656309487746</text:p>
          </table:table-cell>
          <table:table-cell table:style-name="ce4" office:value-type="float" office:value="0.200039543025339" calcext:value-type="float">
            <text:p>0.200039543025339</text:p>
          </table:table-cell>
          <table:table-cell table:style-name="ce4" office:value-type="float" office:value="0.199065933977053" calcext:value-type="float">
            <text:p>0.199065933977053</text:p>
          </table:table-cell>
          <table:table-cell table:style-name="ce4" office:value-type="float" office:value="0.196011114350613" calcext:value-type="float">
            <text:p>0.196011114350613</text:p>
          </table:table-cell>
          <table:table-cell table:number-columns-repeated="1015"/>
        </table:table-row>
        <table:table-row table:style-name="ro4">
          <table:table-cell table:style-name="ce12" office:value-type="float" office:value="4" calcext:value-type="float">
            <text:p>4</text:p>
          </table:table-cell>
          <table:table-cell table:style-name="ce4" office:value-type="float" office:value="0.211315402513031" calcext:value-type="float">
            <text:p>0.211315402513031</text:p>
          </table:table-cell>
          <table:table-cell table:style-name="ce4" office:value-type="float" office:value="0.195349248150831" calcext:value-type="float">
            <text:p>0.195349248150831</text:p>
          </table:table-cell>
          <table:table-cell table:style-name="ce4" office:value-type="float" office:value="0.217027732925254" calcext:value-type="float">
            <text:p>0.217027732925254</text:p>
          </table:table-cell>
          <table:table-cell table:style-name="ce4" office:value-type="float" office:value="0.214925238599224" calcext:value-type="float">
            <text:p>0.214925238599224</text:p>
          </table:table-cell>
          <table:table-cell table:style-name="ce4" office:value-type="float" office:value="0.21340641130082" calcext:value-type="float">
            <text:p>0.21340641130082</text:p>
          </table:table-cell>
          <table:table-cell table:style-name="ce4" office:value-type="float" office:value="0.20502097270191" calcext:value-type="float">
            <text:p>0.20502097270191</text:p>
          </table:table-cell>
          <table:table-cell table:style-name="ce4" office:value-type="float" office:value="0.201385186096579" calcext:value-type="float">
            <text:p>0.201385186096579</text:p>
          </table:table-cell>
          <table:table-cell table:style-name="ce4" office:value-type="float" office:value="0.197740989165118" calcext:value-type="float">
            <text:p>0.197740989165118</text:p>
          </table:table-cell>
          <table:table-cell table:number-columns-repeated="1015"/>
        </table:table-row>
        <table:table-row table:style-name="ro4">
          <table:table-cell table:style-name="ce12" office:value-type="float" office:value="5" calcext:value-type="float">
            <text:p>5</text:p>
          </table:table-cell>
          <table:table-cell table:style-name="ce4" office:value-type="float" office:value="0.212493739504207" calcext:value-type="float">
            <text:p>0.212493739504207</text:p>
          </table:table-cell>
          <table:table-cell table:style-name="ce4" office:value-type="float" office:value="0.192807996824171" calcext:value-type="float">
            <text:p>0.192807996824171</text:p>
          </table:table-cell>
          <table:table-cell table:style-name="ce4" office:value-type="float" office:value="0.207279751296499" calcext:value-type="float">
            <text:p>0.207279751296499</text:p>
          </table:table-cell>
          <table:table-cell table:style-name="ce4" office:value-type="float" office:value="0.205604956064033" calcext:value-type="float">
            <text:p>0.205604956064033</text:p>
          </table:table-cell>
          <table:table-cell table:style-name="ce4" office:value-type="float" office:value="0.200394354124755" calcext:value-type="float">
            <text:p>0.200394354124755</text:p>
          </table:table-cell>
          <table:table-cell table:style-name="ce4" office:value-type="float" office:value="0.195984408092252" calcext:value-type="float">
            <text:p>0.195984408092252</text:p>
          </table:table-cell>
          <table:table-cell table:style-name="ce4" office:value-type="float" office:value="0.192174668667442" calcext:value-type="float">
            <text:p>0.192174668667442</text:p>
          </table:table-cell>
          <table:table-cell table:style-name="ce4" office:value-type="float" office:value="0.184938399285783" calcext:value-type="float">
            <text:p>0.184938399285783</text:p>
          </table:table-cell>
          <table:table-cell table:number-columns-repeated="1015"/>
        </table:table-row>
        <table:table-row table:style-name="ro4">
          <table:table-cell table:style-name="ce12" office:value-type="float" office:value="6" calcext:value-type="float">
            <text:p>6</text:p>
          </table:table-cell>
          <table:table-cell table:style-name="ce4" office:value-type="float" office:value="0.204424459049801" calcext:value-type="float">
            <text:p>0.204424459049801</text:p>
          </table:table-cell>
          <table:table-cell table:style-name="ce4" office:value-type="float" office:value="0.185739469868891" calcext:value-type="float">
            <text:p>0.185739469868891</text:p>
          </table:table-cell>
          <table:table-cell table:style-name="ce4" office:value-type="float" office:value="0.204746373363444" calcext:value-type="float">
            <text:p>0.204746373363444</text:p>
          </table:table-cell>
          <table:table-cell table:style-name="ce4" office:value-type="float" office:value="0.203480947460744" calcext:value-type="float">
            <text:p>0.203480947460744</text:p>
          </table:table-cell>
          <table:table-cell table:style-name="ce4" office:value-type="float" office:value="0.197048814933653" calcext:value-type="float">
            <text:p>0.197048814933653</text:p>
          </table:table-cell>
          <table:table-cell table:style-name="ce4" office:value-type="float" office:value="0.191883359922767" calcext:value-type="float">
            <text:p>0.191883359922767</text:p>
          </table:table-cell>
          <table:table-cell table:style-name="ce4" office:value-type="float" office:value="0.187815354964349" calcext:value-type="float">
            <text:p>0.187815354964349</text:p>
          </table:table-cell>
          <table:table-cell table:style-name="ce4" office:value-type="float" office:value="0.182804129268353" calcext:value-type="float">
            <text:p>0.182804129268353</text:p>
          </table:table-cell>
          <table:table-cell table:number-columns-repeated="1015"/>
        </table:table-row>
        <table:table-row table:style-name="ro4">
          <table:table-cell table:style-name="ce12" office:value-type="float" office:value="7" calcext:value-type="float">
            <text:p>7</text:p>
          </table:table-cell>
          <table:table-cell table:style-name="ce4" office:value-type="float" office:value="0.213399092250688" calcext:value-type="float">
            <text:p>0.213399092250688</text:p>
          </table:table-cell>
          <table:table-cell table:style-name="ce4" office:value-type="float" office:value="0.191224564568905" calcext:value-type="float">
            <text:p>0.191224564568905</text:p>
          </table:table-cell>
          <table:table-cell table:style-name="ce4" office:value-type="float" office:value="0.209518026896829" calcext:value-type="float">
            <text:p>0.209518026896829</text:p>
          </table:table-cell>
          <table:table-cell table:style-name="ce4" office:value-type="float" office:value="0.20620578049705" calcext:value-type="float">
            <text:p>0.20620578049705</text:p>
          </table:table-cell>
          <table:table-cell table:style-name="ce4" office:value-type="float" office:value="0.202905784339466" calcext:value-type="float">
            <text:p>0.202905784339466</text:p>
          </table:table-cell>
          <table:table-cell table:style-name="ce4" office:value-type="float" office:value="0.19773619955454" calcext:value-type="float">
            <text:p>0.19773619955454</text:p>
          </table:table-cell>
          <table:table-cell table:style-name="ce4" office:value-type="float" office:value="0.188310463015004" calcext:value-type="float">
            <text:p>0.188310463015004</text:p>
          </table:table-cell>
          <table:table-cell table:style-name="ce4" office:value-type="float" office:value="0.182837138097235" calcext:value-type="float">
            <text:p>0.182837138097235</text:p>
          </table:table-cell>
          <table:table-cell table:number-columns-repeated="1015"/>
        </table:table-row>
        <table:table-row table:style-name="ro4">
          <table:table-cell table:style-name="ce12" office:value-type="float" office:value="8" calcext:value-type="float">
            <text:p>8</text:p>
          </table:table-cell>
          <table:table-cell table:style-name="ce4" office:value-type="float" office:value="0.208070067199801" calcext:value-type="float">
            <text:p>0.208070067199801</text:p>
          </table:table-cell>
          <table:table-cell table:style-name="ce4" office:value-type="float" office:value="0.189805153759759" calcext:value-type="float">
            <text:p>0.189805153759759</text:p>
          </table:table-cell>
          <table:table-cell table:style-name="ce4" office:value-type="float" office:value="0.20588316920161" calcext:value-type="float">
            <text:p>0.20588316920161</text:p>
          </table:table-cell>
          <table:table-cell table:style-name="ce4" office:value-type="float" office:value="0.204892215926678" calcext:value-type="float">
            <text:p>0.204892215926678</text:p>
          </table:table-cell>
          <table:table-cell table:style-name="ce4" office:value-type="float" office:value="0.199934076185422" calcext:value-type="float">
            <text:p>0.199934076185422</text:p>
          </table:table-cell>
          <table:table-cell table:style-name="ce4" office:value-type="float" office:value="0.193945457069763" calcext:value-type="float">
            <text:p>0.193945457069763</text:p>
          </table:table-cell>
          <table:table-cell table:style-name="ce4" office:value-type="float" office:value="0.188294950124899" calcext:value-type="float">
            <text:p>0.188294950124899</text:p>
          </table:table-cell>
          <table:table-cell table:style-name="ce4" office:value-type="float" office:value="0.183572168037311" calcext:value-type="float">
            <text:p>0.183572168037311</text:p>
          </table:table-cell>
          <table:table-cell table:number-columns-repeated="1015"/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float" office:value="0.205987685584717" calcext:value-type="float">
            <text:p>0.205987685584717</text:p>
          </table:table-cell>
          <table:table-cell office:value-type="float" office:value="0.187626937465504" calcext:value-type="float">
            <text:p>0.187626937465504</text:p>
          </table:table-cell>
          <table:table-cell office:value-type="float" office:value="0.20305501119336" calcext:value-type="float">
            <text:p>0.20305501119336</text:p>
          </table:table-cell>
          <table:table-cell office:value-type="float" office:value="0.201066988308386" calcext:value-type="float">
            <text:p>0.201066988308386</text:p>
          </table:table-cell>
          <table:table-cell office:value-type="float" office:value="0.195485673306381" calcext:value-type="float">
            <text:p>0.195485673306381</text:p>
          </table:table-cell>
          <table:table-cell office:value-type="float" office:value="0.189760088215849" calcext:value-type="float">
            <text:p>0.189760088215849</text:p>
          </table:table-cell>
          <table:table-cell office:value-type="float" office:value="0.185416477918809" calcext:value-type="float">
            <text:p>0.185416477918809</text:p>
          </table:table-cell>
          <table:table-cell office:value-type="float" office:value="0.178115728123924" calcext:value-type="float">
            <text:p>0.178115728123924</text:p>
          </table:table-cell>
          <table:table-cell table:number-columns-repeated="1015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CA" table:style-name="ta1">
        <table:shapes>
          <draw:frame draw:z-index="0" draw:style-name="gr1" draw:text-style-name="P1" svg:width="177.31mm" svg:height="107.47mm" svg:x="87.03mm" svg:y="14.14mm">
            <draw:object draw:notify-on-update-of-ranges="PCA.A6:PCA.A200 PCA.B6:PCA.B200 PCA.A6:PCA.A200 PCA.C6:PCA.C20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190.41mm" svg:height="107.1mm" svg:x="340.26mm" svg:y="9.4mm">
            <draw:object draw:notify-on-update-of-ranges="PCA.L6:PCA.L306 PCA.M6:PCA.M306 PCA.L6:PCA.L306 PCA.N6:PCA.N306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2" draw:style-name="gr1" draw:text-style-name="P1" svg:width="159.99mm" svg:height="89.99mm" svg:x="343.05mm" svg:y="141.51mm">
            <draw:object draw:notify-on-update-of-ranges="PCA.L6:PCA.L86 PCA.M6:PCA.M86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7" table:default-cell-style-name="Default"/>
        <table:table-column table:style-name="co1" table:number-columns-repeated="10" table:default-cell-style-name="Default"/>
        <table:table-column table:style-name="co8" table:number-columns-repeated="2" table:default-cell-style-name="Default"/>
        <table:table-column table:style-name="co1" table:number-columns-repeated="12" table:default-cell-style-name="Default"/>
        <table:table-row table:style-name="ro1" table:number-rows-repeated="2">
          <table:table-cell table:number-columns-repeated="25"/>
        </table:table-row>
        <table:table-row table:style-name="ro1">
          <table:table-cell table:style-name="ce14" office:value-type="string" calcext:value-type="string">
            <text:p>4x4, 7, 0.09</text:p>
          </table:table-cell>
          <table:table-cell table:style-name="ce14"/>
          <table:table-cell table:number-columns-repeated="9"/>
          <table:table-cell table:style-name="ce14" office:value-type="string" calcext:value-type="string">
            <text:p>4x4, 7, 0.09</text:p>
          </table:table-cell>
          <table:table-cell table:style-name="ce14"/>
          <table:table-cell table:number-columns-repeated="12"/>
        </table:table-row>
        <table:table-row table:style-name="ro1">
          <table:table-cell table:style-name="ce15" table:number-columns-repeated="2"/>
          <table:table-cell table:number-columns-repeated="9"/>
          <table:table-cell table:style-name="ce15" table:number-columns-repeated="2"/>
          <table:table-cell table:number-columns-repeated="12"/>
        </table:table-row>
        <table:table-row table:style-name="ro1">
          <table:table-cell table:style-name="ce16" office:value-type="string" calcext:value-type="string">
            <text:p>energy retained</text:p>
          </table:table-cell>
          <table:table-cell table:style-name="ce16" office:value-type="string" calcext:value-type="string">
            <text:p>MAP</text:p>
          </table:table-cell>
          <table:table-cell table:number-columns-repeated="9"/>
          <table:table-cell table:style-name="ce16" office:value-type="string" calcext:value-type="string">
            <text:p>energy retained</text:p>
          </table:table-cell>
          <table:table-cell table:style-name="ce16" office:value-type="string" calcext:value-type="string">
            <text:p>MAP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03330521151079" calcext:value-type="float">
            <text:p>0.103330521151079</text:p>
          </table:table-cell>
          <table:table-cell office:value-type="float" office:value="0.2149" calcext:value-type="float">
            <text:p>0.2149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0.103330521151079" calcext:value-type="float">
            <text:p>0.103330521151079</text:p>
          </table:table-cell>
          <table:table-cell office:value-type="float" office:value="0.2149" calcext:value-type="float">
            <text:p>0.2149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office:value-type="float" office:value="0.1033" calcext:value-type="float">
            <text:p>0.103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36695332950844" calcext:value-type="float">
            <text:p>0.136695332950844</text:p>
          </table:table-cell>
          <table:table-cell office:value-type="float" office:value="0.2149" calcext:value-type="float">
            <text:p>0.2149</text:p>
          </table:table-cell>
          <table:table-cell table:number-columns-repeated="8"/>
          <table:table-cell office:value-type="float" office:value="0.1" calcext:value-type="float">
            <text:p>0.1</text:p>
          </table:table-cell>
          <table:table-cell office:value-type="float" office:value="0.120618125919003" calcext:value-type="float">
            <text:p>0.120618125919003</text:p>
          </table:table-cell>
          <table:table-cell office:value-type="float" office:value="0.2149" calcext:value-type="float">
            <text:p>0.2149</text:p>
          </table:table-cell>
          <table:table-cell table:number-columns-repeated="9"/>
          <table:table-cell office:value-type="float" office:value="0.5" calcext:value-type="float">
            <text:p>0.5</text:p>
          </table:table-cell>
          <table:table-cell office:value-type="float" office:value="0.1735" calcext:value-type="float">
            <text:p>0.173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173528555620183" calcext:value-type="float">
            <text:p>0.173528555620183</text:p>
          </table:table-cell>
          <table:table-cell office:value-type="float" office:value="0.2149" calcext:value-type="float">
            <text:p>0.2149</text:p>
          </table:table-cell>
          <table:table-cell table:number-columns-repeated="8"/>
          <table:table-cell office:value-type="float" office:value="0.2" calcext:value-type="float">
            <text:p>0.2</text:p>
          </table:table-cell>
          <table:table-cell office:value-type="float" office:value="0.136695332950844" calcext:value-type="float">
            <text:p>0.136695332950844</text:p>
          </table:table-cell>
          <table:table-cell office:value-type="float" office:value="0.2149" calcext:value-type="float">
            <text:p>0.2149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0.2075" calcext:value-type="float">
            <text:p>0.20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07499273152066" calcext:value-type="float">
            <text:p>0.207499273152066</text:p>
          </table:table-cell>
          <table:table-cell office:value-type="float" office:value="0.2149" calcext:value-type="float">
            <text:p>0.2149</text:p>
          </table:table-cell>
          <table:table-cell table:number-columns-repeated="8"/>
          <table:table-cell office:value-type="float" office:value="0.3" calcext:value-type="float">
            <text:p>0.3</text:p>
          </table:table-cell>
          <table:table-cell office:value-type="float" office:value="0.152228714052574" calcext:value-type="float">
            <text:p>0.152228714052574</text:p>
          </table:table-cell>
          <table:table-cell office:value-type="float" office:value="0.2149" calcext:value-type="float">
            <text:p>0.2149</text:p>
          </table:table-cell>
          <table:table-cell table:number-columns-repeated="9"/>
          <table:table-cell office:value-type="float" office:value="1.5" calcext:value-type="float">
            <text:p>1.5</text:p>
          </table:table-cell>
          <table:table-cell office:value-type="float" office:value="0.2337" calcext:value-type="float">
            <text:p>0.233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35773707674974" calcext:value-type="float">
            <text:p>0.235773707674974</text:p>
          </table:table-cell>
          <table:table-cell office:value-type="float" office:value="0.2149" calcext:value-type="float">
            <text:p>0.2149</text:p>
          </table:table-cell>
          <table:table-cell table:number-columns-repeated="8"/>
          <table:table-cell office:value-type="float" office:value="0.4" calcext:value-type="float">
            <text:p>0.4</text:p>
          </table:table-cell>
          <table:table-cell office:value-type="float" office:value="0.163770737274295" calcext:value-type="float">
            <text:p>0.163770737274295</text:p>
          </table:table-cell>
          <table:table-cell office:value-type="float" office:value="0.2149" calcext:value-type="float">
            <text:p>0.2149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office:value-type="float" office:value="0.2358" calcext:value-type="float">
            <text:p>0.235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32830004328035" calcext:value-type="float">
            <text:p>0.232830004328035</text:p>
          </table:table-cell>
          <table:table-cell office:value-type="float" office:value="0.2149" calcext:value-type="float">
            <text:p>0.2149</text:p>
          </table:table-cell>
          <table:table-cell table:number-columns-repeated="8"/>
          <table:table-cell office:value-type="float" office:value="0.5" calcext:value-type="float">
            <text:p>0.5</text:p>
          </table:table-cell>
          <table:table-cell office:value-type="float" office:value="0.173528555620183" calcext:value-type="float">
            <text:p>0.173528555620183</text:p>
          </table:table-cell>
          <table:table-cell office:value-type="float" office:value="0.2149" calcext:value-type="float">
            <text:p>0.2149</text:p>
          </table:table-cell>
          <table:table-cell table:number-columns-repeated="9"/>
          <table:table-cell office:value-type="float" office:value="2.5" calcext:value-type="float">
            <text:p>2.5</text:p>
          </table:table-cell>
          <table:table-cell office:value-type="float" office:value="0.2334" calcext:value-type="float">
            <text:p>0.233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17798959223576" calcext:value-type="float">
            <text:p>0.217798959223576</text:p>
          </table:table-cell>
          <table:table-cell office:value-type="float" office:value="0.2149" calcext:value-type="float">
            <text:p>0.2149</text:p>
          </table:table-cell>
          <table:table-cell table:number-columns-repeated="8"/>
          <table:table-cell office:value-type="float" office:value="0.6" calcext:value-type="float">
            <text:p>0.6</text:p>
          </table:table-cell>
          <table:table-cell office:value-type="float" office:value="0.193116363263715" calcext:value-type="float">
            <text:p>0.193116363263715</text:p>
          </table:table-cell>
          <table:table-cell office:value-type="float" office:value="0.2149" calcext:value-type="float">
            <text:p>0.2149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office:value-type="float" office:value="0.2328" calcext:value-type="float">
            <text:p>0.232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91319843339957" calcext:value-type="float">
            <text:p>0.191319843339957</text:p>
          </table:table-cell>
          <table:table-cell office:value-type="float" office:value="0.2149" calcext:value-type="float">
            <text:p>0.2149</text:p>
          </table:table-cell>
          <table:table-cell table:number-columns-repeated="8"/>
          <table:table-cell office:value-type="float" office:value="0.7" calcext:value-type="float">
            <text:p>0.7</text:p>
          </table:table-cell>
          <table:table-cell office:value-type="float" office:value="0.199324601319847" calcext:value-type="float">
            <text:p>0.199324601319847</text:p>
          </table:table-cell>
          <table:table-cell office:value-type="float" office:value="0.2149" calcext:value-type="float">
            <text:p>0.2149</text:p>
          </table:table-cell>
          <table:table-cell table:number-columns-repeated="9"/>
          <table:table-cell office:value-type="float" office:value="3.5" calcext:value-type="float">
            <text:p>3.5</text:p>
          </table:table-cell>
          <table:table-cell office:value-type="float" office:value="0.2279" calcext:value-type="float">
            <text:p>0.227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66253643033319" calcext:value-type="float">
            <text:p>0.166253643033319</text:p>
          </table:table-cell>
          <table:table-cell office:value-type="float" office:value="0.2149" calcext:value-type="float">
            <text:p>0.2149</text:p>
          </table:table-cell>
          <table:table-cell table:number-columns-repeated="8"/>
          <table:table-cell office:value-type="float" office:value="0.8" calcext:value-type="float">
            <text:p>0.8</text:p>
          </table:table-cell>
          <table:table-cell office:value-type="float" office:value="0.202831486782768" calcext:value-type="float">
            <text:p>0.202831486782768</text:p>
          </table:table-cell>
          <table:table-cell office:value-type="float" office:value="0.2149" calcext:value-type="float">
            <text:p>0.2149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office:value-type="float" office:value="0.2178" calcext:value-type="float">
            <text:p>0.217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7874316289864" calcext:value-type="float">
            <text:p>0.17874316289864</text:p>
          </table:table-cell>
          <table:table-cell office:value-type="float" office:value="0.2149" calcext:value-type="float">
            <text:p>0.2149</text:p>
          </table:table-cell>
          <table:table-cell table:number-columns-repeated="8"/>
          <table:table-cell office:value-type="float" office:value="0.9" calcext:value-type="float">
            <text:p>0.9</text:p>
          </table:table-cell>
          <table:table-cell office:value-type="float" office:value="0.208951450779497" calcext:value-type="float">
            <text:p>0.208951450779497</text:p>
          </table:table-cell>
          <table:table-cell office:value-type="float" office:value="0.2149" calcext:value-type="float">
            <text:p>0.2149</text:p>
          </table:table-cell>
          <table:table-cell table:number-columns-repeated="9"/>
          <table:table-cell office:value-type="float" office:value="4.5" calcext:value-type="float">
            <text:p>4.5</text:p>
          </table:table-cell>
          <table:table-cell office:value-type="float" office:value="0.196" calcext:value-type="float">
            <text:p>0.19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71866004618567" calcext:value-type="float">
            <text:p>0.171866004618567</text:p>
          </table:table-cell>
          <table:table-cell office:value-type="float" office:value="0.2149" calcext:value-type="float">
            <text:p>0.2149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0.207499273152066" calcext:value-type="float">
            <text:p>0.207499273152066</text:p>
          </table:table-cell>
          <table:table-cell office:value-type="float" office:value="0.2149" calcext:value-type="float">
            <text:p>0.2149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office:value-type="float" office:value="0.1913" calcext:value-type="float">
            <text:p>0.191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54584992388985" calcext:value-type="float">
            <text:p>0.154584992388985</text:p>
          </table:table-cell>
          <table:table-cell table:number-columns-repeated="9"/>
          <table:table-cell table:style-name="ce17" office:value-type="float" office:value="1.1" calcext:value-type="float">
            <text:p>1.1</text:p>
          </table:table-cell>
          <table:table-cell table:style-name="ce17" office:value-type="float" office:value="0.213996976429462" calcext:value-type="float">
            <text:p>0.213996976429462</text:p>
          </table:table-cell>
          <table:table-cell office:value-type="float" office:value="0.2149" calcext:value-type="float">
            <text:p>0.2149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55408792167781" calcext:value-type="float">
            <text:p>0.155408792167781</text:p>
          </table:table-cell>
          <table:table-cell table:number-columns-repeated="9"/>
          <table:table-cell office:value-type="float" office:value="1.2" calcext:value-type="float">
            <text:p>1.2</text:p>
          </table:table-cell>
          <table:table-cell office:value-type="float" office:value="0.223896936938649" calcext:value-type="float">
            <text:p>0.223896936938649</text:p>
          </table:table-cell>
          <table:table-cell office:value-type="float" office:value="0.2149" calcext:value-type="float">
            <text:p>0.2149</text:p>
          </table:table-cell>
          <table:table-cell table:number-columns-repeated="1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36419262035504" calcext:value-type="float">
            <text:p>0.136419262035504</text:p>
          </table:table-cell>
          <table:table-cell table:number-columns-repeated="9"/>
          <table:table-cell office:value-type="float" office:value="1.3" calcext:value-type="float">
            <text:p>1.3</text:p>
          </table:table-cell>
          <table:table-cell office:value-type="float" office:value="0.228494554247116" calcext:value-type="float">
            <text:p>0.228494554247116</text:p>
          </table:table-cell>
          <table:table-cell office:value-type="float" office:value="0.2149" calcext:value-type="float">
            <text:p>0.2149</text:p>
          </table:table-cell>
          <table:table-cell table:number-columns-repeated="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30811421930301" calcext:value-type="float">
            <text:p>0.130811421930301</text:p>
          </table:table-cell>
          <table:table-cell table:number-columns-repeated="9"/>
          <table:table-cell office:value-type="float" office:value="1.4" calcext:value-type="float">
            <text:p>1.4</text:p>
          </table:table-cell>
          <table:table-cell office:value-type="float" office:value="0.232810455339881" calcext:value-type="float">
            <text:p>0.232810455339881</text:p>
          </table:table-cell>
          <table:table-cell office:value-type="float" office:value="0.2149" calcext:value-type="float">
            <text:p>0.2149</text:p>
          </table:table-cell>
          <table:table-cell table:number-columns-repeated="1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31580099230904" calcext:value-type="float">
            <text:p>0.131580099230904</text:p>
          </table:table-cell>
          <table:table-cell table:number-columns-repeated="9"/>
          <table:table-cell office:value-type="float" office:value="1.5" calcext:value-type="float">
            <text:p>1.5</text:p>
          </table:table-cell>
          <table:table-cell office:value-type="float" office:value="0.233703309310497" calcext:value-type="float">
            <text:p>0.233703309310497</text:p>
          </table:table-cell>
          <table:table-cell office:value-type="float" office:value="0.2149" calcext:value-type="float">
            <text:p>0.2149</text:p>
          </table:table-cell>
          <table:table-cell table:number-columns-repeated="1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18821921845044" calcext:value-type="float">
            <text:p>0.118821921845044</text:p>
          </table:table-cell>
          <table:table-cell table:number-columns-repeated="9"/>
          <table:table-cell office:value-type="float" office:value="1.6" calcext:value-type="float">
            <text:p>1.6</text:p>
          </table:table-cell>
          <table:table-cell office:value-type="float" office:value="0.234976391713583" calcext:value-type="float">
            <text:p>0.234976391713583</text:p>
          </table:table-cell>
          <table:table-cell office:value-type="float" office:value="0.2149" calcext:value-type="float">
            <text:p>0.2149</text:p>
          </table:table-cell>
          <table:table-cell table:number-columns-repeated="1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18206042953315" calcext:value-type="float">
            <text:p>0.118206042953315</text:p>
          </table:table-cell>
          <table:table-cell table:number-columns-repeated="9"/>
          <table:table-cell office:value-type="float" office:value="1.7" calcext:value-type="float">
            <text:p>1.7</text:p>
          </table:table-cell>
          <table:table-cell office:value-type="float" office:value="0.242643387309802" calcext:value-type="float">
            <text:p>0.242643387309802</text:p>
          </table:table-cell>
          <table:table-cell office:value-type="float" office:value="0.2149" calcext:value-type="float">
            <text:p>0.2149</text:p>
          </table:table-cell>
          <table:table-cell table:number-columns-repeated="1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14745513653629" calcext:value-type="float">
            <text:p>0.114745513653629</text:p>
          </table:table-cell>
          <table:table-cell table:number-columns-repeated="9"/>
          <table:table-cell office:value-type="float" office:value="1.8" calcext:value-type="float">
            <text:p>1.8</text:p>
          </table:table-cell>
          <table:table-cell office:value-type="float" office:value="0.238194715494612" calcext:value-type="float">
            <text:p>0.238194715494612</text:p>
          </table:table-cell>
          <table:table-cell office:value-type="float" office:value="0.2149" calcext:value-type="float">
            <text:p>0.2149</text:p>
          </table:table-cell>
          <table:table-cell table:number-columns-repeated="1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115143434906959" calcext:value-type="float">
            <text:p>0.115143434906959</text:p>
          </table:table-cell>
          <table:table-cell table:number-columns-repeated="9"/>
          <table:table-cell office:value-type="float" office:value="1.9" calcext:value-type="float">
            <text:p>1.9</text:p>
          </table:table-cell>
          <table:table-cell office:value-type="float" office:value="0.236707156554431" calcext:value-type="float">
            <text:p>0.236707156554431</text:p>
          </table:table-cell>
          <table:table-cell office:value-type="float" office:value="0.2149" calcext:value-type="float">
            <text:p>0.2149</text:p>
          </table:table-cell>
          <table:table-cell table:number-columns-repeated="1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111075222448094" calcext:value-type="float">
            <text:p>0.111075222448094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office:value-type="float" office:value="0.235773707674974" calcext:value-type="float">
            <text:p>0.235773707674974</text:p>
          </table:table-cell>
          <table:table-cell office:value-type="float" office:value="0.2149" calcext:value-type="float">
            <text:p>0.2149</text:p>
          </table:table-cell>
          <table:table-cell table:number-columns-repeated="1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110218078801215" calcext:value-type="float">
            <text:p>0.110218078801215</text:p>
          </table:table-cell>
          <table:table-cell table:number-columns-repeated="9"/>
          <table:table-cell office:value-type="float" office:value="2.1" calcext:value-type="float">
            <text:p>2.1</text:p>
          </table:table-cell>
          <table:table-cell office:value-type="float" office:value="0.230253073972842" calcext:value-type="float">
            <text:p>0.230253073972842</text:p>
          </table:table-cell>
          <table:table-cell office:value-type="float" office:value="0.2149" calcext:value-type="float">
            <text:p>0.2149</text:p>
          </table:table-cell>
          <table:table-cell table:number-columns-repeated="1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10139869043087" calcext:value-type="float">
            <text:p>0.110139869043087</text:p>
          </table:table-cell>
          <table:table-cell table:number-columns-repeated="9"/>
          <table:table-cell office:value-type="float" office:value="2.2" calcext:value-type="float">
            <text:p>2.2</text:p>
          </table:table-cell>
          <table:table-cell office:value-type="float" office:value="0.234323593032826" calcext:value-type="float">
            <text:p>0.234323593032826</text:p>
          </table:table-cell>
          <table:table-cell office:value-type="float" office:value="0.2149" calcext:value-type="float">
            <text:p>0.2149</text:p>
          </table:table-cell>
          <table:table-cell table:number-columns-repeated="1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11078610011209" calcext:value-type="float">
            <text:p>0.11078610011209</text:p>
          </table:table-cell>
          <table:table-cell table:number-columns-repeated="9"/>
          <table:table-cell office:value-type="float" office:value="2.3" calcext:value-type="float">
            <text:p>2.3</text:p>
          </table:table-cell>
          <table:table-cell office:value-type="float" office:value="0.233622725123771" calcext:value-type="float">
            <text:p>0.233622725123771</text:p>
          </table:table-cell>
          <table:table-cell office:value-type="float" office:value="0.2149" calcext:value-type="float">
            <text:p>0.2149</text:p>
          </table:table-cell>
          <table:table-cell table:number-columns-repeated="1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11078610011209" calcext:value-type="float">
            <text:p>0.11078610011209</text:p>
          </table:table-cell>
          <table:table-cell table:number-columns-repeated="9"/>
          <table:table-cell office:value-type="float" office:value="2.4" calcext:value-type="float">
            <text:p>2.4</text:p>
          </table:table-cell>
          <table:table-cell office:value-type="float" office:value="0.231387528502858" calcext:value-type="float">
            <text:p>0.231387528502858</text:p>
          </table:table-cell>
          <table:table-cell office:value-type="float" office:value="0.2149" calcext:value-type="float">
            <text:p>0.2149</text:p>
          </table:table-cell>
          <table:table-cell table:number-columns-repeated="1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11026817091817" calcext:value-type="float">
            <text:p>0.11026817091817</text:p>
          </table:table-cell>
          <table:table-cell table:number-columns-repeated="9"/>
          <table:table-cell office:value-type="float" office:value="2.5" calcext:value-type="float">
            <text:p>2.5</text:p>
          </table:table-cell>
          <table:table-cell office:value-type="float" office:value="0.233422083057602" calcext:value-type="float">
            <text:p>0.233422083057602</text:p>
          </table:table-cell>
          <table:table-cell office:value-type="float" office:value="0.2149" calcext:value-type="float">
            <text:p>0.2149</text:p>
          </table:table-cell>
          <table:table-cell table:number-columns-repeated="1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101934596809244" calcext:value-type="float">
            <text:p>0.101934596809244</text:p>
          </table:table-cell>
          <table:table-cell table:number-columns-repeated="9"/>
          <table:table-cell office:value-type="float" office:value="2.6" calcext:value-type="float">
            <text:p>2.6</text:p>
          </table:table-cell>
          <table:table-cell office:value-type="float" office:value="0.238830309318719" calcext:value-type="float">
            <text:p>0.238830309318719</text:p>
          </table:table-cell>
          <table:table-cell office:value-type="float" office:value="0.2149" calcext:value-type="float">
            <text:p>0.2149</text:p>
          </table:table-cell>
          <table:table-cell table:number-columns-repeated="1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101934596809244" calcext:value-type="float">
            <text:p>0.101934596809244</text:p>
          </table:table-cell>
          <table:table-cell table:number-columns-repeated="9"/>
          <table:table-cell office:value-type="float" office:value="2.7" calcext:value-type="float">
            <text:p>2.7</text:p>
          </table:table-cell>
          <table:table-cell office:value-type="float" office:value="0.237133979791428" calcext:value-type="float">
            <text:p>0.237133979791428</text:p>
          </table:table-cell>
          <table:table-cell office:value-type="float" office:value="0.2149" calcext:value-type="float">
            <text:p>0.2149</text:p>
          </table:table-cell>
          <table:table-cell table:number-columns-repeated="1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102729135315736" calcext:value-type="float">
            <text:p>0.102729135315736</text:p>
          </table:table-cell>
          <table:table-cell table:number-columns-repeated="9"/>
          <table:table-cell office:value-type="float" office:value="2.8" calcext:value-type="float">
            <text:p>2.8</text:p>
          </table:table-cell>
          <table:table-cell office:value-type="float" office:value="0.240198509825567" calcext:value-type="float">
            <text:p>0.240198509825567</text:p>
          </table:table-cell>
          <table:table-cell office:value-type="float" office:value="0.2149" calcext:value-type="float">
            <text:p>0.2149</text:p>
          </table:table-cell>
          <table:table-cell table:number-columns-repeated="1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890314171078992" calcext:value-type="float">
            <text:p>0.089031417107899</text:p>
          </table:table-cell>
          <table:table-cell table:number-columns-repeated="9"/>
          <table:table-cell office:value-type="float" office:value="2.9" calcext:value-type="float">
            <text:p>2.9</text:p>
          </table:table-cell>
          <table:table-cell office:value-type="float" office:value="0.238443032611031" calcext:value-type="float">
            <text:p>0.238443032611031</text:p>
          </table:table-cell>
          <table:table-cell office:value-type="float" office:value="0.2149" calcext:value-type="float">
            <text:p>0.2149</text:p>
          </table:table-cell>
          <table:table-cell table:number-columns-repeated="1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894834056620029" calcext:value-type="float">
            <text:p>0.089483405662003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office:value-type="float" office:value="0.232830004328035" calcext:value-type="float">
            <text:p>0.232830004328035</text:p>
          </table:table-cell>
          <table:table-cell office:value-type="float" office:value="0.2149" calcext:value-type="float">
            <text:p>0.2149</text:p>
          </table:table-cell>
          <table:table-cell table:number-columns-repeated="1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894834056620029" calcext:value-type="float">
            <text:p>0.089483405662003</text:p>
          </table:table-cell>
          <table:table-cell table:number-columns-repeated="9"/>
          <table:table-cell office:value-type="float" office:value="3.1" calcext:value-type="float">
            <text:p>3.1</text:p>
          </table:table-cell>
          <table:table-cell office:value-type="float" office:value="0.231942405636432" calcext:value-type="float">
            <text:p>0.231942405636432</text:p>
          </table:table-cell>
          <table:table-cell office:value-type="float" office:value="0.2149" calcext:value-type="float">
            <text:p>0.2149</text:p>
          </table:table-cell>
          <table:table-cell table:number-columns-repeated="1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880617294237506" calcext:value-type="float">
            <text:p>0.088061729423751</text:p>
          </table:table-cell>
          <table:table-cell table:number-columns-repeated="9"/>
          <table:table-cell office:value-type="float" office:value="3.2" calcext:value-type="float">
            <text:p>3.2</text:p>
          </table:table-cell>
          <table:table-cell office:value-type="float" office:value="0.228933522942803" calcext:value-type="float">
            <text:p>0.228933522942803</text:p>
          </table:table-cell>
          <table:table-cell office:value-type="float" office:value="0.2149" calcext:value-type="float">
            <text:p>0.2149</text:p>
          </table:table-cell>
          <table:table-cell table:number-columns-repeated="1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880617294237506" calcext:value-type="float">
            <text:p>0.088061729423751</text:p>
          </table:table-cell>
          <table:table-cell table:number-columns-repeated="9"/>
          <table:table-cell office:value-type="float" office:value="3.3" calcext:value-type="float">
            <text:p>3.3</text:p>
          </table:table-cell>
          <table:table-cell office:value-type="float" office:value="0.229849055299674" calcext:value-type="float">
            <text:p>0.229849055299674</text:p>
          </table:table-cell>
          <table:table-cell office:value-type="float" office:value="0.2149" calcext:value-type="float">
            <text:p>0.2149</text:p>
          </table:table-cell>
          <table:table-cell table:number-columns-repeated="1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865203112490056" calcext:value-type="float">
            <text:p>0.086520311249006</text:p>
          </table:table-cell>
          <table:table-cell table:number-columns-repeated="9"/>
          <table:table-cell office:value-type="float" office:value="3.4" calcext:value-type="float">
            <text:p>3.4</text:p>
          </table:table-cell>
          <table:table-cell office:value-type="float" office:value="0.224264406374107" calcext:value-type="float">
            <text:p>0.224264406374107</text:p>
          </table:table-cell>
          <table:table-cell office:value-type="float" office:value="0.2149" calcext:value-type="float">
            <text:p>0.2149</text:p>
          </table:table-cell>
          <table:table-cell table:number-columns-repeated="1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831765640446307" calcext:value-type="float">
            <text:p>0.083176564044631</text:p>
          </table:table-cell>
          <table:table-cell table:number-columns-repeated="9"/>
          <table:table-cell office:value-type="float" office:value="3.5" calcext:value-type="float">
            <text:p>3.5</text:p>
          </table:table-cell>
          <table:table-cell office:value-type="float" office:value="0.227885853033209" calcext:value-type="float">
            <text:p>0.227885853033209</text:p>
          </table:table-cell>
          <table:table-cell office:value-type="float" office:value="0.2149" calcext:value-type="float">
            <text:p>0.2149</text:p>
          </table:table-cell>
          <table:table-cell table:number-columns-repeated="1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831765640446307" calcext:value-type="float">
            <text:p>0.083176564044631</text:p>
          </table:table-cell>
          <table:table-cell table:number-columns-repeated="9"/>
          <table:table-cell office:value-type="float" office:value="3.6" calcext:value-type="float">
            <text:p>3.6</text:p>
          </table:table-cell>
          <table:table-cell office:value-type="float" office:value="0.227534319197287" calcext:value-type="float">
            <text:p>0.227534319197287</text:p>
          </table:table-cell>
          <table:table-cell office:value-type="float" office:value="0.2149" calcext:value-type="float">
            <text:p>0.2149</text:p>
          </table:table-cell>
          <table:table-cell table:number-columns-repeated="1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831765640446307" calcext:value-type="float">
            <text:p>0.083176564044631</text:p>
          </table:table-cell>
          <table:table-cell table:number-columns-repeated="9"/>
          <table:table-cell office:value-type="float" office:value="3.7" calcext:value-type="float">
            <text:p>3.7</text:p>
          </table:table-cell>
          <table:table-cell office:value-type="float" office:value="0.228221268627308" calcext:value-type="float">
            <text:p>0.228221268627308</text:p>
          </table:table-cell>
          <table:table-cell office:value-type="float" office:value="0.2149" calcext:value-type="float">
            <text:p>0.2149</text:p>
          </table:table-cell>
          <table:table-cell table:number-columns-repeated="1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831765640446307" calcext:value-type="float">
            <text:p>0.083176564044631</text:p>
          </table:table-cell>
          <table:table-cell table:number-columns-repeated="9"/>
          <table:table-cell office:value-type="float" office:value="3.8" calcext:value-type="float">
            <text:p>3.8</text:p>
          </table:table-cell>
          <table:table-cell office:value-type="float" office:value="0.228458304949129" calcext:value-type="float">
            <text:p>0.228458304949129</text:p>
          </table:table-cell>
          <table:table-cell office:value-type="float" office:value="0.2149" calcext:value-type="float">
            <text:p>0.2149</text:p>
          </table:table-cell>
          <table:table-cell table:number-columns-repeated="1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822927890996743" calcext:value-type="float">
            <text:p>0.082292789099674</text:p>
          </table:table-cell>
          <table:table-cell table:number-columns-repeated="9"/>
          <table:table-cell office:value-type="float" office:value="3.9" calcext:value-type="float">
            <text:p>3.9</text:p>
          </table:table-cell>
          <table:table-cell office:value-type="float" office:value="0.219923678768194" calcext:value-type="float">
            <text:p>0.219923678768194</text:p>
          </table:table-cell>
          <table:table-cell office:value-type="float" office:value="0.2149" calcext:value-type="float">
            <text:p>0.2149</text:p>
          </table:table-cell>
          <table:table-cell table:number-columns-repeated="11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822927890996743" calcext:value-type="float">
            <text:p>0.082292789099674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office:value-type="float" office:value="0.217798959223576" calcext:value-type="float">
            <text:p>0.217798959223576</text:p>
          </table:table-cell>
          <table:table-cell office:value-type="float" office:value="0.2149" calcext:value-type="float">
            <text:p>0.2149</text:p>
          </table:table-cell>
          <table:table-cell table:number-columns-repeated="1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822927890996743" calcext:value-type="float">
            <text:p>0.082292789099674</text:p>
          </table:table-cell>
          <table:table-cell table:number-columns-repeated="9"/>
          <table:table-cell table:style-name="ce17" office:value-type="float" office:value="4.1" calcext:value-type="float">
            <text:p>4.1</text:p>
          </table:table-cell>
          <table:table-cell table:style-name="ce17" office:value-type="float" office:value="0.21106943687069" calcext:value-type="float">
            <text:p>0.21106943687069</text:p>
          </table:table-cell>
          <table:table-cell office:value-type="float" office:value="0.2149" calcext:value-type="float">
            <text:p>0.2149</text:p>
          </table:table-cell>
          <table:table-cell table:number-columns-repeated="9"/>
          <table:table-cell table:style-name="ce17"/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822927890996743" calcext:value-type="float">
            <text:p>0.082292789099674</text:p>
          </table:table-cell>
          <table:table-cell table:number-columns-repeated="9"/>
          <table:table-cell office:value-type="float" office:value="4.2" calcext:value-type="float">
            <text:p>4.2</text:p>
          </table:table-cell>
          <table:table-cell office:value-type="float" office:value="0.208639367423824" calcext:value-type="float">
            <text:p>0.208639367423824</text:p>
          </table:table-cell>
          <table:table-cell office:value-type="float" office:value="0.2149" calcext:value-type="float">
            <text:p>0.2149</text:p>
          </table:table-cell>
          <table:table-cell table:number-columns-repeated="11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822927890996743" calcext:value-type="float">
            <text:p>0.082292789099674</text:p>
          </table:table-cell>
          <table:table-cell table:number-columns-repeated="9"/>
          <table:table-cell office:value-type="float" office:value="4.3" calcext:value-type="float">
            <text:p>4.3</text:p>
          </table:table-cell>
          <table:table-cell office:value-type="float" office:value="0.193883946221061" calcext:value-type="float">
            <text:p>0.193883946221061</text:p>
          </table:table-cell>
          <table:table-cell office:value-type="float" office:value="0.2149" calcext:value-type="float">
            <text:p>0.2149</text:p>
          </table:table-cell>
          <table:table-cell table:number-columns-repeated="11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808833991333744" calcext:value-type="float">
            <text:p>0.080883399133374</text:p>
          </table:table-cell>
          <table:table-cell table:number-columns-repeated="9"/>
          <table:table-cell office:value-type="float" office:value="4.4" calcext:value-type="float">
            <text:p>4.4</text:p>
          </table:table-cell>
          <table:table-cell office:value-type="float" office:value="0.191592659077464" calcext:value-type="float">
            <text:p>0.191592659077464</text:p>
          </table:table-cell>
          <table:table-cell office:value-type="float" office:value="0.2149" calcext:value-type="float">
            <text:p>0.2149</text:p>
          </table:table-cell>
          <table:table-cell table:number-columns-repeated="11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808833991333744" calcext:value-type="float">
            <text:p>0.080883399133374</text:p>
          </table:table-cell>
          <table:table-cell table:number-columns-repeated="9"/>
          <table:table-cell office:value-type="float" office:value="4.5" calcext:value-type="float">
            <text:p>4.5</text:p>
          </table:table-cell>
          <table:table-cell office:value-type="float" office:value="0.196027132612257" calcext:value-type="float">
            <text:p>0.196027132612257</text:p>
          </table:table-cell>
          <table:table-cell office:value-type="float" office:value="0.2149" calcext:value-type="float">
            <text:p>0.2149</text:p>
          </table:table-cell>
          <table:table-cell table:number-columns-repeated="11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808833991333744" calcext:value-type="float">
            <text:p>0.080883399133374</text:p>
          </table:table-cell>
          <table:table-cell table:number-columns-repeated="9"/>
          <table:table-cell office:value-type="float" office:value="4.6" calcext:value-type="float">
            <text:p>4.6</text:p>
          </table:table-cell>
          <table:table-cell office:value-type="float" office:value="0.19925214418916" calcext:value-type="float">
            <text:p>0.19925214418916</text:p>
          </table:table-cell>
          <table:table-cell office:value-type="float" office:value="0.2149" calcext:value-type="float">
            <text:p>0.2149</text:p>
          </table:table-cell>
          <table:table-cell table:number-columns-repeated="1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808833991333744" calcext:value-type="float">
            <text:p>0.080883399133374</text:p>
          </table:table-cell>
          <table:table-cell table:number-columns-repeated="9"/>
          <table:table-cell office:value-type="float" office:value="4.7" calcext:value-type="float">
            <text:p>4.7</text:p>
          </table:table-cell>
          <table:table-cell office:value-type="float" office:value="0.197125150566643" calcext:value-type="float">
            <text:p>0.197125150566643</text:p>
          </table:table-cell>
          <table:table-cell office:value-type="float" office:value="0.2149" calcext:value-type="float">
            <text:p>0.2149</text:p>
          </table:table-cell>
          <table:table-cell table:number-columns-repeated="11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808833991333744" calcext:value-type="float">
            <text:p>0.080883399133374</text:p>
          </table:table-cell>
          <table:table-cell table:number-columns-repeated="9"/>
          <table:table-cell office:value-type="float" office:value="4.8" calcext:value-type="float">
            <text:p>4.8</text:p>
          </table:table-cell>
          <table:table-cell office:value-type="float" office:value="0.196971204564796" calcext:value-type="float">
            <text:p>0.196971204564796</text:p>
          </table:table-cell>
          <table:table-cell office:value-type="float" office:value="0.2149" calcext:value-type="float">
            <text:p>0.2149</text:p>
          </table:table-cell>
          <table:table-cell table:number-columns-repeated="11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796380143179128" calcext:value-type="float">
            <text:p>0.079638014317913</text:p>
          </table:table-cell>
          <table:table-cell table:number-columns-repeated="9"/>
          <table:table-cell office:value-type="float" office:value="4.9" calcext:value-type="float">
            <text:p>4.9</text:p>
          </table:table-cell>
          <table:table-cell office:value-type="float" office:value="0.19124083341845" calcext:value-type="float">
            <text:p>0.19124083341845</text:p>
          </table:table-cell>
          <table:table-cell office:value-type="float" office:value="0.2149" calcext:value-type="float">
            <text:p>0.2149</text:p>
          </table:table-cell>
          <table:table-cell table:number-columns-repeated="11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796380143179128" calcext:value-type="float">
            <text:p>0.079638014317913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office:value-type="float" office:value="0.191319843339957" calcext:value-type="float">
            <text:p>0.191319843339957</text:p>
          </table:table-cell>
          <table:table-cell office:value-type="float" office:value="0.2149" calcext:value-type="float">
            <text:p>0.2149</text:p>
          </table:table-cell>
          <table:table-cell table:number-columns-repeated="11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796380143179128" calcext:value-type="float">
            <text:p>0.079638014317913</text:p>
          </table:table-cell>
          <table:table-cell table:number-columns-repeated="9"/>
          <table:table-cell office:value-type="float" office:value="5.1" calcext:value-type="float">
            <text:p>5.1</text:p>
          </table:table-cell>
          <table:table-cell office:value-type="float" office:value="0.186722840788162" calcext:value-type="float">
            <text:p>0.186722840788162</text:p>
          </table:table-cell>
          <table:table-cell office:value-type="float" office:value="0.2149" calcext:value-type="float">
            <text:p>0.2149</text:p>
          </table:table-cell>
          <table:table-cell table:number-columns-repeated="1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796380143179128" calcext:value-type="float">
            <text:p>0.079638014317913</text:p>
          </table:table-cell>
          <table:table-cell table:number-columns-repeated="9"/>
          <table:table-cell office:value-type="float" office:value="5.2" calcext:value-type="float">
            <text:p>5.2</text:p>
          </table:table-cell>
          <table:table-cell office:value-type="float" office:value="0.186722840788162" calcext:value-type="float">
            <text:p>0.186722840788162</text:p>
          </table:table-cell>
          <table:table-cell office:value-type="float" office:value="0.2149" calcext:value-type="float">
            <text:p>0.2149</text:p>
          </table:table-cell>
          <table:table-cell table:number-columns-repeated="11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796380143179128" calcext:value-type="float">
            <text:p>0.079638014317913</text:p>
          </table:table-cell>
          <table:table-cell table:number-columns-repeated="9"/>
          <table:table-cell office:value-type="float" office:value="5.3" calcext:value-type="float">
            <text:p>5.3</text:p>
          </table:table-cell>
          <table:table-cell office:value-type="float" office:value="0.187828854847526" calcext:value-type="float">
            <text:p>0.187828854847526</text:p>
          </table:table-cell>
          <table:table-cell office:value-type="float" office:value="0.2149" calcext:value-type="float">
            <text:p>0.2149</text:p>
          </table:table-cell>
          <table:table-cell table:number-columns-repeated="11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0765586086716243" calcext:value-type="float">
            <text:p>0.076558608671624</text:p>
          </table:table-cell>
          <table:table-cell table:number-columns-repeated="9"/>
          <table:table-cell office:value-type="float" office:value="5.4" calcext:value-type="float">
            <text:p>5.4</text:p>
          </table:table-cell>
          <table:table-cell office:value-type="float" office:value="0.189141288718541" calcext:value-type="float">
            <text:p>0.189141288718541</text:p>
          </table:table-cell>
          <table:table-cell office:value-type="float" office:value="0.2149" calcext:value-type="float">
            <text:p>0.2149</text:p>
          </table:table-cell>
          <table:table-cell table:number-columns-repeated="11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0765586086716243" calcext:value-type="float">
            <text:p>0.076558608671624</text:p>
          </table:table-cell>
          <table:table-cell table:number-columns-repeated="9"/>
          <table:table-cell office:value-type="float" office:value="5.5" calcext:value-type="float">
            <text:p>5.5</text:p>
          </table:table-cell>
          <table:table-cell office:value-type="float" office:value="0.194077330763351" calcext:value-type="float">
            <text:p>0.194077330763351</text:p>
          </table:table-cell>
          <table:table-cell office:value-type="float" office:value="0.2149" calcext:value-type="float">
            <text:p>0.2149</text:p>
          </table:table-cell>
          <table:table-cell table:number-columns-repeated="11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0765586086716243" calcext:value-type="float">
            <text:p>0.076558608671624</text:p>
          </table:table-cell>
          <table:table-cell table:number-columns-repeated="9"/>
          <table:table-cell office:value-type="float" office:value="5.6" calcext:value-type="float">
            <text:p>5.6</text:p>
          </table:table-cell>
          <table:table-cell office:value-type="float" office:value="0.194185889985029" calcext:value-type="float">
            <text:p>0.194185889985029</text:p>
          </table:table-cell>
          <table:table-cell office:value-type="float" office:value="0.2149" calcext:value-type="float">
            <text:p>0.2149</text:p>
          </table:table-cell>
          <table:table-cell table:number-columns-repeated="11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765586086716243" calcext:value-type="float">
            <text:p>0.076558608671624</text:p>
          </table:table-cell>
          <table:table-cell table:number-columns-repeated="9"/>
          <table:table-cell office:value-type="float" office:value="5.7" calcext:value-type="float">
            <text:p>5.7</text:p>
          </table:table-cell>
          <table:table-cell office:value-type="float" office:value="0.194185889985029" calcext:value-type="float">
            <text:p>0.194185889985029</text:p>
          </table:table-cell>
          <table:table-cell office:value-type="float" office:value="0.2149" calcext:value-type="float">
            <text:p>0.2149</text:p>
          </table:table-cell>
          <table:table-cell table:number-columns-repeated="11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0765586086716243" calcext:value-type="float">
            <text:p>0.076558608671624</text:p>
          </table:table-cell>
          <table:table-cell table:number-columns-repeated="9"/>
          <table:table-cell office:value-type="float" office:value="5.8" calcext:value-type="float">
            <text:p>5.8</text:p>
          </table:table-cell>
          <table:table-cell office:value-type="float" office:value="0.192357763232977" calcext:value-type="float">
            <text:p>0.192357763232977</text:p>
          </table:table-cell>
          <table:table-cell office:value-type="float" office:value="0.2149" calcext:value-type="float">
            <text:p>0.2149</text:p>
          </table:table-cell>
          <table:table-cell table:number-columns-repeated="11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0765586086716243" calcext:value-type="float">
            <text:p>0.076558608671624</text:p>
          </table:table-cell>
          <table:table-cell table:number-columns-repeated="9"/>
          <table:table-cell office:value-type="float" office:value="5.9" calcext:value-type="float">
            <text:p>5.9</text:p>
          </table:table-cell>
          <table:table-cell office:value-type="float" office:value="0.192357763232977" calcext:value-type="float">
            <text:p>0.192357763232977</text:p>
          </table:table-cell>
          <table:table-cell office:value-type="float" office:value="0.2149" calcext:value-type="float">
            <text:p>0.2149</text:p>
          </table:table-cell>
          <table:table-cell table:number-columns-repeated="11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0765586086716243" calcext:value-type="float">
            <text:p>0.076558608671624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office:value-type="float" office:value="0.166253643033319" calcext:value-type="float">
            <text:p>0.166253643033319</text:p>
          </table:table-cell>
          <table:table-cell office:value-type="float" office:value="0.2149" calcext:value-type="float">
            <text:p>0.2149</text:p>
          </table:table-cell>
          <table:table-cell table:number-columns-repeated="11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0765586086716243" calcext:value-type="float">
            <text:p>0.076558608671624</text:p>
          </table:table-cell>
          <table:table-cell table:number-columns-repeated="9"/>
          <table:table-cell office:value-type="float" office:value="6.1" calcext:value-type="float">
            <text:p>6.1</text:p>
          </table:table-cell>
          <table:table-cell office:value-type="float" office:value="0.167743685215679" calcext:value-type="float">
            <text:p>0.167743685215679</text:p>
          </table:table-cell>
          <table:table-cell office:value-type="float" office:value="0.2149" calcext:value-type="float">
            <text:p>0.2149</text:p>
          </table:table-cell>
          <table:table-cell table:number-columns-repeated="1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765586086716243" calcext:value-type="float">
            <text:p>0.076558608671624</text:p>
          </table:table-cell>
          <table:table-cell table:number-columns-repeated="9"/>
          <table:table-cell office:value-type="float" office:value="6.2" calcext:value-type="float">
            <text:p>6.2</text:p>
          </table:table-cell>
          <table:table-cell office:value-type="float" office:value="0.168282707659856" calcext:value-type="float">
            <text:p>0.168282707659856</text:p>
          </table:table-cell>
          <table:table-cell office:value-type="float" office:value="0.2149" calcext:value-type="float">
            <text:p>0.2149</text:p>
          </table:table-cell>
          <table:table-cell table:number-columns-repeated="11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0765586086716243" calcext:value-type="float">
            <text:p>0.076558608671624</text:p>
          </table:table-cell>
          <table:table-cell table:number-columns-repeated="9"/>
          <table:table-cell office:value-type="float" office:value="6.3" calcext:value-type="float">
            <text:p>6.3</text:p>
          </table:table-cell>
          <table:table-cell office:value-type="float" office:value="0.172551984262305" calcext:value-type="float">
            <text:p>0.172551984262305</text:p>
          </table:table-cell>
          <table:table-cell office:value-type="float" office:value="0.2149" calcext:value-type="float">
            <text:p>0.2149</text:p>
          </table:table-cell>
          <table:table-cell table:number-columns-repeated="11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0765586086716243" calcext:value-type="float">
            <text:p>0.076558608671624</text:p>
          </table:table-cell>
          <table:table-cell table:number-columns-repeated="9"/>
          <table:table-cell office:value-type="float" office:value="6.4" calcext:value-type="float">
            <text:p>6.4</text:p>
          </table:table-cell>
          <table:table-cell office:value-type="float" office:value="0.172551984262305" calcext:value-type="float">
            <text:p>0.172551984262305</text:p>
          </table:table-cell>
          <table:table-cell office:value-type="float" office:value="0.2149" calcext:value-type="float">
            <text:p>0.2149</text:p>
          </table:table-cell>
          <table:table-cell table:number-columns-repeated="11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0765586086716243" calcext:value-type="float">
            <text:p>0.076558608671624</text:p>
          </table:table-cell>
          <table:table-cell table:number-columns-repeated="9"/>
          <table:table-cell office:value-type="float" office:value="6.5" calcext:value-type="float">
            <text:p>6.5</text:p>
          </table:table-cell>
          <table:table-cell office:value-type="float" office:value="0.172107573002134" calcext:value-type="float">
            <text:p>0.172107573002134</text:p>
          </table:table-cell>
          <table:table-cell office:value-type="float" office:value="0.2149" calcext:value-type="float">
            <text:p>0.2149</text:p>
          </table:table-cell>
          <table:table-cell table:number-columns-repeated="11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765586086716243" calcext:value-type="float">
            <text:p>0.076558608671624</text:p>
          </table:table-cell>
          <table:table-cell table:number-columns-repeated="9"/>
          <table:table-cell office:value-type="float" office:value="6.6" calcext:value-type="float">
            <text:p>6.6</text:p>
          </table:table-cell>
          <table:table-cell office:value-type="float" office:value="0.171828274596645" calcext:value-type="float">
            <text:p>0.171828274596645</text:p>
          </table:table-cell>
          <table:table-cell office:value-type="float" office:value="0.2149" calcext:value-type="float">
            <text:p>0.2149</text:p>
          </table:table-cell>
          <table:table-cell table:number-columns-repeated="11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762693253285306" calcext:value-type="float">
            <text:p>0.076269325328531</text:p>
          </table:table-cell>
          <table:table-cell table:number-columns-repeated="9"/>
          <table:table-cell office:value-type="float" office:value="6.7" calcext:value-type="float">
            <text:p>6.7</text:p>
          </table:table-cell>
          <table:table-cell office:value-type="float" office:value="0.17286881421914" calcext:value-type="float">
            <text:p>0.17286881421914</text:p>
          </table:table-cell>
          <table:table-cell office:value-type="float" office:value="0.2149" calcext:value-type="float">
            <text:p>0.2149</text:p>
          </table:table-cell>
          <table:table-cell table:number-columns-repeated="11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0762693253285306" calcext:value-type="float">
            <text:p>0.076269325328531</text:p>
          </table:table-cell>
          <table:table-cell table:number-columns-repeated="9"/>
          <table:table-cell office:value-type="float" office:value="6.8" calcext:value-type="float">
            <text:p>6.8</text:p>
          </table:table-cell>
          <table:table-cell office:value-type="float" office:value="0.179103589666497" calcext:value-type="float">
            <text:p>0.179103589666497</text:p>
          </table:table-cell>
          <table:table-cell office:value-type="float" office:value="0.2149" calcext:value-type="float">
            <text:p>0.2149</text:p>
          </table:table-cell>
          <table:table-cell table:number-columns-repeated="11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0762693253285306" calcext:value-type="float">
            <text:p>0.076269325328531</text:p>
          </table:table-cell>
          <table:table-cell table:number-columns-repeated="9"/>
          <table:table-cell office:value-type="float" office:value="6.9" calcext:value-type="float">
            <text:p>6.9</text:p>
          </table:table-cell>
          <table:table-cell office:value-type="float" office:value="0.17874316289864" calcext:value-type="float">
            <text:p>0.17874316289864</text:p>
          </table:table-cell>
          <table:table-cell office:value-type="float" office:value="0.2149" calcext:value-type="float">
            <text:p>0.2149</text:p>
          </table:table-cell>
          <table:table-cell table:number-columns-repeated="11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0762693253285306" calcext:value-type="float">
            <text:p>0.076269325328531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office:value-type="float" office:value="0.17874316289864" calcext:value-type="float">
            <text:p>0.17874316289864</text:p>
          </table:table-cell>
          <table:table-cell table:number-columns-repeated="1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0762693253285306" calcext:value-type="float">
            <text:p>0.076269325328531</text:p>
          </table:table-cell>
          <table:table-cell table:number-columns-repeated="9"/>
          <table:table-cell office:value-type="float" office:value="7.1" calcext:value-type="float">
            <text:p>7.1</text:p>
          </table:table-cell>
          <table:table-cell office:value-type="float" office:value="0.173953270483322" calcext:value-type="float">
            <text:p>0.173953270483322</text:p>
          </table:table-cell>
          <table:table-cell table:number-columns-repeated="1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762693253285306" calcext:value-type="float">
            <text:p>0.076269325328531</text:p>
          </table:table-cell>
          <table:table-cell table:number-columns-repeated="9"/>
          <table:table-cell office:value-type="float" office:value="7.2" calcext:value-type="float">
            <text:p>7.2</text:p>
          </table:table-cell>
          <table:table-cell office:value-type="float" office:value="0.173953270483322" calcext:value-type="float">
            <text:p>0.173953270483322</text:p>
          </table:table-cell>
          <table:table-cell table:number-columns-repeated="1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0762693253285306" calcext:value-type="float">
            <text:p>0.076269325328531</text:p>
          </table:table-cell>
          <table:table-cell table:number-columns-repeated="9"/>
          <table:table-cell office:value-type="float" office:value="7.3" calcext:value-type="float">
            <text:p>7.3</text:p>
          </table:table-cell>
          <table:table-cell office:value-type="float" office:value="0.174104754569727" calcext:value-type="float">
            <text:p>0.174104754569727</text:p>
          </table:table-cell>
          <table:table-cell table:number-columns-repeated="1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0762693253285306" calcext:value-type="float">
            <text:p>0.076269325328531</text:p>
          </table:table-cell>
          <table:table-cell table:number-columns-repeated="9"/>
          <table:table-cell office:value-type="float" office:value="7.4" calcext:value-type="float">
            <text:p>7.4</text:p>
          </table:table-cell>
          <table:table-cell office:value-type="float" office:value="0.174104754569727" calcext:value-type="float">
            <text:p>0.174104754569727</text:p>
          </table:table-cell>
          <table:table-cell table:number-columns-repeated="1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0762693253285306" calcext:value-type="float">
            <text:p>0.076269325328531</text:p>
          </table:table-cell>
          <table:table-cell table:number-columns-repeated="9"/>
          <table:table-cell office:value-type="float" office:value="7.5" calcext:value-type="float">
            <text:p>7.5</text:p>
          </table:table-cell>
          <table:table-cell office:value-type="float" office:value="0.17468295625357" calcext:value-type="float">
            <text:p>0.17468295625357</text:p>
          </table:table-cell>
          <table:table-cell table:number-columns-repeated="1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0762693253285306" calcext:value-type="float">
            <text:p>0.076269325328531</text:p>
          </table:table-cell>
          <table:table-cell table:number-columns-repeated="9"/>
          <table:table-cell office:value-type="float" office:value="7.6" calcext:value-type="float">
            <text:p>7.6</text:p>
          </table:table-cell>
          <table:table-cell office:value-type="float" office:value="0.174680697027457" calcext:value-type="float">
            <text:p>0.174680697027457</text:p>
          </table:table-cell>
          <table:table-cell table:number-columns-repeated="1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762693253285306" calcext:value-type="float">
            <text:p>0.076269325328531</text:p>
          </table:table-cell>
          <table:table-cell table:number-columns-repeated="9"/>
          <table:table-cell office:value-type="float" office:value="7.7" calcext:value-type="float">
            <text:p>7.7</text:p>
          </table:table-cell>
          <table:table-cell office:value-type="float" office:value="0.174682751699277" calcext:value-type="float">
            <text:p>0.174682751699277</text:p>
          </table:table-cell>
          <table:table-cell table:number-columns-repeated="1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0762693253285306" calcext:value-type="float">
            <text:p>0.076269325328531</text:p>
          </table:table-cell>
          <table:table-cell table:number-columns-repeated="9"/>
          <table:table-cell office:value-type="float" office:value="7.8" calcext:value-type="float">
            <text:p>7.8</text:p>
          </table:table-cell>
          <table:table-cell office:value-type="float" office:value="0.171866004618567" calcext:value-type="float">
            <text:p>0.171866004618567</text:p>
          </table:table-cell>
          <table:table-cell table:number-columns-repeated="1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0762693253285306" calcext:value-type="float">
            <text:p>0.076269325328531</text:p>
          </table:table-cell>
          <table:table-cell table:number-columns-repeated="9"/>
          <table:table-cell office:value-type="float" office:value="7.9" calcext:value-type="float">
            <text:p>7.9</text:p>
          </table:table-cell>
          <table:table-cell office:value-type="float" office:value="0.171866004618567" calcext:value-type="float">
            <text:p>0.171866004618567</text:p>
          </table:table-cell>
          <table:table-cell table:number-columns-repeated="1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0762693253285306" calcext:value-type="float">
            <text:p>0.076269325328531</text:p>
          </table:table-cell>
          <table:table-cell table:number-columns-repeated="9"/>
          <table:table-cell office:value-type="float" office:value="8" calcext:value-type="float">
            <text:p>8</text:p>
          </table:table-cell>
          <table:table-cell office:value-type="float" office:value="0.171866004618567" calcext:value-type="float">
            <text:p>0.171866004618567</text:p>
          </table:table-cell>
          <table:table-cell table:number-columns-repeated="1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0762693253285306" calcext:value-type="float">
            <text:p>0.076269325328531</text:p>
          </table:table-cell>
          <table:table-cell table:number-columns-repeated="9"/>
          <table:table-cell office:value-type="float" office:value="8.1" calcext:value-type="float">
            <text:p>8.1</text:p>
          </table:table-cell>
          <table:table-cell office:value-type="float" office:value="0.161915123089985" calcext:value-type="float">
            <text:p>0.161915123089985</text:p>
          </table:table-cell>
          <table:table-cell table:number-columns-repeated="1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762693253285306" calcext:value-type="float">
            <text:p>0.076269325328531</text:p>
          </table:table-cell>
          <table:table-cell table:number-columns-repeated="9"/>
          <table:table-cell office:value-type="float" office:value="8.2" calcext:value-type="float">
            <text:p>8.2</text:p>
          </table:table-cell>
          <table:table-cell office:value-type="float" office:value="0.161915123089985" calcext:value-type="float">
            <text:p>0.161915123089985</text:p>
          </table:table-cell>
          <table:table-cell table:number-columns-repeated="1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0762693253285306" calcext:value-type="float">
            <text:p>0.076269325328531</text:p>
          </table:table-cell>
          <table:table-cell table:number-columns-repeated="9"/>
          <table:table-cell office:value-type="float" office:value="8.3" calcext:value-type="float">
            <text:p>8.3</text:p>
          </table:table-cell>
          <table:table-cell office:value-type="float" office:value="0.165576921448312" calcext:value-type="float">
            <text:p>0.165576921448312</text:p>
          </table:table-cell>
          <table:table-cell table:number-columns-repeated="1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0762693253285306" calcext:value-type="float">
            <text:p>0.076269325328531</text:p>
          </table:table-cell>
          <table:table-cell table:number-columns-repeated="9"/>
          <table:table-cell office:value-type="float" office:value="8.4" calcext:value-type="float">
            <text:p>8.4</text:p>
          </table:table-cell>
          <table:table-cell office:value-type="float" office:value="0.16329513698138" calcext:value-type="float">
            <text:p>0.16329513698138</text:p>
          </table:table-cell>
          <table:table-cell table:number-columns-repeated="1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0762693253285306" calcext:value-type="float">
            <text:p>0.076269325328531</text:p>
          </table:table-cell>
          <table:table-cell table:number-columns-repeated="9"/>
          <table:table-cell office:value-type="float" office:value="8.5" calcext:value-type="float">
            <text:p>8.5</text:p>
          </table:table-cell>
          <table:table-cell office:value-type="float" office:value="0.16329513698138" calcext:value-type="float">
            <text:p>0.16329513698138</text:p>
          </table:table-cell>
          <table:table-cell table:number-columns-repeated="1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0762693253285306" calcext:value-type="float">
            <text:p>0.076269325328531</text:p>
          </table:table-cell>
          <table:table-cell table:number-columns-repeated="9"/>
          <table:table-cell office:value-type="float" office:value="8.6" calcext:value-type="float">
            <text:p>8.6</text:p>
          </table:table-cell>
          <table:table-cell office:value-type="float" office:value="0.162577018281401" calcext:value-type="float">
            <text:p>0.162577018281401</text:p>
          </table:table-cell>
          <table:table-cell table:number-columns-repeated="1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762693253285306" calcext:value-type="float">
            <text:p>0.076269325328531</text:p>
          </table:table-cell>
          <table:table-cell table:number-columns-repeated="9"/>
          <table:table-cell office:value-type="float" office:value="8.7" calcext:value-type="float">
            <text:p>8.7</text:p>
          </table:table-cell>
          <table:table-cell office:value-type="float" office:value="0.15491615098441" calcext:value-type="float">
            <text:p>0.15491615098441</text:p>
          </table:table-cell>
          <table:table-cell table:number-columns-repeated="1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0762693253285306" calcext:value-type="float">
            <text:p>0.076269325328531</text:p>
          </table:table-cell>
          <table:table-cell table:number-columns-repeated="9"/>
          <table:table-cell office:value-type="float" office:value="8.8" calcext:value-type="float">
            <text:p>8.8</text:p>
          </table:table-cell>
          <table:table-cell office:value-type="float" office:value="0.15491615098441" calcext:value-type="float">
            <text:p>0.15491615098441</text:p>
          </table:table-cell>
          <table:table-cell table:number-columns-repeated="1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0762693253285306" calcext:value-type="float">
            <text:p>0.076269325328531</text:p>
          </table:table-cell>
          <table:table-cell table:number-columns-repeated="9"/>
          <table:table-cell office:value-type="float" office:value="8.9" calcext:value-type="float">
            <text:p>8.9</text:p>
          </table:table-cell>
          <table:table-cell office:value-type="float" office:value="0.154584992388985" calcext:value-type="float">
            <text:p>0.154584992388985</text:p>
          </table:table-cell>
          <table:table-cell table:number-columns-repeated="1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0762693253285306" calcext:value-type="float">
            <text:p>0.076269325328531</text:p>
          </table:table-cell>
          <table:table-cell table:number-columns-repeated="9"/>
          <table:table-cell office:value-type="float" office:value="9" calcext:value-type="float">
            <text:p>9</text:p>
          </table:table-cell>
          <table:table-cell office:value-type="float" office:value="0.154584992388985" calcext:value-type="float">
            <text:p>0.154584992388985</text:p>
          </table:table-cell>
          <table:table-cell table:number-columns-repeated="1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0762693253285306" calcext:value-type="float">
            <text:p>0.076269325328531</text:p>
          </table:table-cell>
          <table:table-cell table:number-columns-repeated="9"/>
          <table:table-cell office:value-type="float" office:value="9.1" calcext:value-type="float">
            <text:p>9.1</text:p>
          </table:table-cell>
          <table:table-cell office:value-type="float" office:value="0.154584992388985" calcext:value-type="float">
            <text:p>0.154584992388985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762693253285306" calcext:value-type="float">
            <text:p>0.076269325328531</text:p>
          </table:table-cell>
          <table:table-cell table:number-columns-repeated="9"/>
          <table:table-cell office:value-type="float" office:value="9.2" calcext:value-type="float">
            <text:p>9.2</text:p>
          </table:table-cell>
          <table:table-cell office:value-type="float" office:value="0.155012066400151" calcext:value-type="float">
            <text:p>0.155012066400151</text:p>
          </table:table-cell>
          <table:table-cell table:number-columns-repeated="1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0762693253285306" calcext:value-type="float">
            <text:p>0.076269325328531</text:p>
          </table:table-cell>
          <table:table-cell table:number-columns-repeated="9"/>
          <table:table-cell office:value-type="float" office:value="9.3" calcext:value-type="float">
            <text:p>9.3</text:p>
          </table:table-cell>
          <table:table-cell office:value-type="float" office:value="0.155282677631341" calcext:value-type="float">
            <text:p>0.155282677631341</text:p>
          </table:table-cell>
          <table:table-cell table:number-columns-repeated="1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0762693253285306" calcext:value-type="float">
            <text:p>0.076269325328531</text:p>
          </table:table-cell>
          <table:table-cell table:number-columns-repeated="9"/>
          <table:table-cell office:value-type="float" office:value="9.4" calcext:value-type="float">
            <text:p>9.4</text:p>
          </table:table-cell>
          <table:table-cell office:value-type="float" office:value="0.155282677631341" calcext:value-type="float">
            <text:p>0.155282677631341</text:p>
          </table:table-cell>
          <table:table-cell table:number-columns-repeated="1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0762693253285306" calcext:value-type="float">
            <text:p>0.076269325328531</text:p>
          </table:table-cell>
          <table:table-cell table:number-columns-repeated="9"/>
          <table:table-cell office:value-type="float" office:value="9.5" calcext:value-type="float">
            <text:p>9.5</text:p>
          </table:table-cell>
          <table:table-cell office:value-type="float" office:value="0.155319274501841" calcext:value-type="float">
            <text:p>0.155319274501841</text:p>
          </table:table-cell>
          <table:table-cell table:number-columns-repeated="1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0762693253285306" calcext:value-type="float">
            <text:p>0.076269325328531</text:p>
          </table:table-cell>
          <table:table-cell table:number-columns-repeated="9"/>
          <table:table-cell office:value-type="float" office:value="9.6" calcext:value-type="float">
            <text:p>9.6</text:p>
          </table:table-cell>
          <table:table-cell office:value-type="float" office:value="0.155319274501841" calcext:value-type="float">
            <text:p>0.155319274501841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0762693253285306" calcext:value-type="float">
            <text:p>0.076269325328531</text:p>
          </table:table-cell>
          <table:table-cell table:number-columns-repeated="9"/>
          <table:table-cell office:value-type="float" office:value="9.7" calcext:value-type="float">
            <text:p>9.7</text:p>
          </table:table-cell>
          <table:table-cell office:value-type="float" office:value="0.155319274501841" calcext:value-type="float">
            <text:p>0.155319274501841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762693253285306" calcext:value-type="float">
            <text:p>0.076269325328531</text:p>
          </table:table-cell>
          <table:table-cell table:number-columns-repeated="9"/>
          <table:table-cell office:value-type="float" office:value="9.8" calcext:value-type="float">
            <text:p>9.8</text:p>
          </table:table-cell>
          <table:table-cell office:value-type="float" office:value="0.155778884415653" calcext:value-type="float">
            <text:p>0.155778884415653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0762693253285306" calcext:value-type="float">
            <text:p>0.076269325328531</text:p>
          </table:table-cell>
          <table:table-cell table:number-columns-repeated="9"/>
          <table:table-cell office:value-type="float" office:value="9.9" calcext:value-type="float">
            <text:p>9.9</text:p>
          </table:table-cell>
          <table:table-cell office:value-type="float" office:value="0.155778884415653" calcext:value-type="float">
            <text:p>0.155778884415653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0762693253285306" calcext:value-type="float">
            <text:p>0.076269325328531</text:p>
          </table:table-cell>
          <table:table-cell table:number-columns-repeated="9"/>
          <table:table-cell office:value-type="float" office:value="10" calcext:value-type="float">
            <text:p>10</text:p>
          </table:table-cell>
          <table:table-cell office:value-type="float" office:value="0.155408792167781" calcext:value-type="float">
            <text:p>0.155408792167781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0762693253285306" calcext:value-type="float">
            <text:p>0.076269325328531</text:p>
          </table:table-cell>
          <table:table-cell table:number-columns-repeated="9"/>
          <table:table-cell office:value-type="float" office:value="10.1" calcext:value-type="float">
            <text:p>10.1</text:p>
          </table:table-cell>
          <table:table-cell office:value-type="float" office:value="0.155408792167781" calcext:value-type="float">
            <text:p>0.155408792167781</text:p>
          </table:table-cell>
          <table:table-cell table:number-columns-repeated="12"/>
        </table:table-row>
        <table:table-row table:style-name="ro1">
          <table:table-cell table:number-columns-repeated="11"/>
          <table:table-cell office:value-type="float" office:value="10.2" calcext:value-type="float">
            <text:p>10.2</text:p>
          </table:table-cell>
          <table:table-cell office:value-type="float" office:value="0.136905193557527" calcext:value-type="float">
            <text:p>0.136905193557527</text:p>
          </table:table-cell>
          <table:table-cell table:number-columns-repeated="12"/>
        </table:table-row>
        <table:table-row table:style-name="ro1">
          <table:table-cell table:number-columns-repeated="11"/>
          <table:table-cell office:value-type="float" office:value="10.3" calcext:value-type="float">
            <text:p>10.3</text:p>
          </table:table-cell>
          <table:table-cell office:value-type="float" office:value="0.136905193557527" calcext:value-type="float">
            <text:p>0.136905193557527</text:p>
          </table:table-cell>
          <table:table-cell table:number-columns-repeated="12"/>
        </table:table-row>
        <table:table-row table:style-name="ro1">
          <table:table-cell table:number-columns-repeated="11"/>
          <table:table-cell office:value-type="float" office:value="10.4" calcext:value-type="float">
            <text:p>10.4</text:p>
          </table:table-cell>
          <table:table-cell office:value-type="float" office:value="0.136905193557527" calcext:value-type="float">
            <text:p>0.136905193557527</text:p>
          </table:table-cell>
          <table:table-cell table:number-columns-repeated="12"/>
        </table:table-row>
        <table:table-row table:style-name="ro1">
          <table:table-cell table:number-columns-repeated="11"/>
          <table:table-cell office:value-type="float" office:value="10.5" calcext:value-type="float">
            <text:p>10.5</text:p>
          </table:table-cell>
          <table:table-cell office:value-type="float" office:value="0.137579434125004" calcext:value-type="float">
            <text:p>0.137579434125004</text:p>
          </table:table-cell>
          <table:table-cell table:number-columns-repeated="12"/>
        </table:table-row>
        <table:table-row table:style-name="ro1">
          <table:table-cell table:number-columns-repeated="11"/>
          <table:table-cell office:value-type="float" office:value="10.6" calcext:value-type="float">
            <text:p>10.6</text:p>
          </table:table-cell>
          <table:table-cell office:value-type="float" office:value="0.137491583241824" calcext:value-type="float">
            <text:p>0.137491583241824</text:p>
          </table:table-cell>
          <table:table-cell table:number-columns-repeated="12"/>
        </table:table-row>
        <table:table-row table:style-name="ro1">
          <table:table-cell table:number-columns-repeated="11"/>
          <table:table-cell office:value-type="float" office:value="10.7" calcext:value-type="float">
            <text:p>10.7</text:p>
          </table:table-cell>
          <table:table-cell office:value-type="float" office:value="0.137491583241824" calcext:value-type="float">
            <text:p>0.137491583241824</text:p>
          </table:table-cell>
          <table:table-cell table:number-columns-repeated="12"/>
        </table:table-row>
        <table:table-row table:style-name="ro1">
          <table:table-cell table:number-columns-repeated="11"/>
          <table:table-cell office:value-type="float" office:value="10.8" calcext:value-type="float">
            <text:p>10.8</text:p>
          </table:table-cell>
          <table:table-cell office:value-type="float" office:value="0.137491583241824" calcext:value-type="float">
            <text:p>0.137491583241824</text:p>
          </table:table-cell>
          <table:table-cell table:number-columns-repeated="12"/>
        </table:table-row>
        <table:table-row table:style-name="ro1">
          <table:table-cell table:number-columns-repeated="11"/>
          <table:table-cell office:value-type="float" office:value="10.9" calcext:value-type="float">
            <text:p>10.9</text:p>
          </table:table-cell>
          <table:table-cell office:value-type="float" office:value="0.137491583241824" calcext:value-type="float">
            <text:p>0.137491583241824</text:p>
          </table:table-cell>
          <table:table-cell table:number-columns-repeated="12"/>
        </table:table-row>
        <table:table-row table:style-name="ro1">
          <table:table-cell table:number-columns-repeated="11"/>
          <table:table-cell office:value-type="float" office:value="11" calcext:value-type="float">
            <text:p>11</text:p>
          </table:table-cell>
          <table:table-cell office:value-type="float" office:value="0.136419262035504" calcext:value-type="float">
            <text:p>0.136419262035504</text:p>
          </table:table-cell>
          <table:table-cell table:number-columns-repeated="12"/>
        </table:table-row>
        <table:table-row table:style-name="ro1">
          <table:table-cell table:number-columns-repeated="11"/>
          <table:table-cell office:value-type="float" office:value="11.1" calcext:value-type="float">
            <text:p>11.1</text:p>
          </table:table-cell>
          <table:table-cell office:value-type="float" office:value="0.130638818943518" calcext:value-type="float">
            <text:p>0.130638818943518</text:p>
          </table:table-cell>
          <table:table-cell table:number-columns-repeated="12"/>
        </table:table-row>
        <table:table-row table:style-name="ro1">
          <table:table-cell table:number-columns-repeated="11"/>
          <table:table-cell office:value-type="float" office:value="11.2" calcext:value-type="float">
            <text:p>11.2</text:p>
          </table:table-cell>
          <table:table-cell office:value-type="float" office:value="0.130638818943518" calcext:value-type="float">
            <text:p>0.130638818943518</text:p>
          </table:table-cell>
          <table:table-cell table:number-columns-repeated="12"/>
        </table:table-row>
        <table:table-row table:style-name="ro1">
          <table:table-cell table:number-columns-repeated="11"/>
          <table:table-cell office:value-type="float" office:value="11.3" calcext:value-type="float">
            <text:p>11.3</text:p>
          </table:table-cell>
          <table:table-cell office:value-type="float" office:value="0.130638818943518" calcext:value-type="float">
            <text:p>0.130638818943518</text:p>
          </table:table-cell>
          <table:table-cell table:number-columns-repeated="12"/>
        </table:table-row>
        <table:table-row table:style-name="ro1">
          <table:table-cell table:number-columns-repeated="11"/>
          <table:table-cell office:value-type="float" office:value="11.4" calcext:value-type="float">
            <text:p>11.4</text:p>
          </table:table-cell>
          <table:table-cell office:value-type="float" office:value="0.130322883639523" calcext:value-type="float">
            <text:p>0.130322883639523</text:p>
          </table:table-cell>
          <table:table-cell table:number-columns-repeated="12"/>
        </table:table-row>
        <table:table-row table:style-name="ro1">
          <table:table-cell table:number-columns-repeated="11"/>
          <table:table-cell office:value-type="float" office:value="11.5" calcext:value-type="float">
            <text:p>11.5</text:p>
          </table:table-cell>
          <table:table-cell office:value-type="float" office:value="0.130322883639523" calcext:value-type="float">
            <text:p>0.130322883639523</text:p>
          </table:table-cell>
          <table:table-cell table:number-columns-repeated="12"/>
        </table:table-row>
        <table:table-row table:style-name="ro1">
          <table:table-cell table:number-columns-repeated="11"/>
          <table:table-cell office:value-type="float" office:value="11.6" calcext:value-type="float">
            <text:p>11.6</text:p>
          </table:table-cell>
          <table:table-cell office:value-type="float" office:value="0.130322883639523" calcext:value-type="float">
            <text:p>0.130322883639523</text:p>
          </table:table-cell>
          <table:table-cell table:number-columns-repeated="12"/>
        </table:table-row>
        <table:table-row table:style-name="ro1">
          <table:table-cell table:number-columns-repeated="11"/>
          <table:table-cell office:value-type="float" office:value="11.7" calcext:value-type="float">
            <text:p>11.7</text:p>
          </table:table-cell>
          <table:table-cell office:value-type="float" office:value="0.130322883639523" calcext:value-type="float">
            <text:p>0.130322883639523</text:p>
          </table:table-cell>
          <table:table-cell table:number-columns-repeated="12"/>
        </table:table-row>
        <table:table-row table:style-name="ro1">
          <table:table-cell table:number-columns-repeated="11"/>
          <table:table-cell office:value-type="float" office:value="11.8" calcext:value-type="float">
            <text:p>11.8</text:p>
          </table:table-cell>
          <table:table-cell office:value-type="float" office:value="0.130322883639523" calcext:value-type="float">
            <text:p>0.130322883639523</text:p>
          </table:table-cell>
          <table:table-cell table:number-columns-repeated="12"/>
        </table:table-row>
        <table:table-row table:style-name="ro1">
          <table:table-cell table:number-columns-repeated="11"/>
          <table:table-cell office:value-type="float" office:value="11.9" calcext:value-type="float">
            <text:p>11.9</text:p>
          </table:table-cell>
          <table:table-cell office:value-type="float" office:value="0.130811421930301" calcext:value-type="float">
            <text:p>0.130811421930301</text:p>
          </table:table-cell>
          <table:table-cell table:number-columns-repeated="12"/>
        </table:table-row>
        <table:table-row table:style-name="ro1">
          <table:table-cell table:number-columns-repeated="11"/>
          <table:table-cell office:value-type="float" office:value="12" calcext:value-type="float">
            <text:p>12</text:p>
          </table:table-cell>
          <table:table-cell office:value-type="float" office:value="0.130811421930301" calcext:value-type="float">
            <text:p>0.130811421930301</text:p>
          </table:table-cell>
          <table:table-cell table:number-columns-repeated="12"/>
        </table:table-row>
        <table:table-row table:style-name="ro1">
          <table:table-cell table:number-columns-repeated="11"/>
          <table:table-cell office:value-type="float" office:value="12.1" calcext:value-type="float">
            <text:p>12.1</text:p>
          </table:table-cell>
          <table:table-cell office:value-type="float" office:value="0.130811421930301" calcext:value-type="float">
            <text:p>0.130811421930301</text:p>
          </table:table-cell>
          <table:table-cell table:number-columns-repeated="12"/>
        </table:table-row>
        <table:table-row table:style-name="ro1">
          <table:table-cell table:number-columns-repeated="11"/>
          <table:table-cell office:value-type="float" office:value="12.2" calcext:value-type="float">
            <text:p>12.2</text:p>
          </table:table-cell>
          <table:table-cell office:value-type="float" office:value="0.130811421930301" calcext:value-type="float">
            <text:p>0.130811421930301</text:p>
          </table:table-cell>
          <table:table-cell table:number-columns-repeated="12"/>
        </table:table-row>
        <table:table-row table:style-name="ro1">
          <table:table-cell table:number-columns-repeated="11"/>
          <table:table-cell office:value-type="float" office:value="12.3" calcext:value-type="float">
            <text:p>12.3</text:p>
          </table:table-cell>
          <table:table-cell office:value-type="float" office:value="0.130811421930301" calcext:value-type="float">
            <text:p>0.130811421930301</text:p>
          </table:table-cell>
          <table:table-cell table:number-columns-repeated="12"/>
        </table:table-row>
        <table:table-row table:style-name="ro1">
          <table:table-cell table:number-columns-repeated="11"/>
          <table:table-cell office:value-type="float" office:value="12.4" calcext:value-type="float">
            <text:p>12.4</text:p>
          </table:table-cell>
          <table:table-cell office:value-type="float" office:value="0.130445053502996" calcext:value-type="float">
            <text:p>0.130445053502996</text:p>
          </table:table-cell>
          <table:table-cell table:number-columns-repeated="12"/>
        </table:table-row>
        <table:table-row table:style-name="ro1">
          <table:table-cell table:number-columns-repeated="11"/>
          <table:table-cell office:value-type="float" office:value="12.5" calcext:value-type="float">
            <text:p>12.5</text:p>
          </table:table-cell>
          <table:table-cell office:value-type="float" office:value="0.130445053502996" calcext:value-type="float">
            <text:p>0.130445053502996</text:p>
          </table:table-cell>
          <table:table-cell table:number-columns-repeated="12"/>
        </table:table-row>
        <table:table-row table:style-name="ro1">
          <table:table-cell table:number-columns-repeated="11"/>
          <table:table-cell office:value-type="float" office:value="12.6" calcext:value-type="float">
            <text:p>12.6</text:p>
          </table:table-cell>
          <table:table-cell office:value-type="float" office:value="0.130445053502996" calcext:value-type="float">
            <text:p>0.130445053502996</text:p>
          </table:table-cell>
          <table:table-cell table:number-columns-repeated="12"/>
        </table:table-row>
        <table:table-row table:style-name="ro1">
          <table:table-cell table:number-columns-repeated="11"/>
          <table:table-cell office:value-type="float" office:value="12.7" calcext:value-type="float">
            <text:p>12.7</text:p>
          </table:table-cell>
          <table:table-cell office:value-type="float" office:value="0.131272352792735" calcext:value-type="float">
            <text:p>0.131272352792735</text:p>
          </table:table-cell>
          <table:table-cell table:number-columns-repeated="12"/>
        </table:table-row>
        <table:table-row table:style-name="ro1">
          <table:table-cell table:number-columns-repeated="11"/>
          <table:table-cell office:value-type="float" office:value="12.8" calcext:value-type="float">
            <text:p>12.8</text:p>
          </table:table-cell>
          <table:table-cell office:value-type="float" office:value="0.131272352792735" calcext:value-type="float">
            <text:p>0.131272352792735</text:p>
          </table:table-cell>
          <table:table-cell table:number-columns-repeated="12"/>
        </table:table-row>
        <table:table-row table:style-name="ro1">
          <table:table-cell table:number-columns-repeated="11"/>
          <table:table-cell office:value-type="float" office:value="12.9" calcext:value-type="float">
            <text:p>12.9</text:p>
          </table:table-cell>
          <table:table-cell office:value-type="float" office:value="0.131272352792735" calcext:value-type="float">
            <text:p>0.131272352792735</text:p>
          </table:table-cell>
          <table:table-cell table:number-columns-repeated="12"/>
        </table:table-row>
        <table:table-row table:style-name="ro1">
          <table:table-cell table:number-columns-repeated="11"/>
          <table:table-cell office:value-type="float" office:value="13" calcext:value-type="float">
            <text:p>13</text:p>
          </table:table-cell>
          <table:table-cell office:value-type="float" office:value="0.131580099230904" calcext:value-type="float">
            <text:p>0.131580099230904</text:p>
          </table:table-cell>
          <table:table-cell table:number-columns-repeated="12"/>
        </table:table-row>
        <table:table-row table:style-name="ro1">
          <table:table-cell table:number-columns-repeated="11"/>
          <table:table-cell office:value-type="float" office:value="13.1" calcext:value-type="float">
            <text:p>13.1</text:p>
          </table:table-cell>
          <table:table-cell office:value-type="float" office:value="0.131580099230904" calcext:value-type="float">
            <text:p>0.131580099230904</text:p>
          </table:table-cell>
          <table:table-cell table:number-columns-repeated="12"/>
        </table:table-row>
        <table:table-row table:style-name="ro1">
          <table:table-cell table:number-columns-repeated="11"/>
          <table:table-cell office:value-type="float" office:value="13.2" calcext:value-type="float">
            <text:p>13.2</text:p>
          </table:table-cell>
          <table:table-cell office:value-type="float" office:value="0.131580099230904" calcext:value-type="float">
            <text:p>0.131580099230904</text:p>
          </table:table-cell>
          <table:table-cell table:number-columns-repeated="12"/>
        </table:table-row>
        <table:table-row table:style-name="ro1">
          <table:table-cell table:number-columns-repeated="11"/>
          <table:table-cell office:value-type="float" office:value="13.3" calcext:value-type="float">
            <text:p>13.3</text:p>
          </table:table-cell>
          <table:table-cell office:value-type="float" office:value="0.120324303664108" calcext:value-type="float">
            <text:p>0.120324303664108</text:p>
          </table:table-cell>
          <table:table-cell table:number-columns-repeated="12"/>
        </table:table-row>
        <table:table-row table:style-name="ro1">
          <table:table-cell table:number-columns-repeated="11"/>
          <table:table-cell office:value-type="float" office:value="13.4" calcext:value-type="float">
            <text:p>13.4</text:p>
          </table:table-cell>
          <table:table-cell office:value-type="float" office:value="0.120324303664108" calcext:value-type="float">
            <text:p>0.120324303664108</text:p>
          </table:table-cell>
          <table:table-cell table:number-columns-repeated="12"/>
        </table:table-row>
        <table:table-row table:style-name="ro1">
          <table:table-cell table:number-columns-repeated="11"/>
          <table:table-cell office:value-type="float" office:value="13.5" calcext:value-type="float">
            <text:p>13.5</text:p>
          </table:table-cell>
          <table:table-cell office:value-type="float" office:value="0.120324303664108" calcext:value-type="float">
            <text:p>0.120324303664108</text:p>
          </table:table-cell>
          <table:table-cell table:number-columns-repeated="12"/>
        </table:table-row>
        <table:table-row table:style-name="ro1">
          <table:table-cell table:number-columns-repeated="11"/>
          <table:table-cell office:value-type="float" office:value="13.6" calcext:value-type="float">
            <text:p>13.6</text:p>
          </table:table-cell>
          <table:table-cell office:value-type="float" office:value="0.118821921845044" calcext:value-type="float">
            <text:p>0.118821921845044</text:p>
          </table:table-cell>
          <table:table-cell table:number-columns-repeated="12"/>
        </table:table-row>
        <table:table-row table:style-name="ro1">
          <table:table-cell table:number-columns-repeated="11"/>
          <table:table-cell office:value-type="float" office:value="13.7" calcext:value-type="float">
            <text:p>13.7</text:p>
          </table:table-cell>
          <table:table-cell office:value-type="float" office:value="0.118821921845044" calcext:value-type="float">
            <text:p>0.118821921845044</text:p>
          </table:table-cell>
          <table:table-cell table:number-columns-repeated="12"/>
        </table:table-row>
        <table:table-row table:style-name="ro1">
          <table:table-cell table:number-columns-repeated="11"/>
          <table:table-cell office:value-type="float" office:value="13.8" calcext:value-type="float">
            <text:p>13.8</text:p>
          </table:table-cell>
          <table:table-cell office:value-type="float" office:value="0.118821921845044" calcext:value-type="float">
            <text:p>0.118821921845044</text:p>
          </table:table-cell>
          <table:table-cell table:number-columns-repeated="12"/>
        </table:table-row>
        <table:table-row table:style-name="ro1">
          <table:table-cell table:number-columns-repeated="11"/>
          <table:table-cell office:value-type="float" office:value="13.9" calcext:value-type="float">
            <text:p>13.9</text:p>
          </table:table-cell>
          <table:table-cell office:value-type="float" office:value="0.118821921845044" calcext:value-type="float">
            <text:p>0.118821921845044</text:p>
          </table:table-cell>
          <table:table-cell table:number-columns-repeated="12"/>
        </table:table-row>
        <table:table-row table:style-name="ro1">
          <table:table-cell table:number-columns-repeated="11"/>
          <table:table-cell office:value-type="float" office:value="14" calcext:value-type="float">
            <text:p>14</text:p>
          </table:table-cell>
          <table:table-cell office:value-type="float" office:value="0.118821921845044" calcext:value-type="float">
            <text:p>0.118821921845044</text:p>
          </table:table-cell>
          <table:table-cell table:number-columns-repeated="12"/>
        </table:table-row>
        <table:table-row table:style-name="ro1">
          <table:table-cell table:number-columns-repeated="11"/>
          <table:table-cell office:value-type="float" office:value="14.1" calcext:value-type="float">
            <text:p>14.1</text:p>
          </table:table-cell>
          <table:table-cell office:value-type="float" office:value="0.118821921845044" calcext:value-type="float">
            <text:p>0.118821921845044</text:p>
          </table:table-cell>
          <table:table-cell table:number-columns-repeated="12"/>
        </table:table-row>
        <table:table-row table:style-name="ro1">
          <table:table-cell table:number-columns-repeated="11"/>
          <table:table-cell office:value-type="float" office:value="14.2" calcext:value-type="float">
            <text:p>14.2</text:p>
          </table:table-cell>
          <table:table-cell office:value-type="float" office:value="0.119411723567972" calcext:value-type="float">
            <text:p>0.119411723567972</text:p>
          </table:table-cell>
          <table:table-cell table:number-columns-repeated="12"/>
        </table:table-row>
        <table:table-row table:style-name="ro1">
          <table:table-cell table:number-columns-repeated="11"/>
          <table:table-cell office:value-type="float" office:value="14.3" calcext:value-type="float">
            <text:p>14.3</text:p>
          </table:table-cell>
          <table:table-cell office:value-type="float" office:value="0.119411723567972" calcext:value-type="float">
            <text:p>0.119411723567972</text:p>
          </table:table-cell>
          <table:table-cell table:number-columns-repeated="12"/>
        </table:table-row>
        <table:table-row table:style-name="ro1">
          <table:table-cell table:number-columns-repeated="11"/>
          <table:table-cell office:value-type="float" office:value="14.4" calcext:value-type="float">
            <text:p>14.4</text:p>
          </table:table-cell>
          <table:table-cell office:value-type="float" office:value="0.119411723567972" calcext:value-type="float">
            <text:p>0.119411723567972</text:p>
          </table:table-cell>
          <table:table-cell table:number-columns-repeated="12"/>
        </table:table-row>
        <table:table-row table:style-name="ro1">
          <table:table-cell table:number-columns-repeated="11"/>
          <table:table-cell office:value-type="float" office:value="14.5" calcext:value-type="float">
            <text:p>14.5</text:p>
          </table:table-cell>
          <table:table-cell office:value-type="float" office:value="0.119411723567972" calcext:value-type="float">
            <text:p>0.119411723567972</text:p>
          </table:table-cell>
          <table:table-cell table:number-columns-repeated="12"/>
        </table:table-row>
        <table:table-row table:style-name="ro1">
          <table:table-cell table:number-columns-repeated="11"/>
          <table:table-cell office:value-type="float" office:value="14.6" calcext:value-type="float">
            <text:p>14.6</text:p>
          </table:table-cell>
          <table:table-cell office:value-type="float" office:value="0.119411723567972" calcext:value-type="float">
            <text:p>0.119411723567972</text:p>
          </table:table-cell>
          <table:table-cell table:number-columns-repeated="12"/>
        </table:table-row>
        <table:table-row table:style-name="ro1">
          <table:table-cell table:number-columns-repeated="11"/>
          <table:table-cell office:value-type="float" office:value="14.7" calcext:value-type="float">
            <text:p>14.7</text:p>
          </table:table-cell>
          <table:table-cell office:value-type="float" office:value="0.119411723567972" calcext:value-type="float">
            <text:p>0.119411723567972</text:p>
          </table:table-cell>
          <table:table-cell table:number-columns-repeated="12"/>
        </table:table-row>
        <table:table-row table:style-name="ro1">
          <table:table-cell table:number-columns-repeated="11"/>
          <table:table-cell office:value-type="float" office:value="14.8" calcext:value-type="float">
            <text:p>14.8</text:p>
          </table:table-cell>
          <table:table-cell office:value-type="float" office:value="0.119411723567972" calcext:value-type="float">
            <text:p>0.119411723567972</text:p>
          </table:table-cell>
          <table:table-cell table:number-columns-repeated="12"/>
        </table:table-row>
        <table:table-row table:style-name="ro1">
          <table:table-cell table:number-columns-repeated="11"/>
          <table:table-cell office:value-type="float" office:value="14.9" calcext:value-type="float">
            <text:p>14.9</text:p>
          </table:table-cell>
          <table:table-cell office:value-type="float" office:value="0.119411723567972" calcext:value-type="float">
            <text:p>0.119411723567972</text:p>
          </table:table-cell>
          <table:table-cell table:number-columns-repeated="12"/>
        </table:table-row>
        <table:table-row table:style-name="ro1">
          <table:table-cell table:number-columns-repeated="11"/>
          <table:table-cell office:value-type="float" office:value="15" calcext:value-type="float">
            <text:p>15</text:p>
          </table:table-cell>
          <table:table-cell office:value-type="float" office:value="0.118206042953315" calcext:value-type="float">
            <text:p>0.118206042953315</text:p>
          </table:table-cell>
          <table:table-cell table:number-columns-repeated="12"/>
        </table:table-row>
        <table:table-row table:style-name="ro1">
          <table:table-cell table:number-columns-repeated="11"/>
          <table:table-cell office:value-type="float" office:value="15.1" calcext:value-type="float">
            <text:p>15.1</text:p>
          </table:table-cell>
          <table:table-cell office:value-type="float" office:value="0.118206042953315" calcext:value-type="float">
            <text:p>0.118206042953315</text:p>
          </table:table-cell>
          <table:table-cell table:number-columns-repeated="12"/>
        </table:table-row>
        <table:table-row table:style-name="ro1">
          <table:table-cell table:number-columns-repeated="11"/>
          <table:table-cell office:value-type="float" office:value="15.2" calcext:value-type="float">
            <text:p>15.2</text:p>
          </table:table-cell>
          <table:table-cell office:value-type="float" office:value="0.118206042953315" calcext:value-type="float">
            <text:p>0.118206042953315</text:p>
          </table:table-cell>
          <table:table-cell table:number-columns-repeated="12"/>
        </table:table-row>
        <table:table-row table:style-name="ro1">
          <table:table-cell table:number-columns-repeated="11"/>
          <table:table-cell office:value-type="float" office:value="15.3" calcext:value-type="float">
            <text:p>15.3</text:p>
          </table:table-cell>
          <table:table-cell office:value-type="float" office:value="0.118206042953315" calcext:value-type="float">
            <text:p>0.118206042953315</text:p>
          </table:table-cell>
          <table:table-cell table:number-columns-repeated="12"/>
        </table:table-row>
        <table:table-row table:style-name="ro1">
          <table:table-cell table:number-columns-repeated="11"/>
          <table:table-cell office:value-type="float" office:value="15.4" calcext:value-type="float">
            <text:p>15.4</text:p>
          </table:table-cell>
          <table:table-cell office:value-type="float" office:value="0.118206042953315" calcext:value-type="float">
            <text:p>0.118206042953315</text:p>
          </table:table-cell>
          <table:table-cell table:number-columns-repeated="12"/>
        </table:table-row>
        <table:table-row table:style-name="ro1">
          <table:table-cell table:number-columns-repeated="11"/>
          <table:table-cell office:value-type="float" office:value="15.5" calcext:value-type="float">
            <text:p>15.5</text:p>
          </table:table-cell>
          <table:table-cell office:value-type="float" office:value="0.118206042953315" calcext:value-type="float">
            <text:p>0.118206042953315</text:p>
          </table:table-cell>
          <table:table-cell table:number-columns-repeated="12"/>
        </table:table-row>
        <table:table-row table:style-name="ro1">
          <table:table-cell table:number-columns-repeated="11"/>
          <table:table-cell office:value-type="float" office:value="15.6" calcext:value-type="float">
            <text:p>15.6</text:p>
          </table:table-cell>
          <table:table-cell office:value-type="float" office:value="0.118206042953315" calcext:value-type="float">
            <text:p>0.118206042953315</text:p>
          </table:table-cell>
          <table:table-cell table:number-columns-repeated="12"/>
        </table:table-row>
        <table:table-row table:style-name="ro1">
          <table:table-cell table:number-columns-repeated="11"/>
          <table:table-cell office:value-type="float" office:value="15.7" calcext:value-type="float">
            <text:p>15.7</text:p>
          </table:table-cell>
          <table:table-cell office:value-type="float" office:value="0.117892220035382" calcext:value-type="float">
            <text:p>0.117892220035382</text:p>
          </table:table-cell>
          <table:table-cell table:number-columns-repeated="12"/>
        </table:table-row>
        <table:table-row table:style-name="ro1">
          <table:table-cell table:number-columns-repeated="11"/>
          <table:table-cell office:value-type="float" office:value="15.8" calcext:value-type="float">
            <text:p>15.8</text:p>
          </table:table-cell>
          <table:table-cell office:value-type="float" office:value="0.114745513653629" calcext:value-type="float">
            <text:p>0.114745513653629</text:p>
          </table:table-cell>
          <table:table-cell table:number-columns-repeated="12"/>
        </table:table-row>
        <table:table-row table:style-name="ro1">
          <table:table-cell table:number-columns-repeated="11"/>
          <table:table-cell office:value-type="float" office:value="15.9" calcext:value-type="float">
            <text:p>15.9</text:p>
          </table:table-cell>
          <table:table-cell office:value-type="float" office:value="0.114745513653629" calcext:value-type="float">
            <text:p>0.114745513653629</text:p>
          </table:table-cell>
          <table:table-cell table:number-columns-repeated="12"/>
        </table:table-row>
        <table:table-row table:style-name="ro1">
          <table:table-cell table:number-columns-repeated="11"/>
          <table:table-cell office:value-type="float" office:value="16" calcext:value-type="float">
            <text:p>16</text:p>
          </table:table-cell>
          <table:table-cell office:value-type="float" office:value="0.114745513653629" calcext:value-type="float">
            <text:p>0.114745513653629</text:p>
          </table:table-cell>
          <table:table-cell table:number-columns-repeated="12"/>
        </table:table-row>
        <table:table-row table:style-name="ro1">
          <table:table-cell table:number-columns-repeated="11"/>
          <table:table-cell office:value-type="float" office:value="16.1" calcext:value-type="float">
            <text:p>16.1</text:p>
          </table:table-cell>
          <table:table-cell office:value-type="float" office:value="0.114745513653629" calcext:value-type="float">
            <text:p>0.114745513653629</text:p>
          </table:table-cell>
          <table:table-cell table:number-columns-repeated="12"/>
        </table:table-row>
        <table:table-row table:style-name="ro1">
          <table:table-cell table:number-columns-repeated="11"/>
          <table:table-cell office:value-type="float" office:value="16.2" calcext:value-type="float">
            <text:p>16.2</text:p>
          </table:table-cell>
          <table:table-cell office:value-type="float" office:value="0.114745513653629" calcext:value-type="float">
            <text:p>0.114745513653629</text:p>
          </table:table-cell>
          <table:table-cell table:number-columns-repeated="12"/>
        </table:table-row>
        <table:table-row table:style-name="ro1">
          <table:table-cell table:number-columns-repeated="11"/>
          <table:table-cell office:value-type="float" office:value="16.3" calcext:value-type="float">
            <text:p>16.3</text:p>
          </table:table-cell>
          <table:table-cell office:value-type="float" office:value="0.114745513653629" calcext:value-type="float">
            <text:p>0.114745513653629</text:p>
          </table:table-cell>
          <table:table-cell table:number-columns-repeated="12"/>
        </table:table-row>
        <table:table-row table:style-name="ro1">
          <table:table-cell table:number-columns-repeated="11"/>
          <table:table-cell office:value-type="float" office:value="16.4" calcext:value-type="float">
            <text:p>16.4</text:p>
          </table:table-cell>
          <table:table-cell office:value-type="float" office:value="0.114745513653629" calcext:value-type="float">
            <text:p>0.114745513653629</text:p>
          </table:table-cell>
          <table:table-cell table:number-columns-repeated="12"/>
        </table:table-row>
        <table:table-row table:style-name="ro1">
          <table:table-cell table:number-columns-repeated="11"/>
          <table:table-cell office:value-type="float" office:value="16.5" calcext:value-type="float">
            <text:p>16.5</text:p>
          </table:table-cell>
          <table:table-cell office:value-type="float" office:value="0.115917495152541" calcext:value-type="float">
            <text:p>0.115917495152541</text:p>
          </table:table-cell>
          <table:table-cell table:number-columns-repeated="12"/>
        </table:table-row>
        <table:table-row table:style-name="ro1">
          <table:table-cell table:number-columns-repeated="11"/>
          <table:table-cell office:value-type="float" office:value="16.6" calcext:value-type="float">
            <text:p>16.6</text:p>
          </table:table-cell>
          <table:table-cell office:value-type="float" office:value="0.115174433225298" calcext:value-type="float">
            <text:p>0.115174433225298</text:p>
          </table:table-cell>
          <table:table-cell table:number-columns-repeated="12"/>
        </table:table-row>
        <table:table-row table:style-name="ro1">
          <table:table-cell table:number-columns-repeated="11"/>
          <table:table-cell office:value-type="float" office:value="16.7" calcext:value-type="float">
            <text:p>16.7</text:p>
          </table:table-cell>
          <table:table-cell office:value-type="float" office:value="0.115174433225298" calcext:value-type="float">
            <text:p>0.115174433225298</text:p>
          </table:table-cell>
          <table:table-cell table:number-columns-repeated="12"/>
        </table:table-row>
        <table:table-row table:style-name="ro1">
          <table:table-cell table:number-columns-repeated="11"/>
          <table:table-cell office:value-type="float" office:value="16.8" calcext:value-type="float">
            <text:p>16.8</text:p>
          </table:table-cell>
          <table:table-cell office:value-type="float" office:value="0.115174433225298" calcext:value-type="float">
            <text:p>0.115174433225298</text:p>
          </table:table-cell>
          <table:table-cell table:number-columns-repeated="12"/>
        </table:table-row>
        <table:table-row table:style-name="ro1">
          <table:table-cell table:number-columns-repeated="11"/>
          <table:table-cell office:value-type="float" office:value="16.9" calcext:value-type="float">
            <text:p>16.9</text:p>
          </table:table-cell>
          <table:table-cell office:value-type="float" office:value="0.115174433225298" calcext:value-type="float">
            <text:p>0.115174433225298</text:p>
          </table:table-cell>
          <table:table-cell table:number-columns-repeated="12"/>
        </table:table-row>
        <table:table-row table:style-name="ro1">
          <table:table-cell table:number-columns-repeated="11"/>
          <table:table-cell office:value-type="float" office:value="17" calcext:value-type="float">
            <text:p>17</text:p>
          </table:table-cell>
          <table:table-cell office:value-type="float" office:value="0.115143434906959" calcext:value-type="float">
            <text:p>0.115143434906959</text:p>
          </table:table-cell>
          <table:table-cell table:number-columns-repeated="12"/>
        </table:table-row>
        <table:table-row table:style-name="ro1">
          <table:table-cell table:number-columns-repeated="11"/>
          <table:table-cell office:value-type="float" office:value="17.1" calcext:value-type="float">
            <text:p>17.1</text:p>
          </table:table-cell>
          <table:table-cell office:value-type="float" office:value="0.115143434906959" calcext:value-type="float">
            <text:p>0.115143434906959</text:p>
          </table:table-cell>
          <table:table-cell table:number-columns-repeated="12"/>
        </table:table-row>
        <table:table-row table:style-name="ro1">
          <table:table-cell table:number-columns-repeated="11"/>
          <table:table-cell office:value-type="float" office:value="17.2" calcext:value-type="float">
            <text:p>17.2</text:p>
          </table:table-cell>
          <table:table-cell office:value-type="float" office:value="0.115143434906959" calcext:value-type="float">
            <text:p>0.115143434906959</text:p>
          </table:table-cell>
          <table:table-cell table:number-columns-repeated="12"/>
        </table:table-row>
        <table:table-row table:style-name="ro1">
          <table:table-cell table:number-columns-repeated="11"/>
          <table:table-cell office:value-type="float" office:value="17.3" calcext:value-type="float">
            <text:p>17.3</text:p>
          </table:table-cell>
          <table:table-cell office:value-type="float" office:value="0.115143434906959" calcext:value-type="float">
            <text:p>0.115143434906959</text:p>
          </table:table-cell>
          <table:table-cell table:number-columns-repeated="12"/>
        </table:table-row>
        <table:table-row table:style-name="ro1">
          <table:table-cell table:number-columns-repeated="11"/>
          <table:table-cell office:value-type="float" office:value="17.4" calcext:value-type="float">
            <text:p>17.4</text:p>
          </table:table-cell>
          <table:table-cell office:value-type="float" office:value="0.115143434906959" calcext:value-type="float">
            <text:p>0.115143434906959</text:p>
          </table:table-cell>
          <table:table-cell table:number-columns-repeated="12"/>
        </table:table-row>
        <table:table-row table:style-name="ro1">
          <table:table-cell table:number-columns-repeated="11"/>
          <table:table-cell office:value-type="float" office:value="17.5" calcext:value-type="float">
            <text:p>17.5</text:p>
          </table:table-cell>
          <table:table-cell office:value-type="float" office:value="0.115236230229839" calcext:value-type="float">
            <text:p>0.115236230229839</text:p>
          </table:table-cell>
          <table:table-cell table:number-columns-repeated="12"/>
        </table:table-row>
        <table:table-row table:style-name="ro1">
          <table:table-cell table:number-columns-repeated="11"/>
          <table:table-cell office:value-type="float" office:value="17.6" calcext:value-type="float">
            <text:p>17.6</text:p>
          </table:table-cell>
          <table:table-cell office:value-type="float" office:value="0.115236230229839" calcext:value-type="float">
            <text:p>0.115236230229839</text:p>
          </table:table-cell>
          <table:table-cell table:number-columns-repeated="12"/>
        </table:table-row>
        <table:table-row table:style-name="ro1">
          <table:table-cell table:number-columns-repeated="11"/>
          <table:table-cell office:value-type="float" office:value="17.7" calcext:value-type="float">
            <text:p>17.7</text:p>
          </table:table-cell>
          <table:table-cell office:value-type="float" office:value="0.115236230229839" calcext:value-type="float">
            <text:p>0.115236230229839</text:p>
          </table:table-cell>
          <table:table-cell table:number-columns-repeated="12"/>
        </table:table-row>
        <table:table-row table:style-name="ro1">
          <table:table-cell table:number-columns-repeated="11"/>
          <table:table-cell office:value-type="float" office:value="17.8" calcext:value-type="float">
            <text:p>17.8</text:p>
          </table:table-cell>
          <table:table-cell office:value-type="float" office:value="0.115236230229839" calcext:value-type="float">
            <text:p>0.115236230229839</text:p>
          </table:table-cell>
          <table:table-cell table:number-columns-repeated="12"/>
        </table:table-row>
        <table:table-row table:style-name="ro1">
          <table:table-cell table:number-columns-repeated="11"/>
          <table:table-cell office:value-type="float" office:value="17.9" calcext:value-type="float">
            <text:p>17.9</text:p>
          </table:table-cell>
          <table:table-cell office:value-type="float" office:value="0.115236230229839" calcext:value-type="float">
            <text:p>0.115236230229839</text:p>
          </table:table-cell>
          <table:table-cell table:number-columns-repeated="12"/>
        </table:table-row>
        <table:table-row table:style-name="ro1">
          <table:table-cell table:number-columns-repeated="11"/>
          <table:table-cell office:value-type="float" office:value="18" calcext:value-type="float">
            <text:p>18</text:p>
          </table:table-cell>
          <table:table-cell office:value-type="float" office:value="0.111075222448094" calcext:value-type="float">
            <text:p>0.111075222448094</text:p>
          </table:table-cell>
          <table:table-cell table:number-columns-repeated="12"/>
        </table:table-row>
        <table:table-row table:style-name="ro1">
          <table:table-cell table:number-columns-repeated="11"/>
          <table:table-cell office:value-type="float" office:value="18.1" calcext:value-type="float">
            <text:p>18.1</text:p>
          </table:table-cell>
          <table:table-cell office:value-type="float" office:value="0.111075222448094" calcext:value-type="float">
            <text:p>0.111075222448094</text:p>
          </table:table-cell>
          <table:table-cell table:number-columns-repeated="12"/>
        </table:table-row>
        <table:table-row table:style-name="ro1">
          <table:table-cell table:number-columns-repeated="11"/>
          <table:table-cell office:value-type="float" office:value="18.2" calcext:value-type="float">
            <text:p>18.2</text:p>
          </table:table-cell>
          <table:table-cell office:value-type="float" office:value="0.111075222448094" calcext:value-type="float">
            <text:p>0.111075222448094</text:p>
          </table:table-cell>
          <table:table-cell table:number-columns-repeated="12"/>
        </table:table-row>
        <table:table-row table:style-name="ro1">
          <table:table-cell table:number-columns-repeated="11"/>
          <table:table-cell office:value-type="float" office:value="18.3" calcext:value-type="float">
            <text:p>18.3</text:p>
          </table:table-cell>
          <table:table-cell office:value-type="float" office:value="0.111075222448094" calcext:value-type="float">
            <text:p>0.111075222448094</text:p>
          </table:table-cell>
          <table:table-cell table:number-columns-repeated="12"/>
        </table:table-row>
        <table:table-row table:style-name="ro1">
          <table:table-cell table:number-columns-repeated="11"/>
          <table:table-cell office:value-type="float" office:value="18.4" calcext:value-type="float">
            <text:p>18.4</text:p>
          </table:table-cell>
          <table:table-cell office:value-type="float" office:value="0.110218078801215" calcext:value-type="float">
            <text:p>0.110218078801215</text:p>
          </table:table-cell>
          <table:table-cell table:number-columns-repeated="12"/>
        </table:table-row>
        <table:table-row table:style-name="ro1">
          <table:table-cell table:number-columns-repeated="11"/>
          <table:table-cell office:value-type="float" office:value="18.5" calcext:value-type="float">
            <text:p>18.5</text:p>
          </table:table-cell>
          <table:table-cell office:value-type="float" office:value="0.110218078801215" calcext:value-type="float">
            <text:p>0.110218078801215</text:p>
          </table:table-cell>
          <table:table-cell table:number-columns-repeated="12"/>
        </table:table-row>
        <table:table-row table:style-name="ro1">
          <table:table-cell table:number-columns-repeated="11"/>
          <table:table-cell office:value-type="float" office:value="18.6" calcext:value-type="float">
            <text:p>18.6</text:p>
          </table:table-cell>
          <table:table-cell office:value-type="float" office:value="0.110218078801215" calcext:value-type="float">
            <text:p>0.110218078801215</text:p>
          </table:table-cell>
          <table:table-cell table:number-columns-repeated="12"/>
        </table:table-row>
        <table:table-row table:style-name="ro1">
          <table:table-cell table:number-columns-repeated="11"/>
          <table:table-cell office:value-type="float" office:value="18.7" calcext:value-type="float">
            <text:p>18.7</text:p>
          </table:table-cell>
          <table:table-cell office:value-type="float" office:value="0.110218078801215" calcext:value-type="float">
            <text:p>0.110218078801215</text:p>
          </table:table-cell>
          <table:table-cell table:number-columns-repeated="12"/>
        </table:table-row>
        <table:table-row table:style-name="ro1">
          <table:table-cell table:number-columns-repeated="11"/>
          <table:table-cell office:value-type="float" office:value="18.8" calcext:value-type="float">
            <text:p>18.8</text:p>
          </table:table-cell>
          <table:table-cell office:value-type="float" office:value="0.110218078801215" calcext:value-type="float">
            <text:p>0.110218078801215</text:p>
          </table:table-cell>
          <table:table-cell table:number-columns-repeated="12"/>
        </table:table-row>
        <table:table-row table:style-name="ro1">
          <table:table-cell table:number-columns-repeated="11"/>
          <table:table-cell office:value-type="float" office:value="18.9" calcext:value-type="float">
            <text:p>18.9</text:p>
          </table:table-cell>
          <table:table-cell office:value-type="float" office:value="0.110218078801215" calcext:value-type="float">
            <text:p>0.110218078801215</text:p>
          </table:table-cell>
          <table:table-cell table:number-columns-repeated="12"/>
        </table:table-row>
        <table:table-row table:style-name="ro1">
          <table:table-cell table:number-columns-repeated="11"/>
          <table:table-cell office:value-type="float" office:value="19" calcext:value-type="float">
            <text:p>19</text:p>
          </table:table-cell>
          <table:table-cell office:value-type="float" office:value="0.110218078801215" calcext:value-type="float">
            <text:p>0.110218078801215</text:p>
          </table:table-cell>
          <table:table-cell table:number-columns-repeated="12"/>
        </table:table-row>
        <table:table-row table:style-name="ro1">
          <table:table-cell table:number-columns-repeated="11"/>
          <table:table-cell office:value-type="float" office:value="19.1" calcext:value-type="float">
            <text:p>19.1</text:p>
          </table:table-cell>
          <table:table-cell office:value-type="float" office:value="0.110218078801215" calcext:value-type="float">
            <text:p>0.110218078801215</text:p>
          </table:table-cell>
          <table:table-cell table:number-columns-repeated="12"/>
        </table:table-row>
        <table:table-row table:style-name="ro1">
          <table:table-cell table:number-columns-repeated="11"/>
          <table:table-cell office:value-type="float" office:value="19.2" calcext:value-type="float">
            <text:p>19.2</text:p>
          </table:table-cell>
          <table:table-cell office:value-type="float" office:value="0.110218078801215" calcext:value-type="float">
            <text:p>0.110218078801215</text:p>
          </table:table-cell>
          <table:table-cell table:number-columns-repeated="12"/>
        </table:table-row>
        <table:table-row table:style-name="ro1">
          <table:table-cell table:number-columns-repeated="11"/>
          <table:table-cell office:value-type="float" office:value="19.3" calcext:value-type="float">
            <text:p>19.3</text:p>
          </table:table-cell>
          <table:table-cell office:value-type="float" office:value="0.110218078801215" calcext:value-type="float">
            <text:p>0.110218078801215</text:p>
          </table:table-cell>
          <table:table-cell table:number-columns-repeated="12"/>
        </table:table-row>
        <table:table-row table:style-name="ro1">
          <table:table-cell table:number-columns-repeated="11"/>
          <table:table-cell office:value-type="float" office:value="19.4" calcext:value-type="float">
            <text:p>19.4</text:p>
          </table:table-cell>
          <table:table-cell office:value-type="float" office:value="0.110218078801215" calcext:value-type="float">
            <text:p>0.110218078801215</text:p>
          </table:table-cell>
          <table:table-cell table:number-columns-repeated="12"/>
        </table:table-row>
        <table:table-row table:style-name="ro1">
          <table:table-cell table:number-columns-repeated="11"/>
          <table:table-cell office:value-type="float" office:value="19.5" calcext:value-type="float">
            <text:p>19.5</text:p>
          </table:table-cell>
          <table:table-cell office:value-type="float" office:value="0.110218078801215" calcext:value-type="float">
            <text:p>0.110218078801215</text:p>
          </table:table-cell>
          <table:table-cell table:number-columns-repeated="12"/>
        </table:table-row>
        <table:table-row table:style-name="ro1">
          <table:table-cell table:number-columns-repeated="11"/>
          <table:table-cell office:value-type="float" office:value="19.6" calcext:value-type="float">
            <text:p>19.6</text:p>
          </table:table-cell>
          <table:table-cell office:value-type="float" office:value="0.110139869043087" calcext:value-type="float">
            <text:p>0.110139869043087</text:p>
          </table:table-cell>
          <table:table-cell table:number-columns-repeated="12"/>
        </table:table-row>
        <table:table-row table:style-name="ro1">
          <table:table-cell table:number-columns-repeated="11"/>
          <table:table-cell office:value-type="float" office:value="19.7" calcext:value-type="float">
            <text:p>19.7</text:p>
          </table:table-cell>
          <table:table-cell office:value-type="float" office:value="0.110139869043087" calcext:value-type="float">
            <text:p>0.110139869043087</text:p>
          </table:table-cell>
          <table:table-cell table:number-columns-repeated="12"/>
        </table:table-row>
        <table:table-row table:style-name="ro1">
          <table:table-cell table:number-columns-repeated="11"/>
          <table:table-cell office:value-type="float" office:value="19.8" calcext:value-type="float">
            <text:p>19.8</text:p>
          </table:table-cell>
          <table:table-cell office:value-type="float" office:value="0.110139869043087" calcext:value-type="float">
            <text:p>0.110139869043087</text:p>
          </table:table-cell>
          <table:table-cell table:number-columns-repeated="12"/>
        </table:table-row>
        <table:table-row table:style-name="ro1">
          <table:table-cell table:number-columns-repeated="11"/>
          <table:table-cell office:value-type="float" office:value="19.9" calcext:value-type="float">
            <text:p>19.9</text:p>
          </table:table-cell>
          <table:table-cell office:value-type="float" office:value="0.110139869043087" calcext:value-type="float">
            <text:p>0.110139869043087</text:p>
          </table:table-cell>
          <table:table-cell table:number-columns-repeated="12"/>
        </table:table-row>
        <table:table-row table:style-name="ro1">
          <table:table-cell table:number-columns-repeated="11"/>
          <table:table-cell office:value-type="float" office:value="20" calcext:value-type="float">
            <text:p>20</text:p>
          </table:table-cell>
          <table:table-cell office:value-type="float" office:value="0.110139869043087" calcext:value-type="float">
            <text:p>0.110139869043087</text:p>
          </table:table-cell>
          <table:table-cell table:number-columns-repeated="12"/>
        </table:table-row>
        <table:table-row table:style-name="ro1">
          <table:table-cell table:number-columns-repeated="11"/>
          <table:table-cell office:value-type="float" office:value="20.1" calcext:value-type="float">
            <text:p>20.1</text:p>
          </table:table-cell>
          <table:table-cell office:value-type="float" office:value="0.110139869043087" calcext:value-type="float">
            <text:p>0.110139869043087</text:p>
          </table:table-cell>
          <table:table-cell table:number-columns-repeated="12"/>
        </table:table-row>
        <table:table-row table:style-name="ro1">
          <table:table-cell table:number-columns-repeated="11"/>
          <table:table-cell office:value-type="float" office:value="20.2" calcext:value-type="float">
            <text:p>20.2</text:p>
          </table:table-cell>
          <table:table-cell office:value-type="float" office:value="0.110139869043087" calcext:value-type="float">
            <text:p>0.110139869043087</text:p>
          </table:table-cell>
          <table:table-cell table:number-columns-repeated="12"/>
        </table:table-row>
        <table:table-row table:style-name="ro1">
          <table:table-cell table:number-columns-repeated="11"/>
          <table:table-cell office:value-type="float" office:value="20.3" calcext:value-type="float">
            <text:p>20.3</text:p>
          </table:table-cell>
          <table:table-cell office:value-type="float" office:value="0.110139869043087" calcext:value-type="float">
            <text:p>0.110139869043087</text:p>
          </table:table-cell>
          <table:table-cell table:number-columns-repeated="12"/>
        </table:table-row>
        <table:table-row table:style-name="ro1">
          <table:table-cell table:number-columns-repeated="11"/>
          <table:table-cell office:value-type="float" office:value="20.4" calcext:value-type="float">
            <text:p>20.4</text:p>
          </table:table-cell>
          <table:table-cell office:value-type="float" office:value="0.110139869043087" calcext:value-type="float">
            <text:p>0.110139869043087</text:p>
          </table:table-cell>
          <table:table-cell table:number-columns-repeated="12"/>
        </table:table-row>
        <table:table-row table:style-name="ro1">
          <table:table-cell table:number-columns-repeated="11"/>
          <table:table-cell office:value-type="float" office:value="20.5" calcext:value-type="float">
            <text:p>20.5</text:p>
          </table:table-cell>
          <table:table-cell office:value-type="float" office:value="0.110139869043087" calcext:value-type="float">
            <text:p>0.110139869043087</text:p>
          </table:table-cell>
          <table:table-cell table:number-columns-repeated="12"/>
        </table:table-row>
        <table:table-row table:style-name="ro1">
          <table:table-cell table:number-columns-repeated="11"/>
          <table:table-cell office:value-type="float" office:value="20.6" calcext:value-type="float">
            <text:p>20.6</text:p>
          </table:table-cell>
          <table:table-cell office:value-type="float" office:value="0.110139869043087" calcext:value-type="float">
            <text:p>0.110139869043087</text:p>
          </table:table-cell>
          <table:table-cell table:number-columns-repeated="12"/>
        </table:table-row>
        <table:table-row table:style-name="ro1">
          <table:table-cell table:number-columns-repeated="11"/>
          <table:table-cell office:value-type="float" office:value="20.7" calcext:value-type="float">
            <text:p>20.7</text:p>
          </table:table-cell>
          <table:table-cell office:value-type="float" office:value="0.110139869043087" calcext:value-type="float">
            <text:p>0.110139869043087</text:p>
          </table:table-cell>
          <table:table-cell table:number-columns-repeated="12"/>
        </table:table-row>
        <table:table-row table:style-name="ro1">
          <table:table-cell table:number-columns-repeated="11"/>
          <table:table-cell office:value-type="float" office:value="20.8" calcext:value-type="float">
            <text:p>20.8</text:p>
          </table:table-cell>
          <table:table-cell office:value-type="float" office:value="0.11078610011209" calcext:value-type="float">
            <text:p>0.11078610011209</text:p>
          </table:table-cell>
          <table:table-cell table:number-columns-repeated="12"/>
        </table:table-row>
        <table:table-row table:style-name="ro1">
          <table:table-cell table:number-columns-repeated="11"/>
          <table:table-cell office:value-type="float" office:value="20.9" calcext:value-type="float">
            <text:p>20.9</text:p>
          </table:table-cell>
          <table:table-cell office:value-type="float" office:value="0.11078610011209" calcext:value-type="float">
            <text:p>0.11078610011209</text:p>
          </table:table-cell>
          <table:table-cell table:number-columns-repeated="12"/>
        </table:table-row>
        <table:table-row table:style-name="ro1">
          <table:table-cell table:number-columns-repeated="11"/>
          <table:table-cell office:value-type="float" office:value="21" calcext:value-type="float">
            <text:p>21</text:p>
          </table:table-cell>
          <table:table-cell office:value-type="float" office:value="0.11078610011209" calcext:value-type="float">
            <text:p>0.11078610011209</text:p>
          </table:table-cell>
          <table:table-cell table:number-columns-repeated="12"/>
        </table:table-row>
        <table:table-row table:style-name="ro1">
          <table:table-cell table:number-columns-repeated="11"/>
          <table:table-cell office:value-type="float" office:value="21.1" calcext:value-type="float">
            <text:p>21.1</text:p>
          </table:table-cell>
          <table:table-cell office:value-type="float" office:value="0.11078610011209" calcext:value-type="float">
            <text:p>0.11078610011209</text:p>
          </table:table-cell>
          <table:table-cell table:number-columns-repeated="12"/>
        </table:table-row>
        <table:table-row table:style-name="ro1">
          <table:table-cell table:number-columns-repeated="11"/>
          <table:table-cell office:value-type="float" office:value="21.2" calcext:value-type="float">
            <text:p>21.2</text:p>
          </table:table-cell>
          <table:table-cell office:value-type="float" office:value="0.11078610011209" calcext:value-type="float">
            <text:p>0.11078610011209</text:p>
          </table:table-cell>
          <table:table-cell table:number-columns-repeated="12"/>
        </table:table-row>
        <table:table-row table:style-name="ro1">
          <table:table-cell table:number-columns-repeated="11"/>
          <table:table-cell office:value-type="float" office:value="21.3" calcext:value-type="float">
            <text:p>21.3</text:p>
          </table:table-cell>
          <table:table-cell office:value-type="float" office:value="0.11078610011209" calcext:value-type="float">
            <text:p>0.11078610011209</text:p>
          </table:table-cell>
          <table:table-cell table:number-columns-repeated="12"/>
        </table:table-row>
        <table:table-row table:style-name="ro1">
          <table:table-cell table:number-columns-repeated="11"/>
          <table:table-cell office:value-type="float" office:value="21.4" calcext:value-type="float">
            <text:p>21.4</text:p>
          </table:table-cell>
          <table:table-cell office:value-type="float" office:value="0.11078610011209" calcext:value-type="float">
            <text:p>0.11078610011209</text:p>
          </table:table-cell>
          <table:table-cell table:number-columns-repeated="12"/>
        </table:table-row>
        <table:table-row table:style-name="ro1">
          <table:table-cell table:number-columns-repeated="11"/>
          <table:table-cell office:value-type="float" office:value="21.5" calcext:value-type="float">
            <text:p>21.5</text:p>
          </table:table-cell>
          <table:table-cell office:value-type="float" office:value="0.11078610011209" calcext:value-type="float">
            <text:p>0.11078610011209</text:p>
          </table:table-cell>
          <table:table-cell table:number-columns-repeated="12"/>
        </table:table-row>
        <table:table-row table:style-name="ro1">
          <table:table-cell table:number-columns-repeated="11"/>
          <table:table-cell office:value-type="float" office:value="21.6" calcext:value-type="float">
            <text:p>21.6</text:p>
          </table:table-cell>
          <table:table-cell office:value-type="float" office:value="0.11078610011209" calcext:value-type="float">
            <text:p>0.11078610011209</text:p>
          </table:table-cell>
          <table:table-cell table:number-columns-repeated="12"/>
        </table:table-row>
        <table:table-row table:style-name="ro1">
          <table:table-cell table:number-columns-repeated="11"/>
          <table:table-cell office:value-type="float" office:value="21.7" calcext:value-type="float">
            <text:p>21.7</text:p>
          </table:table-cell>
          <table:table-cell office:value-type="float" office:value="0.11078610011209" calcext:value-type="float">
            <text:p>0.11078610011209</text:p>
          </table:table-cell>
          <table:table-cell table:number-columns-repeated="12"/>
        </table:table-row>
        <table:table-row table:style-name="ro1">
          <table:table-cell table:number-columns-repeated="11"/>
          <table:table-cell office:value-type="float" office:value="21.8" calcext:value-type="float">
            <text:p>21.8</text:p>
          </table:table-cell>
          <table:table-cell office:value-type="float" office:value="0.11078610011209" calcext:value-type="float">
            <text:p>0.11078610011209</text:p>
          </table:table-cell>
          <table:table-cell table:number-columns-repeated="12"/>
        </table:table-row>
        <table:table-row table:style-name="ro1">
          <table:table-cell table:number-columns-repeated="11"/>
          <table:table-cell office:value-type="float" office:value="21.9" calcext:value-type="float">
            <text:p>21.9</text:p>
          </table:table-cell>
          <table:table-cell office:value-type="float" office:value="0.11078610011209" calcext:value-type="float">
            <text:p>0.11078610011209</text:p>
          </table:table-cell>
          <table:table-cell table:number-columns-repeated="12"/>
        </table:table-row>
        <table:table-row table:style-name="ro1">
          <table:table-cell table:number-columns-repeated="11"/>
          <table:table-cell office:value-type="float" office:value="22" calcext:value-type="float">
            <text:p>22</text:p>
          </table:table-cell>
          <table:table-cell office:value-type="float" office:value="0.11078610011209" calcext:value-type="float">
            <text:p>0.11078610011209</text:p>
          </table:table-cell>
          <table:table-cell table:number-columns-repeated="12"/>
        </table:table-row>
        <table:table-row table:style-name="ro1">
          <table:table-cell table:number-columns-repeated="11"/>
          <table:table-cell office:value-type="float" office:value="22.1" calcext:value-type="float">
            <text:p>22.1</text:p>
          </table:table-cell>
          <table:table-cell office:value-type="float" office:value="0.11026817091817" calcext:value-type="float">
            <text:p>0.11026817091817</text:p>
          </table:table-cell>
          <table:table-cell table:number-columns-repeated="12"/>
        </table:table-row>
        <table:table-row table:style-name="ro1">
          <table:table-cell table:number-columns-repeated="11"/>
          <table:table-cell office:value-type="float" office:value="22.2" calcext:value-type="float">
            <text:p>22.2</text:p>
          </table:table-cell>
          <table:table-cell office:value-type="float" office:value="0.11026817091817" calcext:value-type="float">
            <text:p>0.11026817091817</text:p>
          </table:table-cell>
          <table:table-cell table:number-columns-repeated="12"/>
        </table:table-row>
        <table:table-row table:style-name="ro1">
          <table:table-cell table:number-columns-repeated="11"/>
          <table:table-cell office:value-type="float" office:value="22.3" calcext:value-type="float">
            <text:p>22.3</text:p>
          </table:table-cell>
          <table:table-cell office:value-type="float" office:value="0.11026817091817" calcext:value-type="float">
            <text:p>0.11026817091817</text:p>
          </table:table-cell>
          <table:table-cell table:number-columns-repeated="12"/>
        </table:table-row>
        <table:table-row table:style-name="ro1">
          <table:table-cell table:number-columns-repeated="11"/>
          <table:table-cell office:value-type="float" office:value="22.4" calcext:value-type="float">
            <text:p>22.4</text:p>
          </table:table-cell>
          <table:table-cell office:value-type="float" office:value="0.11026817091817" calcext:value-type="float">
            <text:p>0.11026817091817</text:p>
          </table:table-cell>
          <table:table-cell table:number-columns-repeated="12"/>
        </table:table-row>
        <table:table-row table:style-name="ro1">
          <table:table-cell table:number-columns-repeated="11"/>
          <table:table-cell office:value-type="float" office:value="22.5" calcext:value-type="float">
            <text:p>22.5</text:p>
          </table:table-cell>
          <table:table-cell office:value-type="float" office:value="0.11026817091817" calcext:value-type="float">
            <text:p>0.11026817091817</text:p>
          </table:table-cell>
          <table:table-cell table:number-columns-repeated="12"/>
        </table:table-row>
        <table:table-row table:style-name="ro1">
          <table:table-cell table:number-columns-repeated="11"/>
          <table:table-cell office:value-type="float" office:value="22.6" calcext:value-type="float">
            <text:p>22.6</text:p>
          </table:table-cell>
          <table:table-cell office:value-type="float" office:value="0.11026817091817" calcext:value-type="float">
            <text:p>0.11026817091817</text:p>
          </table:table-cell>
          <table:table-cell table:number-columns-repeated="12"/>
        </table:table-row>
        <table:table-row table:style-name="ro1">
          <table:table-cell table:number-columns-repeated="11"/>
          <table:table-cell office:value-type="float" office:value="22.7" calcext:value-type="float">
            <text:p>22.7</text:p>
          </table:table-cell>
          <table:table-cell office:value-type="float" office:value="0.11026817091817" calcext:value-type="float">
            <text:p>0.11026817091817</text:p>
          </table:table-cell>
          <table:table-cell table:number-columns-repeated="12"/>
        </table:table-row>
        <table:table-row table:style-name="ro1">
          <table:table-cell table:number-columns-repeated="11"/>
          <table:table-cell office:value-type="float" office:value="22.8" calcext:value-type="float">
            <text:p>22.8</text:p>
          </table:table-cell>
          <table:table-cell office:value-type="float" office:value="0.11026817091817" calcext:value-type="float">
            <text:p>0.11026817091817</text:p>
          </table:table-cell>
          <table:table-cell table:number-columns-repeated="12"/>
        </table:table-row>
        <table:table-row table:style-name="ro1">
          <table:table-cell table:number-columns-repeated="11"/>
          <table:table-cell office:value-type="float" office:value="22.9" calcext:value-type="float">
            <text:p>22.9</text:p>
          </table:table-cell>
          <table:table-cell office:value-type="float" office:value="0.11026817091817" calcext:value-type="float">
            <text:p>0.11026817091817</text:p>
          </table:table-cell>
          <table:table-cell table:number-columns-repeated="12"/>
        </table:table-row>
        <table:table-row table:style-name="ro1">
          <table:table-cell table:number-columns-repeated="11"/>
          <table:table-cell office:value-type="float" office:value="23" calcext:value-type="float">
            <text:p>23</text:p>
          </table:table-cell>
          <table:table-cell office:value-type="float" office:value="0.11026817091817" calcext:value-type="float">
            <text:p>0.11026817091817</text:p>
          </table:table-cell>
          <table:table-cell table:number-columns-repeated="12"/>
        </table:table-row>
        <table:table-row table:style-name="ro1">
          <table:table-cell table:number-columns-repeated="11"/>
          <table:table-cell office:value-type="float" office:value="23.1" calcext:value-type="float">
            <text:p>23.1</text:p>
          </table:table-cell>
          <table:table-cell office:value-type="float" office:value="0.11026817091817" calcext:value-type="float">
            <text:p>0.11026817091817</text:p>
          </table:table-cell>
          <table:table-cell table:number-columns-repeated="12"/>
        </table:table-row>
        <table:table-row table:style-name="ro1">
          <table:table-cell table:number-columns-repeated="11"/>
          <table:table-cell office:value-type="float" office:value="23.2" calcext:value-type="float">
            <text:p>23.2</text:p>
          </table:table-cell>
          <table:table-cell office:value-type="float" office:value="0.11026817091817" calcext:value-type="float">
            <text:p>0.11026817091817</text:p>
          </table:table-cell>
          <table:table-cell table:number-columns-repeated="12"/>
        </table:table-row>
        <table:table-row table:style-name="ro1">
          <table:table-cell table:number-columns-repeated="11"/>
          <table:table-cell office:value-type="float" office:value="23.3" calcext:value-type="float">
            <text:p>23.3</text:p>
          </table:table-cell>
          <table:table-cell office:value-type="float" office:value="0.11026817091817" calcext:value-type="float">
            <text:p>0.11026817091817</text:p>
          </table:table-cell>
          <table:table-cell table:number-columns-repeated="12"/>
        </table:table-row>
        <table:table-row table:style-name="ro1">
          <table:table-cell table:number-columns-repeated="11"/>
          <table:table-cell office:value-type="float" office:value="23.4" calcext:value-type="float">
            <text:p>23.4</text:p>
          </table:table-cell>
          <table:table-cell office:value-type="float" office:value="0.11026817091817" calcext:value-type="float">
            <text:p>0.11026817091817</text:p>
          </table:table-cell>
          <table:table-cell table:number-columns-repeated="12"/>
        </table:table-row>
        <table:table-row table:style-name="ro1">
          <table:table-cell table:number-columns-repeated="11"/>
          <table:table-cell office:value-type="float" office:value="23.5" calcext:value-type="float">
            <text:p>23.5</text:p>
          </table:table-cell>
          <table:table-cell office:value-type="float" office:value="0.109185594191569" calcext:value-type="float">
            <text:p>0.109185594191569</text:p>
          </table:table-cell>
          <table:table-cell table:number-columns-repeated="12"/>
        </table:table-row>
        <table:table-row table:style-name="ro1">
          <table:table-cell table:number-columns-repeated="11"/>
          <table:table-cell office:value-type="float" office:value="23.6" calcext:value-type="float">
            <text:p>23.6</text:p>
          </table:table-cell>
          <table:table-cell office:value-type="float" office:value="0.101934596809244" calcext:value-type="float">
            <text:p>0.101934596809244</text:p>
          </table:table-cell>
          <table:table-cell table:number-columns-repeated="12"/>
        </table:table-row>
        <table:table-row table:style-name="ro1">
          <table:table-cell table:number-columns-repeated="11"/>
          <table:table-cell office:value-type="float" office:value="23.7" calcext:value-type="float">
            <text:p>23.7</text:p>
          </table:table-cell>
          <table:table-cell office:value-type="float" office:value="0.101934596809244" calcext:value-type="float">
            <text:p>0.101934596809244</text:p>
          </table:table-cell>
          <table:table-cell table:number-columns-repeated="12"/>
        </table:table-row>
        <table:table-row table:style-name="ro1">
          <table:table-cell table:number-columns-repeated="11"/>
          <table:table-cell office:value-type="float" office:value="23.8" calcext:value-type="float">
            <text:p>23.8</text:p>
          </table:table-cell>
          <table:table-cell office:value-type="float" office:value="0.101934596809244" calcext:value-type="float">
            <text:p>0.101934596809244</text:p>
          </table:table-cell>
          <table:table-cell table:number-columns-repeated="12"/>
        </table:table-row>
        <table:table-row table:style-name="ro1">
          <table:table-cell table:number-columns-repeated="11"/>
          <table:table-cell office:value-type="float" office:value="23.9" calcext:value-type="float">
            <text:p>23.9</text:p>
          </table:table-cell>
          <table:table-cell office:value-type="float" office:value="0.101934596809244" calcext:value-type="float">
            <text:p>0.101934596809244</text:p>
          </table:table-cell>
          <table:table-cell table:number-columns-repeated="12"/>
        </table:table-row>
        <table:table-row table:style-name="ro1">
          <table:table-cell table:number-columns-repeated="11"/>
          <table:table-cell office:value-type="float" office:value="24" calcext:value-type="float">
            <text:p>24</text:p>
          </table:table-cell>
          <table:table-cell office:value-type="float" office:value="0.101934596809244" calcext:value-type="float">
            <text:p>0.101934596809244</text:p>
          </table:table-cell>
          <table:table-cell table:number-columns-repeated="12"/>
        </table:table-row>
        <table:table-row table:style-name="ro1">
          <table:table-cell table:number-columns-repeated="11"/>
          <table:table-cell office:value-type="float" office:value="24.1" calcext:value-type="float">
            <text:p>24.1</text:p>
          </table:table-cell>
          <table:table-cell office:value-type="float" office:value="0.101934596809244" calcext:value-type="float">
            <text:p>0.101934596809244</text:p>
          </table:table-cell>
          <table:table-cell table:number-columns-repeated="12"/>
        </table:table-row>
        <table:table-row table:style-name="ro1">
          <table:table-cell table:number-columns-repeated="11"/>
          <table:table-cell office:value-type="float" office:value="24.2" calcext:value-type="float">
            <text:p>24.2</text:p>
          </table:table-cell>
          <table:table-cell office:value-type="float" office:value="0.101934596809244" calcext:value-type="float">
            <text:p>0.101934596809244</text:p>
          </table:table-cell>
          <table:table-cell table:number-columns-repeated="12"/>
        </table:table-row>
        <table:table-row table:style-name="ro1">
          <table:table-cell table:number-columns-repeated="11"/>
          <table:table-cell office:value-type="float" office:value="24.3" calcext:value-type="float">
            <text:p>24.3</text:p>
          </table:table-cell>
          <table:table-cell office:value-type="float" office:value="0.101934596809244" calcext:value-type="float">
            <text:p>0.101934596809244</text:p>
          </table:table-cell>
          <table:table-cell table:number-columns-repeated="12"/>
        </table:table-row>
        <table:table-row table:style-name="ro1">
          <table:table-cell table:number-columns-repeated="11"/>
          <table:table-cell office:value-type="float" office:value="24.4" calcext:value-type="float">
            <text:p>24.4</text:p>
          </table:table-cell>
          <table:table-cell office:value-type="float" office:value="0.101934596809244" calcext:value-type="float">
            <text:p>0.101934596809244</text:p>
          </table:table-cell>
          <table:table-cell table:number-columns-repeated="12"/>
        </table:table-row>
        <table:table-row table:style-name="ro1">
          <table:table-cell table:number-columns-repeated="11"/>
          <table:table-cell office:value-type="float" office:value="24.5" calcext:value-type="float">
            <text:p>24.5</text:p>
          </table:table-cell>
          <table:table-cell office:value-type="float" office:value="0.101934596809244" calcext:value-type="float">
            <text:p>0.101934596809244</text:p>
          </table:table-cell>
          <table:table-cell table:number-columns-repeated="12"/>
        </table:table-row>
        <table:table-row table:style-name="ro1">
          <table:table-cell table:number-columns-repeated="11"/>
          <table:table-cell office:value-type="float" office:value="24.6" calcext:value-type="float">
            <text:p>24.6</text:p>
          </table:table-cell>
          <table:table-cell office:value-type="float" office:value="0.101934596809244" calcext:value-type="float">
            <text:p>0.101934596809244</text:p>
          </table:table-cell>
          <table:table-cell table:number-columns-repeated="12"/>
        </table:table-row>
        <table:table-row table:style-name="ro1">
          <table:table-cell table:number-columns-repeated="11"/>
          <table:table-cell office:value-type="float" office:value="24.7" calcext:value-type="float">
            <text:p>24.7</text:p>
          </table:table-cell>
          <table:table-cell office:value-type="float" office:value="0.101934596809244" calcext:value-type="float">
            <text:p>0.101934596809244</text:p>
          </table:table-cell>
          <table:table-cell table:number-columns-repeated="12"/>
        </table:table-row>
        <table:table-row table:style-name="ro1">
          <table:table-cell table:number-columns-repeated="11"/>
          <table:table-cell office:value-type="float" office:value="24.8" calcext:value-type="float">
            <text:p>24.8</text:p>
          </table:table-cell>
          <table:table-cell office:value-type="float" office:value="0.101934596809244" calcext:value-type="float">
            <text:p>0.101934596809244</text:p>
          </table:table-cell>
          <table:table-cell table:number-columns-repeated="12"/>
        </table:table-row>
        <table:table-row table:style-name="ro1">
          <table:table-cell table:number-columns-repeated="11"/>
          <table:table-cell office:value-type="float" office:value="24.9" calcext:value-type="float">
            <text:p>24.9</text:p>
          </table:table-cell>
          <table:table-cell office:value-type="float" office:value="0.101934596809244" calcext:value-type="float">
            <text:p>0.101934596809244</text:p>
          </table:table-cell>
          <table:table-cell table:number-columns-repeated="12"/>
        </table:table-row>
        <table:table-row table:style-name="ro1">
          <table:table-cell table:number-columns-repeated="11"/>
          <table:table-cell office:value-type="float" office:value="25" calcext:value-type="float">
            <text:p>25</text:p>
          </table:table-cell>
          <table:table-cell office:value-type="float" office:value="0.101934596809244" calcext:value-type="float">
            <text:p>0.101934596809244</text:p>
          </table:table-cell>
          <table:table-cell table:number-columns-repeated="12"/>
        </table:table-row>
        <table:table-row table:style-name="ro1">
          <table:table-cell table:number-columns-repeated="11"/>
          <table:table-cell office:value-type="float" office:value="25.1" calcext:value-type="float">
            <text:p>25.1</text:p>
          </table:table-cell>
          <table:table-cell office:value-type="float" office:value="0.102729135315736" calcext:value-type="float">
            <text:p>0.102729135315736</text:p>
          </table:table-cell>
          <table:table-cell table:number-columns-repeated="12"/>
        </table:table-row>
        <table:table-row table:style-name="ro1">
          <table:table-cell table:number-columns-repeated="11"/>
          <table:table-cell office:value-type="float" office:value="25.2" calcext:value-type="float">
            <text:p>25.2</text:p>
          </table:table-cell>
          <table:table-cell office:value-type="float" office:value="0.102729135315736" calcext:value-type="float">
            <text:p>0.102729135315736</text:p>
          </table:table-cell>
          <table:table-cell table:number-columns-repeated="12"/>
        </table:table-row>
        <table:table-row table:style-name="ro1">
          <table:table-cell table:number-columns-repeated="11"/>
          <table:table-cell office:value-type="float" office:value="25.3" calcext:value-type="float">
            <text:p>25.3</text:p>
          </table:table-cell>
          <table:table-cell office:value-type="float" office:value="0.102729135315736" calcext:value-type="float">
            <text:p>0.102729135315736</text:p>
          </table:table-cell>
          <table:table-cell table:number-columns-repeated="12"/>
        </table:table-row>
        <table:table-row table:style-name="ro1">
          <table:table-cell table:number-columns-repeated="11"/>
          <table:table-cell office:value-type="float" office:value="25.4" calcext:value-type="float">
            <text:p>25.4</text:p>
          </table:table-cell>
          <table:table-cell office:value-type="float" office:value="0.102729135315736" calcext:value-type="float">
            <text:p>0.102729135315736</text:p>
          </table:table-cell>
          <table:table-cell table:number-columns-repeated="12"/>
        </table:table-row>
        <table:table-row table:style-name="ro1">
          <table:table-cell table:number-columns-repeated="11"/>
          <table:table-cell office:value-type="float" office:value="25.5" calcext:value-type="float">
            <text:p>25.5</text:p>
          </table:table-cell>
          <table:table-cell office:value-type="float" office:value="0.102729135315736" calcext:value-type="float">
            <text:p>0.102729135315736</text:p>
          </table:table-cell>
          <table:table-cell table:number-columns-repeated="12"/>
        </table:table-row>
        <table:table-row table:style-name="ro1">
          <table:table-cell table:number-columns-repeated="11"/>
          <table:table-cell office:value-type="float" office:value="25.6" calcext:value-type="float">
            <text:p>25.6</text:p>
          </table:table-cell>
          <table:table-cell office:value-type="float" office:value="0.102729135315736" calcext:value-type="float">
            <text:p>0.102729135315736</text:p>
          </table:table-cell>
          <table:table-cell table:number-columns-repeated="12"/>
        </table:table-row>
        <table:table-row table:style-name="ro1">
          <table:table-cell table:number-columns-repeated="11"/>
          <table:table-cell office:value-type="float" office:value="25.7" calcext:value-type="float">
            <text:p>25.7</text:p>
          </table:table-cell>
          <table:table-cell office:value-type="float" office:value="0.102729135315736" calcext:value-type="float">
            <text:p>0.102729135315736</text:p>
          </table:table-cell>
          <table:table-cell table:number-columns-repeated="12"/>
        </table:table-row>
        <table:table-row table:style-name="ro1">
          <table:table-cell table:number-columns-repeated="11"/>
          <table:table-cell office:value-type="float" office:value="25.8" calcext:value-type="float">
            <text:p>25.8</text:p>
          </table:table-cell>
          <table:table-cell office:value-type="float" office:value="0.102729135315736" calcext:value-type="float">
            <text:p>0.102729135315736</text:p>
          </table:table-cell>
          <table:table-cell table:number-columns-repeated="12"/>
        </table:table-row>
        <table:table-row table:style-name="ro1">
          <table:table-cell table:number-columns-repeated="11"/>
          <table:table-cell office:value-type="float" office:value="25.9" calcext:value-type="float">
            <text:p>25.9</text:p>
          </table:table-cell>
          <table:table-cell office:value-type="float" office:value="0.102729135315736" calcext:value-type="float">
            <text:p>0.102729135315736</text:p>
          </table:table-cell>
          <table:table-cell table:number-columns-repeated="12"/>
        </table:table-row>
        <table:table-row table:style-name="ro1">
          <table:table-cell table:number-columns-repeated="11"/>
          <table:table-cell office:value-type="float" office:value="26" calcext:value-type="float">
            <text:p>26</text:p>
          </table:table-cell>
          <table:table-cell office:value-type="float" office:value="0.102729135315736" calcext:value-type="float">
            <text:p>0.102729135315736</text:p>
          </table:table-cell>
          <table:table-cell table:number-columns-repeated="12"/>
        </table:table-row>
        <table:table-row table:style-name="ro1">
          <table:table-cell table:number-columns-repeated="11"/>
          <table:table-cell office:value-type="float" office:value="26.1" calcext:value-type="float">
            <text:p>26.1</text:p>
          </table:table-cell>
          <table:table-cell office:value-type="float" office:value="0.102729135315736" calcext:value-type="float">
            <text:p>0.102729135315736</text:p>
          </table:table-cell>
          <table:table-cell table:number-columns-repeated="12"/>
        </table:table-row>
        <table:table-row table:style-name="ro1">
          <table:table-cell table:number-columns-repeated="11"/>
          <table:table-cell office:value-type="float" office:value="26.2" calcext:value-type="float">
            <text:p>26.2</text:p>
          </table:table-cell>
          <table:table-cell office:value-type="float" office:value="0.102729135315736" calcext:value-type="float">
            <text:p>0.102729135315736</text:p>
          </table:table-cell>
          <table:table-cell table:number-columns-repeated="12"/>
        </table:table-row>
        <table:table-row table:style-name="ro1">
          <table:table-cell table:number-columns-repeated="11"/>
          <table:table-cell office:value-type="float" office:value="26.3" calcext:value-type="float">
            <text:p>26.3</text:p>
          </table:table-cell>
          <table:table-cell office:value-type="float" office:value="0.102729135315736" calcext:value-type="float">
            <text:p>0.102729135315736</text:p>
          </table:table-cell>
          <table:table-cell table:number-columns-repeated="12"/>
        </table:table-row>
        <table:table-row table:style-name="ro1">
          <table:table-cell table:number-columns-repeated="11"/>
          <table:table-cell office:value-type="float" office:value="26.4" calcext:value-type="float">
            <text:p>26.4</text:p>
          </table:table-cell>
          <table:table-cell office:value-type="float" office:value="0.102729135315736" calcext:value-type="float">
            <text:p>0.102729135315736</text:p>
          </table:table-cell>
          <table:table-cell table:number-columns-repeated="12"/>
        </table:table-row>
        <table:table-row table:style-name="ro1">
          <table:table-cell table:number-columns-repeated="11"/>
          <table:table-cell office:value-type="float" office:value="26.5" calcext:value-type="float">
            <text:p>26.5</text:p>
          </table:table-cell>
          <table:table-cell office:value-type="float" office:value="0.102729135315736" calcext:value-type="float">
            <text:p>0.102729135315736</text:p>
          </table:table-cell>
          <table:table-cell table:number-columns-repeated="12"/>
        </table:table-row>
        <table:table-row table:style-name="ro1">
          <table:table-cell table:number-columns-repeated="11"/>
          <table:table-cell office:value-type="float" office:value="26.6" calcext:value-type="float">
            <text:p>26.6</text:p>
          </table:table-cell>
          <table:table-cell office:value-type="float" office:value="0.102729135315736" calcext:value-type="float">
            <text:p>0.102729135315736</text:p>
          </table:table-cell>
          <table:table-cell table:number-columns-repeated="12"/>
        </table:table-row>
        <table:table-row table:style-name="ro1">
          <table:table-cell table:number-columns-repeated="11"/>
          <table:table-cell office:value-type="float" office:value="26.7" calcext:value-type="float">
            <text:p>26.7</text:p>
          </table:table-cell>
          <table:table-cell office:value-type="float" office:value="0.102729135315736" calcext:value-type="float">
            <text:p>0.102729135315736</text:p>
          </table:table-cell>
          <table:table-cell table:number-columns-repeated="12"/>
        </table:table-row>
        <table:table-row table:style-name="ro1">
          <table:table-cell table:number-columns-repeated="11"/>
          <table:table-cell office:value-type="float" office:value="26.8" calcext:value-type="float">
            <text:p>26.8</text:p>
          </table:table-cell>
          <table:table-cell office:value-type="float" office:value="0.0890314171078992" calcext:value-type="float">
            <text:p>0.089031417107899</text:p>
          </table:table-cell>
          <table:table-cell table:number-columns-repeated="12"/>
        </table:table-row>
        <table:table-row table:style-name="ro1">
          <table:table-cell table:number-columns-repeated="11"/>
          <table:table-cell office:value-type="float" office:value="26.9" calcext:value-type="float">
            <text:p>26.9</text:p>
          </table:table-cell>
          <table:table-cell office:value-type="float" office:value="0.0890314171078992" calcext:value-type="float">
            <text:p>0.089031417107899</text:p>
          </table:table-cell>
          <table:table-cell table:number-columns-repeated="12"/>
        </table:table-row>
        <table:table-row table:style-name="ro1">
          <table:table-cell table:number-columns-repeated="11"/>
          <table:table-cell office:value-type="float" office:value="27" calcext:value-type="float">
            <text:p>27</text:p>
          </table:table-cell>
          <table:table-cell office:value-type="float" office:value="0.0890314171078992" calcext:value-type="float">
            <text:p>0.089031417107899</text:p>
          </table:table-cell>
          <table:table-cell table:number-columns-repeated="12"/>
        </table:table-row>
        <table:table-row table:style-name="ro1">
          <table:table-cell table:number-columns-repeated="11"/>
          <table:table-cell office:value-type="float" office:value="27.1" calcext:value-type="float">
            <text:p>27.1</text:p>
          </table:table-cell>
          <table:table-cell office:value-type="float" office:value="0.0890314171078992" calcext:value-type="float">
            <text:p>0.089031417107899</text:p>
          </table:table-cell>
          <table:table-cell table:number-columns-repeated="12"/>
        </table:table-row>
        <table:table-row table:style-name="ro1">
          <table:table-cell table:number-columns-repeated="11"/>
          <table:table-cell office:value-type="float" office:value="27.2" calcext:value-type="float">
            <text:p>27.2</text:p>
          </table:table-cell>
          <table:table-cell office:value-type="float" office:value="0.0894834056620029" calcext:value-type="float">
            <text:p>0.089483405662003</text:p>
          </table:table-cell>
          <table:table-cell table:number-columns-repeated="12"/>
        </table:table-row>
        <table:table-row table:style-name="ro1">
          <table:table-cell table:number-columns-repeated="11"/>
          <table:table-cell office:value-type="float" office:value="27.3" calcext:value-type="float">
            <text:p>27.3</text:p>
          </table:table-cell>
          <table:table-cell office:value-type="float" office:value="0.0894834056620029" calcext:value-type="float">
            <text:p>0.089483405662003</text:p>
          </table:table-cell>
          <table:table-cell table:number-columns-repeated="12"/>
        </table:table-row>
        <table:table-row table:style-name="ro1">
          <table:table-cell table:number-columns-repeated="11"/>
          <table:table-cell office:value-type="float" office:value="27.4" calcext:value-type="float">
            <text:p>27.4</text:p>
          </table:table-cell>
          <table:table-cell office:value-type="float" office:value="0.0894834056620029" calcext:value-type="float">
            <text:p>0.089483405662003</text:p>
          </table:table-cell>
          <table:table-cell table:number-columns-repeated="12"/>
        </table:table-row>
        <table:table-row table:style-name="ro1">
          <table:table-cell table:number-columns-repeated="11"/>
          <table:table-cell office:value-type="float" office:value="27.5" calcext:value-type="float">
            <text:p>27.5</text:p>
          </table:table-cell>
          <table:table-cell office:value-type="float" office:value="0.0894834056620029" calcext:value-type="float">
            <text:p>0.089483405662003</text:p>
          </table:table-cell>
          <table:table-cell table:number-columns-repeated="12"/>
        </table:table-row>
        <table:table-row table:style-name="ro1">
          <table:table-cell table:number-columns-repeated="11"/>
          <table:table-cell office:value-type="float" office:value="27.6" calcext:value-type="float">
            <text:p>27.6</text:p>
          </table:table-cell>
          <table:table-cell office:value-type="float" office:value="0.0894834056620029" calcext:value-type="float">
            <text:p>0.089483405662003</text:p>
          </table:table-cell>
          <table:table-cell table:number-columns-repeated="12"/>
        </table:table-row>
        <table:table-row table:style-name="ro1">
          <table:table-cell table:number-columns-repeated="11"/>
          <table:table-cell office:value-type="float" office:value="27.7" calcext:value-type="float">
            <text:p>27.7</text:p>
          </table:table-cell>
          <table:table-cell office:value-type="float" office:value="0.0894834056620029" calcext:value-type="float">
            <text:p>0.089483405662003</text:p>
          </table:table-cell>
          <table:table-cell table:number-columns-repeated="12"/>
        </table:table-row>
        <table:table-row table:style-name="ro1">
          <table:table-cell table:number-columns-repeated="11"/>
          <table:table-cell office:value-type="float" office:value="27.8" calcext:value-type="float">
            <text:p>27.8</text:p>
          </table:table-cell>
          <table:table-cell office:value-type="float" office:value="0.0894834056620029" calcext:value-type="float">
            <text:p>0.089483405662003</text:p>
          </table:table-cell>
          <table:table-cell table:number-columns-repeated="12"/>
        </table:table-row>
        <table:table-row table:style-name="ro1">
          <table:table-cell table:number-columns-repeated="11"/>
          <table:table-cell office:value-type="float" office:value="27.9" calcext:value-type="float">
            <text:p>27.9</text:p>
          </table:table-cell>
          <table:table-cell office:value-type="float" office:value="0.0894834056620029" calcext:value-type="float">
            <text:p>0.089483405662003</text:p>
          </table:table-cell>
          <table:table-cell table:number-columns-repeated="12"/>
        </table:table-row>
        <table:table-row table:style-name="ro1">
          <table:table-cell table:number-columns-repeated="11"/>
          <table:table-cell office:value-type="float" office:value="28" calcext:value-type="float">
            <text:p>28</text:p>
          </table:table-cell>
          <table:table-cell office:value-type="float" office:value="0.0894834056620029" calcext:value-type="float">
            <text:p>0.089483405662003</text:p>
          </table:table-cell>
          <table:table-cell table:number-columns-repeated="12"/>
        </table:table-row>
        <table:table-row table:style-name="ro1">
          <table:table-cell table:number-columns-repeated="11"/>
          <table:table-cell office:value-type="float" office:value="28.1" calcext:value-type="float">
            <text:p>28.1</text:p>
          </table:table-cell>
          <table:table-cell office:value-type="float" office:value="0.0894834056620029" calcext:value-type="float">
            <text:p>0.089483405662003</text:p>
          </table:table-cell>
          <table:table-cell table:number-columns-repeated="12"/>
        </table:table-row>
        <table:table-row table:style-name="ro1">
          <table:table-cell table:number-columns-repeated="11"/>
          <table:table-cell office:value-type="float" office:value="28.2" calcext:value-type="float">
            <text:p>28.2</text:p>
          </table:table-cell>
          <table:table-cell office:value-type="float" office:value="0.0894834056620029" calcext:value-type="float">
            <text:p>0.089483405662003</text:p>
          </table:table-cell>
          <table:table-cell table:number-columns-repeated="12"/>
        </table:table-row>
        <table:table-row table:style-name="ro1">
          <table:table-cell table:number-columns-repeated="11"/>
          <table:table-cell office:value-type="float" office:value="28.3" calcext:value-type="float">
            <text:p>28.3</text:p>
          </table:table-cell>
          <table:table-cell office:value-type="float" office:value="0.0894834056620029" calcext:value-type="float">
            <text:p>0.089483405662003</text:p>
          </table:table-cell>
          <table:table-cell table:number-columns-repeated="12"/>
        </table:table-row>
        <table:table-row table:style-name="ro1">
          <table:table-cell table:number-columns-repeated="11"/>
          <table:table-cell office:value-type="float" office:value="28.4" calcext:value-type="float">
            <text:p>28.4</text:p>
          </table:table-cell>
          <table:table-cell office:value-type="float" office:value="0.0894834056620029" calcext:value-type="float">
            <text:p>0.089483405662003</text:p>
          </table:table-cell>
          <table:table-cell table:number-columns-repeated="12"/>
        </table:table-row>
        <table:table-row table:style-name="ro1">
          <table:table-cell table:number-columns-repeated="11"/>
          <table:table-cell office:value-type="float" office:value="28.5" calcext:value-type="float">
            <text:p>28.5</text:p>
          </table:table-cell>
          <table:table-cell office:value-type="float" office:value="0.0894834056620029" calcext:value-type="float">
            <text:p>0.089483405662003</text:p>
          </table:table-cell>
          <table:table-cell table:number-columns-repeated="12"/>
        </table:table-row>
        <table:table-row table:style-name="ro1">
          <table:table-cell table:number-columns-repeated="11"/>
          <table:table-cell office:value-type="float" office:value="28.6" calcext:value-type="float">
            <text:p>28.6</text:p>
          </table:table-cell>
          <table:table-cell office:value-type="float" office:value="0.0894834056620029" calcext:value-type="float">
            <text:p>0.089483405662003</text:p>
          </table:table-cell>
          <table:table-cell table:number-columns-repeated="12"/>
        </table:table-row>
        <table:table-row table:style-name="ro1">
          <table:table-cell table:number-columns-repeated="11"/>
          <table:table-cell office:value-type="float" office:value="28.7" calcext:value-type="float">
            <text:p>28.7</text:p>
          </table:table-cell>
          <table:table-cell office:value-type="float" office:value="0.0894834056620029" calcext:value-type="float">
            <text:p>0.089483405662003</text:p>
          </table:table-cell>
          <table:table-cell table:number-columns-repeated="12"/>
        </table:table-row>
        <table:table-row table:style-name="ro1">
          <table:table-cell table:number-columns-repeated="11"/>
          <table:table-cell office:value-type="float" office:value="28.8" calcext:value-type="float">
            <text:p>28.8</text:p>
          </table:table-cell>
          <table:table-cell office:value-type="float" office:value="0.0894834056620029" calcext:value-type="float">
            <text:p>0.089483405662003</text:p>
          </table:table-cell>
          <table:table-cell table:number-columns-repeated="12"/>
        </table:table-row>
        <table:table-row table:style-name="ro1">
          <table:table-cell table:number-columns-repeated="11"/>
          <table:table-cell office:value-type="float" office:value="28.9" calcext:value-type="float">
            <text:p>28.9</text:p>
          </table:table-cell>
          <table:table-cell office:value-type="float" office:value="0.0894834056620029" calcext:value-type="float">
            <text:p>0.089483405662003</text:p>
          </table:table-cell>
          <table:table-cell table:number-columns-repeated="12"/>
        </table:table-row>
        <table:table-row table:style-name="ro1">
          <table:table-cell table:number-columns-repeated="11"/>
          <table:table-cell office:value-type="float" office:value="29" calcext:value-type="float">
            <text:p>29</text:p>
          </table:table-cell>
          <table:table-cell office:value-type="float" office:value="0.0894834056620029" calcext:value-type="float">
            <text:p>0.089483405662003</text:p>
          </table:table-cell>
          <table:table-cell table:number-columns-repeated="12"/>
        </table:table-row>
        <table:table-row table:style-name="ro1">
          <table:table-cell table:number-columns-repeated="11"/>
          <table:table-cell office:value-type="float" office:value="29.1" calcext:value-type="float">
            <text:p>29.1</text:p>
          </table:table-cell>
          <table:table-cell office:value-type="float" office:value="0.0894834056620029" calcext:value-type="float">
            <text:p>0.089483405662003</text:p>
          </table:table-cell>
          <table:table-cell table:number-columns-repeated="12"/>
        </table:table-row>
        <table:table-row table:style-name="ro1">
          <table:table-cell table:number-columns-repeated="11"/>
          <table:table-cell office:value-type="float" office:value="29.2" calcext:value-type="float">
            <text:p>29.2</text:p>
          </table:table-cell>
          <table:table-cell office:value-type="float" office:value="0.0894834056620029" calcext:value-type="float">
            <text:p>0.089483405662003</text:p>
          </table:table-cell>
          <table:table-cell table:number-columns-repeated="12"/>
        </table:table-row>
        <table:table-row table:style-name="ro1">
          <table:table-cell table:number-columns-repeated="11"/>
          <table:table-cell office:value-type="float" office:value="29.3" calcext:value-type="float">
            <text:p>29.3</text:p>
          </table:table-cell>
          <table:table-cell office:value-type="float" office:value="0.0894834056620029" calcext:value-type="float">
            <text:p>0.089483405662003</text:p>
          </table:table-cell>
          <table:table-cell table:number-columns-repeated="12"/>
        </table:table-row>
        <table:table-row table:style-name="ro1">
          <table:table-cell table:number-columns-repeated="11"/>
          <table:table-cell office:value-type="float" office:value="29.4" calcext:value-type="float">
            <text:p>29.4</text:p>
          </table:table-cell>
          <table:table-cell office:value-type="float" office:value="0.0894834056620029" calcext:value-type="float">
            <text:p>0.089483405662003</text:p>
          </table:table-cell>
          <table:table-cell table:number-columns-repeated="12"/>
        </table:table-row>
        <table:table-row table:style-name="ro1">
          <table:table-cell table:number-columns-repeated="11"/>
          <table:table-cell office:value-type="float" office:value="29.5" calcext:value-type="float">
            <text:p>29.5</text:p>
          </table:table-cell>
          <table:table-cell office:value-type="float" office:value="0.0894834056620029" calcext:value-type="float">
            <text:p>0.089483405662003</text:p>
          </table:table-cell>
          <table:table-cell table:number-columns-repeated="12"/>
        </table:table-row>
        <table:table-row table:style-name="ro1">
          <table:table-cell table:number-columns-repeated="11"/>
          <table:table-cell office:value-type="float" office:value="29.6" calcext:value-type="float">
            <text:p>29.6</text:p>
          </table:table-cell>
          <table:table-cell office:value-type="float" office:value="0.0880617294237506" calcext:value-type="float">
            <text:p>0.088061729423751</text:p>
          </table:table-cell>
          <table:table-cell table:number-columns-repeated="12"/>
        </table:table-row>
        <table:table-row table:style-name="ro1">
          <table:table-cell table:number-columns-repeated="11"/>
          <table:table-cell office:value-type="float" office:value="29.7" calcext:value-type="float">
            <text:p>29.7</text:p>
          </table:table-cell>
          <table:table-cell office:value-type="float" office:value="0.0880617294237506" calcext:value-type="float">
            <text:p>0.088061729423751</text:p>
          </table:table-cell>
          <table:table-cell table:number-columns-repeated="12"/>
        </table:table-row>
        <table:table-row table:style-name="ro1">
          <table:table-cell table:number-columns-repeated="11"/>
          <table:table-cell office:value-type="float" office:value="29.8" calcext:value-type="float">
            <text:p>29.8</text:p>
          </table:table-cell>
          <table:table-cell office:value-type="float" office:value="0.0880617294237506" calcext:value-type="float">
            <text:p>0.088061729423751</text:p>
          </table:table-cell>
          <table:table-cell table:number-columns-repeated="12"/>
        </table:table-row>
        <table:table-row table:style-name="ro1">
          <table:table-cell table:number-columns-repeated="11"/>
          <table:table-cell office:value-type="float" office:value="29.9" calcext:value-type="float">
            <text:p>29.9</text:p>
          </table:table-cell>
          <table:table-cell office:value-type="float" office:value="0.0880617294237506" calcext:value-type="float">
            <text:p>0.088061729423751</text:p>
          </table:table-cell>
          <table:table-cell table:number-columns-repeated="12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office:value-type="float" office:value="0.0880617294237506" calcext:value-type="float">
            <text:p>0.088061729423751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roid Sans Fallback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1">00/00/0000</text:date>, <text:time style:data-style-name="N2" text:time-value="10:19:07.1876671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1-30T22:03:06.749123682</meta:creation-date>
    <dc:date>2019-12-01T23:06:10.575943989</dc:date>
    <meta:editing-duration>PT8H23M42S</meta:editing-duration>
    <meta:editing-cycles>23</meta:editing-cycles>
    <meta:generator>LibreOffice/6.3.2.2$Linux_X86_64 LibreOffice_project/30$Build-2</meta:generator>
    <meta:document-statistic meta:table-count="5" meta:cell-count="3041" meta:object-count="6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2" loext:regression-extrapolate-backward="0" loext:regression-force-intercept="false" loext:regression-intercept-value="0" chart:regression-type="linear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31cm" svg:height="11.987cm" xlink:href=".." xlink:type="simple" chart:class="chart:scatter" chart:style-name="ch1">
        <chart:title svg:x="3.536cm" svg:y="0.374cm" chart:style-name="ch2">
          <text:p>Global colour histogram mean average precision for varying bin count</text:p>
        </chart:title>
        <chart:plot-area chart:style-name="ch3" table:cell-range-address="colourHistogram.Z5:colourHistogram.AA31" svg:x="1.448cm" svg:y="1.398cm" svg:width="19.436cm" svg:height="9.358cm">
          <chartooo:coordinate-region svg:x="2.41cm" svg:y="1.602cm" svg:width="18.269cm" svg:height="8.498cm"/>
          <chart:axis chart:dimension="x" chart:name="primary-x" chart:style-name="ch4">
            <chart:title svg:x="9.585cm" svg:y="10.996cm" chart:style-name="ch5">
              <text:p>Histogram Bin Count</text:p>
            </chart:title>
          </chart:axis>
          <chart:axis chart:dimension="y" chart:name="primary-y" chart:style-name="ch4">
            <chart:title svg:x="0.451cm" svg:y="7.938cm" chart:style-name="ch6">
              <text:p>Mean Average Precision</text:p>
            </chart:title>
            <chart:grid chart:style-name="ch7" chart:class="major"/>
          </chart:axis>
          <chart:series chart:style-name="ch8" chart:values-cell-range-address="colourHistogram.AA5:colourHistogram.AA31" chart:class="chart:scatter">
            <chart:domain table:cell-range-address="colourHistogram.Z5:colourHistogram.Z31"/>
            <chart:regression-curve chart:style-name="ch9"/>
            <chart:data-point chart:repeated="2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Z</text:p>
              </table:table-cell>
              <table:table-cell office:value-type="string">
                <text:p>Column A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colourHistogram.Z5:colourHistogram.Z31</svg:desc>
                </draw:g>
              </table:table-cell>
              <table:table-cell office:value-type="float" office:value="0.1204">
                <text:p>0.1204</text:p>
                <draw:g>
                  <svg:desc>colourHistogram.AA5:colourHistogram.AA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126">
                <text:p>0.1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1049">
                <text:p>0.10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126">
                <text:p>0.1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1446">
                <text:p>0.14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1381">
                <text:p>0.13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124">
                <text:p>0.1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1235">
                <text:p>0.12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132">
                <text:p>0.1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136">
                <text:p>0.1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1288">
                <text:p>0.12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1265">
                <text:p>0.126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1299">
                <text:p>0.12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1303">
                <text:p>0.130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1234">
                <text:p>0.12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0.1264">
                <text:p>0.126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">
                <text:p>20</text:p>
              </table:table-cell>
              <table:table-cell office:value-type="float" office:value="0.1131">
                <text:p>0.113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2">
                <text:p>22</text:p>
              </table:table-cell>
              <table:table-cell office:value-type="float" office:value="0.1186">
                <text:p>0.118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4">
                <text:p>24</text:p>
              </table:table-cell>
              <table:table-cell office:value-type="float" office:value="0.1203">
                <text:p>0.120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6">
                <text:p>26</text:p>
              </table:table-cell>
              <table:table-cell office:value-type="float" office:value="0.1113">
                <text:p>0.111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8">
                <text:p>28</text:p>
              </table:table-cell>
              <table:table-cell office:value-type="float" office:value="0.1098">
                <text:p>0.109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0">
                <text:p>30</text:p>
              </table:table-cell>
              <table:table-cell office:value-type="float" office:value="0.1049">
                <text:p>0.104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2">
                <text:p>32</text:p>
              </table:table-cell>
              <table:table-cell office:value-type="float" office:value="0.1015">
                <text:p>0.10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4">
                <text:p>34</text:p>
              </table:table-cell>
              <table:table-cell office:value-type="float" office:value="0.0998">
                <text:p>0.099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6">
                <text:p>36</text:p>
              </table:table-cell>
              <table:table-cell office:value-type="float" office:value="0.1028">
                <text:p>0.102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8">
                <text:p>38</text:p>
              </table:table-cell>
              <table:table-cell office:value-type="float" office:value="0.1008">
                <text:p>0.10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2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opacity draw:name="ChartTransparencyGradient_20_1" draw:display-name="ChartTransparencyGradient 1" draw:style="linear" draw:start="100%" draw:end="0%" draw:angle="0" draw:border="0%"/>
    <draw:opacity draw:name="ChartTransparencyGradient_20_2" draw:display-name="ChartTransparencyGradient 2" draw:style="axial" draw:start="100%" draw:end="0%" draw:angle="0" draw:border="0%"/>
    <draw:opacity draw:name="ChartTransparencyGradient_20_3" draw:display-name="ChartTransparencyGradient 3" draw:style="radial" draw:cx="50%" draw:cy="50%" draw:start="100%" draw:end="0%" draw:border="0%"/>
  </office:styles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1.516cm" svg:y="0.315cm" chart:style-name="ch2">
          <text:p>Spatial texture MAP for varying edge angle histogram bin count</text:p>
        </chart:title>
        <chart:plot-area chart:style-name="ch3" table:cell-range-address="spatialTexture.A4:spatialTexture.B22" svg:x="1.342cm" svg:y="1.28cm" svg:width="14.338cm" svg:height="6.548cm">
          <chartooo:coordinate-region svg:x="2.304cm" svg:y="1.484cm" svg:width="13.171cm" svg:height="5.688cm"/>
          <chart:axis chart:dimension="x" chart:name="primary-x" chart:style-name="ch4">
            <chart:title svg:x="7.73cm" svg:y="8.009cm" chart:style-name="ch5">
              <text:p>Bin Count</text:p>
            </chart:title>
          </chart:axis>
          <chart:axis chart:dimension="y" chart:name="primary-y" chart:style-name="ch4">
            <chart:title svg:x="0.451cm" svg:y="6.415cm" chart:style-name="ch6">
              <text:p>Mean Average Precision</text:p>
            </chart:title>
            <chart:grid chart:style-name="ch7" chart:class="major"/>
          </chart:axis>
          <chart:series chart:style-name="ch8" chart:values-cell-range-address="spatialTexture.B4:spatialTexture.B22" chart:class="chart:scatter">
            <chart:domain table:cell-range-address="spatialTexture.A4:spatialTexture.A22"/>
            <chart:data-point chart:repeated="1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patialTexture.A4:spatialTexture.A22</svg:desc>
                </draw:g>
              </table:table-cell>
              <table:table-cell office:value-type="float" office:value="0.120121612787363">
                <text:p>0.120121612787363</text:p>
                <draw:g>
                  <svg:desc>spatialTexture.B4:spatialTexture.B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734595457652872">
                <text:p>0.07345954576528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137105994540046">
                <text:p>0.1371059945400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88302864365869">
                <text:p>0.0883028643658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172151770112695">
                <text:p>0.1721517701126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14998888259061">
                <text:p>0.149988882590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210093460567691">
                <text:p>0.2100934605676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162156396921991">
                <text:p>0.1621563969219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206009694752591">
                <text:p>0.2060096947525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194782674348264">
                <text:p>0.1947826743482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206066108376681">
                <text:p>0.20606610837668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189001310736172">
                <text:p>0.1890013107361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197542351307939">
                <text:p>0.1975423513079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195175092615052">
                <text:p>0.1951750926150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195737901374382">
                <text:p>0.1957379013743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19353860783673">
                <text:p>0.1935386078367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187667548384295">
                <text:p>0.1876675483842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189931186482027">
                <text:p>0.18993118648202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18756204416172">
                <text:p>0.1875620441617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2.2$Linux_X86_64 LibreOffice_project/3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519cm" svg:y="0.315cm" chart:style-name="ch2">
          <text:p>Spatial texture MAP for varying magnitude thresholds</text:p>
        </chart:title>
        <chart:plot-area chart:style-name="ch3" table:cell-range-address="spatialTexture.D4:spatialTexture.E23" svg:x="1.342cm" svg:y="1.28cm" svg:width="14.338cm" svg:height="6.548cm">
          <chartooo:coordinate-region svg:x="2.304cm" svg:y="1.484cm" svg:width="13.121cm" svg:height="5.688cm"/>
          <chart:axis chart:dimension="x" chart:name="primary-x" chart:style-name="ch4">
            <chart:title svg:x="6.917cm" svg:y="8.009cm" chart:style-name="ch5">
              <text:p>Magnitude Threshold</text:p>
            </chart:title>
          </chart:axis>
          <chart:axis chart:dimension="y" chart:name="primary-y" chart:style-name="ch4">
            <chart:title svg:x="0.451cm" svg:y="6.415cm" chart:style-name="ch6">
              <text:p>Mean Average Precision</text:p>
            </chart:title>
            <chart:grid chart:style-name="ch7" chart:class="major"/>
          </chart:axis>
          <chart:series chart:style-name="ch8" chart:values-cell-range-address="spatialTexture.E4:spatialTexture.E23" chart:class="chart:scatter">
            <chart:domain table:cell-range-address="spatialTexture.D4:spatialTexture.D23"/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">
                <text:p>0.01</text:p>
                <draw:g>
                  <svg:desc>spatialTexture.D4:spatialTexture.D23</svg:desc>
                </draw:g>
              </table:table-cell>
              <table:table-cell office:value-type="float" office:value="0.18985682428527">
                <text:p>0.18985682428527</text:p>
                <draw:g>
                  <svg:desc>spatialTexture.E4:spatialTexture.E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0.189268386112103">
                <text:p>0.1892683861121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">
                <text:p>0.03</text:p>
              </table:table-cell>
              <table:table-cell office:value-type="float" office:value="0.195716094612265">
                <text:p>0.1957160946122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">
                <text:p>0.04</text:p>
              </table:table-cell>
              <table:table-cell office:value-type="float" office:value="0.199705483485795">
                <text:p>0.1997054834857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">
                <text:p>0.05</text:p>
              </table:table-cell>
              <table:table-cell office:value-type="float" office:value="0.204658550865377">
                <text:p>0.2046585508653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6">
                <text:p>0.06</text:p>
              </table:table-cell>
              <table:table-cell office:value-type="float" office:value="0.208754277347306">
                <text:p>0.2087542773473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7">
                <text:p>0.07</text:p>
              </table:table-cell>
              <table:table-cell office:value-type="float" office:value="0.210587796721644">
                <text:p>0.2105877967216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8">
                <text:p>0.08</text:p>
              </table:table-cell>
              <table:table-cell office:value-type="float" office:value="0.210093460567691">
                <text:p>0.2100934605676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9">
                <text:p>0.09</text:p>
              </table:table-cell>
              <table:table-cell office:value-type="float" office:value="0.213698282978194">
                <text:p>0.21369828297819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">
                <text:p>0.1</text:p>
              </table:table-cell>
              <table:table-cell office:value-type="float" office:value="0.211207820949002">
                <text:p>0.2112078209490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1">
                <text:p>0.11</text:p>
              </table:table-cell>
              <table:table-cell office:value-type="float" office:value="0.206204389914809">
                <text:p>0.20620438991480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2">
                <text:p>0.12</text:p>
              </table:table-cell>
              <table:table-cell office:value-type="float" office:value="0.206638535733983">
                <text:p>0.2066385357339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3">
                <text:p>0.13</text:p>
              </table:table-cell>
              <table:table-cell office:value-type="float" office:value="0.205510397479482">
                <text:p>0.20551039747948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4">
                <text:p>0.14</text:p>
              </table:table-cell>
              <table:table-cell office:value-type="float" office:value="0.202220674247699">
                <text:p>0.2022206742476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5">
                <text:p>0.15</text:p>
              </table:table-cell>
              <table:table-cell office:value-type="float" office:value="0.197337774746488">
                <text:p>0.1973377747464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6">
                <text:p>0.16</text:p>
              </table:table-cell>
              <table:table-cell office:value-type="float" office:value="0.189248007756157">
                <text:p>0.18924800775615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7">
                <text:p>0.17</text:p>
              </table:table-cell>
              <table:table-cell office:value-type="float" office:value="0.188943385411632">
                <text:p>0.1889433854116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8">
                <text:p>0.18</text:p>
              </table:table-cell>
              <table:table-cell office:value-type="float" office:value="0.187477382445339">
                <text:p>0.18747738244533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9">
                <text:p>0.19</text:p>
              </table:table-cell>
              <table:table-cell office:value-type="float" office:value="0.184106288977242">
                <text:p>0.18410628897724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2.2$Linux_X86_64 LibreOffice_project/30$Build-2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cm" chart:symbol-height="0.2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1cm" svg:stroke-color="#ff0000" draw:fill-color="#ff000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732cm" svg:height="10.748cm" xlink:href=".." xlink:type="simple" chart:class="chart:scatter" chart:style-name="ch1">
        <chart:title svg:x="2.699cm" svg:y="0.349cm" chart:style-name="ch2">
          <text:p>Spatial colour and texture MAP as dimensionality is reduced</text:p>
        </chart:title>
        <chart:plot-area chart:style-name="ch3" table:cell-range-address="PCA.A6:PCA.C200" svg:x="1.376cm" svg:y="1.348cm" svg:width="16.002cm" svg:height="8.194cm">
          <chartooo:coordinate-region svg:x="2.338cm" svg:y="1.552cm" svg:width="14.733cm" svg:height="7.334cm"/>
          <chart:axis chart:dimension="x" chart:name="primary-x" chart:style-name="ch4">
            <chart:title svg:x="7.808cm" svg:y="9.757cm" chart:style-name="ch5">
              <text:p>% Energy Reduction</text:p>
            </chart:title>
          </chart:axis>
          <chart:axis chart:dimension="y" chart:name="primary-y" chart:style-name="ch6">
            <chart:title svg:x="0.451cm" svg:y="7.306cm" chart:style-name="ch7">
              <text:p>Mean Average Precision</text:p>
            </chart:title>
            <chart:grid chart:style-name="ch8" chart:class="major"/>
          </chart:axis>
          <chart:series chart:style-name="ch9" chart:values-cell-range-address="PCA.B6:PCA.B200" chart:class="chart:scatter">
            <chart:domain table:cell-range-address="PCA.A6:PCA.A200"/>
            <chart:data-point chart:repeated="195"/>
          </chart:series>
          <chart:series chart:style-name="ch10" chart:values-cell-range-address="PCA.C6:PCA.C200" chart:class="chart:scatter">
            <chart:data-point chart:repeated="19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PCA.A6:PCA.A200</svg:desc>
                </draw:g>
              </table:table-cell>
              <table:table-cell office:value-type="float" office:value="0.103330521151079">
                <text:p>0.103330521151079</text:p>
                <draw:g>
                  <svg:desc>PCA.B6:PCA.B200</svg:desc>
                </draw:g>
              </table:table-cell>
              <table:table-cell office:value-type="float" office:value="0.2149">
                <text:p>0.2149</text:p>
                <draw:g>
                  <svg:desc>PCA.C6:PCA.C2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">
                <text:p>0.2</text:p>
              </table:table-cell>
              <table:table-cell office:value-type="float" office:value="0.136695332950844">
                <text:p>0.136695332950844</text:p>
              </table:table-cell>
              <table:table-cell office:value-type="float" office:value="0.2149">
                <text:p>0.21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">
                <text:p>0.5</text:p>
              </table:table-cell>
              <table:table-cell office:value-type="float" office:value="0.173528555620183">
                <text:p>0.173528555620183</text:p>
              </table:table-cell>
              <table:table-cell office:value-type="float" office:value="0.2149">
                <text:p>0.21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.207499273152066">
                <text:p>0.207499273152066</text:p>
              </table:table-cell>
              <table:table-cell office:value-type="float" office:value="0.2149">
                <text:p>0.21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0.235773707674974">
                <text:p>0.235773707674974</text:p>
              </table:table-cell>
              <table:table-cell office:value-type="float" office:value="0.2149">
                <text:p>0.21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0.232830004328035">
                <text:p>0.232830004328035</text:p>
              </table:table-cell>
              <table:table-cell office:value-type="float" office:value="0.2149">
                <text:p>0.21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0.217798959223576">
                <text:p>0.217798959223576</text:p>
              </table:table-cell>
              <table:table-cell office:value-type="float" office:value="0.2149">
                <text:p>0.21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.191319843339957">
                <text:p>0.191319843339957</text:p>
              </table:table-cell>
              <table:table-cell office:value-type="float" office:value="0.2149">
                <text:p>0.21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0.166253643033319">
                <text:p>0.166253643033319</text:p>
              </table:table-cell>
              <table:table-cell office:value-type="float" office:value="0.2149">
                <text:p>0.21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0.17874316289864">
                <text:p>0.17874316289864</text:p>
              </table:table-cell>
              <table:table-cell office:value-type="float" office:value="0.2149">
                <text:p>0.21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0.171866004618567">
                <text:p>0.171866004618567</text:p>
              </table:table-cell>
              <table:table-cell office:value-type="float" office:value="0.2149">
                <text:p>0.21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0.154584992388985">
                <text:p>0.1545849923889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0.155408792167781">
                <text:p>0.1554087921677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">
                <text:p>11</text:p>
              </table:table-cell>
              <table:table-cell office:value-type="float" office:value="0.136419262035504">
                <text:p>0.1364192620355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0.130811421930301">
                <text:p>0.1308114219303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">
                <text:p>13</text:p>
              </table:table-cell>
              <table:table-cell office:value-type="float" office:value="0.131580099230904">
                <text:p>0.1315800992309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">
                <text:p>14</text:p>
              </table:table-cell>
              <table:table-cell office:value-type="float" office:value="0.118821921845044">
                <text:p>0.118821921845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">
                <text:p>15</text:p>
              </table:table-cell>
              <table:table-cell office:value-type="float" office:value="0.118206042953315">
                <text:p>0.1182060429533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">
                <text:p>16</text:p>
              </table:table-cell>
              <table:table-cell office:value-type="float" office:value="0.114745513653629">
                <text:p>0.1147455136536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7">
                <text:p>17</text:p>
              </table:table-cell>
              <table:table-cell office:value-type="float" office:value="0.115143434906959">
                <text:p>0.1151434349069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8">
                <text:p>18</text:p>
              </table:table-cell>
              <table:table-cell office:value-type="float" office:value="0.111075222448094">
                <text:p>0.1110752224480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">
                <text:p>19</text:p>
              </table:table-cell>
              <table:table-cell office:value-type="float" office:value="0.110218078801215">
                <text:p>0.1102180788012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">
                <text:p>20</text:p>
              </table:table-cell>
              <table:table-cell office:value-type="float" office:value="0.110139869043087">
                <text:p>0.1101398690430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1">
                <text:p>21</text:p>
              </table:table-cell>
              <table:table-cell office:value-type="float" office:value="0.11078610011209">
                <text:p>0.110786100112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2">
                <text:p>22</text:p>
              </table:table-cell>
              <table:table-cell office:value-type="float" office:value="0.11078610011209">
                <text:p>0.110786100112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3">
                <text:p>23</text:p>
              </table:table-cell>
              <table:table-cell office:value-type="float" office:value="0.11026817091817">
                <text:p>0.110268170918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4">
                <text:p>24</text:p>
              </table:table-cell>
              <table:table-cell office:value-type="float" office:value="0.101934596809244">
                <text:p>0.1019345968092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5">
                <text:p>25</text:p>
              </table:table-cell>
              <table:table-cell office:value-type="float" office:value="0.101934596809244">
                <text:p>0.1019345968092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6">
                <text:p>26</text:p>
              </table:table-cell>
              <table:table-cell office:value-type="float" office:value="0.102729135315736">
                <text:p>0.102729135315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7">
                <text:p>27</text:p>
              </table:table-cell>
              <table:table-cell office:value-type="float" office:value="0.0890314171078992">
                <text:p>0.08903141710789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8">
                <text:p>28</text:p>
              </table:table-cell>
              <table:table-cell office:value-type="float" office:value="0.0894834056620029">
                <text:p>0.08948340566200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9">
                <text:p>29</text:p>
              </table:table-cell>
              <table:table-cell office:value-type="float" office:value="0.0894834056620029">
                <text:p>0.08948340566200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0">
                <text:p>30</text:p>
              </table:table-cell>
              <table:table-cell office:value-type="float" office:value="0.0880617294237506">
                <text:p>0.08806172942375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1">
                <text:p>31</text:p>
              </table:table-cell>
              <table:table-cell office:value-type="float" office:value="0.0880617294237506">
                <text:p>0.08806172942375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2">
                <text:p>32</text:p>
              </table:table-cell>
              <table:table-cell office:value-type="float" office:value="0.0865203112490056">
                <text:p>0.08652031124900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3">
                <text:p>33</text:p>
              </table:table-cell>
              <table:table-cell office:value-type="float" office:value="0.0831765640446307">
                <text:p>0.08317656404463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4">
                <text:p>34</text:p>
              </table:table-cell>
              <table:table-cell office:value-type="float" office:value="0.0831765640446307">
                <text:p>0.08317656404463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5">
                <text:p>35</text:p>
              </table:table-cell>
              <table:table-cell office:value-type="float" office:value="0.0831765640446307">
                <text:p>0.08317656404463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6">
                <text:p>36</text:p>
              </table:table-cell>
              <table:table-cell office:value-type="float" office:value="0.0831765640446307">
                <text:p>0.08317656404463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7">
                <text:p>37</text:p>
              </table:table-cell>
              <table:table-cell office:value-type="float" office:value="0.0822927890996743">
                <text:p>0.08229278909967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8">
                <text:p>38</text:p>
              </table:table-cell>
              <table:table-cell office:value-type="float" office:value="0.0822927890996743">
                <text:p>0.08229278909967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9">
                <text:p>39</text:p>
              </table:table-cell>
              <table:table-cell office:value-type="float" office:value="0.0822927890996743">
                <text:p>0.08229278909967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0">
                <text:p>40</text:p>
              </table:table-cell>
              <table:table-cell office:value-type="float" office:value="0.0822927890996743">
                <text:p>0.08229278909967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1">
                <text:p>41</text:p>
              </table:table-cell>
              <table:table-cell office:value-type="float" office:value="0.0822927890996743">
                <text:p>0.08229278909967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2">
                <text:p>42</text:p>
              </table:table-cell>
              <table:table-cell office:value-type="float" office:value="0.0808833991333744">
                <text:p>0.08088339913337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3">
                <text:p>43</text:p>
              </table:table-cell>
              <table:table-cell office:value-type="float" office:value="0.0808833991333744">
                <text:p>0.08088339913337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4">
                <text:p>44</text:p>
              </table:table-cell>
              <table:table-cell office:value-type="float" office:value="0.0808833991333744">
                <text:p>0.08088339913337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5">
                <text:p>45</text:p>
              </table:table-cell>
              <table:table-cell office:value-type="float" office:value="0.0808833991333744">
                <text:p>0.08088339913337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6">
                <text:p>46</text:p>
              </table:table-cell>
              <table:table-cell office:value-type="float" office:value="0.0808833991333744">
                <text:p>0.08088339913337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7">
                <text:p>47</text:p>
              </table:table-cell>
              <table:table-cell office:value-type="float" office:value="0.0796380143179128">
                <text:p>0.07963801431791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8">
                <text:p>48</text:p>
              </table:table-cell>
              <table:table-cell office:value-type="float" office:value="0.0796380143179128">
                <text:p>0.07963801431791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9">
                <text:p>49</text:p>
              </table:table-cell>
              <table:table-cell office:value-type="float" office:value="0.0796380143179128">
                <text:p>0.07963801431791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0">
                <text:p>50</text:p>
              </table:table-cell>
              <table:table-cell office:value-type="float" office:value="0.0796380143179128">
                <text:p>0.07963801431791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1">
                <text:p>51</text:p>
              </table:table-cell>
              <table:table-cell office:value-type="float" office:value="0.0796380143179128">
                <text:p>0.07963801431791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2">
                <text:p>52</text:p>
              </table:table-cell>
              <table:table-cell office:value-type="float" office:value="0.0765586086716243">
                <text:p>0.07655860867162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3">
                <text:p>53</text:p>
              </table:table-cell>
              <table:table-cell office:value-type="float" office:value="0.0765586086716243">
                <text:p>0.07655860867162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4">
                <text:p>54</text:p>
              </table:table-cell>
              <table:table-cell office:value-type="float" office:value="0.0765586086716243">
                <text:p>0.07655860867162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5">
                <text:p>55</text:p>
              </table:table-cell>
              <table:table-cell office:value-type="float" office:value="0.0765586086716243">
                <text:p>0.07655860867162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6">
                <text:p>56</text:p>
              </table:table-cell>
              <table:table-cell office:value-type="float" office:value="0.0765586086716243">
                <text:p>0.07655860867162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7">
                <text:p>57</text:p>
              </table:table-cell>
              <table:table-cell office:value-type="float" office:value="0.0765586086716243">
                <text:p>0.07655860867162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8">
                <text:p>58</text:p>
              </table:table-cell>
              <table:table-cell office:value-type="float" office:value="0.0765586086716243">
                <text:p>0.07655860867162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9">
                <text:p>59</text:p>
              </table:table-cell>
              <table:table-cell office:value-type="float" office:value="0.0765586086716243">
                <text:p>0.07655860867162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0">
                <text:p>60</text:p>
              </table:table-cell>
              <table:table-cell office:value-type="float" office:value="0.0765586086716243">
                <text:p>0.07655860867162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1">
                <text:p>61</text:p>
              </table:table-cell>
              <table:table-cell office:value-type="float" office:value="0.0765586086716243">
                <text:p>0.07655860867162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2">
                <text:p>62</text:p>
              </table:table-cell>
              <table:table-cell office:value-type="float" office:value="0.0765586086716243">
                <text:p>0.07655860867162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3">
                <text:p>63</text:p>
              </table:table-cell>
              <table:table-cell office:value-type="float" office:value="0.0765586086716243">
                <text:p>0.07655860867162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4">
                <text:p>64</text:p>
              </table:table-cell>
              <table:table-cell office:value-type="float" office:value="0.0765586086716243">
                <text:p>0.07655860867162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5">
                <text:p>65</text:p>
              </table:table-cell>
              <table:table-cell office:value-type="float" office:value="0.0762693253285306">
                <text:p>0.0762693253285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6">
                <text:p>66</text:p>
              </table:table-cell>
              <table:table-cell office:value-type="float" office:value="0.0762693253285306">
                <text:p>0.0762693253285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7">
                <text:p>67</text:p>
              </table:table-cell>
              <table:table-cell office:value-type="float" office:value="0.0762693253285306">
                <text:p>0.0762693253285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8">
                <text:p>68</text:p>
              </table:table-cell>
              <table:table-cell office:value-type="float" office:value="0.0762693253285306">
                <text:p>0.0762693253285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9">
                <text:p>69</text:p>
              </table:table-cell>
              <table:table-cell office:value-type="float" office:value="0.0762693253285306">
                <text:p>0.0762693253285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0">
                <text:p>70</text:p>
              </table:table-cell>
              <table:table-cell office:value-type="float" office:value="0.0762693253285306">
                <text:p>0.0762693253285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1">
                <text:p>71</text:p>
              </table:table-cell>
              <table:table-cell office:value-type="float" office:value="0.0762693253285306">
                <text:p>0.0762693253285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2">
                <text:p>72</text:p>
              </table:table-cell>
              <table:table-cell office:value-type="float" office:value="0.0762693253285306">
                <text:p>0.0762693253285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3">
                <text:p>73</text:p>
              </table:table-cell>
              <table:table-cell office:value-type="float" office:value="0.0762693253285306">
                <text:p>0.0762693253285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4">
                <text:p>74</text:p>
              </table:table-cell>
              <table:table-cell office:value-type="float" office:value="0.0762693253285306">
                <text:p>0.0762693253285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5">
                <text:p>75</text:p>
              </table:table-cell>
              <table:table-cell office:value-type="float" office:value="0.0762693253285306">
                <text:p>0.0762693253285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6">
                <text:p>76</text:p>
              </table:table-cell>
              <table:table-cell office:value-type="float" office:value="0.0762693253285306">
                <text:p>0.0762693253285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7">
                <text:p>77</text:p>
              </table:table-cell>
              <table:table-cell office:value-type="float" office:value="0.0762693253285306">
                <text:p>0.0762693253285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8">
                <text:p>78</text:p>
              </table:table-cell>
              <table:table-cell office:value-type="float" office:value="0.0762693253285306">
                <text:p>0.0762693253285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9">
                <text:p>79</text:p>
              </table:table-cell>
              <table:table-cell office:value-type="float" office:value="0.0762693253285306">
                <text:p>0.0762693253285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0">
                <text:p>80</text:p>
              </table:table-cell>
              <table:table-cell office:value-type="float" office:value="0.0762693253285306">
                <text:p>0.0762693253285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1">
                <text:p>81</text:p>
              </table:table-cell>
              <table:table-cell office:value-type="float" office:value="0.0762693253285306">
                <text:p>0.0762693253285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2">
                <text:p>82</text:p>
              </table:table-cell>
              <table:table-cell office:value-type="float" office:value="0.0762693253285306">
                <text:p>0.0762693253285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3">
                <text:p>83</text:p>
              </table:table-cell>
              <table:table-cell office:value-type="float" office:value="0.0762693253285306">
                <text:p>0.0762693253285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4">
                <text:p>84</text:p>
              </table:table-cell>
              <table:table-cell office:value-type="float" office:value="0.0762693253285306">
                <text:p>0.0762693253285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5">
                <text:p>85</text:p>
              </table:table-cell>
              <table:table-cell office:value-type="float" office:value="0.0762693253285306">
                <text:p>0.0762693253285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6">
                <text:p>86</text:p>
              </table:table-cell>
              <table:table-cell office:value-type="float" office:value="0.0762693253285306">
                <text:p>0.0762693253285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7">
                <text:p>87</text:p>
              </table:table-cell>
              <table:table-cell office:value-type="float" office:value="0.0762693253285306">
                <text:p>0.0762693253285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8">
                <text:p>88</text:p>
              </table:table-cell>
              <table:table-cell office:value-type="float" office:value="0.0762693253285306">
                <text:p>0.0762693253285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9">
                <text:p>89</text:p>
              </table:table-cell>
              <table:table-cell office:value-type="float" office:value="0.0762693253285306">
                <text:p>0.0762693253285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0">
                <text:p>90</text:p>
              </table:table-cell>
              <table:table-cell office:value-type="float" office:value="0.0762693253285306">
                <text:p>0.0762693253285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1">
                <text:p>91</text:p>
              </table:table-cell>
              <table:table-cell office:value-type="float" office:value="0.0762693253285306">
                <text:p>0.0762693253285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2">
                <text:p>92</text:p>
              </table:table-cell>
              <table:table-cell office:value-type="float" office:value="0.0762693253285306">
                <text:p>0.0762693253285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3">
                <text:p>93</text:p>
              </table:table-cell>
              <table:table-cell office:value-type="float" office:value="0.0762693253285306">
                <text:p>0.0762693253285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4">
                <text:p>94</text:p>
              </table:table-cell>
              <table:table-cell office:value-type="float" office:value="0.0762693253285306">
                <text:p>0.0762693253285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5">
                <text:p>95</text:p>
              </table:table-cell>
              <table:table-cell office:value-type="float" office:value="0.0762693253285306">
                <text:p>0.0762693253285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6">
                <text:p>96</text:p>
              </table:table-cell>
              <table:table-cell office:value-type="float" office:value="0.0762693253285306">
                <text:p>0.0762693253285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7">
                <text:p>97</text:p>
              </table:table-cell>
              <table:table-cell office:value-type="float" office:value="0.0762693253285306">
                <text:p>0.0762693253285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98">
                <text:p>98</text:p>
              </table:table-cell>
              <table:table-cell office:value-type="float" office:value="0.0762693253285306">
                <text:p>0.0762693253285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99">
                <text:p>99</text:p>
              </table:table-cell>
              <table:table-cell office:value-type="float" office:value="0.0762693253285306">
                <text:p>0.0762693253285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2.2$Linux_X86_64 LibreOffice_project/30$Build-2</meta:generator>
  </office:meta>
</office:document-meta>
</file>

<file path=Object 4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2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automatic" chart:symbol-width="0.2cm" chart:symbol-height="0.2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1cm" svg:stroke-color="#ff0000" draw:fill-color="#ff000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042cm" svg:height="10.711cm" xlink:href=".." xlink:type="simple" chart:class="chart:scatter" chart:style-name="ch1">
        <chart:title svg:x="3.354cm" svg:y="0.349cm" chart:style-name="ch2">
          <text:p>Spatial colour and texture MAP as dimensionality is reduced</text:p>
        </chart:title>
        <chart:plot-area chart:style-name="ch3" table:cell-range-address="PCA.L6:PCA.N306" svg:x="1.402cm" svg:y="1.348cm" svg:width="17.26cm" svg:height="8.157cm">
          <chartooo:coordinate-region svg:x="2.364cm" svg:y="1.553cm" svg:width="16.093cm" svg:height="7.296cm"/>
          <chart:axis chart:dimension="x" chart:name="primary-x" chart:style-name="ch4">
            <chart:title svg:x="8.463cm" svg:y="9.72cm" chart:style-name="ch5">
              <text:p>% Energy Reduction</text:p>
            </chart:title>
          </chart:axis>
          <chart:axis chart:dimension="y" chart:name="primary-y" chart:style-name="ch6">
            <chart:title svg:x="0.451cm" svg:y="7.287cm" chart:style-name="ch7">
              <text:p>Mean Average Precision</text:p>
            </chart:title>
            <chart:grid chart:style-name="ch8" chart:class="major"/>
          </chart:axis>
          <chart:series chart:style-name="ch9" chart:values-cell-range-address="PCA.M6:PCA.M306" chart:class="chart:scatter">
            <chart:domain table:cell-range-address="PCA.L6:PCA.L306"/>
            <chart:data-point chart:repeated="301"/>
          </chart:series>
          <chart:series chart:style-name="ch10" chart:values-cell-range-address="PCA.N6:PCA.N306" chart:class="chart:scatter">
            <chart:data-point chart:repeated="30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PCA.L6:PCA.L306</svg:desc>
                </draw:g>
              </table:table-cell>
              <table:table-cell office:value-type="float" office:value="0.103330521151079">
                <text:p>0.103330521151079</text:p>
                <draw:g>
                  <svg:desc>PCA.M6:PCA.M306</svg:desc>
                </draw:g>
              </table:table-cell>
              <table:table-cell office:value-type="float" office:value="0.2149">
                <text:p>0.2149</text:p>
                <draw:g>
                  <svg:desc>PCA.N6:PCA.N30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0.120618125919003">
                <text:p>0.120618125919003</text:p>
              </table:table-cell>
              <table:table-cell office:value-type="float" office:value="0.2149">
                <text:p>0.21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0.136695332950844">
                <text:p>0.136695332950844</text:p>
              </table:table-cell>
              <table:table-cell office:value-type="float" office:value="0.2149">
                <text:p>0.21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0.152228714052574">
                <text:p>0.152228714052574</text:p>
              </table:table-cell>
              <table:table-cell office:value-type="float" office:value="0.2149">
                <text:p>0.21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0.163770737274295">
                <text:p>0.163770737274295</text:p>
              </table:table-cell>
              <table:table-cell office:value-type="float" office:value="0.2149">
                <text:p>0.21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.173528555620183">
                <text:p>0.173528555620183</text:p>
              </table:table-cell>
              <table:table-cell office:value-type="float" office:value="0.2149">
                <text:p>0.21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0.193116363263715">
                <text:p>0.193116363263715</text:p>
              </table:table-cell>
              <table:table-cell office:value-type="float" office:value="0.2149">
                <text:p>0.21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0.199324601319847">
                <text:p>0.199324601319847</text:p>
              </table:table-cell>
              <table:table-cell office:value-type="float" office:value="0.2149">
                <text:p>0.21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0.202831486782768">
                <text:p>0.202831486782768</text:p>
              </table:table-cell>
              <table:table-cell office:value-type="float" office:value="0.2149">
                <text:p>0.21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0.208951450779497">
                <text:p>0.208951450779497</text:p>
              </table:table-cell>
              <table:table-cell office:value-type="float" office:value="0.2149">
                <text:p>0.21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0.207499273152066">
                <text:p>0.207499273152066</text:p>
              </table:table-cell>
              <table:table-cell office:value-type="float" office:value="0.2149">
                <text:p>0.21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">
                <text:p>1.1</text:p>
              </table:table-cell>
              <table:table-cell office:value-type="float" office:value="0.213996976429462">
                <text:p>0.213996976429462</text:p>
              </table:table-cell>
              <table:table-cell office:value-type="float" office:value="0.2149">
                <text:p>0.21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">
                <text:p>1.2</text:p>
              </table:table-cell>
              <table:table-cell office:value-type="float" office:value="0.223896936938649">
                <text:p>0.223896936938649</text:p>
              </table:table-cell>
              <table:table-cell office:value-type="float" office:value="0.2149">
                <text:p>0.21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">
                <text:p>1.3</text:p>
              </table:table-cell>
              <table:table-cell office:value-type="float" office:value="0.228494554247116">
                <text:p>0.228494554247116</text:p>
              </table:table-cell>
              <table:table-cell office:value-type="float" office:value="0.2149">
                <text:p>0.214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4">
                <text:p>1.4</text:p>
              </table:table-cell>
              <table:table-cell office:value-type="float" office:value="0.232810455339881">
                <text:p>0.232810455339881</text:p>
              </table:table-cell>
              <table:table-cell office:value-type="float" office:value="0.2149">
                <text:p>0.21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">
                <text:p>1.5</text:p>
              </table:table-cell>
              <table:table-cell office:value-type="float" office:value="0.233703309310497">
                <text:p>0.233703309310497</text:p>
              </table:table-cell>
              <table:table-cell office:value-type="float" office:value="0.2149">
                <text:p>0.21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6">
                <text:p>1.6</text:p>
              </table:table-cell>
              <table:table-cell office:value-type="float" office:value="0.234976391713583">
                <text:p>0.234976391713583</text:p>
              </table:table-cell>
              <table:table-cell office:value-type="float" office:value="0.2149">
                <text:p>0.21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7">
                <text:p>1.7</text:p>
              </table:table-cell>
              <table:table-cell office:value-type="float" office:value="0.242643387309802">
                <text:p>0.242643387309802</text:p>
              </table:table-cell>
              <table:table-cell office:value-type="float" office:value="0.2149">
                <text:p>0.214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8">
                <text:p>1.8</text:p>
              </table:table-cell>
              <table:table-cell office:value-type="float" office:value="0.238194715494612">
                <text:p>0.238194715494612</text:p>
              </table:table-cell>
              <table:table-cell office:value-type="float" office:value="0.2149">
                <text:p>0.21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9">
                <text:p>1.9</text:p>
              </table:table-cell>
              <table:table-cell office:value-type="float" office:value="0.236707156554431">
                <text:p>0.236707156554431</text:p>
              </table:table-cell>
              <table:table-cell office:value-type="float" office:value="0.2149">
                <text:p>0.214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0.235773707674974">
                <text:p>0.235773707674974</text:p>
              </table:table-cell>
              <table:table-cell office:value-type="float" office:value="0.2149">
                <text:p>0.214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1">
                <text:p>2.1</text:p>
              </table:table-cell>
              <table:table-cell office:value-type="float" office:value="0.230253073972842">
                <text:p>0.230253073972842</text:p>
              </table:table-cell>
              <table:table-cell office:value-type="float" office:value="0.2149">
                <text:p>0.214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2">
                <text:p>2.2</text:p>
              </table:table-cell>
              <table:table-cell office:value-type="float" office:value="0.234323593032826">
                <text:p>0.234323593032826</text:p>
              </table:table-cell>
              <table:table-cell office:value-type="float" office:value="0.2149">
                <text:p>0.214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3">
                <text:p>2.3</text:p>
              </table:table-cell>
              <table:table-cell office:value-type="float" office:value="0.233622725123771">
                <text:p>0.233622725123771</text:p>
              </table:table-cell>
              <table:table-cell office:value-type="float" office:value="0.2149">
                <text:p>0.214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4">
                <text:p>2.4</text:p>
              </table:table-cell>
              <table:table-cell office:value-type="float" office:value="0.231387528502858">
                <text:p>0.231387528502858</text:p>
              </table:table-cell>
              <table:table-cell office:value-type="float" office:value="0.2149">
                <text:p>0.214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5">
                <text:p>2.5</text:p>
              </table:table-cell>
              <table:table-cell office:value-type="float" office:value="0.233422083057602">
                <text:p>0.233422083057602</text:p>
              </table:table-cell>
              <table:table-cell office:value-type="float" office:value="0.2149">
                <text:p>0.214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6">
                <text:p>2.6</text:p>
              </table:table-cell>
              <table:table-cell office:value-type="float" office:value="0.238830309318719">
                <text:p>0.238830309318719</text:p>
              </table:table-cell>
              <table:table-cell office:value-type="float" office:value="0.2149">
                <text:p>0.214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7">
                <text:p>2.7</text:p>
              </table:table-cell>
              <table:table-cell office:value-type="float" office:value="0.237133979791428">
                <text:p>0.237133979791428</text:p>
              </table:table-cell>
              <table:table-cell office:value-type="float" office:value="0.2149">
                <text:p>0.214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8">
                <text:p>2.8</text:p>
              </table:table-cell>
              <table:table-cell office:value-type="float" office:value="0.240198509825567">
                <text:p>0.240198509825567</text:p>
              </table:table-cell>
              <table:table-cell office:value-type="float" office:value="0.2149">
                <text:p>0.214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9">
                <text:p>2.9</text:p>
              </table:table-cell>
              <table:table-cell office:value-type="float" office:value="0.238443032611031">
                <text:p>0.238443032611031</text:p>
              </table:table-cell>
              <table:table-cell office:value-type="float" office:value="0.2149">
                <text:p>0.214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">
                <text:p>3</text:p>
              </table:table-cell>
              <table:table-cell office:value-type="float" office:value="0.232830004328035">
                <text:p>0.232830004328035</text:p>
              </table:table-cell>
              <table:table-cell office:value-type="float" office:value="0.2149">
                <text:p>0.214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1">
                <text:p>3.1</text:p>
              </table:table-cell>
              <table:table-cell office:value-type="float" office:value="0.231942405636432">
                <text:p>0.231942405636432</text:p>
              </table:table-cell>
              <table:table-cell office:value-type="float" office:value="0.2149">
                <text:p>0.214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2">
                <text:p>3.2</text:p>
              </table:table-cell>
              <table:table-cell office:value-type="float" office:value="0.228933522942803">
                <text:p>0.228933522942803</text:p>
              </table:table-cell>
              <table:table-cell office:value-type="float" office:value="0.2149">
                <text:p>0.214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3">
                <text:p>3.3</text:p>
              </table:table-cell>
              <table:table-cell office:value-type="float" office:value="0.229849055299674">
                <text:p>0.229849055299674</text:p>
              </table:table-cell>
              <table:table-cell office:value-type="float" office:value="0.2149">
                <text:p>0.214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4">
                <text:p>3.4</text:p>
              </table:table-cell>
              <table:table-cell office:value-type="float" office:value="0.224264406374107">
                <text:p>0.224264406374107</text:p>
              </table:table-cell>
              <table:table-cell office:value-type="float" office:value="0.2149">
                <text:p>0.214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5">
                <text:p>3.5</text:p>
              </table:table-cell>
              <table:table-cell office:value-type="float" office:value="0.227885853033209">
                <text:p>0.227885853033209</text:p>
              </table:table-cell>
              <table:table-cell office:value-type="float" office:value="0.2149">
                <text:p>0.214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6">
                <text:p>3.6</text:p>
              </table:table-cell>
              <table:table-cell office:value-type="float" office:value="0.227534319197287">
                <text:p>0.227534319197287</text:p>
              </table:table-cell>
              <table:table-cell office:value-type="float" office:value="0.2149">
                <text:p>0.214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7">
                <text:p>3.7</text:p>
              </table:table-cell>
              <table:table-cell office:value-type="float" office:value="0.228221268627308">
                <text:p>0.228221268627308</text:p>
              </table:table-cell>
              <table:table-cell office:value-type="float" office:value="0.2149">
                <text:p>0.214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8">
                <text:p>3.8</text:p>
              </table:table-cell>
              <table:table-cell office:value-type="float" office:value="0.228458304949129">
                <text:p>0.228458304949129</text:p>
              </table:table-cell>
              <table:table-cell office:value-type="float" office:value="0.2149">
                <text:p>0.214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9">
                <text:p>3.9</text:p>
              </table:table-cell>
              <table:table-cell office:value-type="float" office:value="0.219923678768194">
                <text:p>0.219923678768194</text:p>
              </table:table-cell>
              <table:table-cell office:value-type="float" office:value="0.2149">
                <text:p>0.214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0.217798959223576">
                <text:p>0.217798959223576</text:p>
              </table:table-cell>
              <table:table-cell office:value-type="float" office:value="0.2149">
                <text:p>0.214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1">
                <text:p>4.1</text:p>
              </table:table-cell>
              <table:table-cell office:value-type="float" office:value="0.21106943687069">
                <text:p>0.21106943687069</text:p>
              </table:table-cell>
              <table:table-cell office:value-type="float" office:value="0.2149">
                <text:p>0.214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2">
                <text:p>4.2</text:p>
              </table:table-cell>
              <table:table-cell office:value-type="float" office:value="0.208639367423824">
                <text:p>0.208639367423824</text:p>
              </table:table-cell>
              <table:table-cell office:value-type="float" office:value="0.2149">
                <text:p>0.214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3">
                <text:p>4.3</text:p>
              </table:table-cell>
              <table:table-cell office:value-type="float" office:value="0.193883946221061">
                <text:p>0.193883946221061</text:p>
              </table:table-cell>
              <table:table-cell office:value-type="float" office:value="0.2149">
                <text:p>0.214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4">
                <text:p>4.4</text:p>
              </table:table-cell>
              <table:table-cell office:value-type="float" office:value="0.191592659077464">
                <text:p>0.191592659077464</text:p>
              </table:table-cell>
              <table:table-cell office:value-type="float" office:value="0.2149">
                <text:p>0.214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5">
                <text:p>4.5</text:p>
              </table:table-cell>
              <table:table-cell office:value-type="float" office:value="0.196027132612257">
                <text:p>0.196027132612257</text:p>
              </table:table-cell>
              <table:table-cell office:value-type="float" office:value="0.2149">
                <text:p>0.214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6">
                <text:p>4.6</text:p>
              </table:table-cell>
              <table:table-cell office:value-type="float" office:value="0.19925214418916">
                <text:p>0.19925214418916</text:p>
              </table:table-cell>
              <table:table-cell office:value-type="float" office:value="0.2149">
                <text:p>0.214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7">
                <text:p>4.7</text:p>
              </table:table-cell>
              <table:table-cell office:value-type="float" office:value="0.197125150566643">
                <text:p>0.197125150566643</text:p>
              </table:table-cell>
              <table:table-cell office:value-type="float" office:value="0.2149">
                <text:p>0.214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8">
                <text:p>4.8</text:p>
              </table:table-cell>
              <table:table-cell office:value-type="float" office:value="0.196971204564796">
                <text:p>0.196971204564796</text:p>
              </table:table-cell>
              <table:table-cell office:value-type="float" office:value="0.2149">
                <text:p>0.214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9">
                <text:p>4.9</text:p>
              </table:table-cell>
              <table:table-cell office:value-type="float" office:value="0.19124083341845">
                <text:p>0.19124083341845</text:p>
              </table:table-cell>
              <table:table-cell office:value-type="float" office:value="0.2149">
                <text:p>0.214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">
                <text:p>5</text:p>
              </table:table-cell>
              <table:table-cell office:value-type="float" office:value="0.191319843339957">
                <text:p>0.191319843339957</text:p>
              </table:table-cell>
              <table:table-cell office:value-type="float" office:value="0.2149">
                <text:p>0.214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.1">
                <text:p>5.1</text:p>
              </table:table-cell>
              <table:table-cell office:value-type="float" office:value="0.186722840788162">
                <text:p>0.186722840788162</text:p>
              </table:table-cell>
              <table:table-cell office:value-type="float" office:value="0.2149">
                <text:p>0.214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.2">
                <text:p>5.2</text:p>
              </table:table-cell>
              <table:table-cell office:value-type="float" office:value="0.186722840788162">
                <text:p>0.186722840788162</text:p>
              </table:table-cell>
              <table:table-cell office:value-type="float" office:value="0.2149">
                <text:p>0.214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.3">
                <text:p>5.3</text:p>
              </table:table-cell>
              <table:table-cell office:value-type="float" office:value="0.187828854847526">
                <text:p>0.187828854847526</text:p>
              </table:table-cell>
              <table:table-cell office:value-type="float" office:value="0.2149">
                <text:p>0.214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.4">
                <text:p>5.4</text:p>
              </table:table-cell>
              <table:table-cell office:value-type="float" office:value="0.189141288718541">
                <text:p>0.189141288718541</text:p>
              </table:table-cell>
              <table:table-cell office:value-type="float" office:value="0.2149">
                <text:p>0.214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.5">
                <text:p>5.5</text:p>
              </table:table-cell>
              <table:table-cell office:value-type="float" office:value="0.194077330763351">
                <text:p>0.194077330763351</text:p>
              </table:table-cell>
              <table:table-cell office:value-type="float" office:value="0.2149">
                <text:p>0.214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.6">
                <text:p>5.6</text:p>
              </table:table-cell>
              <table:table-cell office:value-type="float" office:value="0.194185889985029">
                <text:p>0.194185889985029</text:p>
              </table:table-cell>
              <table:table-cell office:value-type="float" office:value="0.2149">
                <text:p>0.214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.7">
                <text:p>5.7</text:p>
              </table:table-cell>
              <table:table-cell office:value-type="float" office:value="0.194185889985029">
                <text:p>0.194185889985029</text:p>
              </table:table-cell>
              <table:table-cell office:value-type="float" office:value="0.2149">
                <text:p>0.214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.8">
                <text:p>5.8</text:p>
              </table:table-cell>
              <table:table-cell office:value-type="float" office:value="0.192357763232977">
                <text:p>0.192357763232977</text:p>
              </table:table-cell>
              <table:table-cell office:value-type="float" office:value="0.2149">
                <text:p>0.214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.9">
                <text:p>5.9</text:p>
              </table:table-cell>
              <table:table-cell office:value-type="float" office:value="0.192357763232977">
                <text:p>0.192357763232977</text:p>
              </table:table-cell>
              <table:table-cell office:value-type="float" office:value="0.2149">
                <text:p>0.214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">
                <text:p>6</text:p>
              </table:table-cell>
              <table:table-cell office:value-type="float" office:value="0.166253643033319">
                <text:p>0.166253643033319</text:p>
              </table:table-cell>
              <table:table-cell office:value-type="float" office:value="0.2149">
                <text:p>0.214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.1">
                <text:p>6.1</text:p>
              </table:table-cell>
              <table:table-cell office:value-type="float" office:value="0.167743685215679">
                <text:p>0.167743685215679</text:p>
              </table:table-cell>
              <table:table-cell office:value-type="float" office:value="0.2149">
                <text:p>0.214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.2">
                <text:p>6.2</text:p>
              </table:table-cell>
              <table:table-cell office:value-type="float" office:value="0.168282707659856">
                <text:p>0.168282707659856</text:p>
              </table:table-cell>
              <table:table-cell office:value-type="float" office:value="0.2149">
                <text:p>0.214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.3">
                <text:p>6.3</text:p>
              </table:table-cell>
              <table:table-cell office:value-type="float" office:value="0.172551984262305">
                <text:p>0.172551984262305</text:p>
              </table:table-cell>
              <table:table-cell office:value-type="float" office:value="0.2149">
                <text:p>0.214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.4">
                <text:p>6.4</text:p>
              </table:table-cell>
              <table:table-cell office:value-type="float" office:value="0.172551984262305">
                <text:p>0.172551984262305</text:p>
              </table:table-cell>
              <table:table-cell office:value-type="float" office:value="0.2149">
                <text:p>0.214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.5">
                <text:p>6.5</text:p>
              </table:table-cell>
              <table:table-cell office:value-type="float" office:value="0.172107573002134">
                <text:p>0.172107573002134</text:p>
              </table:table-cell>
              <table:table-cell office:value-type="float" office:value="0.2149">
                <text:p>0.214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.6">
                <text:p>6.6</text:p>
              </table:table-cell>
              <table:table-cell office:value-type="float" office:value="0.171828274596645">
                <text:p>0.171828274596645</text:p>
              </table:table-cell>
              <table:table-cell office:value-type="float" office:value="0.2149">
                <text:p>0.214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.7">
                <text:p>6.7</text:p>
              </table:table-cell>
              <table:table-cell office:value-type="float" office:value="0.17286881421914">
                <text:p>0.17286881421914</text:p>
              </table:table-cell>
              <table:table-cell office:value-type="float" office:value="0.2149">
                <text:p>0.214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.8">
                <text:p>6.8</text:p>
              </table:table-cell>
              <table:table-cell office:value-type="float" office:value="0.179103589666497">
                <text:p>0.179103589666497</text:p>
              </table:table-cell>
              <table:table-cell office:value-type="float" office:value="0.2149">
                <text:p>0.214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.9">
                <text:p>6.9</text:p>
              </table:table-cell>
              <table:table-cell office:value-type="float" office:value="0.17874316289864">
                <text:p>0.17874316289864</text:p>
              </table:table-cell>
              <table:table-cell office:value-type="float" office:value="0.2149">
                <text:p>0.214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">
                <text:p>7</text:p>
              </table:table-cell>
              <table:table-cell office:value-type="float" office:value="0.17874316289864">
                <text:p>0.178743162898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.1">
                <text:p>7.1</text:p>
              </table:table-cell>
              <table:table-cell office:value-type="float" office:value="0.173953270483322">
                <text:p>0.1739532704833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.2">
                <text:p>7.2</text:p>
              </table:table-cell>
              <table:table-cell office:value-type="float" office:value="0.173953270483322">
                <text:p>0.1739532704833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.3">
                <text:p>7.3</text:p>
              </table:table-cell>
              <table:table-cell office:value-type="float" office:value="0.174104754569727">
                <text:p>0.1741047545697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.4">
                <text:p>7.4</text:p>
              </table:table-cell>
              <table:table-cell office:value-type="float" office:value="0.174104754569727">
                <text:p>0.1741047545697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.5">
                <text:p>7.5</text:p>
              </table:table-cell>
              <table:table-cell office:value-type="float" office:value="0.17468295625357">
                <text:p>0.174682956253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.6">
                <text:p>7.6</text:p>
              </table:table-cell>
              <table:table-cell office:value-type="float" office:value="0.174680697027457">
                <text:p>0.1746806970274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.7">
                <text:p>7.7</text:p>
              </table:table-cell>
              <table:table-cell office:value-type="float" office:value="0.174682751699277">
                <text:p>0.1746827516992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.8">
                <text:p>7.8</text:p>
              </table:table-cell>
              <table:table-cell office:value-type="float" office:value="0.171866004618567">
                <text:p>0.1718660046185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.9">
                <text:p>7.9</text:p>
              </table:table-cell>
              <table:table-cell office:value-type="float" office:value="0.171866004618567">
                <text:p>0.1718660046185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">
                <text:p>8</text:p>
              </table:table-cell>
              <table:table-cell office:value-type="float" office:value="0.171866004618567">
                <text:p>0.1718660046185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.1">
                <text:p>8.1</text:p>
              </table:table-cell>
              <table:table-cell office:value-type="float" office:value="0.161915123089985">
                <text:p>0.1619151230899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.2">
                <text:p>8.2</text:p>
              </table:table-cell>
              <table:table-cell office:value-type="float" office:value="0.161915123089985">
                <text:p>0.1619151230899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.3">
                <text:p>8.3</text:p>
              </table:table-cell>
              <table:table-cell office:value-type="float" office:value="0.165576921448312">
                <text:p>0.1655769214483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.4">
                <text:p>8.4</text:p>
              </table:table-cell>
              <table:table-cell office:value-type="float" office:value="0.16329513698138">
                <text:p>0.16329513698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.5">
                <text:p>8.5</text:p>
              </table:table-cell>
              <table:table-cell office:value-type="float" office:value="0.16329513698138">
                <text:p>0.16329513698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.6">
                <text:p>8.6</text:p>
              </table:table-cell>
              <table:table-cell office:value-type="float" office:value="0.162577018281401">
                <text:p>0.1625770182814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.7">
                <text:p>8.7</text:p>
              </table:table-cell>
              <table:table-cell office:value-type="float" office:value="0.15491615098441">
                <text:p>0.154916150984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.8">
                <text:p>8.8</text:p>
              </table:table-cell>
              <table:table-cell office:value-type="float" office:value="0.15491615098441">
                <text:p>0.154916150984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.9">
                <text:p>8.9</text:p>
              </table:table-cell>
              <table:table-cell office:value-type="float" office:value="0.154584992388985">
                <text:p>0.1545849923889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">
                <text:p>9</text:p>
              </table:table-cell>
              <table:table-cell office:value-type="float" office:value="0.154584992388985">
                <text:p>0.1545849923889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.1">
                <text:p>9.1</text:p>
              </table:table-cell>
              <table:table-cell office:value-type="float" office:value="0.154584992388985">
                <text:p>0.1545849923889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.2">
                <text:p>9.2</text:p>
              </table:table-cell>
              <table:table-cell office:value-type="float" office:value="0.155012066400151">
                <text:p>0.1550120664001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.3">
                <text:p>9.3</text:p>
              </table:table-cell>
              <table:table-cell office:value-type="float" office:value="0.155282677631341">
                <text:p>0.1552826776313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.4">
                <text:p>9.4</text:p>
              </table:table-cell>
              <table:table-cell office:value-type="float" office:value="0.155282677631341">
                <text:p>0.1552826776313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.5">
                <text:p>9.5</text:p>
              </table:table-cell>
              <table:table-cell office:value-type="float" office:value="0.155319274501841">
                <text:p>0.1553192745018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.6">
                <text:p>9.6</text:p>
              </table:table-cell>
              <table:table-cell office:value-type="float" office:value="0.155319274501841">
                <text:p>0.1553192745018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.7">
                <text:p>9.7</text:p>
              </table:table-cell>
              <table:table-cell office:value-type="float" office:value="0.155319274501841">
                <text:p>0.1553192745018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.8">
                <text:p>9.8</text:p>
              </table:table-cell>
              <table:table-cell office:value-type="float" office:value="0.155778884415653">
                <text:p>0.1557788844156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.9">
                <text:p>9.9</text:p>
              </table:table-cell>
              <table:table-cell office:value-type="float" office:value="0.155778884415653">
                <text:p>0.1557788844156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">
                <text:p>10</text:p>
              </table:table-cell>
              <table:table-cell office:value-type="float" office:value="0.155408792167781">
                <text:p>0.1554087921677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.1">
                <text:p>10.1</text:p>
              </table:table-cell>
              <table:table-cell office:value-type="float" office:value="0.155408792167781">
                <text:p>0.1554087921677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.2">
                <text:p>10.2</text:p>
              </table:table-cell>
              <table:table-cell office:value-type="float" office:value="0.136905193557527">
                <text:p>0.1369051935575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.3">
                <text:p>10.3</text:p>
              </table:table-cell>
              <table:table-cell office:value-type="float" office:value="0.136905193557527">
                <text:p>0.1369051935575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.4">
                <text:p>10.4</text:p>
              </table:table-cell>
              <table:table-cell office:value-type="float" office:value="0.136905193557527">
                <text:p>0.1369051935575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.5">
                <text:p>10.5</text:p>
              </table:table-cell>
              <table:table-cell office:value-type="float" office:value="0.137579434125004">
                <text:p>0.1375794341250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.6">
                <text:p>10.6</text:p>
              </table:table-cell>
              <table:table-cell office:value-type="float" office:value="0.137491583241824">
                <text:p>0.1374915832418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.7">
                <text:p>10.7</text:p>
              </table:table-cell>
              <table:table-cell office:value-type="float" office:value="0.137491583241824">
                <text:p>0.1374915832418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.8">
                <text:p>10.8</text:p>
              </table:table-cell>
              <table:table-cell office:value-type="float" office:value="0.137491583241824">
                <text:p>0.1374915832418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.9">
                <text:p>10.9</text:p>
              </table:table-cell>
              <table:table-cell office:value-type="float" office:value="0.137491583241824">
                <text:p>0.1374915832418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">
                <text:p>11</text:p>
              </table:table-cell>
              <table:table-cell office:value-type="float" office:value="0.136419262035504">
                <text:p>0.1364192620355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.1">
                <text:p>11.1</text:p>
              </table:table-cell>
              <table:table-cell office:value-type="float" office:value="0.130638818943518">
                <text:p>0.1306388189435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.2">
                <text:p>11.2</text:p>
              </table:table-cell>
              <table:table-cell office:value-type="float" office:value="0.130638818943518">
                <text:p>0.1306388189435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.3">
                <text:p>11.3</text:p>
              </table:table-cell>
              <table:table-cell office:value-type="float" office:value="0.130638818943518">
                <text:p>0.1306388189435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.4">
                <text:p>11.4</text:p>
              </table:table-cell>
              <table:table-cell office:value-type="float" office:value="0.130322883639523">
                <text:p>0.1303228836395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.5">
                <text:p>11.5</text:p>
              </table:table-cell>
              <table:table-cell office:value-type="float" office:value="0.130322883639523">
                <text:p>0.1303228836395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.6">
                <text:p>11.6</text:p>
              </table:table-cell>
              <table:table-cell office:value-type="float" office:value="0.130322883639523">
                <text:p>0.1303228836395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.7">
                <text:p>11.7</text:p>
              </table:table-cell>
              <table:table-cell office:value-type="float" office:value="0.130322883639523">
                <text:p>0.1303228836395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.8">
                <text:p>11.8</text:p>
              </table:table-cell>
              <table:table-cell office:value-type="float" office:value="0.130322883639523">
                <text:p>0.1303228836395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.9">
                <text:p>11.9</text:p>
              </table:table-cell>
              <table:table-cell office:value-type="float" office:value="0.130811421930301">
                <text:p>0.1308114219303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">
                <text:p>12</text:p>
              </table:table-cell>
              <table:table-cell office:value-type="float" office:value="0.130811421930301">
                <text:p>0.1308114219303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.1">
                <text:p>12.1</text:p>
              </table:table-cell>
              <table:table-cell office:value-type="float" office:value="0.130811421930301">
                <text:p>0.1308114219303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.2">
                <text:p>12.2</text:p>
              </table:table-cell>
              <table:table-cell office:value-type="float" office:value="0.130811421930301">
                <text:p>0.1308114219303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.3">
                <text:p>12.3</text:p>
              </table:table-cell>
              <table:table-cell office:value-type="float" office:value="0.130811421930301">
                <text:p>0.1308114219303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.4">
                <text:p>12.4</text:p>
              </table:table-cell>
              <table:table-cell office:value-type="float" office:value="0.130445053502996">
                <text:p>0.1304450535029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.5">
                <text:p>12.5</text:p>
              </table:table-cell>
              <table:table-cell office:value-type="float" office:value="0.130445053502996">
                <text:p>0.1304450535029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.6">
                <text:p>12.6</text:p>
              </table:table-cell>
              <table:table-cell office:value-type="float" office:value="0.130445053502996">
                <text:p>0.1304450535029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.7">
                <text:p>12.7</text:p>
              </table:table-cell>
              <table:table-cell office:value-type="float" office:value="0.131272352792735">
                <text:p>0.1312723527927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.8">
                <text:p>12.8</text:p>
              </table:table-cell>
              <table:table-cell office:value-type="float" office:value="0.131272352792735">
                <text:p>0.1312723527927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.9">
                <text:p>12.9</text:p>
              </table:table-cell>
              <table:table-cell office:value-type="float" office:value="0.131272352792735">
                <text:p>0.1312723527927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">
                <text:p>13</text:p>
              </table:table-cell>
              <table:table-cell office:value-type="float" office:value="0.131580099230904">
                <text:p>0.1315800992309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.1">
                <text:p>13.1</text:p>
              </table:table-cell>
              <table:table-cell office:value-type="float" office:value="0.131580099230904">
                <text:p>0.1315800992309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.2">
                <text:p>13.2</text:p>
              </table:table-cell>
              <table:table-cell office:value-type="float" office:value="0.131580099230904">
                <text:p>0.1315800992309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.3">
                <text:p>13.3</text:p>
              </table:table-cell>
              <table:table-cell office:value-type="float" office:value="0.120324303664108">
                <text:p>0.1203243036641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.4">
                <text:p>13.4</text:p>
              </table:table-cell>
              <table:table-cell office:value-type="float" office:value="0.120324303664108">
                <text:p>0.1203243036641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.5">
                <text:p>13.5</text:p>
              </table:table-cell>
              <table:table-cell office:value-type="float" office:value="0.120324303664108">
                <text:p>0.1203243036641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.6">
                <text:p>13.6</text:p>
              </table:table-cell>
              <table:table-cell office:value-type="float" office:value="0.118821921845044">
                <text:p>0.118821921845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.7">
                <text:p>13.7</text:p>
              </table:table-cell>
              <table:table-cell office:value-type="float" office:value="0.118821921845044">
                <text:p>0.118821921845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.8">
                <text:p>13.8</text:p>
              </table:table-cell>
              <table:table-cell office:value-type="float" office:value="0.118821921845044">
                <text:p>0.118821921845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.9">
                <text:p>13.9</text:p>
              </table:table-cell>
              <table:table-cell office:value-type="float" office:value="0.118821921845044">
                <text:p>0.118821921845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">
                <text:p>14</text:p>
              </table:table-cell>
              <table:table-cell office:value-type="float" office:value="0.118821921845044">
                <text:p>0.118821921845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.1">
                <text:p>14.1</text:p>
              </table:table-cell>
              <table:table-cell office:value-type="float" office:value="0.118821921845044">
                <text:p>0.118821921845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.2">
                <text:p>14.2</text:p>
              </table:table-cell>
              <table:table-cell office:value-type="float" office:value="0.119411723567972">
                <text:p>0.1194117235679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.3">
                <text:p>14.3</text:p>
              </table:table-cell>
              <table:table-cell office:value-type="float" office:value="0.119411723567972">
                <text:p>0.1194117235679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.4">
                <text:p>14.4</text:p>
              </table:table-cell>
              <table:table-cell office:value-type="float" office:value="0.119411723567972">
                <text:p>0.1194117235679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.5">
                <text:p>14.5</text:p>
              </table:table-cell>
              <table:table-cell office:value-type="float" office:value="0.119411723567972">
                <text:p>0.1194117235679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.6">
                <text:p>14.6</text:p>
              </table:table-cell>
              <table:table-cell office:value-type="float" office:value="0.119411723567972">
                <text:p>0.1194117235679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.7">
                <text:p>14.7</text:p>
              </table:table-cell>
              <table:table-cell office:value-type="float" office:value="0.119411723567972">
                <text:p>0.1194117235679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.8">
                <text:p>14.8</text:p>
              </table:table-cell>
              <table:table-cell office:value-type="float" office:value="0.119411723567972">
                <text:p>0.1194117235679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.9">
                <text:p>14.9</text:p>
              </table:table-cell>
              <table:table-cell office:value-type="float" office:value="0.119411723567972">
                <text:p>0.1194117235679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">
                <text:p>15</text:p>
              </table:table-cell>
              <table:table-cell office:value-type="float" office:value="0.118206042953315">
                <text:p>0.1182060429533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.1">
                <text:p>15.1</text:p>
              </table:table-cell>
              <table:table-cell office:value-type="float" office:value="0.118206042953315">
                <text:p>0.1182060429533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.2">
                <text:p>15.2</text:p>
              </table:table-cell>
              <table:table-cell office:value-type="float" office:value="0.118206042953315">
                <text:p>0.1182060429533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.3">
                <text:p>15.3</text:p>
              </table:table-cell>
              <table:table-cell office:value-type="float" office:value="0.118206042953315">
                <text:p>0.1182060429533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.4">
                <text:p>15.4</text:p>
              </table:table-cell>
              <table:table-cell office:value-type="float" office:value="0.118206042953315">
                <text:p>0.1182060429533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.5">
                <text:p>15.5</text:p>
              </table:table-cell>
              <table:table-cell office:value-type="float" office:value="0.118206042953315">
                <text:p>0.1182060429533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.6">
                <text:p>15.6</text:p>
              </table:table-cell>
              <table:table-cell office:value-type="float" office:value="0.118206042953315">
                <text:p>0.1182060429533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.7">
                <text:p>15.7</text:p>
              </table:table-cell>
              <table:table-cell office:value-type="float" office:value="0.117892220035382">
                <text:p>0.1178922200353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.8">
                <text:p>15.8</text:p>
              </table:table-cell>
              <table:table-cell office:value-type="float" office:value="0.114745513653629">
                <text:p>0.1147455136536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.9">
                <text:p>15.9</text:p>
              </table:table-cell>
              <table:table-cell office:value-type="float" office:value="0.114745513653629">
                <text:p>0.1147455136536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">
                <text:p>16</text:p>
              </table:table-cell>
              <table:table-cell office:value-type="float" office:value="0.114745513653629">
                <text:p>0.1147455136536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.1">
                <text:p>16.1</text:p>
              </table:table-cell>
              <table:table-cell office:value-type="float" office:value="0.114745513653629">
                <text:p>0.1147455136536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.2">
                <text:p>16.2</text:p>
              </table:table-cell>
              <table:table-cell office:value-type="float" office:value="0.114745513653629">
                <text:p>0.1147455136536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.3">
                <text:p>16.3</text:p>
              </table:table-cell>
              <table:table-cell office:value-type="float" office:value="0.114745513653629">
                <text:p>0.1147455136536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.4">
                <text:p>16.4</text:p>
              </table:table-cell>
              <table:table-cell office:value-type="float" office:value="0.114745513653629">
                <text:p>0.1147455136536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.5">
                <text:p>16.5</text:p>
              </table:table-cell>
              <table:table-cell office:value-type="float" office:value="0.115917495152541">
                <text:p>0.1159174951525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.6">
                <text:p>16.6</text:p>
              </table:table-cell>
              <table:table-cell office:value-type="float" office:value="0.115174433225298">
                <text:p>0.1151744332252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.7">
                <text:p>16.7</text:p>
              </table:table-cell>
              <table:table-cell office:value-type="float" office:value="0.115174433225298">
                <text:p>0.1151744332252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.8">
                <text:p>16.8</text:p>
              </table:table-cell>
              <table:table-cell office:value-type="float" office:value="0.115174433225298">
                <text:p>0.1151744332252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.9">
                <text:p>16.9</text:p>
              </table:table-cell>
              <table:table-cell office:value-type="float" office:value="0.115174433225298">
                <text:p>0.1151744332252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">
                <text:p>17</text:p>
              </table:table-cell>
              <table:table-cell office:value-type="float" office:value="0.115143434906959">
                <text:p>0.1151434349069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.1">
                <text:p>17.1</text:p>
              </table:table-cell>
              <table:table-cell office:value-type="float" office:value="0.115143434906959">
                <text:p>0.1151434349069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.2">
                <text:p>17.2</text:p>
              </table:table-cell>
              <table:table-cell office:value-type="float" office:value="0.115143434906959">
                <text:p>0.1151434349069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.3">
                <text:p>17.3</text:p>
              </table:table-cell>
              <table:table-cell office:value-type="float" office:value="0.115143434906959">
                <text:p>0.1151434349069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.4">
                <text:p>17.4</text:p>
              </table:table-cell>
              <table:table-cell office:value-type="float" office:value="0.115143434906959">
                <text:p>0.1151434349069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.5">
                <text:p>17.5</text:p>
              </table:table-cell>
              <table:table-cell office:value-type="float" office:value="0.115236230229839">
                <text:p>0.1152362302298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.6">
                <text:p>17.6</text:p>
              </table:table-cell>
              <table:table-cell office:value-type="float" office:value="0.115236230229839">
                <text:p>0.1152362302298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.7">
                <text:p>17.7</text:p>
              </table:table-cell>
              <table:table-cell office:value-type="float" office:value="0.115236230229839">
                <text:p>0.1152362302298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.8">
                <text:p>17.8</text:p>
              </table:table-cell>
              <table:table-cell office:value-type="float" office:value="0.115236230229839">
                <text:p>0.1152362302298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.9">
                <text:p>17.9</text:p>
              </table:table-cell>
              <table:table-cell office:value-type="float" office:value="0.115236230229839">
                <text:p>0.1152362302298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">
                <text:p>18</text:p>
              </table:table-cell>
              <table:table-cell office:value-type="float" office:value="0.111075222448094">
                <text:p>0.1110752224480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.1">
                <text:p>18.1</text:p>
              </table:table-cell>
              <table:table-cell office:value-type="float" office:value="0.111075222448094">
                <text:p>0.1110752224480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.2">
                <text:p>18.2</text:p>
              </table:table-cell>
              <table:table-cell office:value-type="float" office:value="0.111075222448094">
                <text:p>0.1110752224480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.3">
                <text:p>18.3</text:p>
              </table:table-cell>
              <table:table-cell office:value-type="float" office:value="0.111075222448094">
                <text:p>0.1110752224480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.4">
                <text:p>18.4</text:p>
              </table:table-cell>
              <table:table-cell office:value-type="float" office:value="0.110218078801215">
                <text:p>0.1102180788012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.5">
                <text:p>18.5</text:p>
              </table:table-cell>
              <table:table-cell office:value-type="float" office:value="0.110218078801215">
                <text:p>0.1102180788012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.6">
                <text:p>18.6</text:p>
              </table:table-cell>
              <table:table-cell office:value-type="float" office:value="0.110218078801215">
                <text:p>0.1102180788012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.7">
                <text:p>18.7</text:p>
              </table:table-cell>
              <table:table-cell office:value-type="float" office:value="0.110218078801215">
                <text:p>0.1102180788012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.8">
                <text:p>18.8</text:p>
              </table:table-cell>
              <table:table-cell office:value-type="float" office:value="0.110218078801215">
                <text:p>0.1102180788012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.9">
                <text:p>18.9</text:p>
              </table:table-cell>
              <table:table-cell office:value-type="float" office:value="0.110218078801215">
                <text:p>0.1102180788012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">
                <text:p>19</text:p>
              </table:table-cell>
              <table:table-cell office:value-type="float" office:value="0.110218078801215">
                <text:p>0.1102180788012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.1">
                <text:p>19.1</text:p>
              </table:table-cell>
              <table:table-cell office:value-type="float" office:value="0.110218078801215">
                <text:p>0.1102180788012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.2">
                <text:p>19.2</text:p>
              </table:table-cell>
              <table:table-cell office:value-type="float" office:value="0.110218078801215">
                <text:p>0.1102180788012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.3">
                <text:p>19.3</text:p>
              </table:table-cell>
              <table:table-cell office:value-type="float" office:value="0.110218078801215">
                <text:p>0.1102180788012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.4">
                <text:p>19.4</text:p>
              </table:table-cell>
              <table:table-cell office:value-type="float" office:value="0.110218078801215">
                <text:p>0.1102180788012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.5">
                <text:p>19.5</text:p>
              </table:table-cell>
              <table:table-cell office:value-type="float" office:value="0.110218078801215">
                <text:p>0.1102180788012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.6">
                <text:p>19.6</text:p>
              </table:table-cell>
              <table:table-cell office:value-type="float" office:value="0.110139869043087">
                <text:p>0.1101398690430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.7">
                <text:p>19.7</text:p>
              </table:table-cell>
              <table:table-cell office:value-type="float" office:value="0.110139869043087">
                <text:p>0.1101398690430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.8">
                <text:p>19.8</text:p>
              </table:table-cell>
              <table:table-cell office:value-type="float" office:value="0.110139869043087">
                <text:p>0.1101398690430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.9">
                <text:p>19.9</text:p>
              </table:table-cell>
              <table:table-cell office:value-type="float" office:value="0.110139869043087">
                <text:p>0.1101398690430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">
                <text:p>20</text:p>
              </table:table-cell>
              <table:table-cell office:value-type="float" office:value="0.110139869043087">
                <text:p>0.1101398690430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.1">
                <text:p>20.1</text:p>
              </table:table-cell>
              <table:table-cell office:value-type="float" office:value="0.110139869043087">
                <text:p>0.1101398690430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.2">
                <text:p>20.2</text:p>
              </table:table-cell>
              <table:table-cell office:value-type="float" office:value="0.110139869043087">
                <text:p>0.1101398690430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.3">
                <text:p>20.3</text:p>
              </table:table-cell>
              <table:table-cell office:value-type="float" office:value="0.110139869043087">
                <text:p>0.1101398690430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.4">
                <text:p>20.4</text:p>
              </table:table-cell>
              <table:table-cell office:value-type="float" office:value="0.110139869043087">
                <text:p>0.1101398690430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.5">
                <text:p>20.5</text:p>
              </table:table-cell>
              <table:table-cell office:value-type="float" office:value="0.110139869043087">
                <text:p>0.1101398690430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.6">
                <text:p>20.6</text:p>
              </table:table-cell>
              <table:table-cell office:value-type="float" office:value="0.110139869043087">
                <text:p>0.1101398690430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.7">
                <text:p>20.7</text:p>
              </table:table-cell>
              <table:table-cell office:value-type="float" office:value="0.110139869043087">
                <text:p>0.1101398690430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.8">
                <text:p>20.8</text:p>
              </table:table-cell>
              <table:table-cell office:value-type="float" office:value="0.11078610011209">
                <text:p>0.110786100112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.9">
                <text:p>20.9</text:p>
              </table:table-cell>
              <table:table-cell office:value-type="float" office:value="0.11078610011209">
                <text:p>0.110786100112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">
                <text:p>21</text:p>
              </table:table-cell>
              <table:table-cell office:value-type="float" office:value="0.11078610011209">
                <text:p>0.110786100112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.1">
                <text:p>21.1</text:p>
              </table:table-cell>
              <table:table-cell office:value-type="float" office:value="0.11078610011209">
                <text:p>0.110786100112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.2">
                <text:p>21.2</text:p>
              </table:table-cell>
              <table:table-cell office:value-type="float" office:value="0.11078610011209">
                <text:p>0.110786100112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.3">
                <text:p>21.3</text:p>
              </table:table-cell>
              <table:table-cell office:value-type="float" office:value="0.11078610011209">
                <text:p>0.110786100112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.4">
                <text:p>21.4</text:p>
              </table:table-cell>
              <table:table-cell office:value-type="float" office:value="0.11078610011209">
                <text:p>0.110786100112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.5">
                <text:p>21.5</text:p>
              </table:table-cell>
              <table:table-cell office:value-type="float" office:value="0.11078610011209">
                <text:p>0.110786100112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.6">
                <text:p>21.6</text:p>
              </table:table-cell>
              <table:table-cell office:value-type="float" office:value="0.11078610011209">
                <text:p>0.110786100112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.7">
                <text:p>21.7</text:p>
              </table:table-cell>
              <table:table-cell office:value-type="float" office:value="0.11078610011209">
                <text:p>0.110786100112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.8">
                <text:p>21.8</text:p>
              </table:table-cell>
              <table:table-cell office:value-type="float" office:value="0.11078610011209">
                <text:p>0.110786100112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.9">
                <text:p>21.9</text:p>
              </table:table-cell>
              <table:table-cell office:value-type="float" office:value="0.11078610011209">
                <text:p>0.110786100112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">
                <text:p>22</text:p>
              </table:table-cell>
              <table:table-cell office:value-type="float" office:value="0.11078610011209">
                <text:p>0.110786100112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.1">
                <text:p>22.1</text:p>
              </table:table-cell>
              <table:table-cell office:value-type="float" office:value="0.11026817091817">
                <text:p>0.110268170918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.2">
                <text:p>22.2</text:p>
              </table:table-cell>
              <table:table-cell office:value-type="float" office:value="0.11026817091817">
                <text:p>0.110268170918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.3">
                <text:p>22.3</text:p>
              </table:table-cell>
              <table:table-cell office:value-type="float" office:value="0.11026817091817">
                <text:p>0.110268170918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.4">
                <text:p>22.4</text:p>
              </table:table-cell>
              <table:table-cell office:value-type="float" office:value="0.11026817091817">
                <text:p>0.110268170918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.5">
                <text:p>22.5</text:p>
              </table:table-cell>
              <table:table-cell office:value-type="float" office:value="0.11026817091817">
                <text:p>0.110268170918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.6">
                <text:p>22.6</text:p>
              </table:table-cell>
              <table:table-cell office:value-type="float" office:value="0.11026817091817">
                <text:p>0.110268170918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.7">
                <text:p>22.7</text:p>
              </table:table-cell>
              <table:table-cell office:value-type="float" office:value="0.11026817091817">
                <text:p>0.110268170918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.8">
                <text:p>22.8</text:p>
              </table:table-cell>
              <table:table-cell office:value-type="float" office:value="0.11026817091817">
                <text:p>0.110268170918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.9">
                <text:p>22.9</text:p>
              </table:table-cell>
              <table:table-cell office:value-type="float" office:value="0.11026817091817">
                <text:p>0.110268170918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">
                <text:p>23</text:p>
              </table:table-cell>
              <table:table-cell office:value-type="float" office:value="0.11026817091817">
                <text:p>0.110268170918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.1">
                <text:p>23.1</text:p>
              </table:table-cell>
              <table:table-cell office:value-type="float" office:value="0.11026817091817">
                <text:p>0.110268170918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.2">
                <text:p>23.2</text:p>
              </table:table-cell>
              <table:table-cell office:value-type="float" office:value="0.11026817091817">
                <text:p>0.110268170918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.3">
                <text:p>23.3</text:p>
              </table:table-cell>
              <table:table-cell office:value-type="float" office:value="0.11026817091817">
                <text:p>0.110268170918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.4">
                <text:p>23.4</text:p>
              </table:table-cell>
              <table:table-cell office:value-type="float" office:value="0.11026817091817">
                <text:p>0.110268170918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.5">
                <text:p>23.5</text:p>
              </table:table-cell>
              <table:table-cell office:value-type="float" office:value="0.109185594191569">
                <text:p>0.1091855941915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.6">
                <text:p>23.6</text:p>
              </table:table-cell>
              <table:table-cell office:value-type="float" office:value="0.101934596809244">
                <text:p>0.1019345968092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.7">
                <text:p>23.7</text:p>
              </table:table-cell>
              <table:table-cell office:value-type="float" office:value="0.101934596809244">
                <text:p>0.1019345968092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.8">
                <text:p>23.8</text:p>
              </table:table-cell>
              <table:table-cell office:value-type="float" office:value="0.101934596809244">
                <text:p>0.1019345968092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.9">
                <text:p>23.9</text:p>
              </table:table-cell>
              <table:table-cell office:value-type="float" office:value="0.101934596809244">
                <text:p>0.1019345968092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">
                <text:p>24</text:p>
              </table:table-cell>
              <table:table-cell office:value-type="float" office:value="0.101934596809244">
                <text:p>0.1019345968092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.1">
                <text:p>24.1</text:p>
              </table:table-cell>
              <table:table-cell office:value-type="float" office:value="0.101934596809244">
                <text:p>0.1019345968092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.2">
                <text:p>24.2</text:p>
              </table:table-cell>
              <table:table-cell office:value-type="float" office:value="0.101934596809244">
                <text:p>0.1019345968092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.3">
                <text:p>24.3</text:p>
              </table:table-cell>
              <table:table-cell office:value-type="float" office:value="0.101934596809244">
                <text:p>0.1019345968092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.4">
                <text:p>24.4</text:p>
              </table:table-cell>
              <table:table-cell office:value-type="float" office:value="0.101934596809244">
                <text:p>0.1019345968092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.5">
                <text:p>24.5</text:p>
              </table:table-cell>
              <table:table-cell office:value-type="float" office:value="0.101934596809244">
                <text:p>0.1019345968092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.6">
                <text:p>24.6</text:p>
              </table:table-cell>
              <table:table-cell office:value-type="float" office:value="0.101934596809244">
                <text:p>0.1019345968092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.7">
                <text:p>24.7</text:p>
              </table:table-cell>
              <table:table-cell office:value-type="float" office:value="0.101934596809244">
                <text:p>0.1019345968092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.8">
                <text:p>24.8</text:p>
              </table:table-cell>
              <table:table-cell office:value-type="float" office:value="0.101934596809244">
                <text:p>0.1019345968092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.9">
                <text:p>24.9</text:p>
              </table:table-cell>
              <table:table-cell office:value-type="float" office:value="0.101934596809244">
                <text:p>0.1019345968092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">
                <text:p>25</text:p>
              </table:table-cell>
              <table:table-cell office:value-type="float" office:value="0.101934596809244">
                <text:p>0.1019345968092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.1">
                <text:p>25.1</text:p>
              </table:table-cell>
              <table:table-cell office:value-type="float" office:value="0.102729135315736">
                <text:p>0.102729135315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.2">
                <text:p>25.2</text:p>
              </table:table-cell>
              <table:table-cell office:value-type="float" office:value="0.102729135315736">
                <text:p>0.102729135315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.3">
                <text:p>25.3</text:p>
              </table:table-cell>
              <table:table-cell office:value-type="float" office:value="0.102729135315736">
                <text:p>0.102729135315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.4">
                <text:p>25.4</text:p>
              </table:table-cell>
              <table:table-cell office:value-type="float" office:value="0.102729135315736">
                <text:p>0.102729135315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.5">
                <text:p>25.5</text:p>
              </table:table-cell>
              <table:table-cell office:value-type="float" office:value="0.102729135315736">
                <text:p>0.102729135315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.6">
                <text:p>25.6</text:p>
              </table:table-cell>
              <table:table-cell office:value-type="float" office:value="0.102729135315736">
                <text:p>0.102729135315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.7">
                <text:p>25.7</text:p>
              </table:table-cell>
              <table:table-cell office:value-type="float" office:value="0.102729135315736">
                <text:p>0.102729135315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.8">
                <text:p>25.8</text:p>
              </table:table-cell>
              <table:table-cell office:value-type="float" office:value="0.102729135315736">
                <text:p>0.102729135315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.9">
                <text:p>25.9</text:p>
              </table:table-cell>
              <table:table-cell office:value-type="float" office:value="0.102729135315736">
                <text:p>0.102729135315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">
                <text:p>26</text:p>
              </table:table-cell>
              <table:table-cell office:value-type="float" office:value="0.102729135315736">
                <text:p>0.102729135315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.1">
                <text:p>26.1</text:p>
              </table:table-cell>
              <table:table-cell office:value-type="float" office:value="0.102729135315736">
                <text:p>0.102729135315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.2">
                <text:p>26.2</text:p>
              </table:table-cell>
              <table:table-cell office:value-type="float" office:value="0.102729135315736">
                <text:p>0.102729135315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.3">
                <text:p>26.3</text:p>
              </table:table-cell>
              <table:table-cell office:value-type="float" office:value="0.102729135315736">
                <text:p>0.102729135315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.4">
                <text:p>26.4</text:p>
              </table:table-cell>
              <table:table-cell office:value-type="float" office:value="0.102729135315736">
                <text:p>0.102729135315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.5">
                <text:p>26.5</text:p>
              </table:table-cell>
              <table:table-cell office:value-type="float" office:value="0.102729135315736">
                <text:p>0.102729135315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.6">
                <text:p>26.6</text:p>
              </table:table-cell>
              <table:table-cell office:value-type="float" office:value="0.102729135315736">
                <text:p>0.102729135315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.7">
                <text:p>26.7</text:p>
              </table:table-cell>
              <table:table-cell office:value-type="float" office:value="0.102729135315736">
                <text:p>0.102729135315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.8">
                <text:p>26.8</text:p>
              </table:table-cell>
              <table:table-cell office:value-type="float" office:value="0.0890314171078992">
                <text:p>0.08903141710789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.9">
                <text:p>26.9</text:p>
              </table:table-cell>
              <table:table-cell office:value-type="float" office:value="0.0890314171078992">
                <text:p>0.08903141710789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">
                <text:p>27</text:p>
              </table:table-cell>
              <table:table-cell office:value-type="float" office:value="0.0890314171078992">
                <text:p>0.08903141710789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.1">
                <text:p>27.1</text:p>
              </table:table-cell>
              <table:table-cell office:value-type="float" office:value="0.0890314171078992">
                <text:p>0.08903141710789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.2">
                <text:p>27.2</text:p>
              </table:table-cell>
              <table:table-cell office:value-type="float" office:value="0.0894834056620029">
                <text:p>0.08948340566200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.3">
                <text:p>27.3</text:p>
              </table:table-cell>
              <table:table-cell office:value-type="float" office:value="0.0894834056620029">
                <text:p>0.08948340566200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.4">
                <text:p>27.4</text:p>
              </table:table-cell>
              <table:table-cell office:value-type="float" office:value="0.0894834056620029">
                <text:p>0.08948340566200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.5">
                <text:p>27.5</text:p>
              </table:table-cell>
              <table:table-cell office:value-type="float" office:value="0.0894834056620029">
                <text:p>0.08948340566200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.6">
                <text:p>27.6</text:p>
              </table:table-cell>
              <table:table-cell office:value-type="float" office:value="0.0894834056620029">
                <text:p>0.08948340566200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.7">
                <text:p>27.7</text:p>
              </table:table-cell>
              <table:table-cell office:value-type="float" office:value="0.0894834056620029">
                <text:p>0.08948340566200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.8">
                <text:p>27.8</text:p>
              </table:table-cell>
              <table:table-cell office:value-type="float" office:value="0.0894834056620029">
                <text:p>0.08948340566200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.9">
                <text:p>27.9</text:p>
              </table:table-cell>
              <table:table-cell office:value-type="float" office:value="0.0894834056620029">
                <text:p>0.08948340566200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">
                <text:p>28</text:p>
              </table:table-cell>
              <table:table-cell office:value-type="float" office:value="0.0894834056620029">
                <text:p>0.08948340566200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.1">
                <text:p>28.1</text:p>
              </table:table-cell>
              <table:table-cell office:value-type="float" office:value="0.0894834056620029">
                <text:p>0.08948340566200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.2">
                <text:p>28.2</text:p>
              </table:table-cell>
              <table:table-cell office:value-type="float" office:value="0.0894834056620029">
                <text:p>0.08948340566200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.3">
                <text:p>28.3</text:p>
              </table:table-cell>
              <table:table-cell office:value-type="float" office:value="0.0894834056620029">
                <text:p>0.08948340566200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.4">
                <text:p>28.4</text:p>
              </table:table-cell>
              <table:table-cell office:value-type="float" office:value="0.0894834056620029">
                <text:p>0.08948340566200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.5">
                <text:p>28.5</text:p>
              </table:table-cell>
              <table:table-cell office:value-type="float" office:value="0.0894834056620029">
                <text:p>0.08948340566200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.6">
                <text:p>28.6</text:p>
              </table:table-cell>
              <table:table-cell office:value-type="float" office:value="0.0894834056620029">
                <text:p>0.08948340566200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.7">
                <text:p>28.7</text:p>
              </table:table-cell>
              <table:table-cell office:value-type="float" office:value="0.0894834056620029">
                <text:p>0.08948340566200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.8">
                <text:p>28.8</text:p>
              </table:table-cell>
              <table:table-cell office:value-type="float" office:value="0.0894834056620029">
                <text:p>0.08948340566200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.9">
                <text:p>28.9</text:p>
              </table:table-cell>
              <table:table-cell office:value-type="float" office:value="0.0894834056620029">
                <text:p>0.08948340566200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">
                <text:p>29</text:p>
              </table:table-cell>
              <table:table-cell office:value-type="float" office:value="0.0894834056620029">
                <text:p>0.08948340566200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.1">
                <text:p>29.1</text:p>
              </table:table-cell>
              <table:table-cell office:value-type="float" office:value="0.0894834056620029">
                <text:p>0.08948340566200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.2">
                <text:p>29.2</text:p>
              </table:table-cell>
              <table:table-cell office:value-type="float" office:value="0.0894834056620029">
                <text:p>0.08948340566200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.3">
                <text:p>29.3</text:p>
              </table:table-cell>
              <table:table-cell office:value-type="float" office:value="0.0894834056620029">
                <text:p>0.08948340566200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.4">
                <text:p>29.4</text:p>
              </table:table-cell>
              <table:table-cell office:value-type="float" office:value="0.0894834056620029">
                <text:p>0.08948340566200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.5">
                <text:p>29.5</text:p>
              </table:table-cell>
              <table:table-cell office:value-type="float" office:value="0.0894834056620029">
                <text:p>0.08948340566200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.6">
                <text:p>29.6</text:p>
              </table:table-cell>
              <table:table-cell office:value-type="float" office:value="0.0880617294237506">
                <text:p>0.08806172942375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.7">
                <text:p>29.7</text:p>
              </table:table-cell>
              <table:table-cell office:value-type="float" office:value="0.0880617294237506">
                <text:p>0.08806172942375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.8">
                <text:p>29.8</text:p>
              </table:table-cell>
              <table:table-cell office:value-type="float" office:value="0.0880617294237506">
                <text:p>0.08806172942375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.9">
                <text:p>29.9</text:p>
              </table:table-cell>
              <table:table-cell office:value-type="float" office:value="0.0880617294237506">
                <text:p>0.08806172942375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">
                <text:p>30</text:p>
              </table:table-cell>
              <table:table-cell office:value-type="float" office:value="0.0880617294237506">
                <text:p>0.088061729423750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2.2$Linux_X86_64 LibreOffice_project/30$Build-2</meta:generator>
  </office:meta>
</office:document-meta>
</file>

<file path=Object 5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8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1.833cm" svg:y="0.315cm" chart:style-name="ch2">
          <text:p>Spatial colour and texture MAP as dimensionality is reduced</text:p>
        </chart:title>
        <chart:plot-area chart:style-name="ch3" table:cell-range-address="PCA.L6:PCA.M86" svg:x="1.342cm" svg:y="1.28cm" svg:width="14.338cm" svg:height="6.548cm">
          <chartooo:coordinate-region svg:x="2.304cm" svg:y="1.485cm" svg:width="13.274cm" svg:height="5.687cm"/>
          <chart:axis chart:dimension="x" chart:name="primary-x" chart:style-name="ch4">
            <chart:title svg:x="6.384cm" svg:y="8.009cm" chart:style-name="ch5">
              <text:p>% Dimensionality Reduction</text:p>
            </chart:title>
          </chart:axis>
          <chart:axis chart:dimension="y" chart:name="primary-y" chart:style-name="ch6">
            <chart:title svg:x="0.451cm" svg:y="6.415cm" chart:style-name="ch7">
              <text:p>Mean Average Precision</text:p>
            </chart:title>
            <chart:grid chart:style-name="ch8" chart:class="major"/>
          </chart:axis>
          <chart:series chart:style-name="ch9" chart:values-cell-range-address="PCA.M6:PCA.M86" chart:class="chart:scatter">
            <chart:domain table:cell-range-address="PCA.L6:PCA.L86"/>
            <chart:data-point chart:repeated="8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PCA.L6:PCA.L86</svg:desc>
                </draw:g>
              </table:table-cell>
              <table:table-cell office:value-type="float" office:value="0.103330521151079">
                <text:p>0.103330521151079</text:p>
                <draw:g>
                  <svg:desc>PCA.M6:PCA.M8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0.120618125919003">
                <text:p>0.1206181259190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0.136695332950844">
                <text:p>0.1366953329508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0.152228714052574">
                <text:p>0.1522287140525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0.163770737274295">
                <text:p>0.1637707372742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.173528555620183">
                <text:p>0.1735285556201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0.193116363263715">
                <text:p>0.1931163632637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0.199324601319847">
                <text:p>0.1993246013198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0.202831486782768">
                <text:p>0.2028314867827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0.208951450779497">
                <text:p>0.2089514507794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0.207499273152066">
                <text:p>0.2074992731520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">
                <text:p>1.1</text:p>
              </table:table-cell>
              <table:table-cell office:value-type="float" office:value="0.213996976429462">
                <text:p>0.2139969764294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">
                <text:p>1.2</text:p>
              </table:table-cell>
              <table:table-cell office:value-type="float" office:value="0.223896936938649">
                <text:p>0.2238969369386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">
                <text:p>1.3</text:p>
              </table:table-cell>
              <table:table-cell office:value-type="float" office:value="0.228494554247116">
                <text:p>0.2284945542471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4">
                <text:p>1.4</text:p>
              </table:table-cell>
              <table:table-cell office:value-type="float" office:value="0.232810455339881">
                <text:p>0.23281045533988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">
                <text:p>1.5</text:p>
              </table:table-cell>
              <table:table-cell office:value-type="float" office:value="0.233703309310497">
                <text:p>0.23370330931049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6">
                <text:p>1.6</text:p>
              </table:table-cell>
              <table:table-cell office:value-type="float" office:value="0.234976391713583">
                <text:p>0.23497639171358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7">
                <text:p>1.7</text:p>
              </table:table-cell>
              <table:table-cell office:value-type="float" office:value="0.242643387309802">
                <text:p>0.24264338730980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8">
                <text:p>1.8</text:p>
              </table:table-cell>
              <table:table-cell office:value-type="float" office:value="0.238194715494612">
                <text:p>0.2381947154946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9">
                <text:p>1.9</text:p>
              </table:table-cell>
              <table:table-cell office:value-type="float" office:value="0.236707156554431">
                <text:p>0.23670715655443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0.235773707674974">
                <text:p>0.23577370767497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1">
                <text:p>2.1</text:p>
              </table:table-cell>
              <table:table-cell office:value-type="float" office:value="0.230253073972842">
                <text:p>0.23025307397284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2">
                <text:p>2.2</text:p>
              </table:table-cell>
              <table:table-cell office:value-type="float" office:value="0.234323593032826">
                <text:p>0.23432359303282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3">
                <text:p>2.3</text:p>
              </table:table-cell>
              <table:table-cell office:value-type="float" office:value="0.233622725123771">
                <text:p>0.23362272512377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4">
                <text:p>2.4</text:p>
              </table:table-cell>
              <table:table-cell office:value-type="float" office:value="0.231387528502858">
                <text:p>0.23138752850285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5">
                <text:p>2.5</text:p>
              </table:table-cell>
              <table:table-cell office:value-type="float" office:value="0.233422083057602">
                <text:p>0.23342208305760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6">
                <text:p>2.6</text:p>
              </table:table-cell>
              <table:table-cell office:value-type="float" office:value="0.238830309318719">
                <text:p>0.23883030931871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7">
                <text:p>2.7</text:p>
              </table:table-cell>
              <table:table-cell office:value-type="float" office:value="0.237133979791428">
                <text:p>0.23713397979142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8">
                <text:p>2.8</text:p>
              </table:table-cell>
              <table:table-cell office:value-type="float" office:value="0.240198509825567">
                <text:p>0.2401985098255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9">
                <text:p>2.9</text:p>
              </table:table-cell>
              <table:table-cell office:value-type="float" office:value="0.238443032611031">
                <text:p>0.23844303261103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">
                <text:p>3</text:p>
              </table:table-cell>
              <table:table-cell office:value-type="float" office:value="0.232830004328035">
                <text:p>0.23283000432803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1">
                <text:p>3.1</text:p>
              </table:table-cell>
              <table:table-cell office:value-type="float" office:value="0.231942405636432">
                <text:p>0.23194240563643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2">
                <text:p>3.2</text:p>
              </table:table-cell>
              <table:table-cell office:value-type="float" office:value="0.228933522942803">
                <text:p>0.22893352294280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3">
                <text:p>3.3</text:p>
              </table:table-cell>
              <table:table-cell office:value-type="float" office:value="0.229849055299674">
                <text:p>0.22984905529967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4">
                <text:p>3.4</text:p>
              </table:table-cell>
              <table:table-cell office:value-type="float" office:value="0.224264406374107">
                <text:p>0.22426440637410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5">
                <text:p>3.5</text:p>
              </table:table-cell>
              <table:table-cell office:value-type="float" office:value="0.227885853033209">
                <text:p>0.22788585303320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6">
                <text:p>3.6</text:p>
              </table:table-cell>
              <table:table-cell office:value-type="float" office:value="0.227534319197287">
                <text:p>0.22753431919728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7">
                <text:p>3.7</text:p>
              </table:table-cell>
              <table:table-cell office:value-type="float" office:value="0.228221268627308">
                <text:p>0.22822126862730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8">
                <text:p>3.8</text:p>
              </table:table-cell>
              <table:table-cell office:value-type="float" office:value="0.228458304949129">
                <text:p>0.22845830494912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9">
                <text:p>3.9</text:p>
              </table:table-cell>
              <table:table-cell office:value-type="float" office:value="0.219923678768194">
                <text:p>0.21992367876819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0.217798959223576">
                <text:p>0.21779895922357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1">
                <text:p>4.1</text:p>
              </table:table-cell>
              <table:table-cell office:value-type="float" office:value="0.21106943687069">
                <text:p>0.2110694368706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2">
                <text:p>4.2</text:p>
              </table:table-cell>
              <table:table-cell office:value-type="float" office:value="0.208639367423824">
                <text:p>0.20863936742382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3">
                <text:p>4.3</text:p>
              </table:table-cell>
              <table:table-cell office:value-type="float" office:value="0.193883946221061">
                <text:p>0.19388394622106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4">
                <text:p>4.4</text:p>
              </table:table-cell>
              <table:table-cell office:value-type="float" office:value="0.191592659077464">
                <text:p>0.19159265907746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5">
                <text:p>4.5</text:p>
              </table:table-cell>
              <table:table-cell office:value-type="float" office:value="0.196027132612257">
                <text:p>0.19602713261225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6">
                <text:p>4.6</text:p>
              </table:table-cell>
              <table:table-cell office:value-type="float" office:value="0.19925214418916">
                <text:p>0.1992521441891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7">
                <text:p>4.7</text:p>
              </table:table-cell>
              <table:table-cell office:value-type="float" office:value="0.197125150566643">
                <text:p>0.19712515056664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8">
                <text:p>4.8</text:p>
              </table:table-cell>
              <table:table-cell office:value-type="float" office:value="0.196971204564796">
                <text:p>0.19697120456479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9">
                <text:p>4.9</text:p>
              </table:table-cell>
              <table:table-cell office:value-type="float" office:value="0.19124083341845">
                <text:p>0.1912408334184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">
                <text:p>5</text:p>
              </table:table-cell>
              <table:table-cell office:value-type="float" office:value="0.191319843339957">
                <text:p>0.19131984333995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.1">
                <text:p>5.1</text:p>
              </table:table-cell>
              <table:table-cell office:value-type="float" office:value="0.186722840788162">
                <text:p>0.18672284078816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.2">
                <text:p>5.2</text:p>
              </table:table-cell>
              <table:table-cell office:value-type="float" office:value="0.186722840788162">
                <text:p>0.18672284078816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.3">
                <text:p>5.3</text:p>
              </table:table-cell>
              <table:table-cell office:value-type="float" office:value="0.187828854847526">
                <text:p>0.18782885484752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.4">
                <text:p>5.4</text:p>
              </table:table-cell>
              <table:table-cell office:value-type="float" office:value="0.189141288718541">
                <text:p>0.18914128871854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.5">
                <text:p>5.5</text:p>
              </table:table-cell>
              <table:table-cell office:value-type="float" office:value="0.194077330763351">
                <text:p>0.19407733076335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.6">
                <text:p>5.6</text:p>
              </table:table-cell>
              <table:table-cell office:value-type="float" office:value="0.194185889985029">
                <text:p>0.19418588998502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.7">
                <text:p>5.7</text:p>
              </table:table-cell>
              <table:table-cell office:value-type="float" office:value="0.194185889985029">
                <text:p>0.19418588998502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.8">
                <text:p>5.8</text:p>
              </table:table-cell>
              <table:table-cell office:value-type="float" office:value="0.192357763232977">
                <text:p>0.19235776323297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.9">
                <text:p>5.9</text:p>
              </table:table-cell>
              <table:table-cell office:value-type="float" office:value="0.192357763232977">
                <text:p>0.19235776323297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">
                <text:p>6</text:p>
              </table:table-cell>
              <table:table-cell office:value-type="float" office:value="0.166253643033319">
                <text:p>0.16625364303331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.1">
                <text:p>6.1</text:p>
              </table:table-cell>
              <table:table-cell office:value-type="float" office:value="0.167743685215679">
                <text:p>0.16774368521567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.2">
                <text:p>6.2</text:p>
              </table:table-cell>
              <table:table-cell office:value-type="float" office:value="0.168282707659856">
                <text:p>0.16828270765985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.3">
                <text:p>6.3</text:p>
              </table:table-cell>
              <table:table-cell office:value-type="float" office:value="0.172551984262305">
                <text:p>0.17255198426230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.4">
                <text:p>6.4</text:p>
              </table:table-cell>
              <table:table-cell office:value-type="float" office:value="0.172551984262305">
                <text:p>0.17255198426230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.5">
                <text:p>6.5</text:p>
              </table:table-cell>
              <table:table-cell office:value-type="float" office:value="0.172107573002134">
                <text:p>0.17210757300213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.6">
                <text:p>6.6</text:p>
              </table:table-cell>
              <table:table-cell office:value-type="float" office:value="0.171828274596645">
                <text:p>0.17182827459664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.7">
                <text:p>6.7</text:p>
              </table:table-cell>
              <table:table-cell office:value-type="float" office:value="0.17286881421914">
                <text:p>0.1728688142191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.8">
                <text:p>6.8</text:p>
              </table:table-cell>
              <table:table-cell office:value-type="float" office:value="0.179103589666497">
                <text:p>0.17910358966649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.9">
                <text:p>6.9</text:p>
              </table:table-cell>
              <table:table-cell office:value-type="float" office:value="0.17874316289864">
                <text:p>0.1787431628986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">
                <text:p>7</text:p>
              </table:table-cell>
              <table:table-cell office:value-type="float" office:value="0.17874316289864">
                <text:p>0.1787431628986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.1">
                <text:p>7.1</text:p>
              </table:table-cell>
              <table:table-cell office:value-type="float" office:value="0.173953270483322">
                <text:p>0.17395327048332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.2">
                <text:p>7.2</text:p>
              </table:table-cell>
              <table:table-cell office:value-type="float" office:value="0.173953270483322">
                <text:p>0.17395327048332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.3">
                <text:p>7.3</text:p>
              </table:table-cell>
              <table:table-cell office:value-type="float" office:value="0.174104754569727">
                <text:p>0.17410475456972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.4">
                <text:p>7.4</text:p>
              </table:table-cell>
              <table:table-cell office:value-type="float" office:value="0.174104754569727">
                <text:p>0.17410475456972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.5">
                <text:p>7.5</text:p>
              </table:table-cell>
              <table:table-cell office:value-type="float" office:value="0.17468295625357">
                <text:p>0.1746829562535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.6">
                <text:p>7.6</text:p>
              </table:table-cell>
              <table:table-cell office:value-type="float" office:value="0.174680697027457">
                <text:p>0.17468069702745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.7">
                <text:p>7.7</text:p>
              </table:table-cell>
              <table:table-cell office:value-type="float" office:value="0.174682751699277">
                <text:p>0.17468275169927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.8">
                <text:p>7.8</text:p>
              </table:table-cell>
              <table:table-cell office:value-type="float" office:value="0.171866004618567">
                <text:p>0.17186600461856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.9">
                <text:p>7.9</text:p>
              </table:table-cell>
              <table:table-cell office:value-type="float" office:value="0.171866004618567">
                <text:p>0.17186600461856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">
                <text:p>8</text:p>
              </table:table-cell>
              <table:table-cell office:value-type="float" office:value="0.171866004618567">
                <text:p>0.17186600461856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2.2$Linux_X86_64 LibreOffice_project/30$Build-2</meta:generator>
  </office:meta>
</office:document-meta>
</file>

<file path=Object 6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